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6.77mm"/>
    </style:style>
    <style:style style:name="co5" style:family="table-column">
      <style:table-column-properties fo:break-before="auto" style:column-width="17.16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8.77mm"/>
    </style:style>
    <style:style style:name="co8" style:family="table-column">
      <style:table-column-properties fo:break-before="auto" style:column-width="13.79mm"/>
    </style:style>
    <style:style style:name="co9" style:family="table-column">
      <style:table-column-properties fo:break-before="auto" style:column-width="20.74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2mm" svg:height="90.01mm" svg:x="218.88mm" svg:y="14.31mm">
            <loext:p draw:notify-on-update-of-ranges="Sheet1.B3:Sheet1.B362 Sheet1.C2:Sheet1.C2 Sheet1.C3:Sheet1.C362 Sheet1.D2:Sheet1.D2 Sheet1.D3:Sheet1.D362 Sheet1.E2:Sheet1.E2 Sheet1.E3:Sheet1.E3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.01mm" svg:x="212.42mm" svg:y="118.46mm">
            <loext:p draw:notify-on-update-of-ranges="Sheet1.K3:Sheet1.K362 Sheet1.H2:Sheet1.H2 Sheet1.H3:Sheet1.H362 Sheet1.J2:Sheet1.J2 Sheet1.J3:Sheet1.J362 Sheet1.K2:Sheet1.K2 Sheet1.K3:Sheet1.K3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6"/>
          <table:table-cell table:style-name="ce2"/>
          <table:table-cell table:style-name="ce6"/>
          <table:table-cell table:style-name="ce3" office:value-type="string" calcext:value-type="string" table:number-columns-spanned="4" table:number-rows-spanned="1">
            <text:p>SVPWM</text:p>
          </table:table-cell>
          <table:covered-table-cell table:style-name="ce3"/>
          <table:covered-table-cell table:number-columns-repeated="2" table:style-name="ce6"/>
          <table:table-cell table:style-name="ce2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8.91817968945187" calcext:value-type="float">
            <text:p>8,9</text:p>
          </table:table-cell>
          <table:table-cell table:formula="of:=[.$A$3]*SIN(RADIANS([.B3]-120))" office:value-type="float" office:value="-446.930670348231" calcext:value-type="float">
            <text:p>-446,9</text:p>
          </table:table-cell>
          <table:table-cell table:formula="of:=[.$A$3]*SIN(RADIANS([.B3]+120))" office:value-type="float" office:value="438.012490658779" calcext:value-type="float">
            <text:p>438,0</text:p>
          </table:table-cell>
          <table:table-cell table:style-name="ce10"/>
          <table:table-cell table:style-name="ce6" table:formula="of:=(MIN([.C3];[.D3];[.E3])+MAX([.C3];[.D3];[.E3]))/2" office:value-type="float" office:value="-4.45908984472592" calcext:value-type="float">
            <text:p>-4,5</text:p>
          </table:table-cell>
          <table:table-cell table:style-name="ce12" table:formula="of:=([.C3]-[.G3]+[.$A$3])/2" office:value-type="float" office:value="262.188634767089" calcext:value-type="float">
            <text:p>2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34.2642097482473" calcext:value-type="float">
            <text:p>34</text:p>
          </table:table-cell>
          <table:table-cell table:style-name="ce12" table:formula="of:=([.E3]-[.G3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]+1" office:value-type="float" office:value="2" calcext:value-type="float">
            <text:p>2</text:p>
          </table:table-cell>
          <table:table-cell table:formula="of:=[.$A$3]*SIN(RADIANS([.B4]))" office:value-type="float" office:value="17.833642814978" calcext:value-type="float">
            <text:p>17,8</text:p>
          </table:table-cell>
          <table:table-cell table:formula="of:=[.$A$3]*SIN(RADIANS([.B4]-120))" office:value-type="float" office:value="-451.186219950912" calcext:value-type="float">
            <text:p>-451,2</text:p>
          </table:table-cell>
          <table:table-cell table:formula="of:=[.$A$3]*SIN(RADIANS([.B4]+120))" office:value-type="float" office:value="433.352577135934" calcext:value-type="float">
            <text:p>433,4</text:p>
          </table:table-cell>
          <table:table-cell table:style-name="ce10"/>
          <table:table-cell table:style-name="ce6" table:formula="of:=(MIN([.C4];[.D4];[.E4])+MAX([.C4];[.D4];[.E4]))/2" office:value-type="float" office:value="-8.91682140748895" calcext:value-type="float">
            <text:p>-8,9</text:p>
          </table:table-cell>
          <table:table-cell table:style-name="ce12" table:formula="of:=([.C4]-[.G4]+[.$A$3])/2" office:value-type="float" office:value="268.875232111233" calcext:value-type="float">
            <text:p>2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34.3653007282887" calcext:value-type="float">
            <text:p>34</text:p>
          </table:table-cell>
          <table:table-cell table:style-name="ce12" table:formula="of:=([.E4]-[.G4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4]+1" office:value-type="float" office:value="3" calcext:value-type="float">
            <text:p>3</text:p>
          </table:table-cell>
          <table:table-cell table:formula="of:=[.$A$3]*SIN(RADIANS([.B5]))" office:value-type="float" office:value="26.7436736401443" calcext:value-type="float">
            <text:p>26,7</text:p>
          </table:table-cell>
          <table:table-cell table:formula="of:=[.$A$3]*SIN(RADIANS([.B5]-120))" office:value-type="float" office:value="-455.304333860256" calcext:value-type="float">
            <text:p>-455,3</text:p>
          </table:table-cell>
          <table:table-cell table:formula="of:=[.$A$3]*SIN(RADIANS([.B5]+120))" office:value-type="float" office:value="428.560660220112" calcext:value-type="float">
            <text:p>428,6</text:p>
          </table:table-cell>
          <table:table-cell table:style-name="ce10"/>
          <table:table-cell table:style-name="ce6" table:formula="of:=(MIN([.C5];[.D5];[.E5])+MAX([.C5];[.D5];[.E5]))/2" office:value-type="float" office:value="-13.3718368200722" calcext:value-type="float">
            <text:p>-13,4</text:p>
          </table:table-cell>
          <table:table-cell table:style-name="ce12" table:formula="of:=([.C5]-[.G5]+[.$A$3])/2" office:value-type="float" office:value="275.557755230108" calcext:value-type="float">
            <text:p>2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34.5337514799081" calcext:value-type="float">
            <text:p>35</text:p>
          </table:table-cell>
          <table:table-cell table:style-name="ce12" table:formula="of:=([.E5]-[.G5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5]+1" office:value-type="float" office:value="4" calcext:value-type="float">
            <text:p>4</text:p>
          </table:table-cell>
          <table:table-cell table:formula="of:=[.$A$3]*SIN(RADIANS([.B6]))" office:value-type="float" office:value="35.645558083248" calcext:value-type="float">
            <text:p>35,6</text:p>
          </table:table-cell>
          <table:table-cell table:formula="of:=[.$A$3]*SIN(RADIANS([.B6]-120))" office:value-type="float" office:value="-459.283757658874" calcext:value-type="float">
            <text:p>-459,3</text:p>
          </table:table-cell>
          <table:table-cell table:formula="of:=[.$A$3]*SIN(RADIANS([.B6]+120))" office:value-type="float" office:value="423.638199575626" calcext:value-type="float">
            <text:p>423,6</text:p>
          </table:table-cell>
          <table:table-cell table:style-name="ce10"/>
          <table:table-cell table:style-name="ce6" table:formula="of:=(MIN([.C6];[.D6];[.E6])+MAX([.C6];[.D6];[.E6]))/2" office:value-type="float" office:value="-17.822779041624" calcext:value-type="float">
            <text:p>-17,8</text:p>
          </table:table-cell>
          <table:table-cell table:style-name="ce12" table:formula="of:=([.C6]-[.G6]+[.$A$3])/2" office:value-type="float" office:value="282.234168562436" calcext:value-type="float">
            <text:p>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34.7695106913748" calcext:value-type="float">
            <text:p>35</text:p>
          </table:table-cell>
          <table:table-cell table:style-name="ce12" table:formula="of:=([.E6]-[.G6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6]+1" office:value-type="float" office:value="5" calcext:value-type="float">
            <text:p>5</text:p>
          </table:table-cell>
          <table:table-cell table:formula="of:=[.$A$3]*SIN(RADIANS([.B7]))" office:value-type="float" office:value="44.5365845440533" calcext:value-type="float">
            <text:p>44,5</text:p>
          </table:table-cell>
          <table:table-cell table:formula="of:=[.$A$3]*SIN(RADIANS([.B7]-120))" office:value-type="float" office:value="-463.123279175728" calcext:value-type="float">
            <text:p>-463,1</text:p>
          </table:table-cell>
          <table:table-cell table:formula="of:=[.$A$3]*SIN(RADIANS([.B7]+120))" office:value-type="float" office:value="418.586694631675" calcext:value-type="float">
            <text:p>418,6</text:p>
          </table:table-cell>
          <table:table-cell table:style-name="ce10"/>
          <table:table-cell table:style-name="ce6" table:formula="of:=(MIN([.C7];[.D7];[.E7])+MAX([.C7];[.D7];[.E7]))/2" office:value-type="float" office:value="-22.2682922720267" calcext:value-type="float">
            <text:p>-22,3</text:p>
          </table:table-cell>
          <table:table-cell table:style-name="ce12" table:formula="of:=([.C7]-[.G7]+[.$A$3])/2" office:value-type="float" office:value="288.90243840804" calcext:value-type="float">
            <text:p>2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35.0725065481493" calcext:value-type="float">
            <text:p>35</text:p>
          </table:table-cell>
          <table:table-cell table:style-name="ce12" table:formula="of:=([.E7]-[.G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7]+1" office:value-type="float" office:value="6" calcext:value-type="float">
            <text:p>6</text:p>
          </table:table-cell>
          <table:table-cell table:formula="of:=[.$A$3]*SIN(RADIANS([.B8]))" office:value-type="float" office:value="53.4140447297709" calcext:value-type="float">
            <text:p>53,4</text:p>
          </table:table-cell>
          <table:table-cell table:formula="of:=[.$A$3]*SIN(RADIANS([.B8]-120))" office:value-type="float" office:value="-466.821728855369" calcext:value-type="float">
            <text:p>-466,8</text:p>
          </table:table-cell>
          <table:table-cell table:formula="of:=[.$A$3]*SIN(RADIANS([.B8]+120))" office:value-type="float" office:value="413.407684125598" calcext:value-type="float">
            <text:p>413,4</text:p>
          </table:table-cell>
          <table:table-cell table:style-name="ce10"/>
          <table:table-cell table:style-name="ce6" table:formula="of:=(MIN([.C8];[.D8];[.E8])+MAX([.C8];[.D8];[.E8]))/2" office:value-type="float" office:value="-26.7070223648854" calcext:value-type="float">
            <text:p>-26,7</text:p>
          </table:table-cell>
          <table:table-cell table:style-name="ce12" table:formula="of:=([.C8]-[.G8]+[.$A$3])/2" office:value-type="float" office:value="295.560533547328" calcext:value-type="float">
            <text:p>2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35.4426467547582" calcext:value-type="float">
            <text:p>35</text:p>
          </table:table-cell>
          <table:table-cell table:style-name="ce12" table:formula="of:=([.E8]-[.G8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8]+1" office:value-type="float" office:value="7" calcext:value-type="float">
            <text:p>7</text:p>
          </table:table-cell>
          <table:table-cell table:formula="of:=[.$A$3]*SIN(RADIANS([.B9]))" office:value-type="float" office:value="62.2752344800304" calcext:value-type="float">
            <text:p>62,3</text:p>
          </table:table-cell>
          <table:table-cell table:formula="of:=[.$A$3]*SIN(RADIANS([.B9]-120))" office:value-type="float" office:value="-470.377980114197" calcext:value-type="float">
            <text:p>-470,4</text:p>
          </table:table-cell>
          <table:table-cell table:formula="of:=[.$A$3]*SIN(RADIANS([.B9]+120))" office:value-type="float" office:value="408.102745634167" calcext:value-type="float">
            <text:p>408,1</text:p>
          </table:table-cell>
          <table:table-cell table:style-name="ce10"/>
          <table:table-cell table:style-name="ce6" table:formula="of:=(MIN([.C9];[.D9];[.E9])+MAX([.C9];[.D9];[.E9]))/2" office:value-type="float" office:value="-31.1376172400152" calcext:value-type="float">
            <text:p>-31,1</text:p>
          </table:table-cell>
          <table:table-cell table:style-name="ce12" table:formula="of:=([.C9]-[.G9]+[.$A$3])/2" office:value-type="float" office:value="302.206425860023" calcext:value-type="float">
            <text:p>3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35.8798185629091" calcext:value-type="float">
            <text:p>36</text:p>
          </table:table-cell>
          <table:table-cell table:style-name="ce12" table:formula="of:=([.E9]-[.G9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9]+1" office:value-type="float" office:value="8" calcext:value-type="float">
            <text:p>8</text:p>
          </table:table-cell>
          <table:table-cell table:formula="of:=[.$A$3]*SIN(RADIANS([.B10]))" office:value-type="float" office:value="71.1174545905934" calcext:value-type="float">
            <text:p>71,1</text:p>
          </table:table-cell>
          <table:table-cell table:formula="of:=[.$A$3]*SIN(RADIANS([.B10]-120))" office:value-type="float" office:value="-473.790949683628" calcext:value-type="float">
            <text:p>-473,8</text:p>
          </table:table-cell>
          <table:table-cell table:formula="of:=[.$A$3]*SIN(RADIANS([.B10]+120))" office:value-type="float" office:value="402.673495093035" calcext:value-type="float">
            <text:p>402,7</text:p>
          </table:table-cell>
          <table:table-cell table:style-name="ce10"/>
          <table:table-cell table:style-name="ce6" table:formula="of:=(MIN([.C10];[.D10];[.E10])+MAX([.C10];[.D10];[.E10]))/2" office:value-type="float" office:value="-35.5587272952967" calcext:value-type="float">
            <text:p>-35,6</text:p>
          </table:table-cell>
          <table:table-cell table:style-name="ce12" table:formula="of:=([.C10]-[.G10]+[.$A$3])/2" office:value-type="float" office:value="308.838090942945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36.3838888058342" calcext:value-type="float">
            <text:p>36</text:p>
          </table:table-cell>
          <table:table-cell table:style-name="ce12" table:formula="of:=([.E10]-[.G10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10]+1" office:value-type="float" office:value="9" calcext:value-type="float">
            <text:p>9</text:p>
          </table:table-cell>
          <table:table-cell table:formula="of:=[.$A$3]*SIN(RADIANS([.B11]))" office:value-type="float" office:value="79.938011635558" calcext:value-type="float">
            <text:p>79,9</text:p>
          </table:table-cell>
          <table:table-cell table:formula="of:=[.$A$3]*SIN(RADIANS([.B11]-120))" office:value-type="float" office:value="-477.05959794007" calcext:value-type="float">
            <text:p>-477,1</text:p>
          </table:table-cell>
          <table:table-cell table:formula="of:=[.$A$3]*SIN(RADIANS([.B11]+120))" office:value-type="float" office:value="397.121586304512" calcext:value-type="float">
            <text:p>397,1</text:p>
          </table:table-cell>
          <table:table-cell table:style-name="ce10"/>
          <table:table-cell table:style-name="ce6" table:formula="of:=(MIN([.C11];[.D11];[.E11])+MAX([.C11];[.D11];[.E11]))/2" office:value-type="float" office:value="-39.969005817779" calcext:value-type="float">
            <text:p>-40,0</text:p>
          </table:table-cell>
          <table:table-cell table:style-name="ce12" table:formula="of:=([.C11]-[.G11]+[.$A$3])/2" office:value-type="float" office:value="315.453508726668" calcext:value-type="float">
            <text:p>3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36.9547039388544" calcext:value-type="float">
            <text:p>37</text:p>
          </table:table-cell>
          <table:table-cell table:style-name="ce12" table:formula="of:=([.E11]-[.G11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11]+1" office:value-type="float" office:value="10" calcext:value-type="float">
            <text:p>10</text:p>
          </table:table-cell>
          <table:table-cell table:formula="of:=[.$A$3]*SIN(RADIANS([.B12]))" office:value-type="float" office:value="88.7342187878014" calcext:value-type="float">
            <text:p>88,7</text:p>
          </table:table-cell>
          <table:table-cell table:formula="of:=[.$A$3]*SIN(RADIANS([.B12]-120))" office:value-type="float" office:value="-480.182929221599" calcext:value-type="float">
            <text:p>-480,2</text:p>
          </table:table-cell>
          <table:table-cell table:formula="of:=[.$A$3]*SIN(RADIANS([.B12]+120))" office:value-type="float" office:value="391.448710433798" calcext:value-type="float">
            <text:p>391,4</text:p>
          </table:table-cell>
          <table:table-cell table:style-name="ce10"/>
          <table:table-cell table:style-name="ce6" table:formula="of:=(MIN([.C12];[.D12];[.E12])+MAX([.C12];[.D12];[.E12]))/2" office:value-type="float" office:value="-44.3671093939007" calcext:value-type="float">
            <text:p>-44,4</text:p>
          </table:table-cell>
          <table:table-cell table:style-name="ce12" table:formula="of:=([.C12]-[.G12]+[.$A$3])/2" office:value-type="float" office:value="322.050664090851" calcext:value-type="float">
            <text:p>3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37.5920900861508" calcext:value-type="float">
            <text:p>38</text:p>
          </table:table-cell>
          <table:table-cell table:style-name="ce12" table:formula="of:=([.E12]-[.G1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12]+1" office:value-type="float" office:value="11" calcext:value-type="float">
            <text:p>11</text:p>
          </table:table-cell>
          <table:table-cell table:formula="of:=[.$A$3]*SIN(RADIANS([.B13]))" office:value-type="float" office:value="97.5033966374144" calcext:value-type="float">
            <text:p>97,5</text:p>
          </table:table-cell>
          <table:table-cell table:formula="of:=[.$A$3]*SIN(RADIANS([.B13]-120))" office:value-type="float" office:value="-483.159992131251" calcext:value-type="float">
            <text:p>-483,2</text:p>
          </table:table-cell>
          <table:table-cell table:formula="of:=[.$A$3]*SIN(RADIANS([.B13]+120))" office:value-type="float" office:value="385.656595493837" calcext:value-type="float">
            <text:p>385,7</text:p>
          </table:table-cell>
          <table:table-cell table:style-name="ce10"/>
          <table:table-cell table:style-name="ce6" table:formula="of:=(MIN([.C13];[.D13];[.E13])+MAX([.C13];[.D13];[.E13]))/2" office:value-type="float" office:value="-48.7516983187072" calcext:value-type="float">
            <text:p>-48,8</text:p>
          </table:table-cell>
          <table:table-cell table:style-name="ce12" table:formula="of:=([.C13]-[.G13]+[.$A$3])/2" office:value-type="float" office:value="328.627547478061" calcext:value-type="float">
            <text:p>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38.2958530937281" calcext:value-type="float">
            <text:p>38</text:p>
          </table:table-cell>
          <table:table-cell table:style-name="ce12" table:formula="of:=([.E13]-[.G13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13]+1" office:value-type="float" office:value="12" calcext:value-type="float">
            <text:p>12</text:p>
          </table:table-cell>
          <table:table-cell table:formula="of:=[.$A$3]*SIN(RADIANS([.B14]))" office:value-type="float" office:value="106.242874007875" calcext:value-type="float">
            <text:p>106,2</text:p>
          </table:table-cell>
          <table:table-cell table:formula="of:=[.$A$3]*SIN(RADIANS([.B14]-120))" office:value-type="float" office:value="-485.989879826824" calcext:value-type="float">
            <text:p>-486,0</text:p>
          </table:table-cell>
          <table:table-cell table:formula="of:=[.$A$3]*SIN(RADIANS([.B14]+120))" office:value-type="float" office:value="379.747005818948" calcext:value-type="float">
            <text:p>379,7</text:p>
          </table:table-cell>
          <table:table-cell table:style-name="ce10"/>
          <table:table-cell table:style-name="ce6" table:formula="of:=(MIN([.C14];[.D14];[.E14])+MAX([.C14];[.D14];[.E14]))/2" office:value-type="float" office:value="-53.1214370039375" calcext:value-type="float">
            <text:p>-53,1</text:p>
          </table:table-cell>
          <table:table-cell table:style-name="ce12" table:formula="of:=([.C14]-[.G14]+[.$A$3])/2" office:value-type="float" office:value="335.182155505906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39.065778588557" calcext:value-type="float">
            <text:p>39</text:p>
          </table:table-cell>
          <table:table-cell table:style-name="ce12" table:formula="of:=([.E14]-[.G14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14]+1" office:value-type="float" office:value="13" calcext:value-type="float">
            <text:p>13</text:p>
          </table:table-cell>
          <table:table-cell table:formula="of:=[.$A$3]*SIN(RADIANS([.B15]))" office:value-type="float" office:value="114.949988769715" calcext:value-type="float">
            <text:p>114,9</text:p>
          </table:table-cell>
          <table:table-cell table:formula="of:=[.$A$3]*SIN(RADIANS([.B15]-120))" office:value-type="float" office:value="-488.671730297111" calcext:value-type="float">
            <text:p>-488,7</text:p>
          </table:table-cell>
          <table:table-cell table:formula="of:=[.$A$3]*SIN(RADIANS([.B15]+120))" office:value-type="float" office:value="373.721741527396" calcext:value-type="float">
            <text:p>373,7</text:p>
          </table:table-cell>
          <table:table-cell table:style-name="ce10"/>
          <table:table-cell table:style-name="ce6" table:formula="of:=(MIN([.C15];[.D15];[.E15])+MAX([.C15];[.D15];[.E15]))/2" office:value-type="float" office:value="-57.4749943848575" calcext:value-type="float">
            <text:p>-57,5</text:p>
          </table:table-cell>
          <table:table-cell table:style-name="ce12" table:formula="of:=([.C15]-[.G15]+[.$A$3])/2" office:value-type="float" office:value="341.712491577286" calcext:value-type="float">
            <text:p>3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39.9016320438732" calcext:value-type="float">
            <text:p>40</text:p>
          </table:table-cell>
          <table:table-cell table:style-name="ce12" table:formula="of:=([.E15]-[.G15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15]+1" office:value-type="float" office:value="14" calcext:value-type="float">
            <text:p>14</text:p>
          </table:table-cell>
          <table:table-cell table:formula="of:=[.$A$3]*SIN(RADIANS([.B16]))" office:value-type="float" office:value="123.62208865143" calcext:value-type="float">
            <text:p>123,6</text:p>
          </table:table-cell>
          <table:table-cell table:formula="of:=[.$A$3]*SIN(RADIANS([.B16]-120))" office:value-type="float" office:value="-491.204726624481" calcext:value-type="float">
            <text:p>-491,2</text:p>
          </table:table-cell>
          <table:table-cell table:formula="of:=[.$A$3]*SIN(RADIANS([.B16]+120))" office:value-type="float" office:value="367.582637973051" calcext:value-type="float">
            <text:p>367,6</text:p>
          </table:table-cell>
          <table:table-cell table:style-name="ce10"/>
          <table:table-cell table:style-name="ce6" table:formula="of:=(MIN([.C16];[.D16];[.E16])+MAX([.C16];[.D16];[.E16]))/2" office:value-type="float" office:value="-61.8110443257151" calcext:value-type="float">
            <text:p>-61,8</text:p>
          </table:table-cell>
          <table:table-cell table:style-name="ce12" table:formula="of:=([.C16]-[.G16]+[.$A$3])/2" office:value-type="float" office:value="348.216566488573" calcext:value-type="float">
            <text:p>3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40.8031588506171" calcext:value-type="float">
            <text:p>41</text:p>
          </table:table-cell>
          <table:table-cell table:style-name="ce12" table:formula="of:=([.E16]-[.G16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16]+1" office:value-type="float" office:value="15" calcext:value-type="float">
            <text:p>15</text:p>
          </table:table-cell>
          <table:table-cell table:formula="of:=[.$A$3]*SIN(RADIANS([.B17]))" office:value-type="float" office:value="132.256532047388" calcext:value-type="float">
            <text:p>132,3</text:p>
          </table:table-cell>
          <table:table-cell table:formula="of:=[.$A$3]*SIN(RADIANS([.B17]-120))" office:value-type="float" office:value="-493.588097233714" calcext:value-type="float">
            <text:p>-493,6</text:p>
          </table:table-cell>
          <table:table-cell table:formula="of:=[.$A$3]*SIN(RADIANS([.B17]+120))" office:value-type="float" office:value="361.331565186326" calcext:value-type="float">
            <text:p>361,3</text:p>
          </table:table-cell>
          <table:table-cell table:style-name="ce10"/>
          <table:table-cell table:style-name="ce6" table:formula="of:=(MIN([.C17];[.D17];[.E17])+MAX([.C17];[.D17];[.E17]))/2" office:value-type="float" office:value="-66.128266023694" calcext:value-type="float">
            <text:p>-66,1</text:p>
          </table:table-cell>
          <table:table-cell table:style-name="ce12" table:formula="of:=([.C17]-[.G17]+[.$A$3])/2" office:value-type="float" office:value="354.69239903554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41.7700843949901" calcext:value-type="float">
            <text:p>42</text:p>
          </table:table-cell>
          <table:table-cell table:style-name="ce12" table:formula="of:=([.E17]-[.G1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17]+1" office:value-type="float" office:value="16" calcext:value-type="float">
            <text:p>16</text:p>
          </table:table-cell>
          <table:table-cell table:formula="of:=[.$A$3]*SIN(RADIANS([.B18]))" office:value-type="float" office:value="140.850688822487" calcext:value-type="float">
            <text:p>140,9</text:p>
          </table:table-cell>
          <table:table-cell table:formula="of:=[.$A$3]*SIN(RADIANS([.B18]-120))" office:value-type="float" office:value="-495.821116127034" calcext:value-type="float">
            <text:p>-495,8</text:p>
          </table:table-cell>
          <table:table-cell table:formula="of:=[.$A$3]*SIN(RADIANS([.B18]+120))" office:value-type="float" office:value="354.970427304548" calcext:value-type="float">
            <text:p>355,0</text:p>
          </table:table-cell>
          <table:table-cell table:style-name="ce10"/>
          <table:table-cell table:style-name="ce6" table:formula="of:=(MIN([.C18];[.D18];[.E18])+MAX([.C18];[.D18];[.E18]))/2" office:value-type="float" office:value="-70.4253444112433" calcext:value-type="float">
            <text:p>-70,4</text:p>
          </table:table-cell>
          <table:table-cell table:style-name="ce12" table:formula="of:=([.C18]-[.G18]+[.$A$3])/2" office:value-type="float" office:value="361.138016616865" calcext:value-type="float">
            <text:p>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42.8021141421046" calcext:value-type="float">
            <text:p>43</text:p>
          </table:table-cell>
          <table:table-cell table:style-name="ce12" table:formula="of:=([.E18]-[.G18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18]+1" office:value-type="float" office:value="17" calcext:value-type="float">
            <text:p>17</text:p>
          </table:table-cell>
          <table:table-cell table:formula="of:=[.$A$3]*SIN(RADIANS([.B19]))" office:value-type="float" office:value="149.401941113318" calcext:value-type="float">
            <text:p>149,4</text:p>
          </table:table-cell>
          <table:table-cell table:formula="of:=[.$A$3]*SIN(RADIANS([.B19]-120))" office:value-type="float" office:value="-497.903103105255" calcext:value-type="float">
            <text:p>-497,9</text:p>
          </table:table-cell>
          <table:table-cell table:formula="of:=[.$A$3]*SIN(RADIANS([.B19]+120))" office:value-type="float" office:value="348.501161991937" calcext:value-type="float">
            <text:p>348,5</text:p>
          </table:table-cell>
          <table:table-cell table:style-name="ce10"/>
          <table:table-cell table:style-name="ce6" table:formula="of:=(MIN([.C19];[.D19];[.E19])+MAX([.C19];[.D19];[.E19]))/2" office:value-type="float" office:value="-74.7009705566592" calcext:value-type="float">
            <text:p>-74,7</text:p>
          </table:table-cell>
          <table:table-cell table:style-name="ce12" table:formula="of:=([.C19]-[.G19]+[.$A$3])/2" office:value-type="float" office:value="367.551455834989" calcext:value-type="float">
            <text:p>3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43.898933725702" calcext:value-type="float">
            <text:p>44</text:p>
          </table:table-cell>
          <table:table-cell table:style-name="ce12" table:formula="of:=([.E19]-[.G19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19]+1" office:value-type="float" office:value="18" calcext:value-type="float">
            <text:p>18</text:p>
          </table:table-cell>
          <table:table-cell table:formula="of:=[.$A$3]*SIN(RADIANS([.B20]))" office:value-type="float" office:value="157.907684125598" calcext:value-type="float">
            <text:p>157,9</text:p>
          </table:table-cell>
          <table:table-cell table:formula="of:=[.$A$3]*SIN(RADIANS([.B20]-120))" office:value-type="float" office:value="-499.833423974975" calcext:value-type="float">
            <text:p>-499,8</text:p>
          </table:table-cell>
          <table:table-cell table:formula="of:=[.$A$3]*SIN(RADIANS([.B20]+120))" office:value-type="float" office:value="341.925739849377" calcext:value-type="float">
            <text:p>341,9</text:p>
          </table:table-cell>
          <table:table-cell table:style-name="ce10"/>
          <table:table-cell table:style-name="ce6" table:formula="of:=(MIN([.C20];[.D20];[.E20])+MAX([.C20];[.D20];[.E20]))/2" office:value-type="float" office:value="-78.9538420627991" calcext:value-type="float">
            <text:p>-79,0</text:p>
          </table:table-cell>
          <table:table-cell table:style-name="ce12" table:formula="of:=([.C20]-[.G20]+[.$A$3])/2" office:value-type="float" office:value="373.930763094199" calcext:value-type="float">
            <text:p>3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45.0602090439122" calcext:value-type="float">
            <text:p>45</text:p>
          </table:table-cell>
          <table:table-cell table:style-name="ce12" table:formula="of:=([.E20]-[.G20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20]+1" office:value-type="float" office:value="19" calcext:value-type="float">
            <text:p>19</text:p>
          </table:table-cell>
          <table:table-cell table:formula="of:=[.$A$3]*SIN(RADIANS([.B21]))" office:value-type="float" office:value="166.365326927607" calcext:value-type="float">
            <text:p>166,4</text:p>
          </table:table-cell>
          <table:table-cell table:formula="of:=[.$A$3]*SIN(RADIANS([.B21]-120))" office:value-type="float" office:value="-501.611490741756" calcext:value-type="float">
            <text:p>-501,6</text:p>
          </table:table-cell>
          <table:table-cell table:formula="of:=[.$A$3]*SIN(RADIANS([.B21]+120))" office:value-type="float" office:value="335.246163814149" calcext:value-type="float">
            <text:p>335,2</text:p>
          </table:table-cell>
          <table:table-cell table:style-name="ce10"/>
          <table:table-cell table:style-name="ce6" table:formula="of:=(MIN([.C21];[.D21];[.E21])+MAX([.C21];[.D21];[.E21]))/2" office:value-type="float" office:value="-83.1826634638036" calcext:value-type="float">
            <text:p>-83,2</text:p>
          </table:table-cell>
          <table:table-cell table:style-name="ce12" table:formula="of:=([.C21]-[.G21]+[.$A$3])/2" office:value-type="float" office:value="380.273995195705" calcext:value-type="float">
            <text:p>3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46.2855863610236" calcext:value-type="float">
            <text:p>46</text:p>
          </table:table-cell>
          <table:table-cell table:style-name="ce12" table:formula="of:=([.E21]-[.G21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21]+1" office:value-type="float" office:value="20" calcext:value-type="float">
            <text:p>20</text:p>
          </table:table-cell>
          <table:table-cell table:formula="of:=[.$A$3]*SIN(RADIANS([.B22]))" office:value-type="float" office:value="174.772293239417" calcext:value-type="float">
            <text:p>174,8</text:p>
          </table:table-cell>
          <table:table-cell table:formula="of:=[.$A$3]*SIN(RADIANS([.B22]-120))" office:value-type="float" office:value="-503.236761789238" calcext:value-type="float">
            <text:p>-503,2</text:p>
          </table:table-cell>
          <table:table-cell table:formula="of:=[.$A$3]*SIN(RADIANS([.B22]+120))" office:value-type="float" office:value="328.464468549822" calcext:value-type="float">
            <text:p>328,5</text:p>
          </table:table-cell>
          <table:table-cell table:style-name="ce10"/>
          <table:table-cell table:style-name="ce6" table:formula="of:=(MIN([.C22];[.D22];[.E22])+MAX([.C22];[.D22];[.E22]))/2" office:value-type="float" office:value="-87.3861466197083" calcext:value-type="float">
            <text:p>-87,4</text:p>
          </table:table-cell>
          <table:table-cell table:style-name="ce12" table:formula="of:=([.C22]-[.G22]+[.$A$3])/2" office:value-type="float" office:value="386.579219929562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47.574692415235" calcext:value-type="float">
            <text:p>48</text:p>
          </table:table-cell>
          <table:table-cell table:style-name="ce12" table:formula="of:=([.E22]-[.G2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22]+1" office:value-type="float" office:value="21" calcext:value-type="float">
            <text:p>21</text:p>
          </table:table-cell>
          <table:table-cell table:formula="of:=[.$A$3]*SIN(RADIANS([.B23]))" office:value-type="float" office:value="183.126022217648" calcext:value-type="float">
            <text:p>183,1</text:p>
          </table:table-cell>
          <table:table-cell table:formula="of:=[.$A$3]*SIN(RADIANS([.B23]-120))" office:value-type="float" office:value="-504.708742044115" calcext:value-type="float">
            <text:p>-504,7</text:p>
          </table:table-cell>
          <table:table-cell table:formula="of:=[.$A$3]*SIN(RADIANS([.B23]+120))" office:value-type="float" office:value="321.582719826467" calcext:value-type="float">
            <text:p>321,6</text:p>
          </table:table-cell>
          <table:table-cell table:style-name="ce10"/>
          <table:table-cell table:style-name="ce6" table:formula="of:=(MIN([.C23];[.D23];[.E23])+MAX([.C23];[.D23];[.E23]))/2" office:value-type="float" office:value="-91.5630111088242" calcext:value-type="float">
            <text:p>-91,6</text:p>
          </table:table-cell>
          <table:table-cell table:style-name="ce12" table:formula="of:=([.C23]-[.G23]+[.$A$3])/2" office:value-type="float" office:value="392.844516663236" calcext:value-type="float">
            <text:p>3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48.9271345323544" calcext:value-type="float">
            <text:p>49</text:p>
          </table:table-cell>
          <table:table-cell table:style-name="ce12" table:formula="of:=([.E23]-[.G23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23]+1" office:value-type="float" office:value="22" calcext:value-type="float">
            <text:p>22</text:p>
          </table:table-cell>
          <table:table-cell table:formula="of:=[.$A$3]*SIN(RADIANS([.B24]))" office:value-type="float" office:value="191.423969235531" calcext:value-type="float">
            <text:p>191,4</text:p>
          </table:table-cell>
          <table:table-cell table:formula="of:=[.$A$3]*SIN(RADIANS([.B24]-120))" office:value-type="float" office:value="-506.026983126943" calcext:value-type="float">
            <text:p>-506,0</text:p>
          </table:table-cell>
          <table:table-cell table:formula="of:=[.$A$3]*SIN(RADIANS([.B24]+120))" office:value-type="float" office:value="314.603013891411" calcext:value-type="float">
            <text:p>314,6</text:p>
          </table:table-cell>
          <table:table-cell table:style-name="ce10"/>
          <table:table-cell table:style-name="ce6" table:formula="of:=(MIN([.C24];[.D24];[.E24])+MAX([.C24];[.D24];[.E24]))/2" office:value-type="float" office:value="-95.7119846177655" calcext:value-type="float">
            <text:p>-95,7</text:p>
          </table:table-cell>
          <table:table-cell table:style-name="ce12" table:formula="of:=([.C24]-[.G24]+[.$A$3])/2" office:value-type="float" office:value="399.067976926648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50.3425007454115" calcext:value-type="float">
            <text:p>50</text:p>
          </table:table-cell>
          <table:table-cell table:style-name="ce12" table:formula="of:=([.E24]-[.G24]+[.$A$3])/2" office:value-type="float" office:value="460.657499254589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24]+1" office:value-type="float" office:value="23" calcext:value-type="float">
            <text:p>23</text:p>
          </table:table-cell>
          <table:table-cell table:formula="of:=[.$A$3]*SIN(RADIANS([.B25]))" office:value-type="float" office:value="199.663606658019" calcext:value-type="float">
            <text:p>199,7</text:p>
          </table:table-cell>
          <table:table-cell table:formula="of:=[.$A$3]*SIN(RADIANS([.B25]-120))" office:value-type="float" office:value="-507.191083488716" calcext:value-type="float">
            <text:p>-507,2</text:p>
          </table:table-cell>
          <table:table-cell table:formula="of:=[.$A$3]*SIN(RADIANS([.B25]+120))" office:value-type="float" office:value="307.527476830697" calcext:value-type="float">
            <text:p>307,5</text:p>
          </table:table-cell>
          <table:table-cell table:style-name="ce10"/>
          <table:table-cell table:style-name="ce6" table:formula="of:=(MIN([.C25];[.D25];[.E25])+MAX([.C25];[.D25];[.E25]))/2" office:value-type="float" office:value="-99.8318033290095" calcext:value-type="float">
            <text:p>-99,8</text:p>
          </table:table-cell>
          <table:table-cell table:style-name="ce12" table:formula="of:=([.C25]-[.G25]+[.$A$3])/2" office:value-type="float" office:value="405.247704993514" calcext:value-type="float">
            <text:p>4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51.8203599201469" calcext:value-type="float">
            <text:p>52</text:p>
          </table:table-cell>
          <table:table-cell table:style-name="ce12" table:formula="of:=([.E25]-[.G25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25]+1" office:value-type="float" office:value="24" calcext:value-type="float">
            <text:p>24</text:p>
          </table:table-cell>
          <table:table-cell table:formula="of:=[.$A$3]*SIN(RADIANS([.B26]))" office:value-type="float" office:value="207.842424611734" calcext:value-type="float">
            <text:p>207,8</text:p>
          </table:table-cell>
          <table:table-cell table:formula="of:=[.$A$3]*SIN(RADIANS([.B26]-120))" office:value-type="float" office:value="-508.200688533188" calcext:value-type="float">
            <text:p>-508,2</text:p>
          </table:table-cell>
          <table:table-cell table:formula="of:=[.$A$3]*SIN(RADIANS([.B26]+120))" office:value-type="float" office:value="300.358263921454" calcext:value-type="float">
            <text:p>300,4</text:p>
          </table:table-cell>
          <table:table-cell table:style-name="ce10"/>
          <table:table-cell table:style-name="ce6" table:formula="of:=(MIN([.C26];[.D26];[.E26])+MAX([.C26];[.D26];[.E26]))/2" office:value-type="float" office:value="-103.921212305867" calcext:value-type="float">
            <text:p>-103,9</text:p>
          </table:table-cell>
          <table:table-cell table:style-name="ce12" table:formula="of:=([.C26]-[.G26]+[.$A$3])/2" office:value-type="float" office:value="411.3818184588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53.3602618863396" calcext:value-type="float">
            <text:p>53</text:p>
          </table:table-cell>
          <table:table-cell table:style-name="ce12" table:formula="of:=([.E26]-[.G26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26]+1" office:value-type="float" office:value="25" calcext:value-type="float">
            <text:p>25</text:p>
          </table:table-cell>
          <table:table-cell table:formula="of:=[.$A$3]*SIN(RADIANS([.B27]))" office:value-type="float" office:value="215.957931749497" calcext:value-type="float">
            <text:p>216,0</text:p>
          </table:table-cell>
          <table:table-cell table:formula="of:=[.$A$3]*SIN(RADIANS([.B27]-120))" office:value-type="float" office:value="-509.055490724882" calcext:value-type="float">
            <text:p>-509,1</text:p>
          </table:table-cell>
          <table:table-cell table:formula="of:=[.$A$3]*SIN(RADIANS([.B27]+120))" office:value-type="float" office:value="293.097558975384" calcext:value-type="float">
            <text:p>293,1</text:p>
          </table:table-cell>
          <table:table-cell table:style-name="ce10"/>
          <table:table-cell table:style-name="ce6" table:formula="of:=(MIN([.C27];[.D27];[.E27])+MAX([.C27];[.D27];[.E27]))/2" office:value-type="float" office:value="-107.978965874749" calcext:value-type="float">
            <text:p>-108,0</text:p>
          </table:table-cell>
          <table:table-cell table:style-name="ce12" table:formula="of:=([.C27]-[.G27]+[.$A$3])/2" office:value-type="float" office:value="417.468448812123" calcext:value-type="float">
            <text:p>4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54.9617375749334" calcext:value-type="float">
            <text:p>55</text:p>
          </table:table-cell>
          <table:table-cell table:style-name="ce12" table:formula="of:=([.E27]-[.G2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27]+1" office:value-type="float" office:value="26" calcext:value-type="float">
            <text:p>26</text:p>
          </table:table-cell>
          <table:table-cell table:formula="of:=[.$A$3]*SIN(RADIANS([.B28]))" office:value-type="float" office:value="224.007656009219" calcext:value-type="float">
            <text:p>224,0</text:p>
          </table:table-cell>
          <table:table-cell table:formula="of:=[.$A$3]*SIN(RADIANS([.B28]-120))" office:value-type="float" office:value="-509.75522968277" calcext:value-type="float">
            <text:p>-509,8</text:p>
          </table:table-cell>
          <table:table-cell table:formula="of:=[.$A$3]*SIN(RADIANS([.B28]+120))" office:value-type="float" office:value="285.747573673552" calcext:value-type="float">
            <text:p>285,7</text:p>
          </table:table-cell>
          <table:table-cell table:style-name="ce10"/>
          <table:table-cell table:style-name="ce6" table:formula="of:=(MIN([.C28];[.D28];[.E28])+MAX([.C28];[.D28];[.E28]))/2" office:value-type="float" office:value="-112.003828004609" calcext:value-type="float">
            <text:p>-112,0</text:p>
          </table:table-cell>
          <table:table-cell table:style-name="ce12" table:formula="of:=([.C28]-[.G28]+[.$A$3])/2" office:value-type="float" office:value="423.505742006914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56.6242991609196" calcext:value-type="float">
            <text:p>57</text:p>
          </table:table-cell>
          <table:table-cell table:style-name="ce12" table:formula="of:=([.E28]-[.G28]+[.$A$3])/2" office:value-type="float" office:value="454.37570083908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28]+1" office:value-type="float" office:value="27" calcext:value-type="float">
            <text:p>27</text:p>
          </table:table-cell>
          <table:table-cell table:formula="of:=[.$A$3]*SIN(RADIANS([.B29]))" office:value-type="float" office:value="231.989145366908" calcext:value-type="float">
            <text:p>232,0</text:p>
          </table:table-cell>
          <table:table-cell table:formula="of:=[.$A$3]*SIN(RADIANS([.B29]-120))" office:value-type="float" office:value="-510.299692259587" calcext:value-type="float">
            <text:p>-510,3</text:p>
          </table:table-cell>
          <table:table-cell table:formula="of:=[.$A$3]*SIN(RADIANS([.B29]+120))" office:value-type="float" office:value="278.310546892679" calcext:value-type="float">
            <text:p>278,3</text:p>
          </table:table-cell>
          <table:table-cell table:style-name="ce10"/>
          <table:table-cell table:style-name="ce6" table:formula="of:=(MIN([.C29];[.D29];[.E29])+MAX([.C29];[.D29];[.E29]))/2" office:value-type="float" office:value="-115.994572683454" calcext:value-type="float">
            <text:p>-116,0</text:p>
          </table:table-cell>
          <table:table-cell table:style-name="ce12" table:formula="of:=([.C29]-[.G29]+[.$A$3])/2" office:value-type="float" office:value="429.491859025181" calcext:value-type="float">
            <text:p>4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58.3474402119335" calcext:value-type="float">
            <text:p>58</text:p>
          </table:table-cell>
          <table:table-cell table:style-name="ce12" table:formula="of:=([.E29]-[.G29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29]+1" office:value-type="float" office:value="28" calcext:value-type="float">
            <text:p>28</text:p>
          </table:table-cell>
          <table:table-cell table:formula="of:=[.$A$3]*SIN(RADIANS([.B30]))" office:value-type="float" office:value="239.89996858359" calcext:value-type="float">
            <text:p>239,9</text:p>
          </table:table-cell>
          <table:table-cell table:formula="of:=[.$A$3]*SIN(RADIANS([.B30]-120))" office:value-type="float" office:value="-510.688712606758" calcext:value-type="float">
            <text:p>-510,7</text:p>
          </table:table-cell>
          <table:table-cell table:formula="of:=[.$A$3]*SIN(RADIANS([.B30]+120))" office:value-type="float" office:value="270.788744023168" calcext:value-type="float">
            <text:p>270,8</text:p>
          </table:table-cell>
          <table:table-cell table:style-name="ce10"/>
          <table:table-cell table:style-name="ce6" table:formula="of:=(MIN([.C30];[.D30];[.E30])+MAX([.C30];[.D30];[.E30]))/2" office:value-type="float" office:value="-119.949984291795" calcext:value-type="float">
            <text:p>-119,9</text:p>
          </table:table-cell>
          <table:table-cell table:style-name="ce12" table:formula="of:=([.C30]-[.G30]+[.$A$3])/2" office:value-type="float" office:value="435.424976437693" calcext:value-type="float">
            <text:p>4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60.1306358425186" calcext:value-type="float">
            <text:p>60</text:p>
          </table:table-cell>
          <table:table-cell table:style-name="ce12" table:formula="of:=([.E30]-[.G30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30]+1" office:value-type="float" office:value="29" calcext:value-type="float">
            <text:p>29</text:p>
          </table:table-cell>
          <table:table-cell table:formula="of:=[.$A$3]*SIN(RADIANS([.B31]))" office:value-type="float" office:value="247.737715945878" calcext:value-type="float">
            <text:p>247,7</text:p>
          </table:table-cell>
          <table:table-cell table:formula="of:=[.$A$3]*SIN(RADIANS([.B31]-120))" office:value-type="float" office:value="-510.922172224916" calcext:value-type="float">
            <text:p>-510,9</text:p>
          </table:table-cell>
          <table:table-cell table:formula="of:=[.$A$3]*SIN(RADIANS([.B31]+120))" office:value-type="float" office:value="263.184456279038" calcext:value-type="float">
            <text:p>263,2</text:p>
          </table:table-cell>
          <table:table-cell table:style-name="ce10"/>
          <table:table-cell table:style-name="ce6" table:formula="of:=(MIN([.C31];[.D31];[.E31])+MAX([.C31];[.D31];[.E31]))/2" office:value-type="float" office:value="-123.868857972939" calcext:value-type="float">
            <text:p>-123,9</text:p>
          </table:table-cell>
          <table:table-cell table:style-name="ce12" table:formula="of:=([.C31]-[.G31]+[.$A$3])/2" office:value-type="float" office:value="441.303286959409" calcext:value-type="float">
            <text:p>4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61.9733428740116" calcext:value-type="float">
            <text:p>62</text:p>
          </table:table-cell>
          <table:table-cell table:style-name="ce12" table:formula="of:=([.E31]-[.G31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31]+1" office:value-type="float" office:value="30" calcext:value-type="float">
            <text:p>30</text:p>
          </table:table-cell>
          <table:table-cell table:formula="of:=[.$A$3]*SIN(RADIANS([.B32]))" office:value-type="float" office:value="255.5" calcext:value-type="float">
            <text:p>255,5</text:p>
          </table:table-cell>
          <table:table-cell table:formula="of:=[.$A$3]*SIN(RADIANS([.B32]-120))" office:value-type="float" office:value="-511" calcext:value-type="float">
            <text:p>-511,0</text:p>
          </table:table-cell>
          <table:table-cell table:formula="of:=[.$A$3]*SIN(RADIANS([.B32]+120))" office:value-type="float" office:value="255.5" calcext:value-type="float">
            <text:p>255,5</text:p>
          </table:table-cell>
          <table:table-cell table:style-name="ce10"/>
          <table:table-cell table:style-name="ce6" table:formula="of:=(MIN([.C32];[.D32];[.E32])+MAX([.C32];[.D32];[.E32]))/2" office:value-type="float" office:value="-127.75" calcext:value-type="float">
            <text:p>-127,8</text:p>
          </table:table-cell>
          <table:table-cell table:style-name="ce12" table:formula="of:=([.C32]-[.G32]+[.$A$3])/2" office:value-type="float" office:value="447.125" calcext:value-type="float">
            <text:p>4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63.875" calcext:value-type="float">
            <text:p>64</text:p>
          </table:table-cell>
          <table:table-cell table:style-name="ce12" table:formula="of:=([.E32]-[.G32]+[.$A$3])/2" office:value-type="float" office:value="447.125" calcext:value-type="float">
            <text:p>447</text:p>
          </table:table-cell>
          <table:table-cell table:style-name="ce10"/>
        </table:table-row>
        <table:table-row table:style-name="ro1">
          <table:table-cell/>
          <table:table-cell table:style-name="ce2" table:formula="of:=[.B32]+1" office:value-type="float" office:value="31" calcext:value-type="float">
            <text:p>31</text:p>
          </table:table-cell>
          <table:table-cell table:formula="of:=[.$A$3]*SIN(RADIANS([.B33]))" office:value-type="float" office:value="263.184456279038" calcext:value-type="float">
            <text:p>263,2</text:p>
          </table:table-cell>
          <table:table-cell table:formula="of:=[.$A$3]*SIN(RADIANS([.B33]-120))" office:value-type="float" office:value="-510.922172224916" calcext:value-type="float">
            <text:p>-510,9</text:p>
          </table:table-cell>
          <table:table-cell table:formula="of:=[.$A$3]*SIN(RADIANS([.B33]+120))" office:value-type="float" office:value="247.737715945878" calcext:value-type="float">
            <text:p>247,7</text:p>
          </table:table-cell>
          <table:table-cell table:style-name="ce10"/>
          <table:table-cell table:style-name="ce6" table:formula="of:=(MIN([.C33];[.D33];[.E33])+MAX([.C33];[.D33];[.E33]))/2" office:value-type="float" office:value="-123.868857972939" calcext:value-type="float">
            <text:p>-123,9</text:p>
          </table:table-cell>
          <table:table-cell table:style-name="ce12" table:formula="of:=([.C33]-[.G33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61.9733428740116" calcext:value-type="float">
            <text:p>62</text:p>
          </table:table-cell>
          <table:table-cell table:style-name="ce12" table:formula="of:=([.E33]-[.G33]+[.$A$3])/2" office:value-type="float" office:value="441.303286959409" calcext:value-type="float">
            <text:p>441</text:p>
          </table:table-cell>
          <table:table-cell table:style-name="ce10"/>
        </table:table-row>
        <table:table-row table:style-name="ro1">
          <table:table-cell/>
          <table:table-cell table:style-name="ce2" table:formula="of:=[.B33]+1" office:value-type="float" office:value="32" calcext:value-type="float">
            <text:p>32</text:p>
          </table:table-cell>
          <table:table-cell table:formula="of:=[.$A$3]*SIN(RADIANS([.B34]))" office:value-type="float" office:value="270.788744023168" calcext:value-type="float">
            <text:p>270,8</text:p>
          </table:table-cell>
          <table:table-cell table:formula="of:=[.$A$3]*SIN(RADIANS([.B34]-120))" office:value-type="float" office:value="-510.688712606758" calcext:value-type="float">
            <text:p>-510,7</text:p>
          </table:table-cell>
          <table:table-cell table:formula="of:=[.$A$3]*SIN(RADIANS([.B34]+120))" office:value-type="float" office:value="239.89996858359" calcext:value-type="float">
            <text:p>239,9</text:p>
          </table:table-cell>
          <table:table-cell table:style-name="ce10"/>
          <table:table-cell table:style-name="ce6" table:formula="of:=(MIN([.C34];[.D34];[.E34])+MAX([.C34];[.D34];[.E34]))/2" office:value-type="float" office:value="-119.949984291795" calcext:value-type="float">
            <text:p>-119,9</text:p>
          </table:table-cell>
          <table:table-cell table:style-name="ce12" table:formula="of:=([.C34]-[.G34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60.1306358425186" calcext:value-type="float">
            <text:p>60</text:p>
          </table:table-cell>
          <table:table-cell table:style-name="ce12" table:formula="of:=([.E34]-[.G34]+[.$A$3])/2" office:value-type="float" office:value="435.424976437693" calcext:value-type="float">
            <text:p>435</text:p>
          </table:table-cell>
          <table:table-cell table:style-name="ce10"/>
        </table:table-row>
        <table:table-row table:style-name="ro1">
          <table:table-cell/>
          <table:table-cell table:style-name="ce2" table:formula="of:=[.B34]+1" office:value-type="float" office:value="33" calcext:value-type="float">
            <text:p>33</text:p>
          </table:table-cell>
          <table:table-cell table:formula="of:=[.$A$3]*SIN(RADIANS([.B35]))" office:value-type="float" office:value="278.310546892679" calcext:value-type="float">
            <text:p>278,3</text:p>
          </table:table-cell>
          <table:table-cell table:formula="of:=[.$A$3]*SIN(RADIANS([.B35]-120))" office:value-type="float" office:value="-510.299692259587" calcext:value-type="float">
            <text:p>-510,3</text:p>
          </table:table-cell>
          <table:table-cell table:formula="of:=[.$A$3]*SIN(RADIANS([.B35]+120))" office:value-type="float" office:value="231.989145366908" calcext:value-type="float">
            <text:p>232,0</text:p>
          </table:table-cell>
          <table:table-cell table:style-name="ce10"/>
          <table:table-cell table:style-name="ce6" table:formula="of:=(MIN([.C35];[.D35];[.E35])+MAX([.C35];[.D35];[.E35]))/2" office:value-type="float" office:value="-115.994572683454" calcext:value-type="float">
            <text:p>-116,0</text:p>
          </table:table-cell>
          <table:table-cell table:style-name="ce12" table:formula="of:=([.C35]-[.G35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58.3474402119335" calcext:value-type="float">
            <text:p>58</text:p>
          </table:table-cell>
          <table:table-cell table:style-name="ce12" table:formula="of:=([.E35]-[.G35]+[.$A$3])/2" office:value-type="float" office:value="429.491859025181" calcext:value-type="float">
            <text:p>429</text:p>
          </table:table-cell>
          <table:table-cell table:style-name="ce10"/>
        </table:table-row>
        <table:table-row table:style-name="ro1">
          <table:table-cell/>
          <table:table-cell table:style-name="ce2" table:formula="of:=[.B35]+1" office:value-type="float" office:value="34" calcext:value-type="float">
            <text:p>34</text:p>
          </table:table-cell>
          <table:table-cell table:formula="of:=[.$A$3]*SIN(RADIANS([.B36]))" office:value-type="float" office:value="285.747573673552" calcext:value-type="float">
            <text:p>285,7</text:p>
          </table:table-cell>
          <table:table-cell table:formula="of:=[.$A$3]*SIN(RADIANS([.B36]-120))" office:value-type="float" office:value="-509.75522968277" calcext:value-type="float">
            <text:p>-509,8</text:p>
          </table:table-cell>
          <table:table-cell table:formula="of:=[.$A$3]*SIN(RADIANS([.B36]+120))" office:value-type="float" office:value="224.007656009218" calcext:value-type="float">
            <text:p>224,0</text:p>
          </table:table-cell>
          <table:table-cell table:style-name="ce10"/>
          <table:table-cell table:style-name="ce6" table:formula="of:=(MIN([.C36];[.D36];[.E36])+MAX([.C36];[.D36];[.E36]))/2" office:value-type="float" office:value="-112.003828004609" calcext:value-type="float">
            <text:p>-112,0</text:p>
          </table:table-cell>
          <table:table-cell table:style-name="ce12" table:formula="of:=([.C36]-[.G36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56.6242991609196" calcext:value-type="float">
            <text:p>57</text:p>
          </table:table-cell>
          <table:table-cell table:style-name="ce12" table:formula="of:=([.E36]-[.G36]+[.$A$3])/2" office:value-type="float" office:value="423.505742006914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36]+1" office:value-type="float" office:value="35" calcext:value-type="float">
            <text:p>35</text:p>
          </table:table-cell>
          <table:table-cell table:formula="of:=[.$A$3]*SIN(RADIANS([.B37]))" office:value-type="float" office:value="293.097558975384" calcext:value-type="float">
            <text:p>293,1</text:p>
          </table:table-cell>
          <table:table-cell table:formula="of:=[.$A$3]*SIN(RADIANS([.B37]-120))" office:value-type="float" office:value="-509.055490724882" calcext:value-type="float">
            <text:p>-509,1</text:p>
          </table:table-cell>
          <table:table-cell table:formula="of:=[.$A$3]*SIN(RADIANS([.B37]+120))" office:value-type="float" office:value="215.957931749497" calcext:value-type="float">
            <text:p>216,0</text:p>
          </table:table-cell>
          <table:table-cell table:style-name="ce10"/>
          <table:table-cell table:style-name="ce6" table:formula="of:=(MIN([.C37];[.D37];[.E37])+MAX([.C37];[.D37];[.E37]))/2" office:value-type="float" office:value="-107.978965874749" calcext:value-type="float">
            <text:p>-108,0</text:p>
          </table:table-cell>
          <table:table-cell table:style-name="ce12" table:formula="of:=([.C37]-[.G3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54.9617375749334" calcext:value-type="float">
            <text:p>55</text:p>
          </table:table-cell>
          <table:table-cell table:style-name="ce12" table:formula="of:=([.E37]-[.G37]+[.$A$3])/2" office:value-type="float" office:value="417.468448812123" calcext:value-type="float">
            <text:p>417</text:p>
          </table:table-cell>
          <table:table-cell table:style-name="ce10"/>
        </table:table-row>
        <table:table-row table:style-name="ro1">
          <table:table-cell/>
          <table:table-cell table:style-name="ce2" table:formula="of:=[.B37]+1" office:value-type="float" office:value="36" calcext:value-type="float">
            <text:p>36</text:p>
          </table:table-cell>
          <table:table-cell table:formula="of:=[.$A$3]*SIN(RADIANS([.B38]))" office:value-type="float" office:value="300.358263921454" calcext:value-type="float">
            <text:p>300,4</text:p>
          </table:table-cell>
          <table:table-cell table:formula="of:=[.$A$3]*SIN(RADIANS([.B38]-120))" office:value-type="float" office:value="-508.200688533188" calcext:value-type="float">
            <text:p>-508,2</text:p>
          </table:table-cell>
          <table:table-cell table:formula="of:=[.$A$3]*SIN(RADIANS([.B38]+120))" office:value-type="float" office:value="207.842424611734" calcext:value-type="float">
            <text:p>207,8</text:p>
          </table:table-cell>
          <table:table-cell table:style-name="ce10"/>
          <table:table-cell table:style-name="ce6" table:formula="of:=(MIN([.C38];[.D38];[.E38])+MAX([.C38];[.D38];[.E38]))/2" office:value-type="float" office:value="-103.921212305867" calcext:value-type="float">
            <text:p>-103,9</text:p>
          </table:table-cell>
          <table:table-cell table:style-name="ce12" table:formula="of:=([.C38]-[.G38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53.3602618863396" calcext:value-type="float">
            <text:p>53</text:p>
          </table:table-cell>
          <table:table-cell table:style-name="ce12" table:formula="of:=([.E38]-[.G38]+[.$A$3])/2" office:value-type="float" office:value="411.3818184588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38]+1" office:value-type="float" office:value="37" calcext:value-type="float">
            <text:p>37</text:p>
          </table:table-cell>
          <table:table-cell table:formula="of:=[.$A$3]*SIN(RADIANS([.B39]))" office:value-type="float" office:value="307.527476830697" calcext:value-type="float">
            <text:p>307,5</text:p>
          </table:table-cell>
          <table:table-cell table:formula="of:=[.$A$3]*SIN(RADIANS([.B39]-120))" office:value-type="float" office:value="-507.191083488716" calcext:value-type="float">
            <text:p>-507,2</text:p>
          </table:table-cell>
          <table:table-cell table:formula="of:=[.$A$3]*SIN(RADIANS([.B39]+120))" office:value-type="float" office:value="199.663606658019" calcext:value-type="float">
            <text:p>199,7</text:p>
          </table:table-cell>
          <table:table-cell table:style-name="ce10"/>
          <table:table-cell table:style-name="ce6" table:formula="of:=(MIN([.C39];[.D39];[.E39])+MAX([.C39];[.D39];[.E39]))/2" office:value-type="float" office:value="-99.8318033290094" calcext:value-type="float">
            <text:p>-99,8</text:p>
          </table:table-cell>
          <table:table-cell table:style-name="ce12" table:formula="of:=([.C39]-[.G39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51.8203599201469" calcext:value-type="float">
            <text:p>52</text:p>
          </table:table-cell>
          <table:table-cell table:style-name="ce12" table:formula="of:=([.E39]-[.G39]+[.$A$3])/2" office:value-type="float" office:value="405.247704993514" calcext:value-type="float">
            <text:p>405</text:p>
          </table:table-cell>
          <table:table-cell table:style-name="ce10"/>
        </table:table-row>
        <table:table-row table:style-name="ro1">
          <table:table-cell/>
          <table:table-cell table:style-name="ce2" table:formula="of:=[.B39]+1" office:value-type="float" office:value="38" calcext:value-type="float">
            <text:p>38</text:p>
          </table:table-cell>
          <table:table-cell table:formula="of:=[.$A$3]*SIN(RADIANS([.B40]))" office:value-type="float" office:value="314.603013891411" calcext:value-type="float">
            <text:p>314,6</text:p>
          </table:table-cell>
          <table:table-cell table:formula="of:=[.$A$3]*SIN(RADIANS([.B40]-120))" office:value-type="float" office:value="-506.026983126943" calcext:value-type="float">
            <text:p>-506,0</text:p>
          </table:table-cell>
          <table:table-cell table:formula="of:=[.$A$3]*SIN(RADIANS([.B40]+120))" office:value-type="float" office:value="191.423969235531" calcext:value-type="float">
            <text:p>191,4</text:p>
          </table:table-cell>
          <table:table-cell table:style-name="ce10"/>
          <table:table-cell table:style-name="ce6" table:formula="of:=(MIN([.C40];[.D40];[.E40])+MAX([.C40];[.D40];[.E40]))/2" office:value-type="float" office:value="-95.7119846177656" calcext:value-type="float">
            <text:p>-95,7</text:p>
          </table:table-cell>
          <table:table-cell table:style-name="ce12" table:formula="of:=([.C40]-[.G40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50.3425007454115" calcext:value-type="float">
            <text:p>50</text:p>
          </table:table-cell>
          <table:table-cell table:style-name="ce12" table:formula="of:=([.E40]-[.G40]+[.$A$3])/2" office:value-type="float" office:value="399.067976926648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40]+1" office:value-type="float" office:value="39" calcext:value-type="float">
            <text:p>39</text:p>
          </table:table-cell>
          <table:table-cell table:formula="of:=[.$A$3]*SIN(RADIANS([.B41]))" office:value-type="float" office:value="321.582719826467" calcext:value-type="float">
            <text:p>321,6</text:p>
          </table:table-cell>
          <table:table-cell table:formula="of:=[.$A$3]*SIN(RADIANS([.B41]-120))" office:value-type="float" office:value="-504.708742044115" calcext:value-type="float">
            <text:p>-504,7</text:p>
          </table:table-cell>
          <table:table-cell table:formula="of:=[.$A$3]*SIN(RADIANS([.B41]+120))" office:value-type="float" office:value="183.126022217648" calcext:value-type="float">
            <text:p>183,1</text:p>
          </table:table-cell>
          <table:table-cell table:style-name="ce10"/>
          <table:table-cell table:style-name="ce6" table:formula="of:=(MIN([.C41];[.D41];[.E41])+MAX([.C41];[.D41];[.E41]))/2" office:value-type="float" office:value="-91.5630111088242" calcext:value-type="float">
            <text:p>-91,6</text:p>
          </table:table-cell>
          <table:table-cell table:style-name="ce12" table:formula="of:=([.C41]-[.G41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48.9271345323544" calcext:value-type="float">
            <text:p>49</text:p>
          </table:table-cell>
          <table:table-cell table:style-name="ce12" table:formula="of:=([.E41]-[.G41]+[.$A$3])/2" office:value-type="float" office:value="392.844516663236" calcext:value-type="float">
            <text:p>393</text:p>
          </table:table-cell>
          <table:table-cell table:style-name="ce10"/>
        </table:table-row>
        <table:table-row table:style-name="ro1">
          <table:table-cell/>
          <table:table-cell table:style-name="ce2" table:formula="of:=[.B41]+1" office:value-type="float" office:value="40" calcext:value-type="float">
            <text:p>40</text:p>
          </table:table-cell>
          <table:table-cell table:formula="of:=[.$A$3]*SIN(RADIANS([.B42]))" office:value-type="float" office:value="328.464468549822" calcext:value-type="float">
            <text:p>328,5</text:p>
          </table:table-cell>
          <table:table-cell table:formula="of:=[.$A$3]*SIN(RADIANS([.B42]-120))" office:value-type="float" office:value="-503.236761789238" calcext:value-type="float">
            <text:p>-503,2</text:p>
          </table:table-cell>
          <table:table-cell table:formula="of:=[.$A$3]*SIN(RADIANS([.B42]+120))" office:value-type="float" office:value="174.772293239417" calcext:value-type="float">
            <text:p>174,8</text:p>
          </table:table-cell>
          <table:table-cell table:style-name="ce10"/>
          <table:table-cell table:style-name="ce6" table:formula="of:=(MIN([.C42];[.D42];[.E42])+MAX([.C42];[.D42];[.E42]))/2" office:value-type="float" office:value="-87.3861466197084" calcext:value-type="float">
            <text:p>-87,4</text:p>
          </table:table-cell>
          <table:table-cell table:style-name="ce12" table:formula="of:=([.C42]-[.G4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47.574692415235" calcext:value-type="float">
            <text:p>48</text:p>
          </table:table-cell>
          <table:table-cell table:style-name="ce12" table:formula="of:=([.E42]-[.G42]+[.$A$3])/2" office:value-type="float" office:value="386.579219929563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42]+1" office:value-type="float" office:value="41" calcext:value-type="float">
            <text:p>41</text:p>
          </table:table-cell>
          <table:table-cell table:formula="of:=[.$A$3]*SIN(RADIANS([.B43]))" office:value-type="float" office:value="335.246163814149" calcext:value-type="float">
            <text:p>335,2</text:p>
          </table:table-cell>
          <table:table-cell table:formula="of:=[.$A$3]*SIN(RADIANS([.B43]-120))" office:value-type="float" office:value="-501.611490741756" calcext:value-type="float">
            <text:p>-501,6</text:p>
          </table:table-cell>
          <table:table-cell table:formula="of:=[.$A$3]*SIN(RADIANS([.B43]+120))" office:value-type="float" office:value="166.365326927607" calcext:value-type="float">
            <text:p>166,4</text:p>
          </table:table-cell>
          <table:table-cell table:style-name="ce10"/>
          <table:table-cell table:style-name="ce6" table:formula="of:=(MIN([.C43];[.D43];[.E43])+MAX([.C43];[.D43];[.E43]))/2" office:value-type="float" office:value="-83.1826634638036" calcext:value-type="float">
            <text:p>-83,2</text:p>
          </table:table-cell>
          <table:table-cell table:style-name="ce12" table:formula="of:=([.C43]-[.G43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46.2855863610236" calcext:value-type="float">
            <text:p>46</text:p>
          </table:table-cell>
          <table:table-cell table:style-name="ce12" table:formula="of:=([.E43]-[.G43]+[.$A$3])/2" office:value-type="float" office:value="380.273995195705" calcext:value-type="float">
            <text:p>380</text:p>
          </table:table-cell>
          <table:table-cell table:style-name="ce10"/>
        </table:table-row>
        <table:table-row table:style-name="ro1">
          <table:table-cell/>
          <table:table-cell table:style-name="ce2" table:formula="of:=[.B43]+1" office:value-type="float" office:value="42" calcext:value-type="float">
            <text:p>42</text:p>
          </table:table-cell>
          <table:table-cell table:formula="of:=[.$A$3]*SIN(RADIANS([.B44]))" office:value-type="float" office:value="341.925739849377" calcext:value-type="float">
            <text:p>341,9</text:p>
          </table:table-cell>
          <table:table-cell table:formula="of:=[.$A$3]*SIN(RADIANS([.B44]-120))" office:value-type="float" office:value="-499.833423974975" calcext:value-type="float">
            <text:p>-499,8</text:p>
          </table:table-cell>
          <table:table-cell table:formula="of:=[.$A$3]*SIN(RADIANS([.B44]+120))" office:value-type="float" office:value="157.907684125598" calcext:value-type="float">
            <text:p>157,9</text:p>
          </table:table-cell>
          <table:table-cell table:style-name="ce10"/>
          <table:table-cell table:style-name="ce6" table:formula="of:=(MIN([.C44];[.D44];[.E44])+MAX([.C44];[.D44];[.E44]))/2" office:value-type="float" office:value="-78.9538420627991" calcext:value-type="float">
            <text:p>-79,0</text:p>
          </table:table-cell>
          <table:table-cell table:style-name="ce12" table:formula="of:=([.C44]-[.G44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45.0602090439122" calcext:value-type="float">
            <text:p>45</text:p>
          </table:table-cell>
          <table:table-cell table:style-name="ce12" table:formula="of:=([.E44]-[.G44]+[.$A$3])/2" office:value-type="float" office:value="373.930763094199" calcext:value-type="float">
            <text:p>374</text:p>
          </table:table-cell>
          <table:table-cell table:style-name="ce10"/>
        </table:table-row>
        <table:table-row table:style-name="ro1">
          <table:table-cell/>
          <table:table-cell table:style-name="ce2" table:formula="of:=[.B44]+1" office:value-type="float" office:value="43" calcext:value-type="float">
            <text:p>43</text:p>
          </table:table-cell>
          <table:table-cell table:formula="of:=[.$A$3]*SIN(RADIANS([.B45]))" office:value-type="float" office:value="348.501161991937" calcext:value-type="float">
            <text:p>348,5</text:p>
          </table:table-cell>
          <table:table-cell table:formula="of:=[.$A$3]*SIN(RADIANS([.B45]-120))" office:value-type="float" office:value="-497.903103105255" calcext:value-type="float">
            <text:p>-497,9</text:p>
          </table:table-cell>
          <table:table-cell table:formula="of:=[.$A$3]*SIN(RADIANS([.B45]+120))" office:value-type="float" office:value="149.401941113318" calcext:value-type="float">
            <text:p>149,4</text:p>
          </table:table-cell>
          <table:table-cell table:style-name="ce10"/>
          <table:table-cell table:style-name="ce6" table:formula="of:=(MIN([.C45];[.D45];[.E45])+MAX([.C45];[.D45];[.E45]))/2" office:value-type="float" office:value="-74.7009705566592" calcext:value-type="float">
            <text:p>-74,7</text:p>
          </table:table-cell>
          <table:table-cell table:style-name="ce12" table:formula="of:=([.C45]-[.G45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43.898933725702" calcext:value-type="float">
            <text:p>44</text:p>
          </table:table-cell>
          <table:table-cell table:style-name="ce12" table:formula="of:=([.E45]-[.G45]+[.$A$3])/2" office:value-type="float" office:value="367.551455834989" calcext:value-type="float">
            <text:p>368</text:p>
          </table:table-cell>
          <table:table-cell table:style-name="ce10"/>
        </table:table-row>
        <table:table-row table:style-name="ro1">
          <table:table-cell/>
          <table:table-cell table:style-name="ce2" table:formula="of:=[.B45]+1" office:value-type="float" office:value="44" calcext:value-type="float">
            <text:p>44</text:p>
          </table:table-cell>
          <table:table-cell table:formula="of:=[.$A$3]*SIN(RADIANS([.B46]))" office:value-type="float" office:value="354.970427304548" calcext:value-type="float">
            <text:p>355,0</text:p>
          </table:table-cell>
          <table:table-cell table:formula="of:=[.$A$3]*SIN(RADIANS([.B46]-120))" office:value-type="float" office:value="-495.821116127034" calcext:value-type="float">
            <text:p>-495,8</text:p>
          </table:table-cell>
          <table:table-cell table:formula="of:=[.$A$3]*SIN(RADIANS([.B46]+120))" office:value-type="float" office:value="140.850688822487" calcext:value-type="float">
            <text:p>140,9</text:p>
          </table:table-cell>
          <table:table-cell table:style-name="ce10"/>
          <table:table-cell table:style-name="ce6" table:formula="of:=(MIN([.C46];[.D46];[.E46])+MAX([.C46];[.D46];[.E46]))/2" office:value-type="float" office:value="-70.4253444112433" calcext:value-type="float">
            <text:p>-70,4</text:p>
          </table:table-cell>
          <table:table-cell table:style-name="ce12" table:formula="of:=([.C46]-[.G46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42.8021141421046" calcext:value-type="float">
            <text:p>43</text:p>
          </table:table-cell>
          <table:table-cell table:style-name="ce12" table:formula="of:=([.E46]-[.G46]+[.$A$3])/2" office:value-type="float" office:value="361.138016616865" calcext:value-type="float">
            <text:p>361</text:p>
          </table:table-cell>
          <table:table-cell table:style-name="ce10"/>
        </table:table-row>
        <table:table-row table:style-name="ro1">
          <table:table-cell/>
          <table:table-cell table:style-name="ce2" table:formula="of:=[.B46]+1" office:value-type="float" office:value="45" calcext:value-type="float">
            <text:p>45</text:p>
          </table:table-cell>
          <table:table-cell table:formula="of:=[.$A$3]*SIN(RADIANS([.B47]))" office:value-type="float" office:value="361.331565186326" calcext:value-type="float">
            <text:p>361,3</text:p>
          </table:table-cell>
          <table:table-cell table:formula="of:=[.$A$3]*SIN(RADIANS([.B47]-120))" office:value-type="float" office:value="-493.588097233714" calcext:value-type="float">
            <text:p>-493,6</text:p>
          </table:table-cell>
          <table:table-cell table:formula="of:=[.$A$3]*SIN(RADIANS([.B47]+120))" office:value-type="float" office:value="132.256532047388" calcext:value-type="float">
            <text:p>132,3</text:p>
          </table:table-cell>
          <table:table-cell table:style-name="ce10"/>
          <table:table-cell table:style-name="ce6" table:formula="of:=(MIN([.C47];[.D47];[.E47])+MAX([.C47];[.D47];[.E47]))/2" office:value-type="float" office:value="-66.1282660236941" calcext:value-type="float">
            <text:p>-66,1</text:p>
          </table:table-cell>
          <table:table-cell table:style-name="ce12" table:formula="of:=([.C47]-[.G4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41.7700843949901" calcext:value-type="float">
            <text:p>42</text:p>
          </table:table-cell>
          <table:table-cell table:style-name="ce12" table:formula="of:=([.E47]-[.G47]+[.$A$3])/2" office:value-type="float" office:value="354.69239903554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47]+1" office:value-type="float" office:value="46" calcext:value-type="float">
            <text:p>46</text:p>
          </table:table-cell>
          <table:table-cell table:formula="of:=[.$A$3]*SIN(RADIANS([.B48]))" office:value-type="float" office:value="367.582637973051" calcext:value-type="float">
            <text:p>367,6</text:p>
          </table:table-cell>
          <table:table-cell table:formula="of:=[.$A$3]*SIN(RADIANS([.B48]-120))" office:value-type="float" office:value="-491.204726624481" calcext:value-type="float">
            <text:p>-491,2</text:p>
          </table:table-cell>
          <table:table-cell table:formula="of:=[.$A$3]*SIN(RADIANS([.B48]+120))" office:value-type="float" office:value="123.62208865143" calcext:value-type="float">
            <text:p>123,6</text:p>
          </table:table-cell>
          <table:table-cell table:style-name="ce10"/>
          <table:table-cell table:style-name="ce6" table:formula="of:=(MIN([.C48];[.D48];[.E48])+MAX([.C48];[.D48];[.E48]))/2" office:value-type="float" office:value="-61.8110443257151" calcext:value-type="float">
            <text:p>-61,8</text:p>
          </table:table-cell>
          <table:table-cell table:style-name="ce12" table:formula="of:=([.C48]-[.G48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40.8031588506171" calcext:value-type="float">
            <text:p>41</text:p>
          </table:table-cell>
          <table:table-cell table:style-name="ce12" table:formula="of:=([.E48]-[.G48]+[.$A$3])/2" office:value-type="float" office:value="348.216566488573" calcext:value-type="float">
            <text:p>348</text:p>
          </table:table-cell>
          <table:table-cell table:style-name="ce10"/>
        </table:table-row>
        <table:table-row table:style-name="ro1">
          <table:table-cell/>
          <table:table-cell table:style-name="ce2" table:formula="of:=[.B48]+1" office:value-type="float" office:value="47" calcext:value-type="float">
            <text:p>47</text:p>
          </table:table-cell>
          <table:table-cell table:formula="of:=[.$A$3]*SIN(RADIANS([.B49]))" office:value-type="float" office:value="373.721741527396" calcext:value-type="float">
            <text:p>373,7</text:p>
          </table:table-cell>
          <table:table-cell table:formula="of:=[.$A$3]*SIN(RADIANS([.B49]-120))" office:value-type="float" office:value="-488.671730297111" calcext:value-type="float">
            <text:p>-488,7</text:p>
          </table:table-cell>
          <table:table-cell table:formula="of:=[.$A$3]*SIN(RADIANS([.B49]+120))" office:value-type="float" office:value="114.949988769715" calcext:value-type="float">
            <text:p>114,9</text:p>
          </table:table-cell>
          <table:table-cell table:style-name="ce10"/>
          <table:table-cell table:style-name="ce6" table:formula="of:=(MIN([.C49];[.D49];[.E49])+MAX([.C49];[.D49];[.E49]))/2" office:value-type="float" office:value="-57.4749943848575" calcext:value-type="float">
            <text:p>-57,5</text:p>
          </table:table-cell>
          <table:table-cell table:style-name="ce12" table:formula="of:=([.C49]-[.G49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39.9016320438732" calcext:value-type="float">
            <text:p>40</text:p>
          </table:table-cell>
          <table:table-cell table:style-name="ce12" table:formula="of:=([.E49]-[.G49]+[.$A$3])/2" office:value-type="float" office:value="341.712491577286" calcext:value-type="float">
            <text:p>342</text:p>
          </table:table-cell>
          <table:table-cell table:style-name="ce10"/>
        </table:table-row>
        <table:table-row table:style-name="ro1">
          <table:table-cell/>
          <table:table-cell table:style-name="ce2" table:formula="of:=[.B49]+1" office:value-type="float" office:value="48" calcext:value-type="float">
            <text:p>48</text:p>
          </table:table-cell>
          <table:table-cell table:formula="of:=[.$A$3]*SIN(RADIANS([.B50]))" office:value-type="float" office:value="379.747005818948" calcext:value-type="float">
            <text:p>379,7</text:p>
          </table:table-cell>
          <table:table-cell table:formula="of:=[.$A$3]*SIN(RADIANS([.B50]-120))" office:value-type="float" office:value="-485.989879826824" calcext:value-type="float">
            <text:p>-486,0</text:p>
          </table:table-cell>
          <table:table-cell table:formula="of:=[.$A$3]*SIN(RADIANS([.B50]+120))" office:value-type="float" office:value="106.242874007875" calcext:value-type="float">
            <text:p>106,2</text:p>
          </table:table-cell>
          <table:table-cell table:style-name="ce10"/>
          <table:table-cell table:style-name="ce6" table:formula="of:=(MIN([.C50];[.D50];[.E50])+MAX([.C50];[.D50];[.E50]))/2" office:value-type="float" office:value="-53.1214370039375" calcext:value-type="float">
            <text:p>-53,1</text:p>
          </table:table-cell>
          <table:table-cell table:style-name="ce12" table:formula="of:=([.C50]-[.G50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39.065778588557" calcext:value-type="float">
            <text:p>39</text:p>
          </table:table-cell>
          <table:table-cell table:style-name="ce12" table:formula="of:=([.E50]-[.G50]+[.$A$3])/2" office:value-type="float" office:value="335.182155505906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50]+1" office:value-type="float" office:value="49" calcext:value-type="float">
            <text:p>49</text:p>
          </table:table-cell>
          <table:table-cell table:formula="of:=[.$A$3]*SIN(RADIANS([.B51]))" office:value-type="float" office:value="385.656595493836" calcext:value-type="float">
            <text:p>385,7</text:p>
          </table:table-cell>
          <table:table-cell table:formula="of:=[.$A$3]*SIN(RADIANS([.B51]-120))" office:value-type="float" office:value="-483.159992131251" calcext:value-type="float">
            <text:p>-483,2</text:p>
          </table:table-cell>
          <table:table-cell table:formula="of:=[.$A$3]*SIN(RADIANS([.B51]+120))" office:value-type="float" office:value="97.5033966374145" calcext:value-type="float">
            <text:p>97,5</text:p>
          </table:table-cell>
          <table:table-cell table:style-name="ce10"/>
          <table:table-cell table:style-name="ce6" table:formula="of:=(MIN([.C51];[.D51];[.E51])+MAX([.C51];[.D51];[.E51]))/2" office:value-type="float" office:value="-48.7516983187072" calcext:value-type="float">
            <text:p>-48,8</text:p>
          </table:table-cell>
          <table:table-cell table:style-name="ce12" table:formula="of:=([.C51]-[.G51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38.2958530937282" calcext:value-type="float">
            <text:p>38</text:p>
          </table:table-cell>
          <table:table-cell table:style-name="ce12" table:formula="of:=([.E51]-[.G51]+[.$A$3])/2" office:value-type="float" office:value="328.627547478061" calcext:value-type="float">
            <text:p>329</text:p>
          </table:table-cell>
          <table:table-cell table:style-name="ce10"/>
        </table:table-row>
        <table:table-row table:style-name="ro1">
          <table:table-cell/>
          <table:table-cell table:style-name="ce2" table:formula="of:=[.B51]+1" office:value-type="float" office:value="50" calcext:value-type="float">
            <text:p>50</text:p>
          </table:table-cell>
          <table:table-cell table:formula="of:=[.$A$3]*SIN(RADIANS([.B52]))" office:value-type="float" office:value="391.448710433798" calcext:value-type="float">
            <text:p>391,4</text:p>
          </table:table-cell>
          <table:table-cell table:formula="of:=[.$A$3]*SIN(RADIANS([.B52]-120))" office:value-type="float" office:value="-480.182929221599" calcext:value-type="float">
            <text:p>-480,2</text:p>
          </table:table-cell>
          <table:table-cell table:formula="of:=[.$A$3]*SIN(RADIANS([.B52]+120))" office:value-type="float" office:value="88.7342187878014" calcext:value-type="float">
            <text:p>88,7</text:p>
          </table:table-cell>
          <table:table-cell table:style-name="ce10"/>
          <table:table-cell table:style-name="ce6" table:formula="of:=(MIN([.C52];[.D52];[.E52])+MAX([.C52];[.D52];[.E52]))/2" office:value-type="float" office:value="-44.3671093939007" calcext:value-type="float">
            <text:p>-44,4</text:p>
          </table:table-cell>
          <table:table-cell table:style-name="ce12" table:formula="of:=([.C52]-[.G5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37.5920900861508" calcext:value-type="float">
            <text:p>38</text:p>
          </table:table-cell>
          <table:table-cell table:style-name="ce12" table:formula="of:=([.E52]-[.G52]+[.$A$3])/2" office:value-type="float" office:value="322.050664090851" calcext:value-type="float">
            <text:p>322</text:p>
          </table:table-cell>
          <table:table-cell table:style-name="ce10"/>
        </table:table-row>
        <table:table-row table:style-name="ro1">
          <table:table-cell/>
          <table:table-cell table:style-name="ce2" table:formula="of:=[.B52]+1" office:value-type="float" office:value="51" calcext:value-type="float">
            <text:p>51</text:p>
          </table:table-cell>
          <table:table-cell table:formula="of:=[.$A$3]*SIN(RADIANS([.B53]))" office:value-type="float" office:value="397.121586304512" calcext:value-type="float">
            <text:p>397,1</text:p>
          </table:table-cell>
          <table:table-cell table:formula="of:=[.$A$3]*SIN(RADIANS([.B53]-120))" office:value-type="float" office:value="-477.05959794007" calcext:value-type="float">
            <text:p>-477,1</text:p>
          </table:table-cell>
          <table:table-cell table:formula="of:=[.$A$3]*SIN(RADIANS([.B53]+120))" office:value-type="float" office:value="79.938011635558" calcext:value-type="float">
            <text:p>79,9</text:p>
          </table:table-cell>
          <table:table-cell table:style-name="ce10"/>
          <table:table-cell table:style-name="ce6" table:formula="of:=(MIN([.C53];[.D53];[.E53])+MAX([.C53];[.D53];[.E53]))/2" office:value-type="float" office:value="-39.969005817779" calcext:value-type="float">
            <text:p>-40,0</text:p>
          </table:table-cell>
          <table:table-cell table:style-name="ce12" table:formula="of:=([.C53]-[.G53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36.9547039388544" calcext:value-type="float">
            <text:p>37</text:p>
          </table:table-cell>
          <table:table-cell table:style-name="ce12" table:formula="of:=([.E53]-[.G53]+[.$A$3])/2" office:value-type="float" office:value="315.453508726669" calcext:value-type="float">
            <text:p>315</text:p>
          </table:table-cell>
          <table:table-cell table:style-name="ce10"/>
        </table:table-row>
        <table:table-row table:style-name="ro1">
          <table:table-cell/>
          <table:table-cell table:style-name="ce2" table:formula="of:=[.B53]+1" office:value-type="float" office:value="52" calcext:value-type="float">
            <text:p>52</text:p>
          </table:table-cell>
          <table:table-cell table:formula="of:=[.$A$3]*SIN(RADIANS([.B54]))" office:value-type="float" office:value="402.673495093035" calcext:value-type="float">
            <text:p>402,7</text:p>
          </table:table-cell>
          <table:table-cell table:formula="of:=[.$A$3]*SIN(RADIANS([.B54]-120))" office:value-type="float" office:value="-473.790949683628" calcext:value-type="float">
            <text:p>-473,8</text:p>
          </table:table-cell>
          <table:table-cell table:formula="of:=[.$A$3]*SIN(RADIANS([.B54]+120))" office:value-type="float" office:value="71.1174545905934" calcext:value-type="float">
            <text:p>71,1</text:p>
          </table:table-cell>
          <table:table-cell table:style-name="ce10"/>
          <table:table-cell table:style-name="ce6" table:formula="of:=(MIN([.C54];[.D54];[.E54])+MAX([.C54];[.D54];[.E54]))/2" office:value-type="float" office:value="-35.5587272952967" calcext:value-type="float">
            <text:p>-35,6</text:p>
          </table:table-cell>
          <table:table-cell table:style-name="ce12" table:formula="of:=([.C54]-[.G54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36.3838888058342" calcext:value-type="float">
            <text:p>36</text:p>
          </table:table-cell>
          <table:table-cell table:style-name="ce12" table:formula="of:=([.E54]-[.G54]+[.$A$3])/2" office:value-type="float" office:value="308.838090942945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54]+1" office:value-type="float" office:value="53" calcext:value-type="float">
            <text:p>53</text:p>
          </table:table-cell>
          <table:table-cell table:formula="of:=[.$A$3]*SIN(RADIANS([.B55]))" office:value-type="float" office:value="408.102745634167" calcext:value-type="float">
            <text:p>408,1</text:p>
          </table:table-cell>
          <table:table-cell table:formula="of:=[.$A$3]*SIN(RADIANS([.B55]-120))" office:value-type="float" office:value="-470.377980114197" calcext:value-type="float">
            <text:p>-470,4</text:p>
          </table:table-cell>
          <table:table-cell table:formula="of:=[.$A$3]*SIN(RADIANS([.B55]+120))" office:value-type="float" office:value="62.2752344800304" calcext:value-type="float">
            <text:p>62,3</text:p>
          </table:table-cell>
          <table:table-cell table:style-name="ce10"/>
          <table:table-cell table:style-name="ce6" table:formula="of:=(MIN([.C55];[.D55];[.E55])+MAX([.C55];[.D55];[.E55]))/2" office:value-type="float" office:value="-31.1376172400152" calcext:value-type="float">
            <text:p>-31,1</text:p>
          </table:table-cell>
          <table:table-cell table:style-name="ce12" table:formula="of:=([.C55]-[.G55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35.8798185629091" calcext:value-type="float">
            <text:p>36</text:p>
          </table:table-cell>
          <table:table-cell table:style-name="ce12" table:formula="of:=([.E55]-[.G55]+[.$A$3])/2" office:value-type="float" office:value="302.206425860023" calcext:value-type="float">
            <text:p>302</text:p>
          </table:table-cell>
          <table:table-cell table:style-name="ce10"/>
        </table:table-row>
        <table:table-row table:style-name="ro1">
          <table:table-cell/>
          <table:table-cell table:style-name="ce2" table:formula="of:=[.B55]+1" office:value-type="float" office:value="54" calcext:value-type="float">
            <text:p>54</text:p>
          </table:table-cell>
          <table:table-cell table:formula="of:=[.$A$3]*SIN(RADIANS([.B56]))" office:value-type="float" office:value="413.407684125598" calcext:value-type="float">
            <text:p>413,4</text:p>
          </table:table-cell>
          <table:table-cell table:formula="of:=[.$A$3]*SIN(RADIANS([.B56]-120))" office:value-type="float" office:value="-466.821728855369" calcext:value-type="float">
            <text:p>-466,8</text:p>
          </table:table-cell>
          <table:table-cell table:formula="of:=[.$A$3]*SIN(RADIANS([.B56]+120))" office:value-type="float" office:value="53.4140447297711" calcext:value-type="float">
            <text:p>53,4</text:p>
          </table:table-cell>
          <table:table-cell table:style-name="ce10"/>
          <table:table-cell table:style-name="ce6" table:formula="of:=(MIN([.C56];[.D56];[.E56])+MAX([.C56];[.D56];[.E56]))/2" office:value-type="float" office:value="-26.7070223648854" calcext:value-type="float">
            <text:p>-26,7</text:p>
          </table:table-cell>
          <table:table-cell table:style-name="ce12" table:formula="of:=([.C56]-[.G56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35.4426467547582" calcext:value-type="float">
            <text:p>35</text:p>
          </table:table-cell>
          <table:table-cell table:style-name="ce12" table:formula="of:=([.E56]-[.G56]+[.$A$3])/2" office:value-type="float" office:value="295.560533547328" calcext:value-type="float">
            <text:p>296</text:p>
          </table:table-cell>
          <table:table-cell table:style-name="ce10"/>
        </table:table-row>
        <table:table-row table:style-name="ro1">
          <table:table-cell/>
          <table:table-cell table:style-name="ce2" table:formula="of:=[.B56]+1" office:value-type="float" office:value="55" calcext:value-type="float">
            <text:p>55</text:p>
          </table:table-cell>
          <table:table-cell table:formula="of:=[.$A$3]*SIN(RADIANS([.B57]))" office:value-type="float" office:value="418.586694631675" calcext:value-type="float">
            <text:p>418,6</text:p>
          </table:table-cell>
          <table:table-cell table:formula="of:=[.$A$3]*SIN(RADIANS([.B57]-120))" office:value-type="float" office:value="-463.123279175728" calcext:value-type="float">
            <text:p>-463,1</text:p>
          </table:table-cell>
          <table:table-cell table:formula="of:=[.$A$3]*SIN(RADIANS([.B57]+120))" office:value-type="float" office:value="44.5365845440533" calcext:value-type="float">
            <text:p>44,5</text:p>
          </table:table-cell>
          <table:table-cell table:style-name="ce10"/>
          <table:table-cell table:style-name="ce6" table:formula="of:=(MIN([.C57];[.D57];[.E57])+MAX([.C57];[.D57];[.E57]))/2" office:value-type="float" office:value="-22.2682922720267" calcext:value-type="float">
            <text:p>-22,3</text:p>
          </table:table-cell>
          <table:table-cell table:style-name="ce12" table:formula="of:=([.C57]-[.G5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35.0725065481493" calcext:value-type="float">
            <text:p>35</text:p>
          </table:table-cell>
          <table:table-cell table:style-name="ce12" table:formula="of:=([.E57]-[.G57]+[.$A$3])/2" office:value-type="float" office:value="288.90243840804" calcext:value-type="float">
            <text:p>289</text:p>
          </table:table-cell>
          <table:table-cell table:style-name="ce10"/>
        </table:table-row>
        <table:table-row table:style-name="ro1">
          <table:table-cell/>
          <table:table-cell table:style-name="ce2" table:formula="of:=[.B57]+1" office:value-type="float" office:value="56" calcext:value-type="float">
            <text:p>56</text:p>
          </table:table-cell>
          <table:table-cell table:formula="of:=[.$A$3]*SIN(RADIANS([.B58]))" office:value-type="float" office:value="423.638199575626" calcext:value-type="float">
            <text:p>423,6</text:p>
          </table:table-cell>
          <table:table-cell table:formula="of:=[.$A$3]*SIN(RADIANS([.B58]-120))" office:value-type="float" office:value="-459.283757658874" calcext:value-type="float">
            <text:p>-459,3</text:p>
          </table:table-cell>
          <table:table-cell table:formula="of:=[.$A$3]*SIN(RADIANS([.B58]+120))" office:value-type="float" office:value="35.6455580832481" calcext:value-type="float">
            <text:p>35,6</text:p>
          </table:table-cell>
          <table:table-cell table:style-name="ce10"/>
          <table:table-cell table:style-name="ce6" table:formula="of:=(MIN([.C58];[.D58];[.E58])+MAX([.C58];[.D58];[.E58]))/2" office:value-type="float" office:value="-17.822779041624" calcext:value-type="float">
            <text:p>-17,8</text:p>
          </table:table-cell>
          <table:table-cell table:style-name="ce12" table:formula="of:=([.C58]-[.G58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34.7695106913748" calcext:value-type="float">
            <text:p>35</text:p>
          </table:table-cell>
          <table:table-cell table:style-name="ce12" table:formula="of:=([.E58]-[.G58]+[.$A$3])/2" office:value-type="float" office:value="282.234168562436" calcext:value-type="float">
            <text:p>282</text:p>
          </table:table-cell>
          <table:table-cell table:style-name="ce10"/>
        </table:table-row>
        <table:table-row table:style-name="ro1">
          <table:table-cell/>
          <table:table-cell table:style-name="ce2" table:formula="of:=[.B58]+1" office:value-type="float" office:value="57" calcext:value-type="float">
            <text:p>57</text:p>
          </table:table-cell>
          <table:table-cell table:formula="of:=[.$A$3]*SIN(RADIANS([.B59]))" office:value-type="float" office:value="428.560660220112" calcext:value-type="float">
            <text:p>428,6</text:p>
          </table:table-cell>
          <table:table-cell table:formula="of:=[.$A$3]*SIN(RADIANS([.B59]-120))" office:value-type="float" office:value="-455.304333860256" calcext:value-type="float">
            <text:p>-455,3</text:p>
          </table:table-cell>
          <table:table-cell table:formula="of:=[.$A$3]*SIN(RADIANS([.B59]+120))" office:value-type="float" office:value="26.7436736401443" calcext:value-type="float">
            <text:p>26,7</text:p>
          </table:table-cell>
          <table:table-cell table:style-name="ce10"/>
          <table:table-cell table:style-name="ce6" table:formula="of:=(MIN([.C59];[.D59];[.E59])+MAX([.C59];[.D59];[.E59]))/2" office:value-type="float" office:value="-13.3718368200721" calcext:value-type="float">
            <text:p>-13,4</text:p>
          </table:table-cell>
          <table:table-cell table:style-name="ce12" table:formula="of:=([.C59]-[.G59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34.5337514799081" calcext:value-type="float">
            <text:p>35</text:p>
          </table:table-cell>
          <table:table-cell table:style-name="ce12" table:formula="of:=([.E59]-[.G59]+[.$A$3])/2" office:value-type="float" office:value="275.557755230108" calcext:value-type="float">
            <text:p>276</text:p>
          </table:table-cell>
          <table:table-cell table:style-name="ce10"/>
        </table:table-row>
        <table:table-row table:style-name="ro1">
          <table:table-cell/>
          <table:table-cell table:style-name="ce2" table:formula="of:=[.B59]+1" office:value-type="float" office:value="58" calcext:value-type="float">
            <text:p>58</text:p>
          </table:table-cell>
          <table:table-cell table:formula="of:=[.$A$3]*SIN(RADIANS([.B60]))" office:value-type="float" office:value="433.352577135934" calcext:value-type="float">
            <text:p>433,4</text:p>
          </table:table-cell>
          <table:table-cell table:formula="of:=[.$A$3]*SIN(RADIANS([.B60]-120))" office:value-type="float" office:value="-451.186219950912" calcext:value-type="float">
            <text:p>-451,2</text:p>
          </table:table-cell>
          <table:table-cell table:formula="of:=[.$A$3]*SIN(RADIANS([.B60]+120))" office:value-type="float" office:value="17.8336428149781" calcext:value-type="float">
            <text:p>17,8</text:p>
          </table:table-cell>
          <table:table-cell table:style-name="ce10"/>
          <table:table-cell table:style-name="ce6" table:formula="of:=(MIN([.C60];[.D60];[.E60])+MAX([.C60];[.D60];[.E60]))/2" office:value-type="float" office:value="-8.91682140748898" calcext:value-type="float">
            <text:p>-8,9</text:p>
          </table:table-cell>
          <table:table-cell table:style-name="ce12" table:formula="of:=([.C60]-[.G60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34.3653007282887" calcext:value-type="float">
            <text:p>34</text:p>
          </table:table-cell>
          <table:table-cell table:style-name="ce12" table:formula="of:=([.E60]-[.G60]+[.$A$3])/2" office:value-type="float" office:value="268.875232111233" calcext:value-type="float">
            <text:p>269</text:p>
          </table:table-cell>
          <table:table-cell table:style-name="ce10"/>
        </table:table-row>
        <table:table-row table:style-name="ro1">
          <table:table-cell/>
          <table:table-cell table:style-name="ce2" table:formula="of:=[.B60]+1" office:value-type="float" office:value="59" calcext:value-type="float">
            <text:p>59</text:p>
          </table:table-cell>
          <table:table-cell table:formula="of:=[.$A$3]*SIN(RADIANS([.B61]))" office:value-type="float" office:value="438.012490658779" calcext:value-type="float">
            <text:p>438,0</text:p>
          </table:table-cell>
          <table:table-cell table:formula="of:=[.$A$3]*SIN(RADIANS([.B61]-120))" office:value-type="float" office:value="-446.930670348231" calcext:value-type="float">
            <text:p>-446,9</text:p>
          </table:table-cell>
          <table:table-cell table:formula="of:=[.$A$3]*SIN(RADIANS([.B61]+120))" office:value-type="float" office:value="8.91817968945184" calcext:value-type="float">
            <text:p>8,9</text:p>
          </table:table-cell>
          <table:table-cell table:style-name="ce10"/>
          <table:table-cell table:style-name="ce6" table:formula="of:=(MIN([.C61];[.D61];[.E61])+MAX([.C61];[.D61];[.E61]))/2" office:value-type="float" office:value="-4.4590898447259" calcext:value-type="float">
            <text:p>-4,5</text:p>
          </table:table-cell>
          <table:table-cell table:style-name="ce12" table:formula="of:=([.C61]-[.G61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34.2642097482473" calcext:value-type="float">
            <text:p>34</text:p>
          </table:table-cell>
          <table:table-cell table:style-name="ce12" table:formula="of:=([.E61]-[.G61]+[.$A$3])/2" office:value-type="float" office:value="262.188634767089" calcext:value-type="float">
            <text:p>262</text:p>
          </table:table-cell>
          <table:table-cell table:style-name="ce10"/>
        </table:table-row>
        <table:table-row table:style-name="ro1">
          <table:table-cell/>
          <table:table-cell table:style-name="ce2" table:formula="of:=[.B61]+1" office:value-type="float" office:value="60" calcext:value-type="float">
            <text:p>60</text:p>
          </table:table-cell>
          <table:table-cell table:formula="of:=[.$A$3]*SIN(RADIANS([.B62]))" office:value-type="float" office:value="442.538981333848" calcext:value-type="float">
            <text:p>442,5</text:p>
          </table:table-cell>
          <table:table-cell table:formula="of:=[.$A$3]*SIN(RADIANS([.B62]-120))" office:value-type="float" office:value="-442.538981333848" calcext:value-type="float">
            <text:p>-442,5</text:p>
          </table:table-cell>
          <table:table-cell table:formula="of:=[.$A$3]*SIN(RADIANS([.B62]+120))" office:value-type="float" office:value="0.0000000000000625794514364298" calcext:value-type="float">
            <text:p>0,0</text:p>
          </table:table-cell>
          <table:table-cell table:style-name="ce10"/>
          <table:table-cell table:style-name="ce6" table:formula="of:=(MIN([.C62];[.D62];[.E62])+MAX([.C62];[.D62];[.E62]))/2" office:value-type="float" office:value="0" calcext:value-type="float">
            <text:p>0,0</text:p>
          </table:table-cell>
          <table:table-cell table:style-name="ce12" table:formula="of:=([.C62]-[.G62]+[.$A$3])/2" office:value-type="float" office:value="476.769490666924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34.2305093330759" calcext:value-type="float">
            <text:p>34</text:p>
          </table:table-cell>
          <table:table-cell table:style-name="ce12" table:formula="of:=([.E62]-[.G62]+[.$A$3])/2" office:value-type="float" office:value="255.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62]+1" office:value-type="float" office:value="61" calcext:value-type="float">
            <text:p>61</text:p>
          </table:table-cell>
          <table:table-cell table:formula="of:=[.$A$3]*SIN(RADIANS([.B63]))" office:value-type="float" office:value="446.930670348231" calcext:value-type="float">
            <text:p>446,9</text:p>
          </table:table-cell>
          <table:table-cell table:formula="of:=[.$A$3]*SIN(RADIANS([.B63]-120))" office:value-type="float" office:value="-438.012490658779" calcext:value-type="float">
            <text:p>-438,0</text:p>
          </table:table-cell>
          <table:table-cell table:formula="of:=[.$A$3]*SIN(RADIANS([.B63]+120))" office:value-type="float" office:value="-8.91817968945194" calcext:value-type="float">
            <text:p>-8,9</text:p>
          </table:table-cell>
          <table:table-cell table:style-name="ce10"/>
          <table:table-cell table:style-name="ce6" table:formula="of:=(MIN([.C63];[.D63];[.E63])+MAX([.C63];[.D63];[.E63]))/2" office:value-type="float" office:value="4.4590898447259" calcext:value-type="float">
            <text:p>4,5</text:p>
          </table:table-cell>
          <table:table-cell table:style-name="ce12" table:formula="of:=([.C63]-[.G63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34.2642097482473" calcext:value-type="float">
            <text:p>34</text:p>
          </table:table-cell>
          <table:table-cell table:style-name="ce12" table:formula="of:=([.E63]-[.G63]+[.$A$3])/2" office:value-type="float" office:value="248.811365232911" calcext:value-type="float">
            <text:p>249</text:p>
          </table:table-cell>
          <table:table-cell table:style-name="ce10"/>
        </table:table-row>
        <table:table-row table:style-name="ro1">
          <table:table-cell/>
          <table:table-cell table:style-name="ce2" table:formula="of:=[.B63]+1" office:value-type="float" office:value="62" calcext:value-type="float">
            <text:p>62</text:p>
          </table:table-cell>
          <table:table-cell table:formula="of:=[.$A$3]*SIN(RADIANS([.B64]))" office:value-type="float" office:value="451.186219950912" calcext:value-type="float">
            <text:p>451,2</text:p>
          </table:table-cell>
          <table:table-cell table:formula="of:=[.$A$3]*SIN(RADIANS([.B64]-120))" office:value-type="float" office:value="-433.352577135934" calcext:value-type="float">
            <text:p>-433,4</text:p>
          </table:table-cell>
          <table:table-cell table:formula="of:=[.$A$3]*SIN(RADIANS([.B64]+120))" office:value-type="float" office:value="-17.833642814978" calcext:value-type="float">
            <text:p>-17,8</text:p>
          </table:table-cell>
          <table:table-cell table:style-name="ce10"/>
          <table:table-cell table:style-name="ce6" table:formula="of:=(MIN([.C64];[.D64];[.E64])+MAX([.C64];[.D64];[.E64]))/2" office:value-type="float" office:value="8.91682140748898" calcext:value-type="float">
            <text:p>8,9</text:p>
          </table:table-cell>
          <table:table-cell table:style-name="ce12" table:formula="of:=([.C64]-[.G64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34.3653007282887" calcext:value-type="float">
            <text:p>34</text:p>
          </table:table-cell>
          <table:table-cell table:style-name="ce12" table:formula="of:=([.E64]-[.G64]+[.$A$3])/2" office:value-type="float" office:value="242.124767888767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64]+1" office:value-type="float" office:value="63" calcext:value-type="float">
            <text:p>63</text:p>
          </table:table-cell>
          <table:table-cell table:formula="of:=[.$A$3]*SIN(RADIANS([.B65]))" office:value-type="float" office:value="455.304333860256" calcext:value-type="float">
            <text:p>455,3</text:p>
          </table:table-cell>
          <table:table-cell table:formula="of:=[.$A$3]*SIN(RADIANS([.B65]-120))" office:value-type="float" office:value="-428.560660220112" calcext:value-type="float">
            <text:p>-428,6</text:p>
          </table:table-cell>
          <table:table-cell table:formula="of:=[.$A$3]*SIN(RADIANS([.B65]+120))" office:value-type="float" office:value="-26.7436736401442" calcext:value-type="float">
            <text:p>-26,7</text:p>
          </table:table-cell>
          <table:table-cell table:style-name="ce10"/>
          <table:table-cell table:style-name="ce6" table:formula="of:=(MIN([.C65];[.D65];[.E65])+MAX([.C65];[.D65];[.E65]))/2" office:value-type="float" office:value="13.3718368200721" calcext:value-type="float">
            <text:p>13,4</text:p>
          </table:table-cell>
          <table:table-cell table:style-name="ce12" table:formula="of:=([.C65]-[.G65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4.5337514799081" calcext:value-type="float">
            <text:p>35</text:p>
          </table:table-cell>
          <table:table-cell table:style-name="ce12" table:formula="of:=([.E65]-[.G65]+[.$A$3])/2" office:value-type="float" office:value="235.442244769892" calcext:value-type="float">
            <text:p>235</text:p>
          </table:table-cell>
          <table:table-cell table:style-name="ce10"/>
        </table:table-row>
        <table:table-row table:style-name="ro1">
          <table:table-cell/>
          <table:table-cell table:style-name="ce2" table:formula="of:=[.B65]+1" office:value-type="float" office:value="64" calcext:value-type="float">
            <text:p>64</text:p>
          </table:table-cell>
          <table:table-cell table:formula="of:=[.$A$3]*SIN(RADIANS([.B66]))" office:value-type="float" office:value="459.283757658874" calcext:value-type="float">
            <text:p>459,3</text:p>
          </table:table-cell>
          <table:table-cell table:formula="of:=[.$A$3]*SIN(RADIANS([.B66]-120))" office:value-type="float" office:value="-423.638199575626" calcext:value-type="float">
            <text:p>-423,6</text:p>
          </table:table-cell>
          <table:table-cell table:formula="of:=[.$A$3]*SIN(RADIANS([.B66]+120))" office:value-type="float" office:value="-35.645558083248" calcext:value-type="float">
            <text:p>-35,6</text:p>
          </table:table-cell>
          <table:table-cell table:style-name="ce10"/>
          <table:table-cell table:style-name="ce6" table:formula="of:=(MIN([.C66];[.D66];[.E66])+MAX([.C66];[.D66];[.E66]))/2" office:value-type="float" office:value="17.822779041624" calcext:value-type="float">
            <text:p>17,8</text:p>
          </table:table-cell>
          <table:table-cell table:style-name="ce12" table:formula="of:=([.C66]-[.G66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4.7695106913748" calcext:value-type="float">
            <text:p>35</text:p>
          </table:table-cell>
          <table:table-cell table:style-name="ce12" table:formula="of:=([.E66]-[.G66]+[.$A$3])/2" office:value-type="float" office:value="228.765831437564" calcext:value-type="float">
            <text:p>229</text:p>
          </table:table-cell>
          <table:table-cell table:style-name="ce10"/>
        </table:table-row>
        <table:table-row table:style-name="ro1">
          <table:table-cell/>
          <table:table-cell table:style-name="ce2" table:formula="of:=[.B66]+1" office:value-type="float" office:value="65" calcext:value-type="float">
            <text:p>65</text:p>
          </table:table-cell>
          <table:table-cell table:formula="of:=[.$A$3]*SIN(RADIANS([.B67]))" office:value-type="float" office:value="463.123279175728" calcext:value-type="float">
            <text:p>463,1</text:p>
          </table:table-cell>
          <table:table-cell table:formula="of:=[.$A$3]*SIN(RADIANS([.B67]-120))" office:value-type="float" office:value="-418.586694631675" calcext:value-type="float">
            <text:p>-418,6</text:p>
          </table:table-cell>
          <table:table-cell table:formula="of:=[.$A$3]*SIN(RADIANS([.B67]+120))" office:value-type="float" office:value="-44.5365845440532" calcext:value-type="float">
            <text:p>-44,5</text:p>
          </table:table-cell>
          <table:table-cell table:style-name="ce10"/>
          <table:table-cell table:style-name="ce6" table:formula="of:=(MIN([.C67];[.D67];[.E67])+MAX([.C67];[.D67];[.E67]))/2" office:value-type="float" office:value="22.2682922720267" calcext:value-type="float">
            <text:p>22,3</text:p>
          </table:table-cell>
          <table:table-cell table:style-name="ce12" table:formula="of:=([.C67]-[.G6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5.0725065481493" calcext:value-type="float">
            <text:p>35</text:p>
          </table:table-cell>
          <table:table-cell table:style-name="ce12" table:formula="of:=([.E67]-[.G67]+[.$A$3])/2" office:value-type="float" office:value="222.09756159196" calcext:value-type="float">
            <text:p>222</text:p>
          </table:table-cell>
          <table:table-cell table:style-name="ce10"/>
        </table:table-row>
        <table:table-row table:style-name="ro1">
          <table:table-cell/>
          <table:table-cell table:style-name="ce2" table:formula="of:=[.B67]+1" office:value-type="float" office:value="66" calcext:value-type="float">
            <text:p>66</text:p>
          </table:table-cell>
          <table:table-cell table:formula="of:=[.$A$3]*SIN(RADIANS([.B68]))" office:value-type="float" office:value="466.821728855369" calcext:value-type="float">
            <text:p>466,8</text:p>
          </table:table-cell>
          <table:table-cell table:formula="of:=[.$A$3]*SIN(RADIANS([.B68]-120))" office:value-type="float" office:value="-413.407684125598" calcext:value-type="float">
            <text:p>-413,4</text:p>
          </table:table-cell>
          <table:table-cell table:formula="of:=[.$A$3]*SIN(RADIANS([.B68]+120))" office:value-type="float" office:value="-53.4140447297709" calcext:value-type="float">
            <text:p>-53,4</text:p>
          </table:table-cell>
          <table:table-cell table:style-name="ce10"/>
          <table:table-cell table:style-name="ce6" table:formula="of:=(MIN([.C68];[.D68];[.E68])+MAX([.C68];[.D68];[.E68]))/2" office:value-type="float" office:value="26.7070223648854" calcext:value-type="float">
            <text:p>26,7</text:p>
          </table:table-cell>
          <table:table-cell table:style-name="ce12" table:formula="of:=([.C68]-[.G68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5.4426467547582" calcext:value-type="float">
            <text:p>35</text:p>
          </table:table-cell>
          <table:table-cell table:style-name="ce12" table:formula="of:=([.E68]-[.G68]+[.$A$3])/2" office:value-type="float" office:value="215.439466452672" calcext:value-type="float">
            <text:p>215</text:p>
          </table:table-cell>
          <table:table-cell table:style-name="ce10"/>
        </table:table-row>
        <table:table-row table:style-name="ro1">
          <table:table-cell/>
          <table:table-cell table:style-name="ce2" table:formula="of:=[.B68]+1" office:value-type="float" office:value="67" calcext:value-type="float">
            <text:p>67</text:p>
          </table:table-cell>
          <table:table-cell table:formula="of:=[.$A$3]*SIN(RADIANS([.B69]))" office:value-type="float" office:value="470.377980114197" calcext:value-type="float">
            <text:p>470,4</text:p>
          </table:table-cell>
          <table:table-cell table:formula="of:=[.$A$3]*SIN(RADIANS([.B69]-120))" office:value-type="float" office:value="-408.102745634167" calcext:value-type="float">
            <text:p>-408,1</text:p>
          </table:table-cell>
          <table:table-cell table:formula="of:=[.$A$3]*SIN(RADIANS([.B69]+120))" office:value-type="float" office:value="-62.2752344800303" calcext:value-type="float">
            <text:p>-62,3</text:p>
          </table:table-cell>
          <table:table-cell table:style-name="ce10"/>
          <table:table-cell table:style-name="ce6" table:formula="of:=(MIN([.C69];[.D69];[.E69])+MAX([.C69];[.D69];[.E69]))/2" office:value-type="float" office:value="31.1376172400152" calcext:value-type="float">
            <text:p>31,1</text:p>
          </table:table-cell>
          <table:table-cell table:style-name="ce12" table:formula="of:=([.C69]-[.G69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35.8798185629091" calcext:value-type="float">
            <text:p>36</text:p>
          </table:table-cell>
          <table:table-cell table:style-name="ce12" table:formula="of:=([.E69]-[.G69]+[.$A$3])/2" office:value-type="float" office:value="208.793574139977" calcext:value-type="float">
            <text:p>209</text:p>
          </table:table-cell>
          <table:table-cell table:style-name="ce10"/>
        </table:table-row>
        <table:table-row table:style-name="ro1">
          <table:table-cell/>
          <table:table-cell table:style-name="ce2" table:formula="of:=[.B69]+1" office:value-type="float" office:value="68" calcext:value-type="float">
            <text:p>68</text:p>
          </table:table-cell>
          <table:table-cell table:formula="of:=[.$A$3]*SIN(RADIANS([.B70]))" office:value-type="float" office:value="473.790949683628" calcext:value-type="float">
            <text:p>473,8</text:p>
          </table:table-cell>
          <table:table-cell table:formula="of:=[.$A$3]*SIN(RADIANS([.B70]-120))" office:value-type="float" office:value="-402.673495093035" calcext:value-type="float">
            <text:p>-402,7</text:p>
          </table:table-cell>
          <table:table-cell table:formula="of:=[.$A$3]*SIN(RADIANS([.B70]+120))" office:value-type="float" office:value="-71.1174545905935" calcext:value-type="float">
            <text:p>-71,1</text:p>
          </table:table-cell>
          <table:table-cell table:style-name="ce10"/>
          <table:table-cell table:style-name="ce6" table:formula="of:=(MIN([.C70];[.D70];[.E70])+MAX([.C70];[.D70];[.E70]))/2" office:value-type="float" office:value="35.5587272952967" calcext:value-type="float">
            <text:p>35,6</text:p>
          </table:table-cell>
          <table:table-cell table:style-name="ce12" table:formula="of:=([.C70]-[.G70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36.3838888058342" calcext:value-type="float">
            <text:p>36</text:p>
          </table:table-cell>
          <table:table-cell table:style-name="ce12" table:formula="of:=([.E70]-[.G70]+[.$A$3])/2" office:value-type="float" office:value="202.161909057055" calcext:value-type="float">
            <text:p>202</text:p>
          </table:table-cell>
          <table:table-cell table:style-name="ce10"/>
        </table:table-row>
        <table:table-row table:style-name="ro1">
          <table:table-cell/>
          <table:table-cell table:style-name="ce2" table:formula="of:=[.B70]+1" office:value-type="float" office:value="69" calcext:value-type="float">
            <text:p>69</text:p>
          </table:table-cell>
          <table:table-cell table:formula="of:=[.$A$3]*SIN(RADIANS([.B71]))" office:value-type="float" office:value="477.05959794007" calcext:value-type="float">
            <text:p>477,1</text:p>
          </table:table-cell>
          <table:table-cell table:formula="of:=[.$A$3]*SIN(RADIANS([.B71]-120))" office:value-type="float" office:value="-397.121586304512" calcext:value-type="float">
            <text:p>-397,1</text:p>
          </table:table-cell>
          <table:table-cell table:formula="of:=[.$A$3]*SIN(RADIANS([.B71]+120))" office:value-type="float" office:value="-79.9380116355579" calcext:value-type="float">
            <text:p>-79,9</text:p>
          </table:table-cell>
          <table:table-cell table:style-name="ce10"/>
          <table:table-cell table:style-name="ce6" table:formula="of:=(MIN([.C71];[.D71];[.E71])+MAX([.C71];[.D71];[.E71]))/2" office:value-type="float" office:value="39.969005817779" calcext:value-type="float">
            <text:p>40,0</text:p>
          </table:table-cell>
          <table:table-cell table:style-name="ce12" table:formula="of:=([.C71]-[.G71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36.9547039388544" calcext:value-type="float">
            <text:p>37</text:p>
          </table:table-cell>
          <table:table-cell table:style-name="ce12" table:formula="of:=([.E71]-[.G71]+[.$A$3])/2" office:value-type="float" office:value="195.546491273332" calcext:value-type="float">
            <text:p>196</text:p>
          </table:table-cell>
          <table:table-cell table:style-name="ce10"/>
        </table:table-row>
        <table:table-row table:style-name="ro1">
          <table:table-cell/>
          <table:table-cell table:style-name="ce2" table:formula="of:=[.B71]+1" office:value-type="float" office:value="70" calcext:value-type="float">
            <text:p>70</text:p>
          </table:table-cell>
          <table:table-cell table:formula="of:=[.$A$3]*SIN(RADIANS([.B72]))" office:value-type="float" office:value="480.182929221599" calcext:value-type="float">
            <text:p>480,2</text:p>
          </table:table-cell>
          <table:table-cell table:formula="of:=[.$A$3]*SIN(RADIANS([.B72]-120))" office:value-type="float" office:value="-391.448710433798" calcext:value-type="float">
            <text:p>-391,4</text:p>
          </table:table-cell>
          <table:table-cell table:formula="of:=[.$A$3]*SIN(RADIANS([.B72]+120))" office:value-type="float" office:value="-88.7342187878015" calcext:value-type="float">
            <text:p>-88,7</text:p>
          </table:table-cell>
          <table:table-cell table:style-name="ce10"/>
          <table:table-cell table:style-name="ce6" table:formula="of:=(MIN([.C72];[.D72];[.E72])+MAX([.C72];[.D72];[.E72]))/2" office:value-type="float" office:value="44.3671093939007" calcext:value-type="float">
            <text:p>44,4</text:p>
          </table:table-cell>
          <table:table-cell table:style-name="ce12" table:formula="of:=([.C72]-[.G7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37.5920900861508" calcext:value-type="float">
            <text:p>38</text:p>
          </table:table-cell>
          <table:table-cell table:style-name="ce12" table:formula="of:=([.E72]-[.G72]+[.$A$3])/2" office:value-type="float" office:value="188.949335909149" calcext:value-type="float">
            <text:p>189</text:p>
          </table:table-cell>
          <table:table-cell table:style-name="ce10"/>
        </table:table-row>
        <table:table-row table:style-name="ro1">
          <table:table-cell/>
          <table:table-cell table:style-name="ce2" table:formula="of:=[.B72]+1" office:value-type="float" office:value="71" calcext:value-type="float">
            <text:p>71</text:p>
          </table:table-cell>
          <table:table-cell table:formula="of:=[.$A$3]*SIN(RADIANS([.B73]))" office:value-type="float" office:value="483.159992131251" calcext:value-type="float">
            <text:p>483,2</text:p>
          </table:table-cell>
          <table:table-cell table:formula="of:=[.$A$3]*SIN(RADIANS([.B73]-120))" office:value-type="float" office:value="-385.656595493836" calcext:value-type="float">
            <text:p>-385,7</text:p>
          </table:table-cell>
          <table:table-cell table:formula="of:=[.$A$3]*SIN(RADIANS([.B73]+120))" office:value-type="float" office:value="-97.5033966374144" calcext:value-type="float">
            <text:p>-97,5</text:p>
          </table:table-cell>
          <table:table-cell table:style-name="ce10"/>
          <table:table-cell table:style-name="ce6" table:formula="of:=(MIN([.C73];[.D73];[.E73])+MAX([.C73];[.D73];[.E73]))/2" office:value-type="float" office:value="48.7516983187072" calcext:value-type="float">
            <text:p>48,8</text:p>
          </table:table-cell>
          <table:table-cell table:style-name="ce12" table:formula="of:=([.C73]-[.G73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38.2958530937282" calcext:value-type="float">
            <text:p>38</text:p>
          </table:table-cell>
          <table:table-cell table:style-name="ce12" table:formula="of:=([.E73]-[.G73]+[.$A$3])/2" office:value-type="float" office:value="182.372452521939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73]+1" office:value-type="float" office:value="72" calcext:value-type="float">
            <text:p>72</text:p>
          </table:table-cell>
          <table:table-cell table:formula="of:=[.$A$3]*SIN(RADIANS([.B74]))" office:value-type="float" office:value="485.989879826824" calcext:value-type="float">
            <text:p>486,0</text:p>
          </table:table-cell>
          <table:table-cell table:formula="of:=[.$A$3]*SIN(RADIANS([.B74]-120))" office:value-type="float" office:value="-379.747005818948" calcext:value-type="float">
            <text:p>-379,7</text:p>
          </table:table-cell>
          <table:table-cell table:formula="of:=[.$A$3]*SIN(RADIANS([.B74]+120))" office:value-type="float" office:value="-106.242874007875" calcext:value-type="float">
            <text:p>-106,2</text:p>
          </table:table-cell>
          <table:table-cell table:style-name="ce10"/>
          <table:table-cell table:style-name="ce6" table:formula="of:=(MIN([.C74];[.D74];[.E74])+MAX([.C74];[.D74];[.E74]))/2" office:value-type="float" office:value="53.1214370039375" calcext:value-type="float">
            <text:p>53,1</text:p>
          </table:table-cell>
          <table:table-cell table:style-name="ce12" table:formula="of:=([.C74]-[.G74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39.065778588557" calcext:value-type="float">
            <text:p>39</text:p>
          </table:table-cell>
          <table:table-cell table:style-name="ce12" table:formula="of:=([.E74]-[.G74]+[.$A$3])/2" office:value-type="float" office:value="175.817844494094" calcext:value-type="float">
            <text:p>176</text:p>
          </table:table-cell>
          <table:table-cell table:style-name="ce10"/>
        </table:table-row>
        <table:table-row table:style-name="ro1">
          <table:table-cell/>
          <table:table-cell table:style-name="ce2" table:formula="of:=[.B74]+1" office:value-type="float" office:value="73" calcext:value-type="float">
            <text:p>73</text:p>
          </table:table-cell>
          <table:table-cell table:formula="of:=[.$A$3]*SIN(RADIANS([.B75]))" office:value-type="float" office:value="488.671730297111" calcext:value-type="float">
            <text:p>488,7</text:p>
          </table:table-cell>
          <table:table-cell table:formula="of:=[.$A$3]*SIN(RADIANS([.B75]-120))" office:value-type="float" office:value="-373.721741527396" calcext:value-type="float">
            <text:p>-373,7</text:p>
          </table:table-cell>
          <table:table-cell table:formula="of:=[.$A$3]*SIN(RADIANS([.B75]+120))" office:value-type="float" office:value="-114.949988769715" calcext:value-type="float">
            <text:p>-114,9</text:p>
          </table:table-cell>
          <table:table-cell table:style-name="ce10"/>
          <table:table-cell table:style-name="ce6" table:formula="of:=(MIN([.C75];[.D75];[.E75])+MAX([.C75];[.D75];[.E75]))/2" office:value-type="float" office:value="57.4749943848575" calcext:value-type="float">
            <text:p>57,5</text:p>
          </table:table-cell>
          <table:table-cell table:style-name="ce12" table:formula="of:=([.C75]-[.G75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39.9016320438732" calcext:value-type="float">
            <text:p>40</text:p>
          </table:table-cell>
          <table:table-cell table:style-name="ce12" table:formula="of:=([.E75]-[.G75]+[.$A$3])/2" office:value-type="float" office:value="169.287508422714" calcext:value-type="float">
            <text:p>169</text:p>
          </table:table-cell>
          <table:table-cell table:style-name="ce10"/>
        </table:table-row>
        <table:table-row table:style-name="ro1">
          <table:table-cell/>
          <table:table-cell table:style-name="ce2" table:formula="of:=[.B75]+1" office:value-type="float" office:value="74" calcext:value-type="float">
            <text:p>74</text:p>
          </table:table-cell>
          <table:table-cell table:formula="of:=[.$A$3]*SIN(RADIANS([.B76]))" office:value-type="float" office:value="491.204726624481" calcext:value-type="float">
            <text:p>491,2</text:p>
          </table:table-cell>
          <table:table-cell table:formula="of:=[.$A$3]*SIN(RADIANS([.B76]-120))" office:value-type="float" office:value="-367.582637973051" calcext:value-type="float">
            <text:p>-367,6</text:p>
          </table:table-cell>
          <table:table-cell table:formula="of:=[.$A$3]*SIN(RADIANS([.B76]+120))" office:value-type="float" office:value="-123.62208865143" calcext:value-type="float">
            <text:p>-123,6</text:p>
          </table:table-cell>
          <table:table-cell table:style-name="ce10"/>
          <table:table-cell table:style-name="ce6" table:formula="of:=(MIN([.C76];[.D76];[.E76])+MAX([.C76];[.D76];[.E76]))/2" office:value-type="float" office:value="61.8110443257151" calcext:value-type="float">
            <text:p>61,8</text:p>
          </table:table-cell>
          <table:table-cell table:style-name="ce12" table:formula="of:=([.C76]-[.G76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40.8031588506171" calcext:value-type="float">
            <text:p>41</text:p>
          </table:table-cell>
          <table:table-cell table:style-name="ce12" table:formula="of:=([.E76]-[.G76]+[.$A$3])/2" office:value-type="float" office:value="162.783433511427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76]+1" office:value-type="float" office:value="75" calcext:value-type="float">
            <text:p>75</text:p>
          </table:table-cell>
          <table:table-cell table:formula="of:=[.$A$3]*SIN(RADIANS([.B77]))" office:value-type="float" office:value="493.588097233714" calcext:value-type="float">
            <text:p>493,6</text:p>
          </table:table-cell>
          <table:table-cell table:formula="of:=[.$A$3]*SIN(RADIANS([.B77]-120))" office:value-type="float" office:value="-361.331565186326" calcext:value-type="float">
            <text:p>-361,3</text:p>
          </table:table-cell>
          <table:table-cell table:formula="of:=[.$A$3]*SIN(RADIANS([.B77]+120))" office:value-type="float" office:value="-132.256532047388" calcext:value-type="float">
            <text:p>-132,3</text:p>
          </table:table-cell>
          <table:table-cell table:style-name="ce10"/>
          <table:table-cell table:style-name="ce6" table:formula="of:=(MIN([.C77];[.D77];[.E77])+MAX([.C77];[.D77];[.E77]))/2" office:value-type="float" office:value="66.1282660236941" calcext:value-type="float">
            <text:p>66,1</text:p>
          </table:table-cell>
          <table:table-cell table:style-name="ce12" table:formula="of:=([.C77]-[.G7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41.7700843949901" calcext:value-type="float">
            <text:p>42</text:p>
          </table:table-cell>
          <table:table-cell table:style-name="ce12" table:formula="of:=([.E77]-[.G77]+[.$A$3])/2" office:value-type="float" office:value="156.307600964459" calcext:value-type="float">
            <text:p>156</text:p>
          </table:table-cell>
          <table:table-cell table:style-name="ce10"/>
        </table:table-row>
        <table:table-row table:style-name="ro1">
          <table:table-cell/>
          <table:table-cell table:style-name="ce2" table:formula="of:=[.B77]+1" office:value-type="float" office:value="76" calcext:value-type="float">
            <text:p>76</text:p>
          </table:table-cell>
          <table:table-cell table:formula="of:=[.$A$3]*SIN(RADIANS([.B78]))" office:value-type="float" office:value="495.821116127034" calcext:value-type="float">
            <text:p>495,8</text:p>
          </table:table-cell>
          <table:table-cell table:formula="of:=[.$A$3]*SIN(RADIANS([.B78]-120))" office:value-type="float" office:value="-354.970427304548" calcext:value-type="float">
            <text:p>-355,0</text:p>
          </table:table-cell>
          <table:table-cell table:formula="of:=[.$A$3]*SIN(RADIANS([.B78]+120))" office:value-type="float" office:value="-140.850688822486" calcext:value-type="float">
            <text:p>-140,9</text:p>
          </table:table-cell>
          <table:table-cell table:style-name="ce10"/>
          <table:table-cell table:style-name="ce6" table:formula="of:=(MIN([.C78];[.D78];[.E78])+MAX([.C78];[.D78];[.E78]))/2" office:value-type="float" office:value="70.4253444112433" calcext:value-type="float">
            <text:p>70,4</text:p>
          </table:table-cell>
          <table:table-cell table:style-name="ce12" table:formula="of:=([.C78]-[.G78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42.8021141421046" calcext:value-type="float">
            <text:p>43</text:p>
          </table:table-cell>
          <table:table-cell table:style-name="ce12" table:formula="of:=([.E78]-[.G78]+[.$A$3])/2" office:value-type="float" office:value="149.861983383135" calcext:value-type="float">
            <text:p>150</text:p>
          </table:table-cell>
          <table:table-cell table:style-name="ce10"/>
        </table:table-row>
        <table:table-row table:style-name="ro1">
          <table:table-cell/>
          <table:table-cell table:style-name="ce2" table:formula="of:=[.B78]+1" office:value-type="float" office:value="77" calcext:value-type="float">
            <text:p>77</text:p>
          </table:table-cell>
          <table:table-cell table:formula="of:=[.$A$3]*SIN(RADIANS([.B79]))" office:value-type="float" office:value="497.903103105255" calcext:value-type="float">
            <text:p>497,9</text:p>
          </table:table-cell>
          <table:table-cell table:formula="of:=[.$A$3]*SIN(RADIANS([.B79]-120))" office:value-type="float" office:value="-348.501161991937" calcext:value-type="float">
            <text:p>-348,5</text:p>
          </table:table-cell>
          <table:table-cell table:formula="of:=[.$A$3]*SIN(RADIANS([.B79]+120))" office:value-type="float" office:value="-149.401941113318" calcext:value-type="float">
            <text:p>-149,4</text:p>
          </table:table-cell>
          <table:table-cell table:style-name="ce10"/>
          <table:table-cell table:style-name="ce6" table:formula="of:=(MIN([.C79];[.D79];[.E79])+MAX([.C79];[.D79];[.E79]))/2" office:value-type="float" office:value="74.7009705566592" calcext:value-type="float">
            <text:p>74,7</text:p>
          </table:table-cell>
          <table:table-cell table:style-name="ce12" table:formula="of:=([.C79]-[.G79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43.898933725702" calcext:value-type="float">
            <text:p>44</text:p>
          </table:table-cell>
          <table:table-cell table:style-name="ce12" table:formula="of:=([.E79]-[.G79]+[.$A$3])/2" office:value-type="float" office:value="143.448544165011" calcext:value-type="float">
            <text:p>143</text:p>
          </table:table-cell>
          <table:table-cell table:style-name="ce10"/>
        </table:table-row>
        <table:table-row table:style-name="ro1">
          <table:table-cell/>
          <table:table-cell table:style-name="ce2" table:formula="of:=[.B79]+1" office:value-type="float" office:value="78" calcext:value-type="float">
            <text:p>78</text:p>
          </table:table-cell>
          <table:table-cell table:formula="of:=[.$A$3]*SIN(RADIANS([.B80]))" office:value-type="float" office:value="499.833423974975" calcext:value-type="float">
            <text:p>499,8</text:p>
          </table:table-cell>
          <table:table-cell table:formula="of:=[.$A$3]*SIN(RADIANS([.B80]-120))" office:value-type="float" office:value="-341.925739849377" calcext:value-type="float">
            <text:p>-341,9</text:p>
          </table:table-cell>
          <table:table-cell table:formula="of:=[.$A$3]*SIN(RADIANS([.B80]+120))" office:value-type="float" office:value="-157.907684125598" calcext:value-type="float">
            <text:p>-157,9</text:p>
          </table:table-cell>
          <table:table-cell table:style-name="ce10"/>
          <table:table-cell table:style-name="ce6" table:formula="of:=(MIN([.C80];[.D80];[.E80])+MAX([.C80];[.D80];[.E80]))/2" office:value-type="float" office:value="78.9538420627991" calcext:value-type="float">
            <text:p>79,0</text:p>
          </table:table-cell>
          <table:table-cell table:style-name="ce12" table:formula="of:=([.C80]-[.G80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45.0602090439122" calcext:value-type="float">
            <text:p>45</text:p>
          </table:table-cell>
          <table:table-cell table:style-name="ce12" table:formula="of:=([.E80]-[.G80]+[.$A$3])/2" office:value-type="float" office:value="137.069236905801" calcext:value-type="float">
            <text:p>137</text:p>
          </table:table-cell>
          <table:table-cell table:style-name="ce10"/>
        </table:table-row>
        <table:table-row table:style-name="ro1">
          <table:table-cell/>
          <table:table-cell table:style-name="ce2" table:formula="of:=[.B80]+1" office:value-type="float" office:value="79" calcext:value-type="float">
            <text:p>79</text:p>
          </table:table-cell>
          <table:table-cell table:formula="of:=[.$A$3]*SIN(RADIANS([.B81]))" office:value-type="float" office:value="501.611490741756" calcext:value-type="float">
            <text:p>501,6</text:p>
          </table:table-cell>
          <table:table-cell table:formula="of:=[.$A$3]*SIN(RADIANS([.B81]-120))" office:value-type="float" office:value="-335.246163814149" calcext:value-type="float">
            <text:p>-335,2</text:p>
          </table:table-cell>
          <table:table-cell table:formula="of:=[.$A$3]*SIN(RADIANS([.B81]+120))" office:value-type="float" office:value="-166.365326927607" calcext:value-type="float">
            <text:p>-166,4</text:p>
          </table:table-cell>
          <table:table-cell table:style-name="ce10"/>
          <table:table-cell table:style-name="ce6" table:formula="of:=(MIN([.C81];[.D81];[.E81])+MAX([.C81];[.D81];[.E81]))/2" office:value-type="float" office:value="83.1826634638036" calcext:value-type="float">
            <text:p>83,2</text:p>
          </table:table-cell>
          <table:table-cell table:style-name="ce12" table:formula="of:=([.C81]-[.G81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46.2855863610236" calcext:value-type="float">
            <text:p>46</text:p>
          </table:table-cell>
          <table:table-cell table:style-name="ce12" table:formula="of:=([.E81]-[.G81]+[.$A$3])/2" office:value-type="float" office:value="130.726004804295" calcext:value-type="float">
            <text:p>131</text:p>
          </table:table-cell>
          <table:table-cell table:style-name="ce10"/>
        </table:table-row>
        <table:table-row table:style-name="ro1">
          <table:table-cell/>
          <table:table-cell table:style-name="ce2" table:formula="of:=[.B81]+1" office:value-type="float" office:value="80" calcext:value-type="float">
            <text:p>80</text:p>
          </table:table-cell>
          <table:table-cell table:formula="of:=[.$A$3]*SIN(RADIANS([.B82]))" office:value-type="float" office:value="503.236761789238" calcext:value-type="float">
            <text:p>503,2</text:p>
          </table:table-cell>
          <table:table-cell table:formula="of:=[.$A$3]*SIN(RADIANS([.B82]-120))" office:value-type="float" office:value="-328.464468549822" calcext:value-type="float">
            <text:p>-328,5</text:p>
          </table:table-cell>
          <table:table-cell table:formula="of:=[.$A$3]*SIN(RADIANS([.B82]+120))" office:value-type="float" office:value="-174.772293239417" calcext:value-type="float">
            <text:p>-174,8</text:p>
          </table:table-cell>
          <table:table-cell table:style-name="ce10"/>
          <table:table-cell table:style-name="ce6" table:formula="of:=(MIN([.C82];[.D82];[.E82])+MAX([.C82];[.D82];[.E82]))/2" office:value-type="float" office:value="87.3861466197084" calcext:value-type="float">
            <text:p>87,4</text:p>
          </table:table-cell>
          <table:table-cell table:style-name="ce12" table:formula="of:=([.C82]-[.G8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47.574692415235" calcext:value-type="float">
            <text:p>48</text:p>
          </table:table-cell>
          <table:table-cell table:style-name="ce12" table:formula="of:=([.E82]-[.G82]+[.$A$3])/2" office:value-type="float" office:value="124.420780070437" calcext:value-type="float">
            <text:p>124</text:p>
          </table:table-cell>
          <table:table-cell table:style-name="ce10"/>
        </table:table-row>
        <table:table-row table:style-name="ro1">
          <table:table-cell/>
          <table:table-cell table:style-name="ce2" table:formula="of:=[.B82]+1" office:value-type="float" office:value="81" calcext:value-type="float">
            <text:p>81</text:p>
          </table:table-cell>
          <table:table-cell table:formula="of:=[.$A$3]*SIN(RADIANS([.B83]))" office:value-type="float" office:value="504.708742044115" calcext:value-type="float">
            <text:p>504,7</text:p>
          </table:table-cell>
          <table:table-cell table:formula="of:=[.$A$3]*SIN(RADIANS([.B83]-120))" office:value-type="float" office:value="-321.582719826467" calcext:value-type="float">
            <text:p>-321,6</text:p>
          </table:table-cell>
          <table:table-cell table:formula="of:=[.$A$3]*SIN(RADIANS([.B83]+120))" office:value-type="float" office:value="-183.126022217649" calcext:value-type="float">
            <text:p>-183,1</text:p>
          </table:table-cell>
          <table:table-cell table:style-name="ce10"/>
          <table:table-cell table:style-name="ce6" table:formula="of:=(MIN([.C83];[.D83];[.E83])+MAX([.C83];[.D83];[.E83]))/2" office:value-type="float" office:value="91.5630111088242" calcext:value-type="float">
            <text:p>91,6</text:p>
          </table:table-cell>
          <table:table-cell table:style-name="ce12" table:formula="of:=([.C83]-[.G83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48.9271345323544" calcext:value-type="float">
            <text:p>49</text:p>
          </table:table-cell>
          <table:table-cell table:style-name="ce12" table:formula="of:=([.E83]-[.G83]+[.$A$3])/2" office:value-type="float" office:value="118.155483336764" calcext:value-type="float">
            <text:p>118</text:p>
          </table:table-cell>
          <table:table-cell table:style-name="ce10"/>
        </table:table-row>
        <table:table-row table:style-name="ro1">
          <table:table-cell/>
          <table:table-cell table:style-name="ce2" table:formula="of:=[.B83]+1" office:value-type="float" office:value="82" calcext:value-type="float">
            <text:p>82</text:p>
          </table:table-cell>
          <table:table-cell table:formula="of:=[.$A$3]*SIN(RADIANS([.B84]))" office:value-type="float" office:value="506.026983126943" calcext:value-type="float">
            <text:p>506,0</text:p>
          </table:table-cell>
          <table:table-cell table:formula="of:=[.$A$3]*SIN(RADIANS([.B84]-120))" office:value-type="float" office:value="-314.603013891411" calcext:value-type="float">
            <text:p>-314,6</text:p>
          </table:table-cell>
          <table:table-cell table:formula="of:=[.$A$3]*SIN(RADIANS([.B84]+120))" office:value-type="float" office:value="-191.423969235531" calcext:value-type="float">
            <text:p>-191,4</text:p>
          </table:table-cell>
          <table:table-cell table:style-name="ce10"/>
          <table:table-cell table:style-name="ce6" table:formula="of:=(MIN([.C84];[.D84];[.E84])+MAX([.C84];[.D84];[.E84]))/2" office:value-type="float" office:value="95.7119846177656" calcext:value-type="float">
            <text:p>95,7</text:p>
          </table:table-cell>
          <table:table-cell table:style-name="ce12" table:formula="of:=([.C84]-[.G84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50.3425007454115" calcext:value-type="float">
            <text:p>50</text:p>
          </table:table-cell>
          <table:table-cell table:style-name="ce12" table:formula="of:=([.E84]-[.G84]+[.$A$3])/2" office:value-type="float" office:value="111.932023073352" calcext:value-type="float">
            <text:p>112</text:p>
          </table:table-cell>
          <table:table-cell table:style-name="ce10"/>
        </table:table-row>
        <table:table-row table:style-name="ro1">
          <table:table-cell/>
          <table:table-cell table:style-name="ce2" table:formula="of:=[.B84]+1" office:value-type="float" office:value="83" calcext:value-type="float">
            <text:p>83</text:p>
          </table:table-cell>
          <table:table-cell table:formula="of:=[.$A$3]*SIN(RADIANS([.B85]))" office:value-type="float" office:value="507.191083488716" calcext:value-type="float">
            <text:p>507,2</text:p>
          </table:table-cell>
          <table:table-cell table:formula="of:=[.$A$3]*SIN(RADIANS([.B85]-120))" office:value-type="float" office:value="-307.527476830697" calcext:value-type="float">
            <text:p>-307,5</text:p>
          </table:table-cell>
          <table:table-cell table:formula="of:=[.$A$3]*SIN(RADIANS([.B85]+120))" office:value-type="float" office:value="-199.663606658019" calcext:value-type="float">
            <text:p>-199,7</text:p>
          </table:table-cell>
          <table:table-cell table:style-name="ce10"/>
          <table:table-cell table:style-name="ce6" table:formula="of:=(MIN([.C85];[.D85];[.E85])+MAX([.C85];[.D85];[.E85]))/2" office:value-type="float" office:value="99.8318033290094" calcext:value-type="float">
            <text:p>99,8</text:p>
          </table:table-cell>
          <table:table-cell table:style-name="ce12" table:formula="of:=([.C85]-[.G85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51.8203599201469" calcext:value-type="float">
            <text:p>52</text:p>
          </table:table-cell>
          <table:table-cell table:style-name="ce12" table:formula="of:=([.E85]-[.G85]+[.$A$3])/2" office:value-type="float" office:value="105.752295006486" calcext:value-type="float">
            <text:p>106</text:p>
          </table:table-cell>
          <table:table-cell table:style-name="ce10"/>
        </table:table-row>
        <table:table-row table:style-name="ro1">
          <table:table-cell/>
          <table:table-cell table:style-name="ce2" table:formula="of:=[.B85]+1" office:value-type="float" office:value="84" calcext:value-type="float">
            <text:p>84</text:p>
          </table:table-cell>
          <table:table-cell table:formula="of:=[.$A$3]*SIN(RADIANS([.B86]))" office:value-type="float" office:value="508.200688533188" calcext:value-type="float">
            <text:p>508,2</text:p>
          </table:table-cell>
          <table:table-cell table:formula="of:=[.$A$3]*SIN(RADIANS([.B86]-120))" office:value-type="float" office:value="-300.358263921454" calcext:value-type="float">
            <text:p>-300,4</text:p>
          </table:table-cell>
          <table:table-cell table:formula="of:=[.$A$3]*SIN(RADIANS([.B86]+120))" office:value-type="float" office:value="-207.842424611734" calcext:value-type="float">
            <text:p>-207,8</text:p>
          </table:table-cell>
          <table:table-cell table:style-name="ce10"/>
          <table:table-cell table:style-name="ce6" table:formula="of:=(MIN([.C86];[.D86];[.E86])+MAX([.C86];[.D86];[.E86]))/2" office:value-type="float" office:value="103.921212305867" calcext:value-type="float">
            <text:p>103,9</text:p>
          </table:table-cell>
          <table:table-cell table:style-name="ce12" table:formula="of:=([.C86]-[.G86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53.3602618863396" calcext:value-type="float">
            <text:p>53</text:p>
          </table:table-cell>
          <table:table-cell table:style-name="ce12" table:formula="of:=([.E86]-[.G86]+[.$A$3])/2" office:value-type="float" office:value="99.6181815411996" calcext:value-type="float">
            <text:p>100</text:p>
          </table:table-cell>
          <table:table-cell table:style-name="ce10"/>
        </table:table-row>
        <table:table-row table:style-name="ro1">
          <table:table-cell/>
          <table:table-cell table:style-name="ce2" table:formula="of:=[.B86]+1" office:value-type="float" office:value="85" calcext:value-type="float">
            <text:p>85</text:p>
          </table:table-cell>
          <table:table-cell table:formula="of:=[.$A$3]*SIN(RADIANS([.B87]))" office:value-type="float" office:value="509.055490724882" calcext:value-type="float">
            <text:p>509,1</text:p>
          </table:table-cell>
          <table:table-cell table:formula="of:=[.$A$3]*SIN(RADIANS([.B87]-120))" office:value-type="float" office:value="-293.097558975384" calcext:value-type="float">
            <text:p>-293,1</text:p>
          </table:table-cell>
          <table:table-cell table:formula="of:=[.$A$3]*SIN(RADIANS([.B87]+120))" office:value-type="float" office:value="-215.957931749497" calcext:value-type="float">
            <text:p>-216,0</text:p>
          </table:table-cell>
          <table:table-cell table:style-name="ce10"/>
          <table:table-cell table:style-name="ce6" table:formula="of:=(MIN([.C87];[.D87];[.E87])+MAX([.C87];[.D87];[.E87]))/2" office:value-type="float" office:value="107.978965874749" calcext:value-type="float">
            <text:p>108,0</text:p>
          </table:table-cell>
          <table:table-cell table:style-name="ce12" table:formula="of:=([.C87]-[.G8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54.9617375749334" calcext:value-type="float">
            <text:p>55</text:p>
          </table:table-cell>
          <table:table-cell table:style-name="ce12" table:formula="of:=([.E87]-[.G87]+[.$A$3])/2" office:value-type="float" office:value="93.531551187877" calcext:value-type="float">
            <text:p>94</text:p>
          </table:table-cell>
          <table:table-cell table:style-name="ce10"/>
        </table:table-row>
        <table:table-row table:style-name="ro1">
          <table:table-cell/>
          <table:table-cell table:style-name="ce2" table:formula="of:=[.B87]+1" office:value-type="float" office:value="86" calcext:value-type="float">
            <text:p>86</text:p>
          </table:table-cell>
          <table:table-cell table:formula="of:=[.$A$3]*SIN(RADIANS([.B88]))" office:value-type="float" office:value="509.75522968277" calcext:value-type="float">
            <text:p>509,8</text:p>
          </table:table-cell>
          <table:table-cell table:formula="of:=[.$A$3]*SIN(RADIANS([.B88]-120))" office:value-type="float" office:value="-285.747573673552" calcext:value-type="float">
            <text:p>-285,7</text:p>
          </table:table-cell>
          <table:table-cell table:formula="of:=[.$A$3]*SIN(RADIANS([.B88]+120))" office:value-type="float" office:value="-224.007656009219" calcext:value-type="float">
            <text:p>-224,0</text:p>
          </table:table-cell>
          <table:table-cell table:style-name="ce10"/>
          <table:table-cell table:style-name="ce6" table:formula="of:=(MIN([.C88];[.D88];[.E88])+MAX([.C88];[.D88];[.E88]))/2" office:value-type="float" office:value="112.003828004609" calcext:value-type="float">
            <text:p>112,0</text:p>
          </table:table-cell>
          <table:table-cell table:style-name="ce12" table:formula="of:=([.C88]-[.G88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56.6242991609196" calcext:value-type="float">
            <text:p>57</text:p>
          </table:table-cell>
          <table:table-cell table:style-name="ce12" table:formula="of:=([.E88]-[.G88]+[.$A$3])/2" office:value-type="float" office:value="87.4942579930861" calcext:value-type="float">
            <text:p>87</text:p>
          </table:table-cell>
          <table:table-cell table:style-name="ce10"/>
        </table:table-row>
        <table:table-row table:style-name="ro1">
          <table:table-cell/>
          <table:table-cell table:style-name="ce2" table:formula="of:=[.B88]+1" office:value-type="float" office:value="87" calcext:value-type="float">
            <text:p>87</text:p>
          </table:table-cell>
          <table:table-cell table:formula="of:=[.$A$3]*SIN(RADIANS([.B89]))" office:value-type="float" office:value="510.299692259587" calcext:value-type="float">
            <text:p>510,3</text:p>
          </table:table-cell>
          <table:table-cell table:formula="of:=[.$A$3]*SIN(RADIANS([.B89]-120))" office:value-type="float" office:value="-278.310546892679" calcext:value-type="float">
            <text:p>-278,3</text:p>
          </table:table-cell>
          <table:table-cell table:formula="of:=[.$A$3]*SIN(RADIANS([.B89]+120))" office:value-type="float" office:value="-231.989145366908" calcext:value-type="float">
            <text:p>-232,0</text:p>
          </table:table-cell>
          <table:table-cell table:style-name="ce10"/>
          <table:table-cell table:style-name="ce6" table:formula="of:=(MIN([.C89];[.D89];[.E89])+MAX([.C89];[.D89];[.E89]))/2" office:value-type="float" office:value="115.994572683454" calcext:value-type="float">
            <text:p>116,0</text:p>
          </table:table-cell>
          <table:table-cell table:style-name="ce12" table:formula="of:=([.C89]-[.G89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58.3474402119335" calcext:value-type="float">
            <text:p>58</text:p>
          </table:table-cell>
          <table:table-cell table:style-name="ce12" table:formula="of:=([.E89]-[.G89]+[.$A$3])/2" office:value-type="float" office:value="81.5081409748187" calcext:value-type="float">
            <text:p>82</text:p>
          </table:table-cell>
          <table:table-cell table:style-name="ce10"/>
        </table:table-row>
        <table:table-row table:style-name="ro1">
          <table:table-cell/>
          <table:table-cell table:style-name="ce2" table:formula="of:=[.B89]+1" office:value-type="float" office:value="88" calcext:value-type="float">
            <text:p>88</text:p>
          </table:table-cell>
          <table:table-cell table:formula="of:=[.$A$3]*SIN(RADIANS([.B90]))" office:value-type="float" office:value="510.688712606758" calcext:value-type="float">
            <text:p>510,7</text:p>
          </table:table-cell>
          <table:table-cell table:formula="of:=[.$A$3]*SIN(RADIANS([.B90]-120))" office:value-type="float" office:value="-270.788744023168" calcext:value-type="float">
            <text:p>-270,8</text:p>
          </table:table-cell>
          <table:table-cell table:formula="of:=[.$A$3]*SIN(RADIANS([.B90]+120))" office:value-type="float" office:value="-239.89996858359" calcext:value-type="float">
            <text:p>-239,9</text:p>
          </table:table-cell>
          <table:table-cell table:style-name="ce10"/>
          <table:table-cell table:style-name="ce6" table:formula="of:=(MIN([.C90];[.D90];[.E90])+MAX([.C90];[.D90];[.E90]))/2" office:value-type="float" office:value="119.949984291795" calcext:value-type="float">
            <text:p>119,9</text:p>
          </table:table-cell>
          <table:table-cell table:style-name="ce12" table:formula="of:=([.C90]-[.G90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60.1306358425186" calcext:value-type="float">
            <text:p>60</text:p>
          </table:table-cell>
          <table:table-cell table:style-name="ce12" table:formula="of:=([.E90]-[.G90]+[.$A$3])/2" office:value-type="float" office:value="75.5750235623073" calcext:value-type="float">
            <text:p>76</text:p>
          </table:table-cell>
          <table:table-cell table:style-name="ce10"/>
        </table:table-row>
        <table:table-row table:style-name="ro1">
          <table:table-cell/>
          <table:table-cell table:style-name="ce2" table:formula="of:=[.B90]+1" office:value-type="float" office:value="89" calcext:value-type="float">
            <text:p>89</text:p>
          </table:table-cell>
          <table:table-cell table:formula="of:=[.$A$3]*SIN(RADIANS([.B91]))" office:value-type="float" office:value="510.922172224916" calcext:value-type="float">
            <text:p>510,9</text:p>
          </table:table-cell>
          <table:table-cell table:formula="of:=[.$A$3]*SIN(RADIANS([.B91]-120))" office:value-type="float" office:value="-263.184456279038" calcext:value-type="float">
            <text:p>-263,2</text:p>
          </table:table-cell>
          <table:table-cell table:formula="of:=[.$A$3]*SIN(RADIANS([.B91]+120))" office:value-type="float" office:value="-247.737715945878" calcext:value-type="float">
            <text:p>-247,7</text:p>
          </table:table-cell>
          <table:table-cell table:style-name="ce10"/>
          <table:table-cell table:style-name="ce6" table:formula="of:=(MIN([.C91];[.D91];[.E91])+MAX([.C91];[.D91];[.E91]))/2" office:value-type="float" office:value="123.868857972939" calcext:value-type="float">
            <text:p>123,9</text:p>
          </table:table-cell>
          <table:table-cell table:style-name="ce12" table:formula="of:=([.C91]-[.G91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61.9733428740116" calcext:value-type="float">
            <text:p>62</text:p>
          </table:table-cell>
          <table:table-cell table:style-name="ce12" table:formula="of:=([.E91]-[.G91]+[.$A$3])/2" office:value-type="float" office:value="69.6967130405913" calcext:value-type="float">
            <text:p>70</text:p>
          </table:table-cell>
          <table:table-cell table:style-name="ce10"/>
        </table:table-row>
        <table:table-row table:style-name="ro1">
          <table:table-cell/>
          <table:table-cell table:style-name="ce2" table:formula="of:=[.B91]+1" office:value-type="float" office:value="90" calcext:value-type="float">
            <text:p>90</text:p>
          </table:table-cell>
          <table:table-cell table:formula="of:=[.$A$3]*SIN(RADIANS([.B92]))" office:value-type="float" office:value="511" calcext:value-type="float">
            <text:p>511,0</text:p>
          </table:table-cell>
          <table:table-cell table:formula="of:=[.$A$3]*SIN(RADIANS([.B92]-120))" office:value-type="float" office:value="-255.5" calcext:value-type="float">
            <text:p>-255,5</text:p>
          </table:table-cell>
          <table:table-cell table:formula="of:=[.$A$3]*SIN(RADIANS([.B92]+120))" office:value-type="float" office:value="-255.5" calcext:value-type="float">
            <text:p>-255,5</text:p>
          </table:table-cell>
          <table:table-cell table:style-name="ce10"/>
          <table:table-cell table:style-name="ce6" table:formula="of:=(MIN([.C92];[.D92];[.E92])+MAX([.C92];[.D92];[.E92]))/2" office:value-type="float" office:value="127.75" calcext:value-type="float">
            <text:p>127,8</text:p>
          </table:table-cell>
          <table:table-cell table:style-name="ce12" table:formula="of:=([.C92]-[.G92]+[.$A$3])/2" office:value-type="float" office:value="447.125" calcext:value-type="float">
            <text:p>4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63.875" calcext:value-type="float">
            <text:p>64</text:p>
          </table:table-cell>
          <table:table-cell table:style-name="ce12" table:formula="of:=([.E92]-[.G92]+[.$A$3])/2" office:value-type="float" office:value="63.875" calcext:value-type="float">
            <text:p>64</text:p>
          </table:table-cell>
          <table:table-cell table:style-name="ce10"/>
        </table:table-row>
        <table:table-row table:style-name="ro1">
          <table:table-cell/>
          <table:table-cell table:style-name="ce2" table:formula="of:=[.B92]+1" office:value-type="float" office:value="91" calcext:value-type="float">
            <text:p>91</text:p>
          </table:table-cell>
          <table:table-cell table:formula="of:=[.$A$3]*SIN(RADIANS([.B93]))" office:value-type="float" office:value="510.922172224916" calcext:value-type="float">
            <text:p>510,9</text:p>
          </table:table-cell>
          <table:table-cell table:formula="of:=[.$A$3]*SIN(RADIANS([.B93]-120))" office:value-type="float" office:value="-247.737715945878" calcext:value-type="float">
            <text:p>-247,7</text:p>
          </table:table-cell>
          <table:table-cell table:formula="of:=[.$A$3]*SIN(RADIANS([.B93]+120))" office:value-type="float" office:value="-263.184456279038" calcext:value-type="float">
            <text:p>-263,2</text:p>
          </table:table-cell>
          <table:table-cell table:style-name="ce10"/>
          <table:table-cell table:style-name="ce6" table:formula="of:=(MIN([.C93];[.D93];[.E93])+MAX([.C93];[.D93];[.E93]))/2" office:value-type="float" office:value="123.868857972939" calcext:value-type="float">
            <text:p>123,9</text:p>
          </table:table-cell>
          <table:table-cell table:style-name="ce12" table:formula="of:=([.C93]-[.G93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69.6967130405913" calcext:value-type="float">
            <text:p>70</text:p>
          </table:table-cell>
          <table:table-cell table:style-name="ce12" table:formula="of:=([.E93]-[.G93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93]+1" office:value-type="float" office:value="92" calcext:value-type="float">
            <text:p>92</text:p>
          </table:table-cell>
          <table:table-cell table:formula="of:=[.$A$3]*SIN(RADIANS([.B94]))" office:value-type="float" office:value="510.688712606758" calcext:value-type="float">
            <text:p>510,7</text:p>
          </table:table-cell>
          <table:table-cell table:formula="of:=[.$A$3]*SIN(RADIANS([.B94]-120))" office:value-type="float" office:value="-239.89996858359" calcext:value-type="float">
            <text:p>-239,9</text:p>
          </table:table-cell>
          <table:table-cell table:formula="of:=[.$A$3]*SIN(RADIANS([.B94]+120))" office:value-type="float" office:value="-270.788744023168" calcext:value-type="float">
            <text:p>-270,8</text:p>
          </table:table-cell>
          <table:table-cell table:style-name="ce10"/>
          <table:table-cell table:style-name="ce6" table:formula="of:=(MIN([.C94];[.D94];[.E94])+MAX([.C94];[.D94];[.E94]))/2" office:value-type="float" office:value="119.949984291795" calcext:value-type="float">
            <text:p>119,9</text:p>
          </table:table-cell>
          <table:table-cell table:style-name="ce12" table:formula="of:=([.C94]-[.G94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75.5750235623073" calcext:value-type="float">
            <text:p>76</text:p>
          </table:table-cell>
          <table:table-cell table:style-name="ce12" table:formula="of:=([.E94]-[.G94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94]+1" office:value-type="float" office:value="93" calcext:value-type="float">
            <text:p>93</text:p>
          </table:table-cell>
          <table:table-cell table:formula="of:=[.$A$3]*SIN(RADIANS([.B95]))" office:value-type="float" office:value="510.299692259587" calcext:value-type="float">
            <text:p>510,3</text:p>
          </table:table-cell>
          <table:table-cell table:formula="of:=[.$A$3]*SIN(RADIANS([.B95]-120))" office:value-type="float" office:value="-231.989145366908" calcext:value-type="float">
            <text:p>-232,0</text:p>
          </table:table-cell>
          <table:table-cell table:formula="of:=[.$A$3]*SIN(RADIANS([.B95]+120))" office:value-type="float" office:value="-278.310546892679" calcext:value-type="float">
            <text:p>-278,3</text:p>
          </table:table-cell>
          <table:table-cell table:style-name="ce10"/>
          <table:table-cell table:style-name="ce6" table:formula="of:=(MIN([.C95];[.D95];[.E95])+MAX([.C95];[.D95];[.E95]))/2" office:value-type="float" office:value="115.994572683454" calcext:value-type="float">
            <text:p>116,0</text:p>
          </table:table-cell>
          <table:table-cell table:style-name="ce12" table:formula="of:=([.C95]-[.G95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81.5081409748187" calcext:value-type="float">
            <text:p>82</text:p>
          </table:table-cell>
          <table:table-cell table:style-name="ce12" table:formula="of:=([.E95]-[.G95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95]+1" office:value-type="float" office:value="94" calcext:value-type="float">
            <text:p>94</text:p>
          </table:table-cell>
          <table:table-cell table:formula="of:=[.$A$3]*SIN(RADIANS([.B96]))" office:value-type="float" office:value="509.75522968277" calcext:value-type="float">
            <text:p>509,8</text:p>
          </table:table-cell>
          <table:table-cell table:formula="of:=[.$A$3]*SIN(RADIANS([.B96]-120))" office:value-type="float" office:value="-224.007656009219" calcext:value-type="float">
            <text:p>-224,0</text:p>
          </table:table-cell>
          <table:table-cell table:formula="of:=[.$A$3]*SIN(RADIANS([.B96]+120))" office:value-type="float" office:value="-285.747573673552" calcext:value-type="float">
            <text:p>-285,7</text:p>
          </table:table-cell>
          <table:table-cell table:style-name="ce10"/>
          <table:table-cell table:style-name="ce6" table:formula="of:=(MIN([.C96];[.D96];[.E96])+MAX([.C96];[.D96];[.E96]))/2" office:value-type="float" office:value="112.003828004609" calcext:value-type="float">
            <text:p>112,0</text:p>
          </table:table-cell>
          <table:table-cell table:style-name="ce12" table:formula="of:=([.C96]-[.G96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87.4942579930861" calcext:value-type="float">
            <text:p>87</text:p>
          </table:table-cell>
          <table:table-cell table:style-name="ce12" table:formula="of:=([.E96]-[.G96]+[.$A$3])/2" office:value-type="float" office:value="56.6242991609196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96]+1" office:value-type="float" office:value="95" calcext:value-type="float">
            <text:p>95</text:p>
          </table:table-cell>
          <table:table-cell table:formula="of:=[.$A$3]*SIN(RADIANS([.B97]))" office:value-type="float" office:value="509.055490724882" calcext:value-type="float">
            <text:p>509,1</text:p>
          </table:table-cell>
          <table:table-cell table:formula="of:=[.$A$3]*SIN(RADIANS([.B97]-120))" office:value-type="float" office:value="-215.957931749497" calcext:value-type="float">
            <text:p>-216,0</text:p>
          </table:table-cell>
          <table:table-cell table:formula="of:=[.$A$3]*SIN(RADIANS([.B97]+120))" office:value-type="float" office:value="-293.097558975385" calcext:value-type="float">
            <text:p>-293,1</text:p>
          </table:table-cell>
          <table:table-cell table:style-name="ce10"/>
          <table:table-cell table:style-name="ce6" table:formula="of:=(MIN([.C97];[.D97];[.E97])+MAX([.C97];[.D97];[.E97]))/2" office:value-type="float" office:value="107.978965874749" calcext:value-type="float">
            <text:p>108,0</text:p>
          </table:table-cell>
          <table:table-cell table:style-name="ce12" table:formula="of:=([.C97]-[.G9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93.5315511878769" calcext:value-type="float">
            <text:p>94</text:p>
          </table:table-cell>
          <table:table-cell table:style-name="ce12" table:formula="of:=([.E97]-[.G97]+[.$A$3])/2" office:value-type="float" office:value="54.9617375749334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97]+1" office:value-type="float" office:value="96" calcext:value-type="float">
            <text:p>96</text:p>
          </table:table-cell>
          <table:table-cell table:formula="of:=[.$A$3]*SIN(RADIANS([.B98]))" office:value-type="float" office:value="508.200688533188" calcext:value-type="float">
            <text:p>508,2</text:p>
          </table:table-cell>
          <table:table-cell table:formula="of:=[.$A$3]*SIN(RADIANS([.B98]-120))" office:value-type="float" office:value="-207.842424611734" calcext:value-type="float">
            <text:p>-207,8</text:p>
          </table:table-cell>
          <table:table-cell table:formula="of:=[.$A$3]*SIN(RADIANS([.B98]+120))" office:value-type="float" office:value="-300.358263921454" calcext:value-type="float">
            <text:p>-300,4</text:p>
          </table:table-cell>
          <table:table-cell table:style-name="ce10"/>
          <table:table-cell table:style-name="ce6" table:formula="of:=(MIN([.C98];[.D98];[.E98])+MAX([.C98];[.D98];[.E98]))/2" office:value-type="float" office:value="103.921212305867" calcext:value-type="float">
            <text:p>103,9</text:p>
          </table:table-cell>
          <table:table-cell table:style-name="ce12" table:formula="of:=([.C98]-[.G98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99.6181815411996" calcext:value-type="float">
            <text:p>100</text:p>
          </table:table-cell>
          <table:table-cell table:style-name="ce12" table:formula="of:=([.E98]-[.G98]+[.$A$3])/2" office:value-type="float" office:value="53.3602618863397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98]+1" office:value-type="float" office:value="97" calcext:value-type="float">
            <text:p>97</text:p>
          </table:table-cell>
          <table:table-cell table:formula="of:=[.$A$3]*SIN(RADIANS([.B99]))" office:value-type="float" office:value="507.191083488716" calcext:value-type="float">
            <text:p>507,2</text:p>
          </table:table-cell>
          <table:table-cell table:formula="of:=[.$A$3]*SIN(RADIANS([.B99]-120))" office:value-type="float" office:value="-199.663606658019" calcext:value-type="float">
            <text:p>-199,7</text:p>
          </table:table-cell>
          <table:table-cell table:formula="of:=[.$A$3]*SIN(RADIANS([.B99]+120))" office:value-type="float" office:value="-307.527476830697" calcext:value-type="float">
            <text:p>-307,5</text:p>
          </table:table-cell>
          <table:table-cell table:style-name="ce10"/>
          <table:table-cell table:style-name="ce6" table:formula="of:=(MIN([.C99];[.D99];[.E99])+MAX([.C99];[.D99];[.E99]))/2" office:value-type="float" office:value="99.8318033290094" calcext:value-type="float">
            <text:p>99,8</text:p>
          </table:table-cell>
          <table:table-cell table:style-name="ce12" table:formula="of:=([.C99]-[.G99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05.752295006486" calcext:value-type="float">
            <text:p>106</text:p>
          </table:table-cell>
          <table:table-cell table:style-name="ce12" table:formula="of:=([.E99]-[.G99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99]+1" office:value-type="float" office:value="98" calcext:value-type="float">
            <text:p>98</text:p>
          </table:table-cell>
          <table:table-cell table:formula="of:=[.$A$3]*SIN(RADIANS([.B100]))" office:value-type="float" office:value="506.026983126943" calcext:value-type="float">
            <text:p>506,0</text:p>
          </table:table-cell>
          <table:table-cell table:formula="of:=[.$A$3]*SIN(RADIANS([.B100]-120))" office:value-type="float" office:value="-191.423969235531" calcext:value-type="float">
            <text:p>-191,4</text:p>
          </table:table-cell>
          <table:table-cell table:formula="of:=[.$A$3]*SIN(RADIANS([.B100]+120))" office:value-type="float" office:value="-314.603013891411" calcext:value-type="float">
            <text:p>-314,6</text:p>
          </table:table-cell>
          <table:table-cell table:style-name="ce10"/>
          <table:table-cell table:style-name="ce6" table:formula="of:=(MIN([.C100];[.D100];[.E100])+MAX([.C100];[.D100];[.E100]))/2" office:value-type="float" office:value="95.7119846177656" calcext:value-type="float">
            <text:p>95,7</text:p>
          </table:table-cell>
          <table:table-cell table:style-name="ce12" table:formula="of:=([.C100]-[.G100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11.932023073352" calcext:value-type="float">
            <text:p>112</text:p>
          </table:table-cell>
          <table:table-cell table:style-name="ce12" table:formula="of:=([.E100]-[.G100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100]+1" office:value-type="float" office:value="99" calcext:value-type="float">
            <text:p>99</text:p>
          </table:table-cell>
          <table:table-cell table:formula="of:=[.$A$3]*SIN(RADIANS([.B101]))" office:value-type="float" office:value="504.708742044115" calcext:value-type="float">
            <text:p>504,7</text:p>
          </table:table-cell>
          <table:table-cell table:formula="of:=[.$A$3]*SIN(RADIANS([.B101]-120))" office:value-type="float" office:value="-183.126022217648" calcext:value-type="float">
            <text:p>-183,1</text:p>
          </table:table-cell>
          <table:table-cell table:formula="of:=[.$A$3]*SIN(RADIANS([.B101]+120))" office:value-type="float" office:value="-321.582719826467" calcext:value-type="float">
            <text:p>-321,6</text:p>
          </table:table-cell>
          <table:table-cell table:style-name="ce10"/>
          <table:table-cell table:style-name="ce6" table:formula="of:=(MIN([.C101];[.D101];[.E101])+MAX([.C101];[.D101];[.E101]))/2" office:value-type="float" office:value="91.5630111088242" calcext:value-type="float">
            <text:p>91,6</text:p>
          </table:table-cell>
          <table:table-cell table:style-name="ce12" table:formula="of:=([.C101]-[.G101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18.155483336764" calcext:value-type="float">
            <text:p>118</text:p>
          </table:table-cell>
          <table:table-cell table:style-name="ce12" table:formula="of:=([.E101]-[.G101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101]+1" office:value-type="float" office:value="100" calcext:value-type="float">
            <text:p>100</text:p>
          </table:table-cell>
          <table:table-cell table:formula="of:=[.$A$3]*SIN(RADIANS([.B102]))" office:value-type="float" office:value="503.236761789238" calcext:value-type="float">
            <text:p>503,2</text:p>
          </table:table-cell>
          <table:table-cell table:formula="of:=[.$A$3]*SIN(RADIANS([.B102]-120))" office:value-type="float" office:value="-174.772293239417" calcext:value-type="float">
            <text:p>-174,8</text:p>
          </table:table-cell>
          <table:table-cell table:formula="of:=[.$A$3]*SIN(RADIANS([.B102]+120))" office:value-type="float" office:value="-328.464468549822" calcext:value-type="float">
            <text:p>-328,5</text:p>
          </table:table-cell>
          <table:table-cell table:style-name="ce10"/>
          <table:table-cell table:style-name="ce6" table:formula="of:=(MIN([.C102];[.D102];[.E102])+MAX([.C102];[.D102];[.E102]))/2" office:value-type="float" office:value="87.3861466197084" calcext:value-type="float">
            <text:p>87,4</text:p>
          </table:table-cell>
          <table:table-cell table:style-name="ce12" table:formula="of:=([.C102]-[.G10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24.420780070437" calcext:value-type="float">
            <text:p>124</text:p>
          </table:table-cell>
          <table:table-cell table:style-name="ce12" table:formula="of:=([.E102]-[.G10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102]+1" office:value-type="float" office:value="101" calcext:value-type="float">
            <text:p>101</text:p>
          </table:table-cell>
          <table:table-cell table:formula="of:=[.$A$3]*SIN(RADIANS([.B103]))" office:value-type="float" office:value="501.611490741756" calcext:value-type="float">
            <text:p>501,6</text:p>
          </table:table-cell>
          <table:table-cell table:formula="of:=[.$A$3]*SIN(RADIANS([.B103]-120))" office:value-type="float" office:value="-166.365326927607" calcext:value-type="float">
            <text:p>-166,4</text:p>
          </table:table-cell>
          <table:table-cell table:formula="of:=[.$A$3]*SIN(RADIANS([.B103]+120))" office:value-type="float" office:value="-335.246163814149" calcext:value-type="float">
            <text:p>-335,2</text:p>
          </table:table-cell>
          <table:table-cell table:style-name="ce10"/>
          <table:table-cell table:style-name="ce6" table:formula="of:=(MIN([.C103];[.D103];[.E103])+MAX([.C103];[.D103];[.E103]))/2" office:value-type="float" office:value="83.1826634638036" calcext:value-type="float">
            <text:p>83,2</text:p>
          </table:table-cell>
          <table:table-cell table:style-name="ce12" table:formula="of:=([.C103]-[.G103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30.726004804295" calcext:value-type="float">
            <text:p>131</text:p>
          </table:table-cell>
          <table:table-cell table:style-name="ce12" table:formula="of:=([.E103]-[.G103]+[.$A$3])/2" office:value-type="float" office:value="46.2855863610237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103]+1" office:value-type="float" office:value="102" calcext:value-type="float">
            <text:p>102</text:p>
          </table:table-cell>
          <table:table-cell table:formula="of:=[.$A$3]*SIN(RADIANS([.B104]))" office:value-type="float" office:value="499.833423974975" calcext:value-type="float">
            <text:p>499,8</text:p>
          </table:table-cell>
          <table:table-cell table:formula="of:=[.$A$3]*SIN(RADIANS([.B104]-120))" office:value-type="float" office:value="-157.907684125598" calcext:value-type="float">
            <text:p>-157,9</text:p>
          </table:table-cell>
          <table:table-cell table:formula="of:=[.$A$3]*SIN(RADIANS([.B104]+120))" office:value-type="float" office:value="-341.925739849377" calcext:value-type="float">
            <text:p>-341,9</text:p>
          </table:table-cell>
          <table:table-cell table:style-name="ce10"/>
          <table:table-cell table:style-name="ce6" table:formula="of:=(MIN([.C104];[.D104];[.E104])+MAX([.C104];[.D104];[.E104]))/2" office:value-type="float" office:value="78.9538420627991" calcext:value-type="float">
            <text:p>79,0</text:p>
          </table:table-cell>
          <table:table-cell table:style-name="ce12" table:formula="of:=([.C104]-[.G104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137.069236905801" calcext:value-type="float">
            <text:p>137</text:p>
          </table:table-cell>
          <table:table-cell table:style-name="ce12" table:formula="of:=([.E104]-[.G104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104]+1" office:value-type="float" office:value="103" calcext:value-type="float">
            <text:p>103</text:p>
          </table:table-cell>
          <table:table-cell table:formula="of:=[.$A$3]*SIN(RADIANS([.B105]))" office:value-type="float" office:value="497.903103105255" calcext:value-type="float">
            <text:p>497,9</text:p>
          </table:table-cell>
          <table:table-cell table:formula="of:=[.$A$3]*SIN(RADIANS([.B105]-120))" office:value-type="float" office:value="-149.401941113318" calcext:value-type="float">
            <text:p>-149,4</text:p>
          </table:table-cell>
          <table:table-cell table:formula="of:=[.$A$3]*SIN(RADIANS([.B105]+120))" office:value-type="float" office:value="-348.501161991937" calcext:value-type="float">
            <text:p>-348,5</text:p>
          </table:table-cell>
          <table:table-cell table:style-name="ce10"/>
          <table:table-cell table:style-name="ce6" table:formula="of:=(MIN([.C105];[.D105];[.E105])+MAX([.C105];[.D105];[.E105]))/2" office:value-type="float" office:value="74.7009705566593" calcext:value-type="float">
            <text:p>74,7</text:p>
          </table:table-cell>
          <table:table-cell table:style-name="ce12" table:formula="of:=([.C105]-[.G105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143.448544165011" calcext:value-type="float">
            <text:p>143</text:p>
          </table:table-cell>
          <table:table-cell table:style-name="ce12" table:formula="of:=([.E105]-[.G105]+[.$A$3])/2" office:value-type="float" office:value="43.898933725702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05]+1" office:value-type="float" office:value="104" calcext:value-type="float">
            <text:p>104</text:p>
          </table:table-cell>
          <table:table-cell table:formula="of:=[.$A$3]*SIN(RADIANS([.B106]))" office:value-type="float" office:value="495.821116127034" calcext:value-type="float">
            <text:p>495,8</text:p>
          </table:table-cell>
          <table:table-cell table:formula="of:=[.$A$3]*SIN(RADIANS([.B106]-120))" office:value-type="float" office:value="-140.850688822487" calcext:value-type="float">
            <text:p>-140,9</text:p>
          </table:table-cell>
          <table:table-cell table:formula="of:=[.$A$3]*SIN(RADIANS([.B106]+120))" office:value-type="float" office:value="-354.970427304548" calcext:value-type="float">
            <text:p>-355,0</text:p>
          </table:table-cell>
          <table:table-cell table:style-name="ce10"/>
          <table:table-cell table:style-name="ce6" table:formula="of:=(MIN([.C106];[.D106];[.E106])+MAX([.C106];[.D106];[.E106]))/2" office:value-type="float" office:value="70.4253444112433" calcext:value-type="float">
            <text:p>70,4</text:p>
          </table:table-cell>
          <table:table-cell table:style-name="ce12" table:formula="of:=([.C106]-[.G106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149.861983383135" calcext:value-type="float">
            <text:p>150</text:p>
          </table:table-cell>
          <table:table-cell table:style-name="ce12" table:formula="of:=([.E106]-[.G106]+[.$A$3])/2" office:value-type="float" office:value="42.8021141421045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06]+1" office:value-type="float" office:value="105" calcext:value-type="float">
            <text:p>105</text:p>
          </table:table-cell>
          <table:table-cell table:formula="of:=[.$A$3]*SIN(RADIANS([.B107]))" office:value-type="float" office:value="493.588097233714" calcext:value-type="float">
            <text:p>493,6</text:p>
          </table:table-cell>
          <table:table-cell table:formula="of:=[.$A$3]*SIN(RADIANS([.B107]-120))" office:value-type="float" office:value="-132.256532047388" calcext:value-type="float">
            <text:p>-132,3</text:p>
          </table:table-cell>
          <table:table-cell table:formula="of:=[.$A$3]*SIN(RADIANS([.B107]+120))" office:value-type="float" office:value="-361.331565186326" calcext:value-type="float">
            <text:p>-361,3</text:p>
          </table:table-cell>
          <table:table-cell table:style-name="ce10"/>
          <table:table-cell table:style-name="ce6" table:formula="of:=(MIN([.C107];[.D107];[.E107])+MAX([.C107];[.D107];[.E107]))/2" office:value-type="float" office:value="66.1282660236941" calcext:value-type="float">
            <text:p>66,1</text:p>
          </table:table-cell>
          <table:table-cell table:style-name="ce12" table:formula="of:=([.C107]-[.G10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156.307600964459" calcext:value-type="float">
            <text:p>156</text:p>
          </table:table-cell>
          <table:table-cell table:style-name="ce12" table:formula="of:=([.E107]-[.G10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07]+1" office:value-type="float" office:value="106" calcext:value-type="float">
            <text:p>106</text:p>
          </table:table-cell>
          <table:table-cell table:formula="of:=[.$A$3]*SIN(RADIANS([.B108]))" office:value-type="float" office:value="491.204726624481" calcext:value-type="float">
            <text:p>491,2</text:p>
          </table:table-cell>
          <table:table-cell table:formula="of:=[.$A$3]*SIN(RADIANS([.B108]-120))" office:value-type="float" office:value="-123.62208865143" calcext:value-type="float">
            <text:p>-123,6</text:p>
          </table:table-cell>
          <table:table-cell table:formula="of:=[.$A$3]*SIN(RADIANS([.B108]+120))" office:value-type="float" office:value="-367.582637973051" calcext:value-type="float">
            <text:p>-367,6</text:p>
          </table:table-cell>
          <table:table-cell table:style-name="ce10"/>
          <table:table-cell table:style-name="ce6" table:formula="of:=(MIN([.C108];[.D108];[.E108])+MAX([.C108];[.D108];[.E108]))/2" office:value-type="float" office:value="61.8110443257151" calcext:value-type="float">
            <text:p>61,8</text:p>
          </table:table-cell>
          <table:table-cell table:style-name="ce12" table:formula="of:=([.C108]-[.G108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162.783433511427" calcext:value-type="float">
            <text:p>163</text:p>
          </table:table-cell>
          <table:table-cell table:style-name="ce12" table:formula="of:=([.E108]-[.G108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08]+1" office:value-type="float" office:value="107" calcext:value-type="float">
            <text:p>107</text:p>
          </table:table-cell>
          <table:table-cell table:formula="of:=[.$A$3]*SIN(RADIANS([.B109]))" office:value-type="float" office:value="488.671730297111" calcext:value-type="float">
            <text:p>488,7</text:p>
          </table:table-cell>
          <table:table-cell table:formula="of:=[.$A$3]*SIN(RADIANS([.B109]-120))" office:value-type="float" office:value="-114.949988769715" calcext:value-type="float">
            <text:p>-114,9</text:p>
          </table:table-cell>
          <table:table-cell table:formula="of:=[.$A$3]*SIN(RADIANS([.B109]+120))" office:value-type="float" office:value="-373.721741527396" calcext:value-type="float">
            <text:p>-373,7</text:p>
          </table:table-cell>
          <table:table-cell table:style-name="ce10"/>
          <table:table-cell table:style-name="ce6" table:formula="of:=(MIN([.C109];[.D109];[.E109])+MAX([.C109];[.D109];[.E109]))/2" office:value-type="float" office:value="57.4749943848575" calcext:value-type="float">
            <text:p>57,5</text:p>
          </table:table-cell>
          <table:table-cell table:style-name="ce12" table:formula="of:=([.C109]-[.G109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169.287508422714" calcext:value-type="float">
            <text:p>169</text:p>
          </table:table-cell>
          <table:table-cell table:style-name="ce12" table:formula="of:=([.E109]-[.G109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09]+1" office:value-type="float" office:value="108" calcext:value-type="float">
            <text:p>108</text:p>
          </table:table-cell>
          <table:table-cell table:formula="of:=[.$A$3]*SIN(RADIANS([.B110]))" office:value-type="float" office:value="485.989879826824" calcext:value-type="float">
            <text:p>486,0</text:p>
          </table:table-cell>
          <table:table-cell table:formula="of:=[.$A$3]*SIN(RADIANS([.B110]-120))" office:value-type="float" office:value="-106.242874007875" calcext:value-type="float">
            <text:p>-106,2</text:p>
          </table:table-cell>
          <table:table-cell table:formula="of:=[.$A$3]*SIN(RADIANS([.B110]+120))" office:value-type="float" office:value="-379.747005818949" calcext:value-type="float">
            <text:p>-379,7</text:p>
          </table:table-cell>
          <table:table-cell table:style-name="ce10"/>
          <table:table-cell table:style-name="ce6" table:formula="of:=(MIN([.C110];[.D110];[.E110])+MAX([.C110];[.D110];[.E110]))/2" office:value-type="float" office:value="53.1214370039375" calcext:value-type="float">
            <text:p>53,1</text:p>
          </table:table-cell>
          <table:table-cell table:style-name="ce12" table:formula="of:=([.C110]-[.G110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175.817844494094" calcext:value-type="float">
            <text:p>176</text:p>
          </table:table-cell>
          <table:table-cell table:style-name="ce12" table:formula="of:=([.E110]-[.G110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10]+1" office:value-type="float" office:value="109" calcext:value-type="float">
            <text:p>109</text:p>
          </table:table-cell>
          <table:table-cell table:formula="of:=[.$A$3]*SIN(RADIANS([.B111]))" office:value-type="float" office:value="483.159992131251" calcext:value-type="float">
            <text:p>483,2</text:p>
          </table:table-cell>
          <table:table-cell table:formula="of:=[.$A$3]*SIN(RADIANS([.B111]-120))" office:value-type="float" office:value="-97.5033966374144" calcext:value-type="float">
            <text:p>-97,5</text:p>
          </table:table-cell>
          <table:table-cell table:formula="of:=[.$A$3]*SIN(RADIANS([.B111]+120))" office:value-type="float" office:value="-385.656595493836" calcext:value-type="float">
            <text:p>-385,7</text:p>
          </table:table-cell>
          <table:table-cell table:style-name="ce10"/>
          <table:table-cell table:style-name="ce6" table:formula="of:=(MIN([.C111];[.D111];[.E111])+MAX([.C111];[.D111];[.E111]))/2" office:value-type="float" office:value="48.7516983187072" calcext:value-type="float">
            <text:p>48,8</text:p>
          </table:table-cell>
          <table:table-cell table:style-name="ce12" table:formula="of:=([.C111]-[.G111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182.372452521939" calcext:value-type="float">
            <text:p>182</text:p>
          </table:table-cell>
          <table:table-cell table:style-name="ce12" table:formula="of:=([.E111]-[.G111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11]+1" office:value-type="float" office:value="110" calcext:value-type="float">
            <text:p>110</text:p>
          </table:table-cell>
          <table:table-cell table:formula="of:=[.$A$3]*SIN(RADIANS([.B112]))" office:value-type="float" office:value="480.182929221599" calcext:value-type="float">
            <text:p>480,2</text:p>
          </table:table-cell>
          <table:table-cell table:formula="of:=[.$A$3]*SIN(RADIANS([.B112]-120))" office:value-type="float" office:value="-88.7342187878014" calcext:value-type="float">
            <text:p>-88,7</text:p>
          </table:table-cell>
          <table:table-cell table:formula="of:=[.$A$3]*SIN(RADIANS([.B112]+120))" office:value-type="float" office:value="-391.448710433798" calcext:value-type="float">
            <text:p>-391,4</text:p>
          </table:table-cell>
          <table:table-cell table:style-name="ce10"/>
          <table:table-cell table:style-name="ce6" table:formula="of:=(MIN([.C112];[.D112];[.E112])+MAX([.C112];[.D112];[.E112]))/2" office:value-type="float" office:value="44.3671093939007" calcext:value-type="float">
            <text:p>44,4</text:p>
          </table:table-cell>
          <table:table-cell table:style-name="ce12" table:formula="of:=([.C112]-[.G11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188.949335909149" calcext:value-type="float">
            <text:p>189</text:p>
          </table:table-cell>
          <table:table-cell table:style-name="ce12" table:formula="of:=([.E112]-[.G11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12]+1" office:value-type="float" office:value="111" calcext:value-type="float">
            <text:p>111</text:p>
          </table:table-cell>
          <table:table-cell table:formula="of:=[.$A$3]*SIN(RADIANS([.B113]))" office:value-type="float" office:value="477.05959794007" calcext:value-type="float">
            <text:p>477,1</text:p>
          </table:table-cell>
          <table:table-cell table:formula="of:=[.$A$3]*SIN(RADIANS([.B113]-120))" office:value-type="float" office:value="-79.938011635558" calcext:value-type="float">
            <text:p>-79,9</text:p>
          </table:table-cell>
          <table:table-cell table:formula="of:=[.$A$3]*SIN(RADIANS([.B113]+120))" office:value-type="float" office:value="-397.121586304512" calcext:value-type="float">
            <text:p>-397,1</text:p>
          </table:table-cell>
          <table:table-cell table:style-name="ce10"/>
          <table:table-cell table:style-name="ce6" table:formula="of:=(MIN([.C113];[.D113];[.E113])+MAX([.C113];[.D113];[.E113]))/2" office:value-type="float" office:value="39.9690058177791" calcext:value-type="float">
            <text:p>40,0</text:p>
          </table:table-cell>
          <table:table-cell table:style-name="ce12" table:formula="of:=([.C113]-[.G113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195.546491273331" calcext:value-type="float">
            <text:p>196</text:p>
          </table:table-cell>
          <table:table-cell table:style-name="ce12" table:formula="of:=([.E113]-[.G113]+[.$A$3])/2" office:value-type="float" office:value="36.9547039388545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13]+1" office:value-type="float" office:value="112" calcext:value-type="float">
            <text:p>112</text:p>
          </table:table-cell>
          <table:table-cell table:formula="of:=[.$A$3]*SIN(RADIANS([.B114]))" office:value-type="float" office:value="473.790949683628" calcext:value-type="float">
            <text:p>473,8</text:p>
          </table:table-cell>
          <table:table-cell table:formula="of:=[.$A$3]*SIN(RADIANS([.B114]-120))" office:value-type="float" office:value="-71.1174545905934" calcext:value-type="float">
            <text:p>-71,1</text:p>
          </table:table-cell>
          <table:table-cell table:formula="of:=[.$A$3]*SIN(RADIANS([.B114]+120))" office:value-type="float" office:value="-402.673495093035" calcext:value-type="float">
            <text:p>-402,7</text:p>
          </table:table-cell>
          <table:table-cell table:style-name="ce10"/>
          <table:table-cell table:style-name="ce6" table:formula="of:=(MIN([.C114];[.D114];[.E114])+MAX([.C114];[.D114];[.E114]))/2" office:value-type="float" office:value="35.5587272952967" calcext:value-type="float">
            <text:p>35,6</text:p>
          </table:table-cell>
          <table:table-cell table:style-name="ce12" table:formula="of:=([.C114]-[.G114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02.161909057055" calcext:value-type="float">
            <text:p>202</text:p>
          </table:table-cell>
          <table:table-cell table:style-name="ce12" table:formula="of:=([.E114]-[.G114]+[.$A$3])/2" office:value-type="float" office:value="36.383888805834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14]+1" office:value-type="float" office:value="113" calcext:value-type="float">
            <text:p>113</text:p>
          </table:table-cell>
          <table:table-cell table:formula="of:=[.$A$3]*SIN(RADIANS([.B115]))" office:value-type="float" office:value="470.377980114197" calcext:value-type="float">
            <text:p>470,4</text:p>
          </table:table-cell>
          <table:table-cell table:formula="of:=[.$A$3]*SIN(RADIANS([.B115]-120))" office:value-type="float" office:value="-62.2752344800304" calcext:value-type="float">
            <text:p>-62,3</text:p>
          </table:table-cell>
          <table:table-cell table:formula="of:=[.$A$3]*SIN(RADIANS([.B115]+120))" office:value-type="float" office:value="-408.102745634167" calcext:value-type="float">
            <text:p>-408,1</text:p>
          </table:table-cell>
          <table:table-cell table:style-name="ce10"/>
          <table:table-cell table:style-name="ce6" table:formula="of:=(MIN([.C115];[.D115];[.E115])+MAX([.C115];[.D115];[.E115]))/2" office:value-type="float" office:value="31.1376172400152" calcext:value-type="float">
            <text:p>31,1</text:p>
          </table:table-cell>
          <table:table-cell table:style-name="ce12" table:formula="of:=([.C115]-[.G115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08.793574139977" calcext:value-type="float">
            <text:p>209</text:p>
          </table:table-cell>
          <table:table-cell table:style-name="ce12" table:formula="of:=([.E115]-[.G115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15]+1" office:value-type="float" office:value="114" calcext:value-type="float">
            <text:p>114</text:p>
          </table:table-cell>
          <table:table-cell table:formula="of:=[.$A$3]*SIN(RADIANS([.B116]))" office:value-type="float" office:value="466.821728855369" calcext:value-type="float">
            <text:p>466,8</text:p>
          </table:table-cell>
          <table:table-cell table:formula="of:=[.$A$3]*SIN(RADIANS([.B116]-120))" office:value-type="float" office:value="-53.4140447297709" calcext:value-type="float">
            <text:p>-53,4</text:p>
          </table:table-cell>
          <table:table-cell table:formula="of:=[.$A$3]*SIN(RADIANS([.B116]+120))" office:value-type="float" office:value="-413.407684125598" calcext:value-type="float">
            <text:p>-413,4</text:p>
          </table:table-cell>
          <table:table-cell table:style-name="ce10"/>
          <table:table-cell table:style-name="ce6" table:formula="of:=(MIN([.C116];[.D116];[.E116])+MAX([.C116];[.D116];[.E116]))/2" office:value-type="float" office:value="26.7070223648855" calcext:value-type="float">
            <text:p>26,7</text:p>
          </table:table-cell>
          <table:table-cell table:style-name="ce12" table:formula="of:=([.C116]-[.G116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15.439466452672" calcext:value-type="float">
            <text:p>215</text:p>
          </table:table-cell>
          <table:table-cell table:style-name="ce12" table:formula="of:=([.E116]-[.G116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6]+1" office:value-type="float" office:value="115" calcext:value-type="float">
            <text:p>115</text:p>
          </table:table-cell>
          <table:table-cell table:formula="of:=[.$A$3]*SIN(RADIANS([.B117]))" office:value-type="float" office:value="463.123279175728" calcext:value-type="float">
            <text:p>463,1</text:p>
          </table:table-cell>
          <table:table-cell table:formula="of:=[.$A$3]*SIN(RADIANS([.B117]-120))" office:value-type="float" office:value="-44.5365845440533" calcext:value-type="float">
            <text:p>-44,5</text:p>
          </table:table-cell>
          <table:table-cell table:formula="of:=[.$A$3]*SIN(RADIANS([.B117]+120))" office:value-type="float" office:value="-418.586694631675" calcext:value-type="float">
            <text:p>-418,6</text:p>
          </table:table-cell>
          <table:table-cell table:style-name="ce10"/>
          <table:table-cell table:style-name="ce6" table:formula="of:=(MIN([.C117];[.D117];[.E117])+MAX([.C117];[.D117];[.E117]))/2" office:value-type="float" office:value="22.2682922720267" calcext:value-type="float">
            <text:p>22,3</text:p>
          </table:table-cell>
          <table:table-cell table:style-name="ce12" table:formula="of:=([.C117]-[.G11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22.09756159196" calcext:value-type="float">
            <text:p>222</text:p>
          </table:table-cell>
          <table:table-cell table:style-name="ce12" table:formula="of:=([.E117]-[.G11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7]+1" office:value-type="float" office:value="116" calcext:value-type="float">
            <text:p>116</text:p>
          </table:table-cell>
          <table:table-cell table:formula="of:=[.$A$3]*SIN(RADIANS([.B118]))" office:value-type="float" office:value="459.283757658874" calcext:value-type="float">
            <text:p>459,3</text:p>
          </table:table-cell>
          <table:table-cell table:formula="of:=[.$A$3]*SIN(RADIANS([.B118]-120))" office:value-type="float" office:value="-35.645558083248" calcext:value-type="float">
            <text:p>-35,6</text:p>
          </table:table-cell>
          <table:table-cell table:formula="of:=[.$A$3]*SIN(RADIANS([.B118]+120))" office:value-type="float" office:value="-423.638199575626" calcext:value-type="float">
            <text:p>-423,6</text:p>
          </table:table-cell>
          <table:table-cell table:style-name="ce10"/>
          <table:table-cell table:style-name="ce6" table:formula="of:=(MIN([.C118];[.D118];[.E118])+MAX([.C118];[.D118];[.E118]))/2" office:value-type="float" office:value="17.822779041624" calcext:value-type="float">
            <text:p>17,8</text:p>
          </table:table-cell>
          <table:table-cell table:style-name="ce12" table:formula="of:=([.C118]-[.G118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28.765831437564" calcext:value-type="float">
            <text:p>229</text:p>
          </table:table-cell>
          <table:table-cell table:style-name="ce12" table:formula="of:=([.E118]-[.G118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8]+1" office:value-type="float" office:value="117" calcext:value-type="float">
            <text:p>117</text:p>
          </table:table-cell>
          <table:table-cell table:formula="of:=[.$A$3]*SIN(RADIANS([.B119]))" office:value-type="float" office:value="455.304333860256" calcext:value-type="float">
            <text:p>455,3</text:p>
          </table:table-cell>
          <table:table-cell table:formula="of:=[.$A$3]*SIN(RADIANS([.B119]-120))" office:value-type="float" office:value="-26.7436736401443" calcext:value-type="float">
            <text:p>-26,7</text:p>
          </table:table-cell>
          <table:table-cell table:formula="of:=[.$A$3]*SIN(RADIANS([.B119]+120))" office:value-type="float" office:value="-428.560660220112" calcext:value-type="float">
            <text:p>-428,6</text:p>
          </table:table-cell>
          <table:table-cell table:style-name="ce10"/>
          <table:table-cell table:style-name="ce6" table:formula="of:=(MIN([.C119];[.D119];[.E119])+MAX([.C119];[.D119];[.E119]))/2" office:value-type="float" office:value="13.3718368200722" calcext:value-type="float">
            <text:p>13,4</text:p>
          </table:table-cell>
          <table:table-cell table:style-name="ce12" table:formula="of:=([.C119]-[.G119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5.442244769892" calcext:value-type="float">
            <text:p>235</text:p>
          </table:table-cell>
          <table:table-cell table:style-name="ce12" table:formula="of:=([.E119]-[.G119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9]+1" office:value-type="float" office:value="118" calcext:value-type="float">
            <text:p>118</text:p>
          </table:table-cell>
          <table:table-cell table:formula="of:=[.$A$3]*SIN(RADIANS([.B120]))" office:value-type="float" office:value="451.186219950912" calcext:value-type="float">
            <text:p>451,2</text:p>
          </table:table-cell>
          <table:table-cell table:formula="of:=[.$A$3]*SIN(RADIANS([.B120]-120))" office:value-type="float" office:value="-17.833642814978" calcext:value-type="float">
            <text:p>-17,8</text:p>
          </table:table-cell>
          <table:table-cell table:formula="of:=[.$A$3]*SIN(RADIANS([.B120]+120))" office:value-type="float" office:value="-433.352577135934" calcext:value-type="float">
            <text:p>-433,4</text:p>
          </table:table-cell>
          <table:table-cell table:style-name="ce10"/>
          <table:table-cell table:style-name="ce6" table:formula="of:=(MIN([.C120];[.D120];[.E120])+MAX([.C120];[.D120];[.E120]))/2" office:value-type="float" office:value="8.91682140748898" calcext:value-type="float">
            <text:p>8,9</text:p>
          </table:table-cell>
          <table:table-cell table:style-name="ce12" table:formula="of:=([.C120]-[.G120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42.124767888767" calcext:value-type="float">
            <text:p>242</text:p>
          </table:table-cell>
          <table:table-cell table:style-name="ce12" table:formula="of:=([.E120]-[.G120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0]+1" office:value-type="float" office:value="119" calcext:value-type="float">
            <text:p>119</text:p>
          </table:table-cell>
          <table:table-cell table:formula="of:=[.$A$3]*SIN(RADIANS([.B121]))" office:value-type="float" office:value="446.930670348231" calcext:value-type="float">
            <text:p>446,9</text:p>
          </table:table-cell>
          <table:table-cell table:formula="of:=[.$A$3]*SIN(RADIANS([.B121]-120))" office:value-type="float" office:value="-8.91817968945187" calcext:value-type="float">
            <text:p>-8,9</text:p>
          </table:table-cell>
          <table:table-cell table:formula="of:=[.$A$3]*SIN(RADIANS([.B121]+120))" office:value-type="float" office:value="-438.012490658779" calcext:value-type="float">
            <text:p>-438,0</text:p>
          </table:table-cell>
          <table:table-cell table:style-name="ce10"/>
          <table:table-cell table:style-name="ce6" table:formula="of:=(MIN([.C121];[.D121];[.E121])+MAX([.C121];[.D121];[.E121]))/2" office:value-type="float" office:value="4.45908984472598" calcext:value-type="float">
            <text:p>4,5</text:p>
          </table:table-cell>
          <table:table-cell table:style-name="ce12" table:formula="of:=([.C121]-[.G121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48.811365232911" calcext:value-type="float">
            <text:p>249</text:p>
          </table:table-cell>
          <table:table-cell table:style-name="ce12" table:formula="of:=([.E121]-[.G121]+[.$A$3])/2" office:value-type="float" office:value="34.2642097482474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1]+1" office:value-type="float" office:value="120" calcext:value-type="float">
            <text:p>120</text:p>
          </table:table-cell>
          <table:table-cell table:formula="of:=[.$A$3]*SIN(RADIANS([.B122]))" office:value-type="float" office:value="442.538981333848" calcext:value-type="float">
            <text:p>442,5</text:p>
          </table:table-cell>
          <table:table-cell table:formula="of:=[.$A$3]*SIN(RADIANS([.B122]-120))" office:value-type="float" office:value="0" calcext:value-type="float">
            <text:p>0,0</text:p>
          </table:table-cell>
          <table:table-cell table:formula="of:=[.$A$3]*SIN(RADIANS([.B122]+120))" office:value-type="float" office:value="-442.538981333848" calcext:value-type="float">
            <text:p>-442,5</text:p>
          </table:table-cell>
          <table:table-cell table:style-name="ce10"/>
          <table:table-cell table:style-name="ce6" table:formula="of:=(MIN([.C122];[.D122];[.E122])+MAX([.C122];[.D122];[.E122]))/2" office:value-type="float" office:value="0" calcext:value-type="float">
            <text:p>0,0</text:p>
          </table:table-cell>
          <table:table-cell table:style-name="ce12" table:formula="of:=([.C122]-[.G122]+[.$A$3])/2" office:value-type="float" office:value="476.769490666924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55.5" calcext:value-type="float">
            <text:p>256</text:p>
          </table:table-cell>
          <table:table-cell table:style-name="ce12" table:formula="of:=([.E122]-[.G122]+[.$A$3])/2" office:value-type="float" office:value="34.230509333076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2]+1" office:value-type="float" office:value="121" calcext:value-type="float">
            <text:p>121</text:p>
          </table:table-cell>
          <table:table-cell table:formula="of:=[.$A$3]*SIN(RADIANS([.B123]))" office:value-type="float" office:value="438.012490658779" calcext:value-type="float">
            <text:p>438,0</text:p>
          </table:table-cell>
          <table:table-cell table:formula="of:=[.$A$3]*SIN(RADIANS([.B123]-120))" office:value-type="float" office:value="8.91817968945187" calcext:value-type="float">
            <text:p>8,9</text:p>
          </table:table-cell>
          <table:table-cell table:formula="of:=[.$A$3]*SIN(RADIANS([.B123]+120))" office:value-type="float" office:value="-446.930670348231" calcext:value-type="float">
            <text:p>-446,9</text:p>
          </table:table-cell>
          <table:table-cell table:style-name="ce10"/>
          <table:table-cell table:style-name="ce6" table:formula="of:=(MIN([.C123];[.D123];[.E123])+MAX([.C123];[.D123];[.E123]))/2" office:value-type="float" office:value="-4.45908984472595" calcext:value-type="float">
            <text:p>-4,5</text:p>
          </table:table-cell>
          <table:table-cell table:style-name="ce12" table:formula="of:=([.C123]-[.G123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62.188634767089" calcext:value-type="float">
            <text:p>262</text:p>
          </table:table-cell>
          <table:table-cell table:style-name="ce12" table:formula="of:=([.E123]-[.G123]+[.$A$3])/2" office:value-type="float" office:value="34.2642097482473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3]+1" office:value-type="float" office:value="122" calcext:value-type="float">
            <text:p>122</text:p>
          </table:table-cell>
          <table:table-cell table:formula="of:=[.$A$3]*SIN(RADIANS([.B124]))" office:value-type="float" office:value="433.352577135934" calcext:value-type="float">
            <text:p>433,4</text:p>
          </table:table-cell>
          <table:table-cell table:formula="of:=[.$A$3]*SIN(RADIANS([.B124]-120))" office:value-type="float" office:value="17.833642814978" calcext:value-type="float">
            <text:p>17,8</text:p>
          </table:table-cell>
          <table:table-cell table:formula="of:=[.$A$3]*SIN(RADIANS([.B124]+120))" office:value-type="float" office:value="-451.186219950912" calcext:value-type="float">
            <text:p>-451,2</text:p>
          </table:table-cell>
          <table:table-cell table:style-name="ce10"/>
          <table:table-cell table:style-name="ce6" table:formula="of:=(MIN([.C124];[.D124];[.E124])+MAX([.C124];[.D124];[.E124]))/2" office:value-type="float" office:value="-8.91682140748898" calcext:value-type="float">
            <text:p>-8,9</text:p>
          </table:table-cell>
          <table:table-cell table:style-name="ce12" table:formula="of:=([.C124]-[.G124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68.875232111233" calcext:value-type="float">
            <text:p>269</text:p>
          </table:table-cell>
          <table:table-cell table:style-name="ce12" table:formula="of:=([.E124]-[.G124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4]+1" office:value-type="float" office:value="123" calcext:value-type="float">
            <text:p>123</text:p>
          </table:table-cell>
          <table:table-cell table:formula="of:=[.$A$3]*SIN(RADIANS([.B125]))" office:value-type="float" office:value="428.560660220112" calcext:value-type="float">
            <text:p>428,6</text:p>
          </table:table-cell>
          <table:table-cell table:formula="of:=[.$A$3]*SIN(RADIANS([.B125]-120))" office:value-type="float" office:value="26.7436736401443" calcext:value-type="float">
            <text:p>26,7</text:p>
          </table:table-cell>
          <table:table-cell table:formula="of:=[.$A$3]*SIN(RADIANS([.B125]+120))" office:value-type="float" office:value="-455.304333860256" calcext:value-type="float">
            <text:p>-455,3</text:p>
          </table:table-cell>
          <table:table-cell table:style-name="ce10"/>
          <table:table-cell table:style-name="ce6" table:formula="of:=(MIN([.C125];[.D125];[.E125])+MAX([.C125];[.D125];[.E125]))/2" office:value-type="float" office:value="-13.3718368200722" calcext:value-type="float">
            <text:p>-13,4</text:p>
          </table:table-cell>
          <table:table-cell table:style-name="ce12" table:formula="of:=([.C125]-[.G125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75.557755230108" calcext:value-type="float">
            <text:p>276</text:p>
          </table:table-cell>
          <table:table-cell table:style-name="ce12" table:formula="of:=([.E125]-[.G125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5]+1" office:value-type="float" office:value="124" calcext:value-type="float">
            <text:p>124</text:p>
          </table:table-cell>
          <table:table-cell table:formula="of:=[.$A$3]*SIN(RADIANS([.B126]))" office:value-type="float" office:value="423.638199575626" calcext:value-type="float">
            <text:p>423,6</text:p>
          </table:table-cell>
          <table:table-cell table:formula="of:=[.$A$3]*SIN(RADIANS([.B126]-120))" office:value-type="float" office:value="35.645558083248" calcext:value-type="float">
            <text:p>35,6</text:p>
          </table:table-cell>
          <table:table-cell table:formula="of:=[.$A$3]*SIN(RADIANS([.B126]+120))" office:value-type="float" office:value="-459.283757658874" calcext:value-type="float">
            <text:p>-459,3</text:p>
          </table:table-cell>
          <table:table-cell table:style-name="ce10"/>
          <table:table-cell table:style-name="ce6" table:formula="of:=(MIN([.C126];[.D126];[.E126])+MAX([.C126];[.D126];[.E126]))/2" office:value-type="float" office:value="-17.822779041624" calcext:value-type="float">
            <text:p>-17,8</text:p>
          </table:table-cell>
          <table:table-cell table:style-name="ce12" table:formula="of:=([.C126]-[.G126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82.234168562436" calcext:value-type="float">
            <text:p>282</text:p>
          </table:table-cell>
          <table:table-cell table:style-name="ce12" table:formula="of:=([.E126]-[.G126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6]+1" office:value-type="float" office:value="125" calcext:value-type="float">
            <text:p>125</text:p>
          </table:table-cell>
          <table:table-cell table:formula="of:=[.$A$3]*SIN(RADIANS([.B127]))" office:value-type="float" office:value="418.586694631675" calcext:value-type="float">
            <text:p>418,6</text:p>
          </table:table-cell>
          <table:table-cell table:formula="of:=[.$A$3]*SIN(RADIANS([.B127]-120))" office:value-type="float" office:value="44.5365845440533" calcext:value-type="float">
            <text:p>44,5</text:p>
          </table:table-cell>
          <table:table-cell table:formula="of:=[.$A$3]*SIN(RADIANS([.B127]+120))" office:value-type="float" office:value="-463.123279175728" calcext:value-type="float">
            <text:p>-463,1</text:p>
          </table:table-cell>
          <table:table-cell table:style-name="ce10"/>
          <table:table-cell table:style-name="ce6" table:formula="of:=(MIN([.C127];[.D127];[.E127])+MAX([.C127];[.D127];[.E127]))/2" office:value-type="float" office:value="-22.2682922720267" calcext:value-type="float">
            <text:p>-22,3</text:p>
          </table:table-cell>
          <table:table-cell table:style-name="ce12" table:formula="of:=([.C127]-[.G12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88.90243840804" calcext:value-type="float">
            <text:p>289</text:p>
          </table:table-cell>
          <table:table-cell table:style-name="ce12" table:formula="of:=([.E127]-[.G12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7]+1" office:value-type="float" office:value="126" calcext:value-type="float">
            <text:p>126</text:p>
          </table:table-cell>
          <table:table-cell table:formula="of:=[.$A$3]*SIN(RADIANS([.B128]))" office:value-type="float" office:value="413.407684125598" calcext:value-type="float">
            <text:p>413,4</text:p>
          </table:table-cell>
          <table:table-cell table:formula="of:=[.$A$3]*SIN(RADIANS([.B128]-120))" office:value-type="float" office:value="53.4140447297709" calcext:value-type="float">
            <text:p>53,4</text:p>
          </table:table-cell>
          <table:table-cell table:formula="of:=[.$A$3]*SIN(RADIANS([.B128]+120))" office:value-type="float" office:value="-466.821728855369" calcext:value-type="float">
            <text:p>-466,8</text:p>
          </table:table-cell>
          <table:table-cell table:style-name="ce10"/>
          <table:table-cell table:style-name="ce6" table:formula="of:=(MIN([.C128];[.D128];[.E128])+MAX([.C128];[.D128];[.E128]))/2" office:value-type="float" office:value="-26.7070223648855" calcext:value-type="float">
            <text:p>-26,7</text:p>
          </table:table-cell>
          <table:table-cell table:style-name="ce12" table:formula="of:=([.C128]-[.G128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95.560533547328" calcext:value-type="float">
            <text:p>296</text:p>
          </table:table-cell>
          <table:table-cell table:style-name="ce12" table:formula="of:=([.E128]-[.G128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8]+1" office:value-type="float" office:value="127" calcext:value-type="float">
            <text:p>127</text:p>
          </table:table-cell>
          <table:table-cell table:formula="of:=[.$A$3]*SIN(RADIANS([.B129]))" office:value-type="float" office:value="408.102745634167" calcext:value-type="float">
            <text:p>408,1</text:p>
          </table:table-cell>
          <table:table-cell table:formula="of:=[.$A$3]*SIN(RADIANS([.B129]-120))" office:value-type="float" office:value="62.2752344800304" calcext:value-type="float">
            <text:p>62,3</text:p>
          </table:table-cell>
          <table:table-cell table:formula="of:=[.$A$3]*SIN(RADIANS([.B129]+120))" office:value-type="float" office:value="-470.377980114197" calcext:value-type="float">
            <text:p>-470,4</text:p>
          </table:table-cell>
          <table:table-cell table:style-name="ce10"/>
          <table:table-cell table:style-name="ce6" table:formula="of:=(MIN([.C129];[.D129];[.E129])+MAX([.C129];[.D129];[.E129]))/2" office:value-type="float" office:value="-31.1376172400152" calcext:value-type="float">
            <text:p>-31,1</text:p>
          </table:table-cell>
          <table:table-cell table:style-name="ce12" table:formula="of:=([.C129]-[.G129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302.206425860023" calcext:value-type="float">
            <text:p>302</text:p>
          </table:table-cell>
          <table:table-cell table:style-name="ce12" table:formula="of:=([.E129]-[.G129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29]+1" office:value-type="float" office:value="128" calcext:value-type="float">
            <text:p>128</text:p>
          </table:table-cell>
          <table:table-cell table:formula="of:=[.$A$3]*SIN(RADIANS([.B130]))" office:value-type="float" office:value="402.673495093035" calcext:value-type="float">
            <text:p>402,7</text:p>
          </table:table-cell>
          <table:table-cell table:formula="of:=[.$A$3]*SIN(RADIANS([.B130]-120))" office:value-type="float" office:value="71.1174545905934" calcext:value-type="float">
            <text:p>71,1</text:p>
          </table:table-cell>
          <table:table-cell table:formula="of:=[.$A$3]*SIN(RADIANS([.B130]+120))" office:value-type="float" office:value="-473.790949683628" calcext:value-type="float">
            <text:p>-473,8</text:p>
          </table:table-cell>
          <table:table-cell table:style-name="ce10"/>
          <table:table-cell table:style-name="ce6" table:formula="of:=(MIN([.C130];[.D130];[.E130])+MAX([.C130];[.D130];[.E130]))/2" office:value-type="float" office:value="-35.5587272952967" calcext:value-type="float">
            <text:p>-35,6</text:p>
          </table:table-cell>
          <table:table-cell table:style-name="ce12" table:formula="of:=([.C130]-[.G130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308.838090942945" calcext:value-type="float">
            <text:p>309</text:p>
          </table:table-cell>
          <table:table-cell table:style-name="ce12" table:formula="of:=([.E130]-[.G130]+[.$A$3])/2" office:value-type="float" office:value="36.3838888058342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30]+1" office:value-type="float" office:value="129" calcext:value-type="float">
            <text:p>129</text:p>
          </table:table-cell>
          <table:table-cell table:formula="of:=[.$A$3]*SIN(RADIANS([.B131]))" office:value-type="float" office:value="397.121586304512" calcext:value-type="float">
            <text:p>397,1</text:p>
          </table:table-cell>
          <table:table-cell table:formula="of:=[.$A$3]*SIN(RADIANS([.B131]-120))" office:value-type="float" office:value="79.938011635558" calcext:value-type="float">
            <text:p>79,9</text:p>
          </table:table-cell>
          <table:table-cell table:formula="of:=[.$A$3]*SIN(RADIANS([.B131]+120))" office:value-type="float" office:value="-477.05959794007" calcext:value-type="float">
            <text:p>-477,1</text:p>
          </table:table-cell>
          <table:table-cell table:style-name="ce10"/>
          <table:table-cell table:style-name="ce6" table:formula="of:=(MIN([.C131];[.D131];[.E131])+MAX([.C131];[.D131];[.E131]))/2" office:value-type="float" office:value="-39.9690058177789" calcext:value-type="float">
            <text:p>-40,0</text:p>
          </table:table-cell>
          <table:table-cell table:style-name="ce12" table:formula="of:=([.C131]-[.G131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315.453508726668" calcext:value-type="float">
            <text:p>315</text:p>
          </table:table-cell>
          <table:table-cell table:style-name="ce12" table:formula="of:=([.E131]-[.G131]+[.$A$3])/2" office:value-type="float" office:value="36.9547039388544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31]+1" office:value-type="float" office:value="130" calcext:value-type="float">
            <text:p>130</text:p>
          </table:table-cell>
          <table:table-cell table:formula="of:=[.$A$3]*SIN(RADIANS([.B132]))" office:value-type="float" office:value="391.448710433798" calcext:value-type="float">
            <text:p>391,4</text:p>
          </table:table-cell>
          <table:table-cell table:formula="of:=[.$A$3]*SIN(RADIANS([.B132]-120))" office:value-type="float" office:value="88.7342187878014" calcext:value-type="float">
            <text:p>88,7</text:p>
          </table:table-cell>
          <table:table-cell table:formula="of:=[.$A$3]*SIN(RADIANS([.B132]+120))" office:value-type="float" office:value="-480.182929221599" calcext:value-type="float">
            <text:p>-480,2</text:p>
          </table:table-cell>
          <table:table-cell table:style-name="ce10"/>
          <table:table-cell table:style-name="ce6" table:formula="of:=(MIN([.C132];[.D132];[.E132])+MAX([.C132];[.D132];[.E132]))/2" office:value-type="float" office:value="-44.3671093939007" calcext:value-type="float">
            <text:p>-44,4</text:p>
          </table:table-cell>
          <table:table-cell table:style-name="ce12" table:formula="of:=([.C132]-[.G13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322.050664090851" calcext:value-type="float">
            <text:p>322</text:p>
          </table:table-cell>
          <table:table-cell table:style-name="ce12" table:formula="of:=([.E132]-[.G13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32]+1" office:value-type="float" office:value="131" calcext:value-type="float">
            <text:p>131</text:p>
          </table:table-cell>
          <table:table-cell table:formula="of:=[.$A$3]*SIN(RADIANS([.B133]))" office:value-type="float" office:value="385.656595493837" calcext:value-type="float">
            <text:p>385,7</text:p>
          </table:table-cell>
          <table:table-cell table:formula="of:=[.$A$3]*SIN(RADIANS([.B133]-120))" office:value-type="float" office:value="97.5033966374144" calcext:value-type="float">
            <text:p>97,5</text:p>
          </table:table-cell>
          <table:table-cell table:formula="of:=[.$A$3]*SIN(RADIANS([.B133]+120))" office:value-type="float" office:value="-483.159992131251" calcext:value-type="float">
            <text:p>-483,2</text:p>
          </table:table-cell>
          <table:table-cell table:style-name="ce10"/>
          <table:table-cell table:style-name="ce6" table:formula="of:=(MIN([.C133];[.D133];[.E133])+MAX([.C133];[.D133];[.E133]))/2" office:value-type="float" office:value="-48.7516983187072" calcext:value-type="float">
            <text:p>-48,8</text:p>
          </table:table-cell>
          <table:table-cell table:style-name="ce12" table:formula="of:=([.C133]-[.G133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328.627547478061" calcext:value-type="float">
            <text:p>329</text:p>
          </table:table-cell>
          <table:table-cell table:style-name="ce12" table:formula="of:=([.E133]-[.G133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33]+1" office:value-type="float" office:value="132" calcext:value-type="float">
            <text:p>132</text:p>
          </table:table-cell>
          <table:table-cell table:formula="of:=[.$A$3]*SIN(RADIANS([.B134]))" office:value-type="float" office:value="379.747005818948" calcext:value-type="float">
            <text:p>379,7</text:p>
          </table:table-cell>
          <table:table-cell table:formula="of:=[.$A$3]*SIN(RADIANS([.B134]-120))" office:value-type="float" office:value="106.242874007875" calcext:value-type="float">
            <text:p>106,2</text:p>
          </table:table-cell>
          <table:table-cell table:formula="of:=[.$A$3]*SIN(RADIANS([.B134]+120))" office:value-type="float" office:value="-485.989879826824" calcext:value-type="float">
            <text:p>-486,0</text:p>
          </table:table-cell>
          <table:table-cell table:style-name="ce10"/>
          <table:table-cell table:style-name="ce6" table:formula="of:=(MIN([.C134];[.D134];[.E134])+MAX([.C134];[.D134];[.E134]))/2" office:value-type="float" office:value="-53.1214370039375" calcext:value-type="float">
            <text:p>-53,1</text:p>
          </table:table-cell>
          <table:table-cell table:style-name="ce12" table:formula="of:=([.C134]-[.G134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335.182155505906" calcext:value-type="float">
            <text:p>335</text:p>
          </table:table-cell>
          <table:table-cell table:style-name="ce12" table:formula="of:=([.E134]-[.G134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34]+1" office:value-type="float" office:value="133" calcext:value-type="float">
            <text:p>133</text:p>
          </table:table-cell>
          <table:table-cell table:formula="of:=[.$A$3]*SIN(RADIANS([.B135]))" office:value-type="float" office:value="373.721741527396" calcext:value-type="float">
            <text:p>373,7</text:p>
          </table:table-cell>
          <table:table-cell table:formula="of:=[.$A$3]*SIN(RADIANS([.B135]-120))" office:value-type="float" office:value="114.949988769715" calcext:value-type="float">
            <text:p>114,9</text:p>
          </table:table-cell>
          <table:table-cell table:formula="of:=[.$A$3]*SIN(RADIANS([.B135]+120))" office:value-type="float" office:value="-488.671730297111" calcext:value-type="float">
            <text:p>-488,7</text:p>
          </table:table-cell>
          <table:table-cell table:style-name="ce10"/>
          <table:table-cell table:style-name="ce6" table:formula="of:=(MIN([.C135];[.D135];[.E135])+MAX([.C135];[.D135];[.E135]))/2" office:value-type="float" office:value="-57.4749943848574" calcext:value-type="float">
            <text:p>-57,5</text:p>
          </table:table-cell>
          <table:table-cell table:style-name="ce12" table:formula="of:=([.C135]-[.G135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341.712491577286" calcext:value-type="float">
            <text:p>342</text:p>
          </table:table-cell>
          <table:table-cell table:style-name="ce12" table:formula="of:=([.E135]-[.G135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35]+1" office:value-type="float" office:value="134" calcext:value-type="float">
            <text:p>134</text:p>
          </table:table-cell>
          <table:table-cell table:formula="of:=[.$A$3]*SIN(RADIANS([.B136]))" office:value-type="float" office:value="367.582637973051" calcext:value-type="float">
            <text:p>367,6</text:p>
          </table:table-cell>
          <table:table-cell table:formula="of:=[.$A$3]*SIN(RADIANS([.B136]-120))" office:value-type="float" office:value="123.62208865143" calcext:value-type="float">
            <text:p>123,6</text:p>
          </table:table-cell>
          <table:table-cell table:formula="of:=[.$A$3]*SIN(RADIANS([.B136]+120))" office:value-type="float" office:value="-491.204726624481" calcext:value-type="float">
            <text:p>-491,2</text:p>
          </table:table-cell>
          <table:table-cell table:style-name="ce10"/>
          <table:table-cell table:style-name="ce6" table:formula="of:=(MIN([.C136];[.D136];[.E136])+MAX([.C136];[.D136];[.E136]))/2" office:value-type="float" office:value="-61.8110443257152" calcext:value-type="float">
            <text:p>-61,8</text:p>
          </table:table-cell>
          <table:table-cell table:style-name="ce12" table:formula="of:=([.C136]-[.G136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348.216566488573" calcext:value-type="float">
            <text:p>348</text:p>
          </table:table-cell>
          <table:table-cell table:style-name="ce12" table:formula="of:=([.E136]-[.G136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36]+1" office:value-type="float" office:value="135" calcext:value-type="float">
            <text:p>135</text:p>
          </table:table-cell>
          <table:table-cell table:formula="of:=[.$A$3]*SIN(RADIANS([.B137]))" office:value-type="float" office:value="361.331565186326" calcext:value-type="float">
            <text:p>361,3</text:p>
          </table:table-cell>
          <table:table-cell table:formula="of:=[.$A$3]*SIN(RADIANS([.B137]-120))" office:value-type="float" office:value="132.256532047388" calcext:value-type="float">
            <text:p>132,3</text:p>
          </table:table-cell>
          <table:table-cell table:formula="of:=[.$A$3]*SIN(RADIANS([.B137]+120))" office:value-type="float" office:value="-493.588097233714" calcext:value-type="float">
            <text:p>-493,6</text:p>
          </table:table-cell>
          <table:table-cell table:style-name="ce10"/>
          <table:table-cell table:style-name="ce6" table:formula="of:=(MIN([.C137];[.D137];[.E137])+MAX([.C137];[.D137];[.E137]))/2" office:value-type="float" office:value="-66.128266023694" calcext:value-type="float">
            <text:p>-66,1</text:p>
          </table:table-cell>
          <table:table-cell table:style-name="ce12" table:formula="of:=([.C137]-[.G13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354.692399035541" calcext:value-type="float">
            <text:p>355</text:p>
          </table:table-cell>
          <table:table-cell table:style-name="ce12" table:formula="of:=([.E137]-[.G13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37]+1" office:value-type="float" office:value="136" calcext:value-type="float">
            <text:p>136</text:p>
          </table:table-cell>
          <table:table-cell table:formula="of:=[.$A$3]*SIN(RADIANS([.B138]))" office:value-type="float" office:value="354.970427304548" calcext:value-type="float">
            <text:p>355,0</text:p>
          </table:table-cell>
          <table:table-cell table:formula="of:=[.$A$3]*SIN(RADIANS([.B138]-120))" office:value-type="float" office:value="140.850688822487" calcext:value-type="float">
            <text:p>140,9</text:p>
          </table:table-cell>
          <table:table-cell table:formula="of:=[.$A$3]*SIN(RADIANS([.B138]+120))" office:value-type="float" office:value="-495.821116127034" calcext:value-type="float">
            <text:p>-495,8</text:p>
          </table:table-cell>
          <table:table-cell table:style-name="ce10"/>
          <table:table-cell table:style-name="ce6" table:formula="of:=(MIN([.C138];[.D138];[.E138])+MAX([.C138];[.D138];[.E138]))/2" office:value-type="float" office:value="-70.4253444112433" calcext:value-type="float">
            <text:p>-70,4</text:p>
          </table:table-cell>
          <table:table-cell table:style-name="ce12" table:formula="of:=([.C138]-[.G138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361.138016616865" calcext:value-type="float">
            <text:p>361</text:p>
          </table:table-cell>
          <table:table-cell table:style-name="ce12" table:formula="of:=([.E138]-[.G138]+[.$A$3])/2" office:value-type="float" office:value="42.8021141421046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38]+1" office:value-type="float" office:value="137" calcext:value-type="float">
            <text:p>137</text:p>
          </table:table-cell>
          <table:table-cell table:formula="of:=[.$A$3]*SIN(RADIANS([.B139]))" office:value-type="float" office:value="348.501161991937" calcext:value-type="float">
            <text:p>348,5</text:p>
          </table:table-cell>
          <table:table-cell table:formula="of:=[.$A$3]*SIN(RADIANS([.B139]-120))" office:value-type="float" office:value="149.401941113318" calcext:value-type="float">
            <text:p>149,4</text:p>
          </table:table-cell>
          <table:table-cell table:formula="of:=[.$A$3]*SIN(RADIANS([.B139]+120))" office:value-type="float" office:value="-497.903103105255" calcext:value-type="float">
            <text:p>-497,9</text:p>
          </table:table-cell>
          <table:table-cell table:style-name="ce10"/>
          <table:table-cell table:style-name="ce6" table:formula="of:=(MIN([.C139];[.D139];[.E139])+MAX([.C139];[.D139];[.E139]))/2" office:value-type="float" office:value="-74.7009705566592" calcext:value-type="float">
            <text:p>-74,7</text:p>
          </table:table-cell>
          <table:table-cell table:style-name="ce12" table:formula="of:=([.C139]-[.G139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367.551455834989" calcext:value-type="float">
            <text:p>368</text:p>
          </table:table-cell>
          <table:table-cell table:style-name="ce12" table:formula="of:=([.E139]-[.G139]+[.$A$3])/2" office:value-type="float" office:value="43.898933725702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39]+1" office:value-type="float" office:value="138" calcext:value-type="float">
            <text:p>138</text:p>
          </table:table-cell>
          <table:table-cell table:formula="of:=[.$A$3]*SIN(RADIANS([.B140]))" office:value-type="float" office:value="341.925739849377" calcext:value-type="float">
            <text:p>341,9</text:p>
          </table:table-cell>
          <table:table-cell table:formula="of:=[.$A$3]*SIN(RADIANS([.B140]-120))" office:value-type="float" office:value="157.907684125598" calcext:value-type="float">
            <text:p>157,9</text:p>
          </table:table-cell>
          <table:table-cell table:formula="of:=[.$A$3]*SIN(RADIANS([.B140]+120))" office:value-type="float" office:value="-499.833423974975" calcext:value-type="float">
            <text:p>-499,8</text:p>
          </table:table-cell>
          <table:table-cell table:style-name="ce10"/>
          <table:table-cell table:style-name="ce6" table:formula="of:=(MIN([.C140];[.D140];[.E140])+MAX([.C140];[.D140];[.E140]))/2" office:value-type="float" office:value="-78.953842062799" calcext:value-type="float">
            <text:p>-79,0</text:p>
          </table:table-cell>
          <table:table-cell table:style-name="ce12" table:formula="of:=([.C140]-[.G140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373.930763094199" calcext:value-type="float">
            <text:p>374</text:p>
          </table:table-cell>
          <table:table-cell table:style-name="ce12" table:formula="of:=([.E140]-[.G140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140]+1" office:value-type="float" office:value="139" calcext:value-type="float">
            <text:p>139</text:p>
          </table:table-cell>
          <table:table-cell table:formula="of:=[.$A$3]*SIN(RADIANS([.B141]))" office:value-type="float" office:value="335.246163814149" calcext:value-type="float">
            <text:p>335,2</text:p>
          </table:table-cell>
          <table:table-cell table:formula="of:=[.$A$3]*SIN(RADIANS([.B141]-120))" office:value-type="float" office:value="166.365326927607" calcext:value-type="float">
            <text:p>166,4</text:p>
          </table:table-cell>
          <table:table-cell table:formula="of:=[.$A$3]*SIN(RADIANS([.B141]+120))" office:value-type="float" office:value="-501.611490741756" calcext:value-type="float">
            <text:p>-501,6</text:p>
          </table:table-cell>
          <table:table-cell table:style-name="ce10"/>
          <table:table-cell table:style-name="ce6" table:formula="of:=(MIN([.C141];[.D141];[.E141])+MAX([.C141];[.D141];[.E141]))/2" office:value-type="float" office:value="-83.1826634638036" calcext:value-type="float">
            <text:p>-83,2</text:p>
          </table:table-cell>
          <table:table-cell table:style-name="ce12" table:formula="of:=([.C141]-[.G141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380.273995195705" calcext:value-type="float">
            <text:p>380</text:p>
          </table:table-cell>
          <table:table-cell table:style-name="ce12" table:formula="of:=([.E141]-[.G141]+[.$A$3])/2" office:value-type="float" office:value="46.2855863610236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141]+1" office:value-type="float" office:value="140" calcext:value-type="float">
            <text:p>140</text:p>
          </table:table-cell>
          <table:table-cell table:formula="of:=[.$A$3]*SIN(RADIANS([.B142]))" office:value-type="float" office:value="328.464468549822" calcext:value-type="float">
            <text:p>328,5</text:p>
          </table:table-cell>
          <table:table-cell table:formula="of:=[.$A$3]*SIN(RADIANS([.B142]-120))" office:value-type="float" office:value="174.772293239417" calcext:value-type="float">
            <text:p>174,8</text:p>
          </table:table-cell>
          <table:table-cell table:formula="of:=[.$A$3]*SIN(RADIANS([.B142]+120))" office:value-type="float" office:value="-503.236761789238" calcext:value-type="float">
            <text:p>-503,2</text:p>
          </table:table-cell>
          <table:table-cell table:style-name="ce10"/>
          <table:table-cell table:style-name="ce6" table:formula="of:=(MIN([.C142];[.D142];[.E142])+MAX([.C142];[.D142];[.E142]))/2" office:value-type="float" office:value="-87.3861466197083" calcext:value-type="float">
            <text:p>-87,4</text:p>
          </table:table-cell>
          <table:table-cell table:style-name="ce12" table:formula="of:=([.C142]-[.G14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386.579219929562" calcext:value-type="float">
            <text:p>387</text:p>
          </table:table-cell>
          <table:table-cell table:style-name="ce12" table:formula="of:=([.E142]-[.G14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142]+1" office:value-type="float" office:value="141" calcext:value-type="float">
            <text:p>141</text:p>
          </table:table-cell>
          <table:table-cell table:formula="of:=[.$A$3]*SIN(RADIANS([.B143]))" office:value-type="float" office:value="321.582719826467" calcext:value-type="float">
            <text:p>321,6</text:p>
          </table:table-cell>
          <table:table-cell table:formula="of:=[.$A$3]*SIN(RADIANS([.B143]-120))" office:value-type="float" office:value="183.126022217648" calcext:value-type="float">
            <text:p>183,1</text:p>
          </table:table-cell>
          <table:table-cell table:formula="of:=[.$A$3]*SIN(RADIANS([.B143]+120))" office:value-type="float" office:value="-504.708742044115" calcext:value-type="float">
            <text:p>-504,7</text:p>
          </table:table-cell>
          <table:table-cell table:style-name="ce10"/>
          <table:table-cell table:style-name="ce6" table:formula="of:=(MIN([.C143];[.D143];[.E143])+MAX([.C143];[.D143];[.E143]))/2" office:value-type="float" office:value="-91.5630111088242" calcext:value-type="float">
            <text:p>-91,6</text:p>
          </table:table-cell>
          <table:table-cell table:style-name="ce12" table:formula="of:=([.C143]-[.G143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392.844516663236" calcext:value-type="float">
            <text:p>393</text:p>
          </table:table-cell>
          <table:table-cell table:style-name="ce12" table:formula="of:=([.E143]-[.G143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143]+1" office:value-type="float" office:value="142" calcext:value-type="float">
            <text:p>142</text:p>
          </table:table-cell>
          <table:table-cell table:formula="of:=[.$A$3]*SIN(RADIANS([.B144]))" office:value-type="float" office:value="314.603013891411" calcext:value-type="float">
            <text:p>314,6</text:p>
          </table:table-cell>
          <table:table-cell table:formula="of:=[.$A$3]*SIN(RADIANS([.B144]-120))" office:value-type="float" office:value="191.423969235531" calcext:value-type="float">
            <text:p>191,4</text:p>
          </table:table-cell>
          <table:table-cell table:formula="of:=[.$A$3]*SIN(RADIANS([.B144]+120))" office:value-type="float" office:value="-506.026983126942" calcext:value-type="float">
            <text:p>-506,0</text:p>
          </table:table-cell>
          <table:table-cell table:style-name="ce10"/>
          <table:table-cell table:style-name="ce6" table:formula="of:=(MIN([.C144];[.D144];[.E144])+MAX([.C144];[.D144];[.E144]))/2" office:value-type="float" office:value="-95.7119846177655" calcext:value-type="float">
            <text:p>-95,7</text:p>
          </table:table-cell>
          <table:table-cell table:style-name="ce12" table:formula="of:=([.C144]-[.G144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399.067976926648" calcext:value-type="float">
            <text:p>399</text:p>
          </table:table-cell>
          <table:table-cell table:style-name="ce12" table:formula="of:=([.E144]-[.G144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144]+1" office:value-type="float" office:value="143" calcext:value-type="float">
            <text:p>143</text:p>
          </table:table-cell>
          <table:table-cell table:formula="of:=[.$A$3]*SIN(RADIANS([.B145]))" office:value-type="float" office:value="307.527476830697" calcext:value-type="float">
            <text:p>307,5</text:p>
          </table:table-cell>
          <table:table-cell table:formula="of:=[.$A$3]*SIN(RADIANS([.B145]-120))" office:value-type="float" office:value="199.663606658019" calcext:value-type="float">
            <text:p>199,7</text:p>
          </table:table-cell>
          <table:table-cell table:formula="of:=[.$A$3]*SIN(RADIANS([.B145]+120))" office:value-type="float" office:value="-507.191083488716" calcext:value-type="float">
            <text:p>-507,2</text:p>
          </table:table-cell>
          <table:table-cell table:style-name="ce10"/>
          <table:table-cell table:style-name="ce6" table:formula="of:=(MIN([.C145];[.D145];[.E145])+MAX([.C145];[.D145];[.E145]))/2" office:value-type="float" office:value="-99.8318033290095" calcext:value-type="float">
            <text:p>-99,8</text:p>
          </table:table-cell>
          <table:table-cell table:style-name="ce12" table:formula="of:=([.C145]-[.G145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405.247704993514" calcext:value-type="float">
            <text:p>405</text:p>
          </table:table-cell>
          <table:table-cell table:style-name="ce12" table:formula="of:=([.E145]-[.G145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145]+1" office:value-type="float" office:value="144" calcext:value-type="float">
            <text:p>144</text:p>
          </table:table-cell>
          <table:table-cell table:formula="of:=[.$A$3]*SIN(RADIANS([.B146]))" office:value-type="float" office:value="300.358263921454" calcext:value-type="float">
            <text:p>300,4</text:p>
          </table:table-cell>
          <table:table-cell table:formula="of:=[.$A$3]*SIN(RADIANS([.B146]-120))" office:value-type="float" office:value="207.842424611734" calcext:value-type="float">
            <text:p>207,8</text:p>
          </table:table-cell>
          <table:table-cell table:formula="of:=[.$A$3]*SIN(RADIANS([.B146]+120))" office:value-type="float" office:value="-508.200688533188" calcext:value-type="float">
            <text:p>-508,2</text:p>
          </table:table-cell>
          <table:table-cell table:style-name="ce10"/>
          <table:table-cell table:style-name="ce6" table:formula="of:=(MIN([.C146];[.D146];[.E146])+MAX([.C146];[.D146];[.E146]))/2" office:value-type="float" office:value="-103.921212305867" calcext:value-type="float">
            <text:p>-103,9</text:p>
          </table:table-cell>
          <table:table-cell table:style-name="ce12" table:formula="of:=([.C146]-[.G146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411.3818184588" calcext:value-type="float">
            <text:p>411</text:p>
          </table:table-cell>
          <table:table-cell table:style-name="ce12" table:formula="of:=([.E146]-[.G146]+[.$A$3])/2" office:value-type="float" office:value="53.3602618863396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146]+1" office:value-type="float" office:value="145" calcext:value-type="float">
            <text:p>145</text:p>
          </table:table-cell>
          <table:table-cell table:formula="of:=[.$A$3]*SIN(RADIANS([.B147]))" office:value-type="float" office:value="293.097558975384" calcext:value-type="float">
            <text:p>293,1</text:p>
          </table:table-cell>
          <table:table-cell table:formula="of:=[.$A$3]*SIN(RADIANS([.B147]-120))" office:value-type="float" office:value="215.957931749497" calcext:value-type="float">
            <text:p>216,0</text:p>
          </table:table-cell>
          <table:table-cell table:formula="of:=[.$A$3]*SIN(RADIANS([.B147]+120))" office:value-type="float" office:value="-509.055490724882" calcext:value-type="float">
            <text:p>-509,1</text:p>
          </table:table-cell>
          <table:table-cell table:style-name="ce10"/>
          <table:table-cell table:style-name="ce6" table:formula="of:=(MIN([.C147];[.D147];[.E147])+MAX([.C147];[.D147];[.E147]))/2" office:value-type="float" office:value="-107.978965874749" calcext:value-type="float">
            <text:p>-108,0</text:p>
          </table:table-cell>
          <table:table-cell table:style-name="ce12" table:formula="of:=([.C147]-[.G14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417.468448812123" calcext:value-type="float">
            <text:p>417</text:p>
          </table:table-cell>
          <table:table-cell table:style-name="ce12" table:formula="of:=([.E147]-[.G147]+[.$A$3])/2" office:value-type="float" office:value="54.9617375749334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147]+1" office:value-type="float" office:value="146" calcext:value-type="float">
            <text:p>146</text:p>
          </table:table-cell>
          <table:table-cell table:formula="of:=[.$A$3]*SIN(RADIANS([.B148]))" office:value-type="float" office:value="285.747573673552" calcext:value-type="float">
            <text:p>285,7</text:p>
          </table:table-cell>
          <table:table-cell table:formula="of:=[.$A$3]*SIN(RADIANS([.B148]-120))" office:value-type="float" office:value="224.007656009219" calcext:value-type="float">
            <text:p>224,0</text:p>
          </table:table-cell>
          <table:table-cell table:formula="of:=[.$A$3]*SIN(RADIANS([.B148]+120))" office:value-type="float" office:value="-509.75522968277" calcext:value-type="float">
            <text:p>-509,8</text:p>
          </table:table-cell>
          <table:table-cell table:style-name="ce10"/>
          <table:table-cell table:style-name="ce6" table:formula="of:=(MIN([.C148];[.D148];[.E148])+MAX([.C148];[.D148];[.E148]))/2" office:value-type="float" office:value="-112.003828004609" calcext:value-type="float">
            <text:p>-112,0</text:p>
          </table:table-cell>
          <table:table-cell table:style-name="ce12" table:formula="of:=([.C148]-[.G148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423.505742006914" calcext:value-type="float">
            <text:p>424</text:p>
          </table:table-cell>
          <table:table-cell table:style-name="ce12" table:formula="of:=([.E148]-[.G148]+[.$A$3])/2" office:value-type="float" office:value="56.6242991609196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148]+1" office:value-type="float" office:value="147" calcext:value-type="float">
            <text:p>147</text:p>
          </table:table-cell>
          <table:table-cell table:formula="of:=[.$A$3]*SIN(RADIANS([.B149]))" office:value-type="float" office:value="278.310546892679" calcext:value-type="float">
            <text:p>278,3</text:p>
          </table:table-cell>
          <table:table-cell table:formula="of:=[.$A$3]*SIN(RADIANS([.B149]-120))" office:value-type="float" office:value="231.989145366908" calcext:value-type="float">
            <text:p>232,0</text:p>
          </table:table-cell>
          <table:table-cell table:formula="of:=[.$A$3]*SIN(RADIANS([.B149]+120))" office:value-type="float" office:value="-510.299692259587" calcext:value-type="float">
            <text:p>-510,3</text:p>
          </table:table-cell>
          <table:table-cell table:style-name="ce10"/>
          <table:table-cell table:style-name="ce6" table:formula="of:=(MIN([.C149];[.D149];[.E149])+MAX([.C149];[.D149];[.E149]))/2" office:value-type="float" office:value="-115.994572683454" calcext:value-type="float">
            <text:p>-116,0</text:p>
          </table:table-cell>
          <table:table-cell table:style-name="ce12" table:formula="of:=([.C149]-[.G149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429.491859025181" calcext:value-type="float">
            <text:p>429</text:p>
          </table:table-cell>
          <table:table-cell table:style-name="ce12" table:formula="of:=([.E149]-[.G149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149]+1" office:value-type="float" office:value="148" calcext:value-type="float">
            <text:p>148</text:p>
          </table:table-cell>
          <table:table-cell table:formula="of:=[.$A$3]*SIN(RADIANS([.B150]))" office:value-type="float" office:value="270.788744023168" calcext:value-type="float">
            <text:p>270,8</text:p>
          </table:table-cell>
          <table:table-cell table:formula="of:=[.$A$3]*SIN(RADIANS([.B150]-120))" office:value-type="float" office:value="239.89996858359" calcext:value-type="float">
            <text:p>239,9</text:p>
          </table:table-cell>
          <table:table-cell table:formula="of:=[.$A$3]*SIN(RADIANS([.B150]+120))" office:value-type="float" office:value="-510.688712606758" calcext:value-type="float">
            <text:p>-510,7</text:p>
          </table:table-cell>
          <table:table-cell table:style-name="ce10"/>
          <table:table-cell table:style-name="ce6" table:formula="of:=(MIN([.C150];[.D150];[.E150])+MAX([.C150];[.D150];[.E150]))/2" office:value-type="float" office:value="-119.949984291795" calcext:value-type="float">
            <text:p>-119,9</text:p>
          </table:table-cell>
          <table:table-cell table:style-name="ce12" table:formula="of:=([.C150]-[.G150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435.424976437693" calcext:value-type="float">
            <text:p>435</text:p>
          </table:table-cell>
          <table:table-cell table:style-name="ce12" table:formula="of:=([.E150]-[.G150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150]+1" office:value-type="float" office:value="149" calcext:value-type="float">
            <text:p>149</text:p>
          </table:table-cell>
          <table:table-cell table:formula="of:=[.$A$3]*SIN(RADIANS([.B151]))" office:value-type="float" office:value="263.184456279038" calcext:value-type="float">
            <text:p>263,2</text:p>
          </table:table-cell>
          <table:table-cell table:formula="of:=[.$A$3]*SIN(RADIANS([.B151]-120))" office:value-type="float" office:value="247.737715945878" calcext:value-type="float">
            <text:p>247,7</text:p>
          </table:table-cell>
          <table:table-cell table:formula="of:=[.$A$3]*SIN(RADIANS([.B151]+120))" office:value-type="float" office:value="-510.922172224916" calcext:value-type="float">
            <text:p>-510,9</text:p>
          </table:table-cell>
          <table:table-cell table:style-name="ce10"/>
          <table:table-cell table:style-name="ce6" table:formula="of:=(MIN([.C151];[.D151];[.E151])+MAX([.C151];[.D151];[.E151]))/2" office:value-type="float" office:value="-123.868857972939" calcext:value-type="float">
            <text:p>-123,9</text:p>
          </table:table-cell>
          <table:table-cell table:style-name="ce12" table:formula="of:=([.C151]-[.G151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441.303286959409" calcext:value-type="float">
            <text:p>441</text:p>
          </table:table-cell>
          <table:table-cell table:style-name="ce12" table:formula="of:=([.E151]-[.G151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151]+1" office:value-type="float" office:value="150" calcext:value-type="float">
            <text:p>150</text:p>
          </table:table-cell>
          <table:table-cell table:formula="of:=[.$A$3]*SIN(RADIANS([.B152]))" office:value-type="float" office:value="255.5" calcext:value-type="float">
            <text:p>255,5</text:p>
          </table:table-cell>
          <table:table-cell table:formula="of:=[.$A$3]*SIN(RADIANS([.B152]-120))" office:value-type="float" office:value="255.5" calcext:value-type="float">
            <text:p>255,5</text:p>
          </table:table-cell>
          <table:table-cell table:formula="of:=[.$A$3]*SIN(RADIANS([.B152]+120))" office:value-type="float" office:value="-511" calcext:value-type="float">
            <text:p>-511,0</text:p>
          </table:table-cell>
          <table:table-cell table:style-name="ce10"/>
          <table:table-cell table:style-name="ce6" table:formula="of:=(MIN([.C152];[.D152];[.E152])+MAX([.C152];[.D152];[.E152]))/2" office:value-type="float" office:value="-127.75" calcext:value-type="float">
            <text:p>-127,8</text:p>
          </table:table-cell>
          <table:table-cell table:style-name="ce12" table:formula="of:=([.C152]-[.G152]+[.$A$3])/2" office:value-type="float" office:value="447.125" calcext:value-type="float">
            <text:p>4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447.125" calcext:value-type="float">
            <text:p>447</text:p>
          </table:table-cell>
          <table:table-cell table:style-name="ce12" table:formula="of:=([.E152]-[.G152]+[.$A$3])/2" office:value-type="float" office:value="63.875" calcext:value-type="float">
            <text:p>64</text:p>
          </table:table-cell>
          <table:table-cell table:style-name="ce10"/>
        </table:table-row>
        <table:table-row table:style-name="ro1">
          <table:table-cell/>
          <table:table-cell table:style-name="ce2" table:formula="of:=[.B152]+1" office:value-type="float" office:value="151" calcext:value-type="float">
            <text:p>151</text:p>
          </table:table-cell>
          <table:table-cell table:formula="of:=[.$A$3]*SIN(RADIANS([.B153]))" office:value-type="float" office:value="247.737715945878" calcext:value-type="float">
            <text:p>247,7</text:p>
          </table:table-cell>
          <table:table-cell table:formula="of:=[.$A$3]*SIN(RADIANS([.B153]-120))" office:value-type="float" office:value="263.184456279038" calcext:value-type="float">
            <text:p>263,2</text:p>
          </table:table-cell>
          <table:table-cell table:formula="of:=[.$A$3]*SIN(RADIANS([.B153]+120))" office:value-type="float" office:value="-510.922172224916" calcext:value-type="float">
            <text:p>-510,9</text:p>
          </table:table-cell>
          <table:table-cell table:style-name="ce10"/>
          <table:table-cell table:style-name="ce6" table:formula="of:=(MIN([.C153];[.D153];[.E153])+MAX([.C153];[.D153];[.E153]))/2" office:value-type="float" office:value="-123.868857972939" calcext:value-type="float">
            <text:p>-123,9</text:p>
          </table:table-cell>
          <table:table-cell table:style-name="ce12" table:formula="of:=([.C153]-[.G153]+[.$A$3])/2" office:value-type="float" office:value="441.303286959409" calcext:value-type="float">
            <text:p>4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449.026657125988" calcext:value-type="float">
            <text:p>449</text:p>
          </table:table-cell>
          <table:table-cell table:style-name="ce12" table:formula="of:=([.E153]-[.G153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153]+1" office:value-type="float" office:value="152" calcext:value-type="float">
            <text:p>152</text:p>
          </table:table-cell>
          <table:table-cell table:formula="of:=[.$A$3]*SIN(RADIANS([.B154]))" office:value-type="float" office:value="239.89996858359" calcext:value-type="float">
            <text:p>239,9</text:p>
          </table:table-cell>
          <table:table-cell table:formula="of:=[.$A$3]*SIN(RADIANS([.B154]-120))" office:value-type="float" office:value="270.788744023168" calcext:value-type="float">
            <text:p>270,8</text:p>
          </table:table-cell>
          <table:table-cell table:formula="of:=[.$A$3]*SIN(RADIANS([.B154]+120))" office:value-type="float" office:value="-510.688712606758" calcext:value-type="float">
            <text:p>-510,7</text:p>
          </table:table-cell>
          <table:table-cell table:style-name="ce10"/>
          <table:table-cell table:style-name="ce6" table:formula="of:=(MIN([.C154];[.D154];[.E154])+MAX([.C154];[.D154];[.E154]))/2" office:value-type="float" office:value="-119.949984291795" calcext:value-type="float">
            <text:p>-119,9</text:p>
          </table:table-cell>
          <table:table-cell table:style-name="ce12" table:formula="of:=([.C154]-[.G154]+[.$A$3])/2" office:value-type="float" office:value="435.424976437693" calcext:value-type="float">
            <text:p>4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450.869364157481" calcext:value-type="float">
            <text:p>451</text:p>
          </table:table-cell>
          <table:table-cell table:style-name="ce12" table:formula="of:=([.E154]-[.G154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154]+1" office:value-type="float" office:value="153" calcext:value-type="float">
            <text:p>153</text:p>
          </table:table-cell>
          <table:table-cell table:formula="of:=[.$A$3]*SIN(RADIANS([.B155]))" office:value-type="float" office:value="231.989145366908" calcext:value-type="float">
            <text:p>232,0</text:p>
          </table:table-cell>
          <table:table-cell table:formula="of:=[.$A$3]*SIN(RADIANS([.B155]-120))" office:value-type="float" office:value="278.310546892679" calcext:value-type="float">
            <text:p>278,3</text:p>
          </table:table-cell>
          <table:table-cell table:formula="of:=[.$A$3]*SIN(RADIANS([.B155]+120))" office:value-type="float" office:value="-510.299692259587" calcext:value-type="float">
            <text:p>-510,3</text:p>
          </table:table-cell>
          <table:table-cell table:style-name="ce10"/>
          <table:table-cell table:style-name="ce6" table:formula="of:=(MIN([.C155];[.D155];[.E155])+MAX([.C155];[.D155];[.E155]))/2" office:value-type="float" office:value="-115.994572683454" calcext:value-type="float">
            <text:p>-116,0</text:p>
          </table:table-cell>
          <table:table-cell table:style-name="ce12" table:formula="of:=([.C155]-[.G155]+[.$A$3])/2" office:value-type="float" office:value="429.491859025181" calcext:value-type="float">
            <text:p>4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452.652559788067" calcext:value-type="float">
            <text:p>453</text:p>
          </table:table-cell>
          <table:table-cell table:style-name="ce12" table:formula="of:=([.E155]-[.G155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155]+1" office:value-type="float" office:value="154" calcext:value-type="float">
            <text:p>154</text:p>
          </table:table-cell>
          <table:table-cell table:formula="of:=[.$A$3]*SIN(RADIANS([.B156]))" office:value-type="float" office:value="224.007656009218" calcext:value-type="float">
            <text:p>224,0</text:p>
          </table:table-cell>
          <table:table-cell table:formula="of:=[.$A$3]*SIN(RADIANS([.B156]-120))" office:value-type="float" office:value="285.747573673552" calcext:value-type="float">
            <text:p>285,7</text:p>
          </table:table-cell>
          <table:table-cell table:formula="of:=[.$A$3]*SIN(RADIANS([.B156]+120))" office:value-type="float" office:value="-509.75522968277" calcext:value-type="float">
            <text:p>-509,8</text:p>
          </table:table-cell>
          <table:table-cell table:style-name="ce10"/>
          <table:table-cell table:style-name="ce6" table:formula="of:=(MIN([.C156];[.D156];[.E156])+MAX([.C156];[.D156];[.E156]))/2" office:value-type="float" office:value="-112.003828004609" calcext:value-type="float">
            <text:p>-112,0</text:p>
          </table:table-cell>
          <table:table-cell table:style-name="ce12" table:formula="of:=([.C156]-[.G156]+[.$A$3])/2" office:value-type="float" office:value="423.505742006914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454.375700839081" calcext:value-type="float">
            <text:p>454</text:p>
          </table:table-cell>
          <table:table-cell table:style-name="ce12" table:formula="of:=([.E156]-[.G156]+[.$A$3])/2" office:value-type="float" office:value="56.6242991609195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156]+1" office:value-type="float" office:value="155" calcext:value-type="float">
            <text:p>155</text:p>
          </table:table-cell>
          <table:table-cell table:formula="of:=[.$A$3]*SIN(RADIANS([.B157]))" office:value-type="float" office:value="215.957931749497" calcext:value-type="float">
            <text:p>216,0</text:p>
          </table:table-cell>
          <table:table-cell table:formula="of:=[.$A$3]*SIN(RADIANS([.B157]-120))" office:value-type="float" office:value="293.097558975384" calcext:value-type="float">
            <text:p>293,1</text:p>
          </table:table-cell>
          <table:table-cell table:formula="of:=[.$A$3]*SIN(RADIANS([.B157]+120))" office:value-type="float" office:value="-509.055490724882" calcext:value-type="float">
            <text:p>-509,1</text:p>
          </table:table-cell>
          <table:table-cell table:style-name="ce10"/>
          <table:table-cell table:style-name="ce6" table:formula="of:=(MIN([.C157];[.D157];[.E157])+MAX([.C157];[.D157];[.E157]))/2" office:value-type="float" office:value="-107.978965874749" calcext:value-type="float">
            <text:p>-108,0</text:p>
          </table:table-cell>
          <table:table-cell table:style-name="ce12" table:formula="of:=([.C157]-[.G157]+[.$A$3])/2" office:value-type="float" office:value="417.468448812123" calcext:value-type="float">
            <text:p>4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456.038262425067" calcext:value-type="float">
            <text:p>456</text:p>
          </table:table-cell>
          <table:table-cell table:style-name="ce12" table:formula="of:=([.E157]-[.G157]+[.$A$3])/2" office:value-type="float" office:value="54.9617375749334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157]+1" office:value-type="float" office:value="156" calcext:value-type="float">
            <text:p>156</text:p>
          </table:table-cell>
          <table:table-cell table:formula="of:=[.$A$3]*SIN(RADIANS([.B158]))" office:value-type="float" office:value="207.842424611734" calcext:value-type="float">
            <text:p>207,8</text:p>
          </table:table-cell>
          <table:table-cell table:formula="of:=[.$A$3]*SIN(RADIANS([.B158]-120))" office:value-type="float" office:value="300.358263921454" calcext:value-type="float">
            <text:p>300,4</text:p>
          </table:table-cell>
          <table:table-cell table:formula="of:=[.$A$3]*SIN(RADIANS([.B158]+120))" office:value-type="float" office:value="-508.200688533188" calcext:value-type="float">
            <text:p>-508,2</text:p>
          </table:table-cell>
          <table:table-cell table:style-name="ce10"/>
          <table:table-cell table:style-name="ce6" table:formula="of:=(MIN([.C158];[.D158];[.E158])+MAX([.C158];[.D158];[.E158]))/2" office:value-type="float" office:value="-103.921212305867" calcext:value-type="float">
            <text:p>-103,9</text:p>
          </table:table-cell>
          <table:table-cell table:style-name="ce12" table:formula="of:=([.C158]-[.G158]+[.$A$3])/2" office:value-type="float" office:value="411.3818184588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457.63973811366" calcext:value-type="float">
            <text:p>458</text:p>
          </table:table-cell>
          <table:table-cell table:style-name="ce12" table:formula="of:=([.E158]-[.G158]+[.$A$3])/2" office:value-type="float" office:value="53.3602618863396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158]+1" office:value-type="float" office:value="157" calcext:value-type="float">
            <text:p>157</text:p>
          </table:table-cell>
          <table:table-cell table:formula="of:=[.$A$3]*SIN(RADIANS([.B159]))" office:value-type="float" office:value="199.663606658019" calcext:value-type="float">
            <text:p>199,7</text:p>
          </table:table-cell>
          <table:table-cell table:formula="of:=[.$A$3]*SIN(RADIANS([.B159]-120))" office:value-type="float" office:value="307.527476830697" calcext:value-type="float">
            <text:p>307,5</text:p>
          </table:table-cell>
          <table:table-cell table:formula="of:=[.$A$3]*SIN(RADIANS([.B159]+120))" office:value-type="float" office:value="-507.191083488716" calcext:value-type="float">
            <text:p>-507,2</text:p>
          </table:table-cell>
          <table:table-cell table:style-name="ce10"/>
          <table:table-cell table:style-name="ce6" table:formula="of:=(MIN([.C159];[.D159];[.E159])+MAX([.C159];[.D159];[.E159]))/2" office:value-type="float" office:value="-99.8318033290094" calcext:value-type="float">
            <text:p>-99,8</text:p>
          </table:table-cell>
          <table:table-cell table:style-name="ce12" table:formula="of:=([.C159]-[.G159]+[.$A$3])/2" office:value-type="float" office:value="405.247704993514" calcext:value-type="float">
            <text:p>4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459.179640079853" calcext:value-type="float">
            <text:p>459</text:p>
          </table:table-cell>
          <table:table-cell table:style-name="ce12" table:formula="of:=([.E159]-[.G159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159]+1" office:value-type="float" office:value="158" calcext:value-type="float">
            <text:p>158</text:p>
          </table:table-cell>
          <table:table-cell table:formula="of:=[.$A$3]*SIN(RADIANS([.B160]))" office:value-type="float" office:value="191.423969235531" calcext:value-type="float">
            <text:p>191,4</text:p>
          </table:table-cell>
          <table:table-cell table:formula="of:=[.$A$3]*SIN(RADIANS([.B160]-120))" office:value-type="float" office:value="314.603013891411" calcext:value-type="float">
            <text:p>314,6</text:p>
          </table:table-cell>
          <table:table-cell table:formula="of:=[.$A$3]*SIN(RADIANS([.B160]+120))" office:value-type="float" office:value="-506.026983126943" calcext:value-type="float">
            <text:p>-506,0</text:p>
          </table:table-cell>
          <table:table-cell table:style-name="ce10"/>
          <table:table-cell table:style-name="ce6" table:formula="of:=(MIN([.C160];[.D160];[.E160])+MAX([.C160];[.D160];[.E160]))/2" office:value-type="float" office:value="-95.7119846177656" calcext:value-type="float">
            <text:p>-95,7</text:p>
          </table:table-cell>
          <table:table-cell table:style-name="ce12" table:formula="of:=([.C160]-[.G160]+[.$A$3])/2" office:value-type="float" office:value="399.067976926648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460.657499254589" calcext:value-type="float">
            <text:p>461</text:p>
          </table:table-cell>
          <table:table-cell table:style-name="ce12" table:formula="of:=([.E160]-[.G160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160]+1" office:value-type="float" office:value="159" calcext:value-type="float">
            <text:p>159</text:p>
          </table:table-cell>
          <table:table-cell table:formula="of:=[.$A$3]*SIN(RADIANS([.B161]))" office:value-type="float" office:value="183.126022217648" calcext:value-type="float">
            <text:p>183,1</text:p>
          </table:table-cell>
          <table:table-cell table:formula="of:=[.$A$3]*SIN(RADIANS([.B161]-120))" office:value-type="float" office:value="321.582719826467" calcext:value-type="float">
            <text:p>321,6</text:p>
          </table:table-cell>
          <table:table-cell table:formula="of:=[.$A$3]*SIN(RADIANS([.B161]+120))" office:value-type="float" office:value="-504.708742044115" calcext:value-type="float">
            <text:p>-504,7</text:p>
          </table:table-cell>
          <table:table-cell table:style-name="ce10"/>
          <table:table-cell table:style-name="ce6" table:formula="of:=(MIN([.C161];[.D161];[.E161])+MAX([.C161];[.D161];[.E161]))/2" office:value-type="float" office:value="-91.5630111088242" calcext:value-type="float">
            <text:p>-91,6</text:p>
          </table:table-cell>
          <table:table-cell table:style-name="ce12" table:formula="of:=([.C161]-[.G161]+[.$A$3])/2" office:value-type="float" office:value="392.844516663236" calcext:value-type="float">
            <text:p>3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462.072865467646" calcext:value-type="float">
            <text:p>462</text:p>
          </table:table-cell>
          <table:table-cell table:style-name="ce12" table:formula="of:=([.E161]-[.G161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161]+1" office:value-type="float" office:value="160" calcext:value-type="float">
            <text:p>160</text:p>
          </table:table-cell>
          <table:table-cell table:formula="of:=[.$A$3]*SIN(RADIANS([.B162]))" office:value-type="float" office:value="174.772293239417" calcext:value-type="float">
            <text:p>174,8</text:p>
          </table:table-cell>
          <table:table-cell table:formula="of:=[.$A$3]*SIN(RADIANS([.B162]-120))" office:value-type="float" office:value="328.464468549822" calcext:value-type="float">
            <text:p>328,5</text:p>
          </table:table-cell>
          <table:table-cell table:formula="of:=[.$A$3]*SIN(RADIANS([.B162]+120))" office:value-type="float" office:value="-503.236761789238" calcext:value-type="float">
            <text:p>-503,2</text:p>
          </table:table-cell>
          <table:table-cell table:style-name="ce10"/>
          <table:table-cell table:style-name="ce6" table:formula="of:=(MIN([.C162];[.D162];[.E162])+MAX([.C162];[.D162];[.E162]))/2" office:value-type="float" office:value="-87.3861466197084" calcext:value-type="float">
            <text:p>-87,4</text:p>
          </table:table-cell>
          <table:table-cell table:style-name="ce12" table:formula="of:=([.C162]-[.G162]+[.$A$3])/2" office:value-type="float" office:value="386.579219929563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463.425307584765" calcext:value-type="float">
            <text:p>463</text:p>
          </table:table-cell>
          <table:table-cell table:style-name="ce12" table:formula="of:=([.E162]-[.G16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162]+1" office:value-type="float" office:value="161" calcext:value-type="float">
            <text:p>161</text:p>
          </table:table-cell>
          <table:table-cell table:formula="of:=[.$A$3]*SIN(RADIANS([.B163]))" office:value-type="float" office:value="166.365326927607" calcext:value-type="float">
            <text:p>166,4</text:p>
          </table:table-cell>
          <table:table-cell table:formula="of:=[.$A$3]*SIN(RADIANS([.B163]-120))" office:value-type="float" office:value="335.246163814149" calcext:value-type="float">
            <text:p>335,2</text:p>
          </table:table-cell>
          <table:table-cell table:formula="of:=[.$A$3]*SIN(RADIANS([.B163]+120))" office:value-type="float" office:value="-501.611490741756" calcext:value-type="float">
            <text:p>-501,6</text:p>
          </table:table-cell>
          <table:table-cell table:style-name="ce10"/>
          <table:table-cell table:style-name="ce6" table:formula="of:=(MIN([.C163];[.D163];[.E163])+MAX([.C163];[.D163];[.E163]))/2" office:value-type="float" office:value="-83.1826634638035" calcext:value-type="float">
            <text:p>-83,2</text:p>
          </table:table-cell>
          <table:table-cell table:style-name="ce12" table:formula="of:=([.C163]-[.G163]+[.$A$3])/2" office:value-type="float" office:value="380.273995195705" calcext:value-type="float">
            <text:p>3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464.714413638976" calcext:value-type="float">
            <text:p>465</text:p>
          </table:table-cell>
          <table:table-cell table:style-name="ce12" table:formula="of:=([.E163]-[.G163]+[.$A$3])/2" office:value-type="float" office:value="46.2855863610236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163]+1" office:value-type="float" office:value="162" calcext:value-type="float">
            <text:p>162</text:p>
          </table:table-cell>
          <table:table-cell table:formula="of:=[.$A$3]*SIN(RADIANS([.B164]))" office:value-type="float" office:value="157.907684125598" calcext:value-type="float">
            <text:p>157,9</text:p>
          </table:table-cell>
          <table:table-cell table:formula="of:=[.$A$3]*SIN(RADIANS([.B164]-120))" office:value-type="float" office:value="341.925739849377" calcext:value-type="float">
            <text:p>341,9</text:p>
          </table:table-cell>
          <table:table-cell table:formula="of:=[.$A$3]*SIN(RADIANS([.B164]+120))" office:value-type="float" office:value="-499.833423974975" calcext:value-type="float">
            <text:p>-499,8</text:p>
          </table:table-cell>
          <table:table-cell table:style-name="ce10"/>
          <table:table-cell table:style-name="ce6" table:formula="of:=(MIN([.C164];[.D164];[.E164])+MAX([.C164];[.D164];[.E164]))/2" office:value-type="float" office:value="-78.9538420627991" calcext:value-type="float">
            <text:p>-79,0</text:p>
          </table:table-cell>
          <table:table-cell table:style-name="ce12" table:formula="of:=([.C164]-[.G164]+[.$A$3])/2" office:value-type="float" office:value="373.930763094199" calcext:value-type="float">
            <text:p>3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465.939790956088" calcext:value-type="float">
            <text:p>466</text:p>
          </table:table-cell>
          <table:table-cell table:style-name="ce12" table:formula="of:=([.E164]-[.G164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164]+1" office:value-type="float" office:value="163" calcext:value-type="float">
            <text:p>163</text:p>
          </table:table-cell>
          <table:table-cell table:formula="of:=[.$A$3]*SIN(RADIANS([.B165]))" office:value-type="float" office:value="149.401941113318" calcext:value-type="float">
            <text:p>149,4</text:p>
          </table:table-cell>
          <table:table-cell table:formula="of:=[.$A$3]*SIN(RADIANS([.B165]-120))" office:value-type="float" office:value="348.501161991937" calcext:value-type="float">
            <text:p>348,5</text:p>
          </table:table-cell>
          <table:table-cell table:formula="of:=[.$A$3]*SIN(RADIANS([.B165]+120))" office:value-type="float" office:value="-497.903103105255" calcext:value-type="float">
            <text:p>-497,9</text:p>
          </table:table-cell>
          <table:table-cell table:style-name="ce10"/>
          <table:table-cell table:style-name="ce6" table:formula="of:=(MIN([.C165];[.D165];[.E165])+MAX([.C165];[.D165];[.E165]))/2" office:value-type="float" office:value="-74.7009705566592" calcext:value-type="float">
            <text:p>-74,7</text:p>
          </table:table-cell>
          <table:table-cell table:style-name="ce12" table:formula="of:=([.C165]-[.G165]+[.$A$3])/2" office:value-type="float" office:value="367.551455834989" calcext:value-type="float">
            <text:p>3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467.101066274298" calcext:value-type="float">
            <text:p>467</text:p>
          </table:table-cell>
          <table:table-cell table:style-name="ce12" table:formula="of:=([.E165]-[.G165]+[.$A$3])/2" office:value-type="float" office:value="43.898933725702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65]+1" office:value-type="float" office:value="164" calcext:value-type="float">
            <text:p>164</text:p>
          </table:table-cell>
          <table:table-cell table:formula="of:=[.$A$3]*SIN(RADIANS([.B166]))" office:value-type="float" office:value="140.850688822487" calcext:value-type="float">
            <text:p>140,9</text:p>
          </table:table-cell>
          <table:table-cell table:formula="of:=[.$A$3]*SIN(RADIANS([.B166]-120))" office:value-type="float" office:value="354.970427304548" calcext:value-type="float">
            <text:p>355,0</text:p>
          </table:table-cell>
          <table:table-cell table:formula="of:=[.$A$3]*SIN(RADIANS([.B166]+120))" office:value-type="float" office:value="-495.821116127034" calcext:value-type="float">
            <text:p>-495,8</text:p>
          </table:table-cell>
          <table:table-cell table:style-name="ce10"/>
          <table:table-cell table:style-name="ce6" table:formula="of:=(MIN([.C166];[.D166];[.E166])+MAX([.C166];[.D166];[.E166]))/2" office:value-type="float" office:value="-70.4253444112433" calcext:value-type="float">
            <text:p>-70,4</text:p>
          </table:table-cell>
          <table:table-cell table:style-name="ce12" table:formula="of:=([.C166]-[.G166]+[.$A$3])/2" office:value-type="float" office:value="361.138016616865" calcext:value-type="float">
            <text:p>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468.197885857895" calcext:value-type="float">
            <text:p>468</text:p>
          </table:table-cell>
          <table:table-cell table:style-name="ce12" table:formula="of:=([.E166]-[.G166]+[.$A$3])/2" office:value-type="float" office:value="42.8021141421045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66]+1" office:value-type="float" office:value="165" calcext:value-type="float">
            <text:p>165</text:p>
          </table:table-cell>
          <table:table-cell table:formula="of:=[.$A$3]*SIN(RADIANS([.B167]))" office:value-type="float" office:value="132.256532047388" calcext:value-type="float">
            <text:p>132,3</text:p>
          </table:table-cell>
          <table:table-cell table:formula="of:=[.$A$3]*SIN(RADIANS([.B167]-120))" office:value-type="float" office:value="361.331565186326" calcext:value-type="float">
            <text:p>361,3</text:p>
          </table:table-cell>
          <table:table-cell table:formula="of:=[.$A$3]*SIN(RADIANS([.B167]+120))" office:value-type="float" office:value="-493.588097233714" calcext:value-type="float">
            <text:p>-493,6</text:p>
          </table:table-cell>
          <table:table-cell table:style-name="ce10"/>
          <table:table-cell table:style-name="ce6" table:formula="of:=(MIN([.C167];[.D167];[.E167])+MAX([.C167];[.D167];[.E167]))/2" office:value-type="float" office:value="-66.1282660236941" calcext:value-type="float">
            <text:p>-66,1</text:p>
          </table:table-cell>
          <table:table-cell table:style-name="ce12" table:formula="of:=([.C167]-[.G167]+[.$A$3])/2" office:value-type="float" office:value="354.69239903554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469.22991560501" calcext:value-type="float">
            <text:p>469</text:p>
          </table:table-cell>
          <table:table-cell table:style-name="ce12" table:formula="of:=([.E167]-[.G16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67]+1" office:value-type="float" office:value="166" calcext:value-type="float">
            <text:p>166</text:p>
          </table:table-cell>
          <table:table-cell table:formula="of:=[.$A$3]*SIN(RADIANS([.B168]))" office:value-type="float" office:value="123.62208865143" calcext:value-type="float">
            <text:p>123,6</text:p>
          </table:table-cell>
          <table:table-cell table:formula="of:=[.$A$3]*SIN(RADIANS([.B168]-120))" office:value-type="float" office:value="367.582637973051" calcext:value-type="float">
            <text:p>367,6</text:p>
          </table:table-cell>
          <table:table-cell table:formula="of:=[.$A$3]*SIN(RADIANS([.B168]+120))" office:value-type="float" office:value="-491.204726624481" calcext:value-type="float">
            <text:p>-491,2</text:p>
          </table:table-cell>
          <table:table-cell table:style-name="ce10"/>
          <table:table-cell table:style-name="ce6" table:formula="of:=(MIN([.C168];[.D168];[.E168])+MAX([.C168];[.D168];[.E168]))/2" office:value-type="float" office:value="-61.8110443257151" calcext:value-type="float">
            <text:p>-61,8</text:p>
          </table:table-cell>
          <table:table-cell table:style-name="ce12" table:formula="of:=([.C168]-[.G168]+[.$A$3])/2" office:value-type="float" office:value="348.216566488573" calcext:value-type="float">
            <text:p>3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470.196841149383" calcext:value-type="float">
            <text:p>470</text:p>
          </table:table-cell>
          <table:table-cell table:style-name="ce12" table:formula="of:=([.E168]-[.G168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68]+1" office:value-type="float" office:value="167" calcext:value-type="float">
            <text:p>167</text:p>
          </table:table-cell>
          <table:table-cell table:formula="of:=[.$A$3]*SIN(RADIANS([.B169]))" office:value-type="float" office:value="114.949988769715" calcext:value-type="float">
            <text:p>114,9</text:p>
          </table:table-cell>
          <table:table-cell table:formula="of:=[.$A$3]*SIN(RADIANS([.B169]-120))" office:value-type="float" office:value="373.721741527396" calcext:value-type="float">
            <text:p>373,7</text:p>
          </table:table-cell>
          <table:table-cell table:formula="of:=[.$A$3]*SIN(RADIANS([.B169]+120))" office:value-type="float" office:value="-488.671730297111" calcext:value-type="float">
            <text:p>-488,7</text:p>
          </table:table-cell>
          <table:table-cell table:style-name="ce10"/>
          <table:table-cell table:style-name="ce6" table:formula="of:=(MIN([.C169];[.D169];[.E169])+MAX([.C169];[.D169];[.E169]))/2" office:value-type="float" office:value="-57.4749943848575" calcext:value-type="float">
            <text:p>-57,5</text:p>
          </table:table-cell>
          <table:table-cell table:style-name="ce12" table:formula="of:=([.C169]-[.G169]+[.$A$3])/2" office:value-type="float" office:value="341.712491577286" calcext:value-type="float">
            <text:p>3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471.098367956127" calcext:value-type="float">
            <text:p>471</text:p>
          </table:table-cell>
          <table:table-cell table:style-name="ce12" table:formula="of:=([.E169]-[.G169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69]+1" office:value-type="float" office:value="168" calcext:value-type="float">
            <text:p>168</text:p>
          </table:table-cell>
          <table:table-cell table:formula="of:=[.$A$3]*SIN(RADIANS([.B170]))" office:value-type="float" office:value="106.242874007875" calcext:value-type="float">
            <text:p>106,2</text:p>
          </table:table-cell>
          <table:table-cell table:formula="of:=[.$A$3]*SIN(RADIANS([.B170]-120))" office:value-type="float" office:value="379.747005818948" calcext:value-type="float">
            <text:p>379,7</text:p>
          </table:table-cell>
          <table:table-cell table:formula="of:=[.$A$3]*SIN(RADIANS([.B170]+120))" office:value-type="float" office:value="-485.989879826824" calcext:value-type="float">
            <text:p>-486,0</text:p>
          </table:table-cell>
          <table:table-cell table:style-name="ce10"/>
          <table:table-cell table:style-name="ce6" table:formula="of:=(MIN([.C170];[.D170];[.E170])+MAX([.C170];[.D170];[.E170]))/2" office:value-type="float" office:value="-53.1214370039375" calcext:value-type="float">
            <text:p>-53,1</text:p>
          </table:table-cell>
          <table:table-cell table:style-name="ce12" table:formula="of:=([.C170]-[.G170]+[.$A$3])/2" office:value-type="float" office:value="335.182155505906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471.934221411443" calcext:value-type="float">
            <text:p>472</text:p>
          </table:table-cell>
          <table:table-cell table:style-name="ce12" table:formula="of:=([.E170]-[.G170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70]+1" office:value-type="float" office:value="169" calcext:value-type="float">
            <text:p>169</text:p>
          </table:table-cell>
          <table:table-cell table:formula="of:=[.$A$3]*SIN(RADIANS([.B171]))" office:value-type="float" office:value="97.5033966374145" calcext:value-type="float">
            <text:p>97,5</text:p>
          </table:table-cell>
          <table:table-cell table:formula="of:=[.$A$3]*SIN(RADIANS([.B171]-120))" office:value-type="float" office:value="385.656595493836" calcext:value-type="float">
            <text:p>385,7</text:p>
          </table:table-cell>
          <table:table-cell table:formula="of:=[.$A$3]*SIN(RADIANS([.B171]+120))" office:value-type="float" office:value="-483.159992131251" calcext:value-type="float">
            <text:p>-483,2</text:p>
          </table:table-cell>
          <table:table-cell table:style-name="ce10"/>
          <table:table-cell table:style-name="ce6" table:formula="of:=(MIN([.C171];[.D171];[.E171])+MAX([.C171];[.D171];[.E171]))/2" office:value-type="float" office:value="-48.7516983187072" calcext:value-type="float">
            <text:p>-48,8</text:p>
          </table:table-cell>
          <table:table-cell table:style-name="ce12" table:formula="of:=([.C171]-[.G171]+[.$A$3])/2" office:value-type="float" office:value="328.627547478061" calcext:value-type="float">
            <text:p>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472.704146906272" calcext:value-type="float">
            <text:p>473</text:p>
          </table:table-cell>
          <table:table-cell table:style-name="ce12" table:formula="of:=([.E171]-[.G171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71]+1" office:value-type="float" office:value="170" calcext:value-type="float">
            <text:p>170</text:p>
          </table:table-cell>
          <table:table-cell table:formula="of:=[.$A$3]*SIN(RADIANS([.B172]))" office:value-type="float" office:value="88.7342187878014" calcext:value-type="float">
            <text:p>88,7</text:p>
          </table:table-cell>
          <table:table-cell table:formula="of:=[.$A$3]*SIN(RADIANS([.B172]-120))" office:value-type="float" office:value="391.448710433798" calcext:value-type="float">
            <text:p>391,4</text:p>
          </table:table-cell>
          <table:table-cell table:formula="of:=[.$A$3]*SIN(RADIANS([.B172]+120))" office:value-type="float" office:value="-480.182929221599" calcext:value-type="float">
            <text:p>-480,2</text:p>
          </table:table-cell>
          <table:table-cell table:style-name="ce10"/>
          <table:table-cell table:style-name="ce6" table:formula="of:=(MIN([.C172];[.D172];[.E172])+MAX([.C172];[.D172];[.E172]))/2" office:value-type="float" office:value="-44.3671093939007" calcext:value-type="float">
            <text:p>-44,4</text:p>
          </table:table-cell>
          <table:table-cell table:style-name="ce12" table:formula="of:=([.C172]-[.G172]+[.$A$3])/2" office:value-type="float" office:value="322.050664090851" calcext:value-type="float">
            <text:p>3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473.407909913849" calcext:value-type="float">
            <text:p>473</text:p>
          </table:table-cell>
          <table:table-cell table:style-name="ce12" table:formula="of:=([.E172]-[.G17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72]+1" office:value-type="float" office:value="171" calcext:value-type="float">
            <text:p>171</text:p>
          </table:table-cell>
          <table:table-cell table:formula="of:=[.$A$3]*SIN(RADIANS([.B173]))" office:value-type="float" office:value="79.938011635558" calcext:value-type="float">
            <text:p>79,9</text:p>
          </table:table-cell>
          <table:table-cell table:formula="of:=[.$A$3]*SIN(RADIANS([.B173]-120))" office:value-type="float" office:value="397.121586304512" calcext:value-type="float">
            <text:p>397,1</text:p>
          </table:table-cell>
          <table:table-cell table:formula="of:=[.$A$3]*SIN(RADIANS([.B173]+120))" office:value-type="float" office:value="-477.05959794007" calcext:value-type="float">
            <text:p>-477,1</text:p>
          </table:table-cell>
          <table:table-cell table:style-name="ce10"/>
          <table:table-cell table:style-name="ce6" table:formula="of:=(MIN([.C173];[.D173];[.E173])+MAX([.C173];[.D173];[.E173]))/2" office:value-type="float" office:value="-39.969005817779" calcext:value-type="float">
            <text:p>-40,0</text:p>
          </table:table-cell>
          <table:table-cell table:style-name="ce12" table:formula="of:=([.C173]-[.G173]+[.$A$3])/2" office:value-type="float" office:value="315.453508726669" calcext:value-type="float">
            <text:p>3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474.045296061146" calcext:value-type="float">
            <text:p>474</text:p>
          </table:table-cell>
          <table:table-cell table:style-name="ce12" table:formula="of:=([.E173]-[.G173]+[.$A$3])/2" office:value-type="float" office:value="36.9547039388544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73]+1" office:value-type="float" office:value="172" calcext:value-type="float">
            <text:p>172</text:p>
          </table:table-cell>
          <table:table-cell table:formula="of:=[.$A$3]*SIN(RADIANS([.B174]))" office:value-type="float" office:value="71.1174545905934" calcext:value-type="float">
            <text:p>71,1</text:p>
          </table:table-cell>
          <table:table-cell table:formula="of:=[.$A$3]*SIN(RADIANS([.B174]-120))" office:value-type="float" office:value="402.673495093035" calcext:value-type="float">
            <text:p>402,7</text:p>
          </table:table-cell>
          <table:table-cell table:formula="of:=[.$A$3]*SIN(RADIANS([.B174]+120))" office:value-type="float" office:value="-473.790949683628" calcext:value-type="float">
            <text:p>-473,8</text:p>
          </table:table-cell>
          <table:table-cell table:style-name="ce10"/>
          <table:table-cell table:style-name="ce6" table:formula="of:=(MIN([.C174];[.D174];[.E174])+MAX([.C174];[.D174];[.E174]))/2" office:value-type="float" office:value="-35.5587272952967" calcext:value-type="float">
            <text:p>-35,6</text:p>
          </table:table-cell>
          <table:table-cell table:style-name="ce12" table:formula="of:=([.C174]-[.G174]+[.$A$3])/2" office:value-type="float" office:value="308.838090942945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474.616111194166" calcext:value-type="float">
            <text:p>475</text:p>
          </table:table-cell>
          <table:table-cell table:style-name="ce12" table:formula="of:=([.E174]-[.G174]+[.$A$3])/2" office:value-type="float" office:value="36.3838888058342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74]+1" office:value-type="float" office:value="173" calcext:value-type="float">
            <text:p>173</text:p>
          </table:table-cell>
          <table:table-cell table:formula="of:=[.$A$3]*SIN(RADIANS([.B175]))" office:value-type="float" office:value="62.2752344800304" calcext:value-type="float">
            <text:p>62,3</text:p>
          </table:table-cell>
          <table:table-cell table:formula="of:=[.$A$3]*SIN(RADIANS([.B175]-120))" office:value-type="float" office:value="408.102745634167" calcext:value-type="float">
            <text:p>408,1</text:p>
          </table:table-cell>
          <table:table-cell table:formula="of:=[.$A$3]*SIN(RADIANS([.B175]+120))" office:value-type="float" office:value="-470.377980114197" calcext:value-type="float">
            <text:p>-470,4</text:p>
          </table:table-cell>
          <table:table-cell table:style-name="ce10"/>
          <table:table-cell table:style-name="ce6" table:formula="of:=(MIN([.C175];[.D175];[.E175])+MAX([.C175];[.D175];[.E175]))/2" office:value-type="float" office:value="-31.1376172400152" calcext:value-type="float">
            <text:p>-31,1</text:p>
          </table:table-cell>
          <table:table-cell table:style-name="ce12" table:formula="of:=([.C175]-[.G175]+[.$A$3])/2" office:value-type="float" office:value="302.206425860023" calcext:value-type="float">
            <text:p>3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475.120181437091" calcext:value-type="float">
            <text:p>475</text:p>
          </table:table-cell>
          <table:table-cell table:style-name="ce12" table:formula="of:=([.E175]-[.G175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75]+1" office:value-type="float" office:value="174" calcext:value-type="float">
            <text:p>174</text:p>
          </table:table-cell>
          <table:table-cell table:formula="of:=[.$A$3]*SIN(RADIANS([.B176]))" office:value-type="float" office:value="53.4140447297711" calcext:value-type="float">
            <text:p>53,4</text:p>
          </table:table-cell>
          <table:table-cell table:formula="of:=[.$A$3]*SIN(RADIANS([.B176]-120))" office:value-type="float" office:value="413.407684125598" calcext:value-type="float">
            <text:p>413,4</text:p>
          </table:table-cell>
          <table:table-cell table:formula="of:=[.$A$3]*SIN(RADIANS([.B176]+120))" office:value-type="float" office:value="-466.821728855369" calcext:value-type="float">
            <text:p>-466,8</text:p>
          </table:table-cell>
          <table:table-cell table:style-name="ce10"/>
          <table:table-cell table:style-name="ce6" table:formula="of:=(MIN([.C176];[.D176];[.E176])+MAX([.C176];[.D176];[.E176]))/2" office:value-type="float" office:value="-26.7070223648855" calcext:value-type="float">
            <text:p>-26,7</text:p>
          </table:table-cell>
          <table:table-cell table:style-name="ce12" table:formula="of:=([.C176]-[.G176]+[.$A$3])/2" office:value-type="float" office:value="295.560533547328" calcext:value-type="float">
            <text:p>2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475.557353245242" calcext:value-type="float">
            <text:p>476</text:p>
          </table:table-cell>
          <table:table-cell table:style-name="ce12" table:formula="of:=([.E176]-[.G176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6]+1" office:value-type="float" office:value="175" calcext:value-type="float">
            <text:p>175</text:p>
          </table:table-cell>
          <table:table-cell table:formula="of:=[.$A$3]*SIN(RADIANS([.B177]))" office:value-type="float" office:value="44.5365845440533" calcext:value-type="float">
            <text:p>44,5</text:p>
          </table:table-cell>
          <table:table-cell table:formula="of:=[.$A$3]*SIN(RADIANS([.B177]-120))" office:value-type="float" office:value="418.586694631675" calcext:value-type="float">
            <text:p>418,6</text:p>
          </table:table-cell>
          <table:table-cell table:formula="of:=[.$A$3]*SIN(RADIANS([.B177]+120))" office:value-type="float" office:value="-463.123279175728" calcext:value-type="float">
            <text:p>-463,1</text:p>
          </table:table-cell>
          <table:table-cell table:style-name="ce10"/>
          <table:table-cell table:style-name="ce6" table:formula="of:=(MIN([.C177];[.D177];[.E177])+MAX([.C177];[.D177];[.E177]))/2" office:value-type="float" office:value="-22.2682922720267" calcext:value-type="float">
            <text:p>-22,3</text:p>
          </table:table-cell>
          <table:table-cell table:style-name="ce12" table:formula="of:=([.C177]-[.G177]+[.$A$3])/2" office:value-type="float" office:value="288.90243840804" calcext:value-type="float">
            <text:p>2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475.927493451851" calcext:value-type="float">
            <text:p>476</text:p>
          </table:table-cell>
          <table:table-cell table:style-name="ce12" table:formula="of:=([.E177]-[.G17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7]+1" office:value-type="float" office:value="176" calcext:value-type="float">
            <text:p>176</text:p>
          </table:table-cell>
          <table:table-cell table:formula="of:=[.$A$3]*SIN(RADIANS([.B178]))" office:value-type="float" office:value="35.6455580832481" calcext:value-type="float">
            <text:p>35,6</text:p>
          </table:table-cell>
          <table:table-cell table:formula="of:=[.$A$3]*SIN(RADIANS([.B178]-120))" office:value-type="float" office:value="423.638199575626" calcext:value-type="float">
            <text:p>423,6</text:p>
          </table:table-cell>
          <table:table-cell table:formula="of:=[.$A$3]*SIN(RADIANS([.B178]+120))" office:value-type="float" office:value="-459.283757658874" calcext:value-type="float">
            <text:p>-459,3</text:p>
          </table:table-cell>
          <table:table-cell table:style-name="ce10"/>
          <table:table-cell table:style-name="ce6" table:formula="of:=(MIN([.C178];[.D178];[.E178])+MAX([.C178];[.D178];[.E178]))/2" office:value-type="float" office:value="-17.822779041624" calcext:value-type="float">
            <text:p>-17,8</text:p>
          </table:table-cell>
          <table:table-cell table:style-name="ce12" table:formula="of:=([.C178]-[.G178]+[.$A$3])/2" office:value-type="float" office:value="282.234168562436" calcext:value-type="float">
            <text:p>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476.230489308625" calcext:value-type="float">
            <text:p>476</text:p>
          </table:table-cell>
          <table:table-cell table:style-name="ce12" table:formula="of:=([.E178]-[.G178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8]+1" office:value-type="float" office:value="177" calcext:value-type="float">
            <text:p>177</text:p>
          </table:table-cell>
          <table:table-cell table:formula="of:=[.$A$3]*SIN(RADIANS([.B179]))" office:value-type="float" office:value="26.7436736401443" calcext:value-type="float">
            <text:p>26,7</text:p>
          </table:table-cell>
          <table:table-cell table:formula="of:=[.$A$3]*SIN(RADIANS([.B179]-120))" office:value-type="float" office:value="428.560660220112" calcext:value-type="float">
            <text:p>428,6</text:p>
          </table:table-cell>
          <table:table-cell table:formula="of:=[.$A$3]*SIN(RADIANS([.B179]+120))" office:value-type="float" office:value="-455.304333860256" calcext:value-type="float">
            <text:p>-455,3</text:p>
          </table:table-cell>
          <table:table-cell table:style-name="ce10"/>
          <table:table-cell table:style-name="ce6" table:formula="of:=(MIN([.C179];[.D179];[.E179])+MAX([.C179];[.D179];[.E179]))/2" office:value-type="float" office:value="-13.3718368200722" calcext:value-type="float">
            <text:p>-13,4</text:p>
          </table:table-cell>
          <table:table-cell table:style-name="ce12" table:formula="of:=([.C179]-[.G179]+[.$A$3])/2" office:value-type="float" office:value="275.557755230108" calcext:value-type="float">
            <text:p>2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476.466248520092" calcext:value-type="float">
            <text:p>476</text:p>
          </table:table-cell>
          <table:table-cell table:style-name="ce12" table:formula="of:=([.E179]-[.G179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9]+1" office:value-type="float" office:value="178" calcext:value-type="float">
            <text:p>178</text:p>
          </table:table-cell>
          <table:table-cell table:formula="of:=[.$A$3]*SIN(RADIANS([.B180]))" office:value-type="float" office:value="17.8336428149781" calcext:value-type="float">
            <text:p>17,8</text:p>
          </table:table-cell>
          <table:table-cell table:formula="of:=[.$A$3]*SIN(RADIANS([.B180]-120))" office:value-type="float" office:value="433.352577135934" calcext:value-type="float">
            <text:p>433,4</text:p>
          </table:table-cell>
          <table:table-cell table:formula="of:=[.$A$3]*SIN(RADIANS([.B180]+120))" office:value-type="float" office:value="-451.186219950912" calcext:value-type="float">
            <text:p>-451,2</text:p>
          </table:table-cell>
          <table:table-cell table:style-name="ce10"/>
          <table:table-cell table:style-name="ce6" table:formula="of:=(MIN([.C180];[.D180];[.E180])+MAX([.C180];[.D180];[.E180]))/2" office:value-type="float" office:value="-8.91682140748904" calcext:value-type="float">
            <text:p>-8,9</text:p>
          </table:table-cell>
          <table:table-cell table:style-name="ce12" table:formula="of:=([.C180]-[.G180]+[.$A$3])/2" office:value-type="float" office:value="268.875232111234" calcext:value-type="float">
            <text:p>2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476.634699271711" calcext:value-type="float">
            <text:p>477</text:p>
          </table:table-cell>
          <table:table-cell table:style-name="ce12" table:formula="of:=([.E180]-[.G180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0]+1" office:value-type="float" office:value="179" calcext:value-type="float">
            <text:p>179</text:p>
          </table:table-cell>
          <table:table-cell table:formula="of:=[.$A$3]*SIN(RADIANS([.B181]))" office:value-type="float" office:value="8.91817968945184" calcext:value-type="float">
            <text:p>8,9</text:p>
          </table:table-cell>
          <table:table-cell table:formula="of:=[.$A$3]*SIN(RADIANS([.B181]-120))" office:value-type="float" office:value="438.012490658779" calcext:value-type="float">
            <text:p>438,0</text:p>
          </table:table-cell>
          <table:table-cell table:formula="of:=[.$A$3]*SIN(RADIANS([.B181]+120))" office:value-type="float" office:value="-446.930670348231" calcext:value-type="float">
            <text:p>-446,9</text:p>
          </table:table-cell>
          <table:table-cell table:style-name="ce10"/>
          <table:table-cell table:style-name="ce6" table:formula="of:=(MIN([.C181];[.D181];[.E181])+MAX([.C181];[.D181];[.E181]))/2" office:value-type="float" office:value="-4.45908984472587" calcext:value-type="float">
            <text:p>-4,5</text:p>
          </table:table-cell>
          <table:table-cell table:style-name="ce12" table:formula="of:=([.C181]-[.G181]+[.$A$3])/2" office:value-type="float" office:value="262.188634767089" calcext:value-type="float">
            <text:p>2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476.735790251753" calcext:value-type="float">
            <text:p>477</text:p>
          </table:table-cell>
          <table:table-cell table:style-name="ce12" table:formula="of:=([.E181]-[.G181]+[.$A$3])/2" office:value-type="float" office:value="34.2642097482474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1]+1" office:value-type="float" office:value="180" calcext:value-type="float">
            <text:p>180</text:p>
          </table:table-cell>
          <table:table-cell table:formula="of:=[.$A$3]*SIN(RADIANS([.B182]))" office:value-type="float" office:value="0.0000000000000625794514364298" calcext:value-type="float">
            <text:p>0,0</text:p>
          </table:table-cell>
          <table:table-cell table:formula="of:=[.$A$3]*SIN(RADIANS([.B182]-120))" office:value-type="float" office:value="442.538981333848" calcext:value-type="float">
            <text:p>442,5</text:p>
          </table:table-cell>
          <table:table-cell table:formula="of:=[.$A$3]*SIN(RADIANS([.B182]+120))" office:value-type="float" office:value="-442.538981333848" calcext:value-type="float">
            <text:p>-442,5</text:p>
          </table:table-cell>
          <table:table-cell table:style-name="ce10"/>
          <table:table-cell table:style-name="ce6" table:formula="of:=(MIN([.C182];[.D182];[.E182])+MAX([.C182];[.D182];[.E182]))/2" office:value-type="float" office:value="0" calcext:value-type="float">
            <text:p>0,0</text:p>
          </table:table-cell>
          <table:table-cell table:style-name="ce12" table:formula="of:=([.C182]-[.G182]+[.$A$3])/2" office:value-type="float" office:value="255.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476.769490666924" calcext:value-type="float">
            <text:p>477</text:p>
          </table:table-cell>
          <table:table-cell table:style-name="ce12" table:formula="of:=([.E182]-[.G182]+[.$A$3])/2" office:value-type="float" office:value="34.2305093330759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2]+1" office:value-type="float" office:value="181" calcext:value-type="float">
            <text:p>181</text:p>
          </table:table-cell>
          <table:table-cell table:formula="of:=[.$A$3]*SIN(RADIANS([.B183]))" office:value-type="float" office:value="-8.91817968945194" calcext:value-type="float">
            <text:p>-8,9</text:p>
          </table:table-cell>
          <table:table-cell table:formula="of:=[.$A$3]*SIN(RADIANS([.B183]-120))" office:value-type="float" office:value="446.930670348231" calcext:value-type="float">
            <text:p>446,9</text:p>
          </table:table-cell>
          <table:table-cell table:formula="of:=[.$A$3]*SIN(RADIANS([.B183]+120))" office:value-type="float" office:value="-438.012490658779" calcext:value-type="float">
            <text:p>-438,0</text:p>
          </table:table-cell>
          <table:table-cell table:style-name="ce10"/>
          <table:table-cell table:style-name="ce6" table:formula="of:=(MIN([.C183];[.D183];[.E183])+MAX([.C183];[.D183];[.E183]))/2" office:value-type="float" office:value="4.4590898447259" calcext:value-type="float">
            <text:p>4,5</text:p>
          </table:table-cell>
          <table:table-cell table:style-name="ce12" table:formula="of:=([.C183]-[.G183]+[.$A$3])/2" office:value-type="float" office:value="248.811365232911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476.735790251753" calcext:value-type="float">
            <text:p>477</text:p>
          </table:table-cell>
          <table:table-cell table:style-name="ce12" table:formula="of:=([.E183]-[.G183]+[.$A$3])/2" office:value-type="float" office:value="34.2642097482473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3]+1" office:value-type="float" office:value="182" calcext:value-type="float">
            <text:p>182</text:p>
          </table:table-cell>
          <table:table-cell table:formula="of:=[.$A$3]*SIN(RADIANS([.B184]))" office:value-type="float" office:value="-17.833642814978" calcext:value-type="float">
            <text:p>-17,8</text:p>
          </table:table-cell>
          <table:table-cell table:formula="of:=[.$A$3]*SIN(RADIANS([.B184]-120))" office:value-type="float" office:value="451.186219950912" calcext:value-type="float">
            <text:p>451,2</text:p>
          </table:table-cell>
          <table:table-cell table:formula="of:=[.$A$3]*SIN(RADIANS([.B184]+120))" office:value-type="float" office:value="-433.352577135934" calcext:value-type="float">
            <text:p>-433,4</text:p>
          </table:table-cell>
          <table:table-cell table:style-name="ce10"/>
          <table:table-cell table:style-name="ce6" table:formula="of:=(MIN([.C184];[.D184];[.E184])+MAX([.C184];[.D184];[.E184]))/2" office:value-type="float" office:value="8.91682140748893" calcext:value-type="float">
            <text:p>8,9</text:p>
          </table:table-cell>
          <table:table-cell table:style-name="ce12" table:formula="of:=([.C184]-[.G184]+[.$A$3])/2" office:value-type="float" office:value="242.12476788876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476.634699271711" calcext:value-type="float">
            <text:p>477</text:p>
          </table:table-cell>
          <table:table-cell table:style-name="ce12" table:formula="of:=([.E184]-[.G184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4]+1" office:value-type="float" office:value="183" calcext:value-type="float">
            <text:p>183</text:p>
          </table:table-cell>
          <table:table-cell table:formula="of:=[.$A$3]*SIN(RADIANS([.B185]))" office:value-type="float" office:value="-26.7436736401442" calcext:value-type="float">
            <text:p>-26,7</text:p>
          </table:table-cell>
          <table:table-cell table:formula="of:=[.$A$3]*SIN(RADIANS([.B185]-120))" office:value-type="float" office:value="455.304333860256" calcext:value-type="float">
            <text:p>455,3</text:p>
          </table:table-cell>
          <table:table-cell table:formula="of:=[.$A$3]*SIN(RADIANS([.B185]+120))" office:value-type="float" office:value="-428.560660220112" calcext:value-type="float">
            <text:p>-428,6</text:p>
          </table:table-cell>
          <table:table-cell table:style-name="ce10"/>
          <table:table-cell table:style-name="ce6" table:formula="of:=(MIN([.C185];[.D185];[.E185])+MAX([.C185];[.D185];[.E185]))/2" office:value-type="float" office:value="13.3718368200721" calcext:value-type="float">
            <text:p>13,4</text:p>
          </table:table-cell>
          <table:table-cell table:style-name="ce12" table:formula="of:=([.C185]-[.G185]+[.$A$3])/2" office:value-type="float" office:value="235.44224476989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476.466248520092" calcext:value-type="float">
            <text:p>476</text:p>
          </table:table-cell>
          <table:table-cell table:style-name="ce12" table:formula="of:=([.E185]-[.G185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5]+1" office:value-type="float" office:value="184" calcext:value-type="float">
            <text:p>184</text:p>
          </table:table-cell>
          <table:table-cell table:formula="of:=[.$A$3]*SIN(RADIANS([.B186]))" office:value-type="float" office:value="-35.645558083248" calcext:value-type="float">
            <text:p>-35,6</text:p>
          </table:table-cell>
          <table:table-cell table:formula="of:=[.$A$3]*SIN(RADIANS([.B186]-120))" office:value-type="float" office:value="459.283757658874" calcext:value-type="float">
            <text:p>459,3</text:p>
          </table:table-cell>
          <table:table-cell table:formula="of:=[.$A$3]*SIN(RADIANS([.B186]+120))" office:value-type="float" office:value="-423.638199575626" calcext:value-type="float">
            <text:p>-423,6</text:p>
          </table:table-cell>
          <table:table-cell table:style-name="ce10"/>
          <table:table-cell table:style-name="ce6" table:formula="of:=(MIN([.C186];[.D186];[.E186])+MAX([.C186];[.D186];[.E186]))/2" office:value-type="float" office:value="17.822779041624" calcext:value-type="float">
            <text:p>17,8</text:p>
          </table:table-cell>
          <table:table-cell table:style-name="ce12" table:formula="of:=([.C186]-[.G186]+[.$A$3])/2" office:value-type="float" office:value="228.765831437564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476.230489308625" calcext:value-type="float">
            <text:p>476</text:p>
          </table:table-cell>
          <table:table-cell table:style-name="ce12" table:formula="of:=([.E186]-[.G186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6]+1" office:value-type="float" office:value="185" calcext:value-type="float">
            <text:p>185</text:p>
          </table:table-cell>
          <table:table-cell table:formula="of:=[.$A$3]*SIN(RADIANS([.B187]))" office:value-type="float" office:value="-44.5365845440532" calcext:value-type="float">
            <text:p>-44,5</text:p>
          </table:table-cell>
          <table:table-cell table:formula="of:=[.$A$3]*SIN(RADIANS([.B187]-120))" office:value-type="float" office:value="463.123279175728" calcext:value-type="float">
            <text:p>463,1</text:p>
          </table:table-cell>
          <table:table-cell table:formula="of:=[.$A$3]*SIN(RADIANS([.B187]+120))" office:value-type="float" office:value="-418.586694631675" calcext:value-type="float">
            <text:p>-418,6</text:p>
          </table:table-cell>
          <table:table-cell table:style-name="ce10"/>
          <table:table-cell table:style-name="ce6" table:formula="of:=(MIN([.C187];[.D187];[.E187])+MAX([.C187];[.D187];[.E187]))/2" office:value-type="float" office:value="22.2682922720267" calcext:value-type="float">
            <text:p>22,3</text:p>
          </table:table-cell>
          <table:table-cell table:style-name="ce12" table:formula="of:=([.C187]-[.G187]+[.$A$3])/2" office:value-type="float" office:value="222.0975615919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475.927493451851" calcext:value-type="float">
            <text:p>476</text:p>
          </table:table-cell>
          <table:table-cell table:style-name="ce12" table:formula="of:=([.E187]-[.G18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7]+1" office:value-type="float" office:value="186" calcext:value-type="float">
            <text:p>186</text:p>
          </table:table-cell>
          <table:table-cell table:formula="of:=[.$A$3]*SIN(RADIANS([.B188]))" office:value-type="float" office:value="-53.4140447297709" calcext:value-type="float">
            <text:p>-53,4</text:p>
          </table:table-cell>
          <table:table-cell table:formula="of:=[.$A$3]*SIN(RADIANS([.B188]-120))" office:value-type="float" office:value="466.821728855369" calcext:value-type="float">
            <text:p>466,8</text:p>
          </table:table-cell>
          <table:table-cell table:formula="of:=[.$A$3]*SIN(RADIANS([.B188]+120))" office:value-type="float" office:value="-413.407684125598" calcext:value-type="float">
            <text:p>-413,4</text:p>
          </table:table-cell>
          <table:table-cell table:style-name="ce10"/>
          <table:table-cell table:style-name="ce6" table:formula="of:=(MIN([.C188];[.D188];[.E188])+MAX([.C188];[.D188];[.E188]))/2" office:value-type="float" office:value="26.7070223648854" calcext:value-type="float">
            <text:p>26,7</text:p>
          </table:table-cell>
          <table:table-cell table:style-name="ce12" table:formula="of:=([.C188]-[.G188]+[.$A$3])/2" office:value-type="float" office:value="215.43946645267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475.557353245242" calcext:value-type="float">
            <text:p>476</text:p>
          </table:table-cell>
          <table:table-cell table:style-name="ce12" table:formula="of:=([.E188]-[.G188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8]+1" office:value-type="float" office:value="187" calcext:value-type="float">
            <text:p>187</text:p>
          </table:table-cell>
          <table:table-cell table:formula="of:=[.$A$3]*SIN(RADIANS([.B189]))" office:value-type="float" office:value="-62.2752344800303" calcext:value-type="float">
            <text:p>-62,3</text:p>
          </table:table-cell>
          <table:table-cell table:formula="of:=[.$A$3]*SIN(RADIANS([.B189]-120))" office:value-type="float" office:value="470.377980114197" calcext:value-type="float">
            <text:p>470,4</text:p>
          </table:table-cell>
          <table:table-cell table:formula="of:=[.$A$3]*SIN(RADIANS([.B189]+120))" office:value-type="float" office:value="-408.102745634167" calcext:value-type="float">
            <text:p>-408,1</text:p>
          </table:table-cell>
          <table:table-cell table:style-name="ce10"/>
          <table:table-cell table:style-name="ce6" table:formula="of:=(MIN([.C189];[.D189];[.E189])+MAX([.C189];[.D189];[.E189]))/2" office:value-type="float" office:value="31.1376172400151" calcext:value-type="float">
            <text:p>31,1</text:p>
          </table:table-cell>
          <table:table-cell table:style-name="ce12" table:formula="of:=([.C189]-[.G189]+[.$A$3])/2" office:value-type="float" office:value="208.79357413997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475.120181437091" calcext:value-type="float">
            <text:p>475</text:p>
          </table:table-cell>
          <table:table-cell table:style-name="ce12" table:formula="of:=([.E189]-[.G189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89]+1" office:value-type="float" office:value="188" calcext:value-type="float">
            <text:p>188</text:p>
          </table:table-cell>
          <table:table-cell table:formula="of:=[.$A$3]*SIN(RADIANS([.B190]))" office:value-type="float" office:value="-71.1174545905935" calcext:value-type="float">
            <text:p>-71,1</text:p>
          </table:table-cell>
          <table:table-cell table:formula="of:=[.$A$3]*SIN(RADIANS([.B190]-120))" office:value-type="float" office:value="473.790949683628" calcext:value-type="float">
            <text:p>473,8</text:p>
          </table:table-cell>
          <table:table-cell table:formula="of:=[.$A$3]*SIN(RADIANS([.B190]+120))" office:value-type="float" office:value="-402.673495093035" calcext:value-type="float">
            <text:p>-402,7</text:p>
          </table:table-cell>
          <table:table-cell table:style-name="ce10"/>
          <table:table-cell table:style-name="ce6" table:formula="of:=(MIN([.C190];[.D190];[.E190])+MAX([.C190];[.D190];[.E190]))/2" office:value-type="float" office:value="35.5587272952968" calcext:value-type="float">
            <text:p>35,6</text:p>
          </table:table-cell>
          <table:table-cell table:style-name="ce12" table:formula="of:=([.C190]-[.G190]+[.$A$3])/2" office:value-type="float" office:value="202.16190905705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474.616111194166" calcext:value-type="float">
            <text:p>475</text:p>
          </table:table-cell>
          <table:table-cell table:style-name="ce12" table:formula="of:=([.E190]-[.G190]+[.$A$3])/2" office:value-type="float" office:value="36.3838888058342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90]+1" office:value-type="float" office:value="189" calcext:value-type="float">
            <text:p>189</text:p>
          </table:table-cell>
          <table:table-cell table:formula="of:=[.$A$3]*SIN(RADIANS([.B191]))" office:value-type="float" office:value="-79.9380116355579" calcext:value-type="float">
            <text:p>-79,9</text:p>
          </table:table-cell>
          <table:table-cell table:formula="of:=[.$A$3]*SIN(RADIANS([.B191]-120))" office:value-type="float" office:value="477.05959794007" calcext:value-type="float">
            <text:p>477,1</text:p>
          </table:table-cell>
          <table:table-cell table:formula="of:=[.$A$3]*SIN(RADIANS([.B191]+120))" office:value-type="float" office:value="-397.121586304512" calcext:value-type="float">
            <text:p>-397,1</text:p>
          </table:table-cell>
          <table:table-cell table:style-name="ce10"/>
          <table:table-cell table:style-name="ce6" table:formula="of:=(MIN([.C191];[.D191];[.E191])+MAX([.C191];[.D191];[.E191]))/2" office:value-type="float" office:value="39.969005817779" calcext:value-type="float">
            <text:p>40,0</text:p>
          </table:table-cell>
          <table:table-cell table:style-name="ce12" table:formula="of:=([.C191]-[.G191]+[.$A$3])/2" office:value-type="float" office:value="195.546491273332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474.045296061146" calcext:value-type="float">
            <text:p>474</text:p>
          </table:table-cell>
          <table:table-cell table:style-name="ce12" table:formula="of:=([.E191]-[.G191]+[.$A$3])/2" office:value-type="float" office:value="36.9547039388545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91]+1" office:value-type="float" office:value="190" calcext:value-type="float">
            <text:p>190</text:p>
          </table:table-cell>
          <table:table-cell table:formula="of:=[.$A$3]*SIN(RADIANS([.B192]))" office:value-type="float" office:value="-88.7342187878015" calcext:value-type="float">
            <text:p>-88,7</text:p>
          </table:table-cell>
          <table:table-cell table:formula="of:=[.$A$3]*SIN(RADIANS([.B192]-120))" office:value-type="float" office:value="480.182929221599" calcext:value-type="float">
            <text:p>480,2</text:p>
          </table:table-cell>
          <table:table-cell table:formula="of:=[.$A$3]*SIN(RADIANS([.B192]+120))" office:value-type="float" office:value="-391.448710433798" calcext:value-type="float">
            <text:p>-391,4</text:p>
          </table:table-cell>
          <table:table-cell table:style-name="ce10"/>
          <table:table-cell table:style-name="ce6" table:formula="of:=(MIN([.C192];[.D192];[.E192])+MAX([.C192];[.D192];[.E192]))/2" office:value-type="float" office:value="44.3671093939007" calcext:value-type="float">
            <text:p>44,4</text:p>
          </table:table-cell>
          <table:table-cell table:style-name="ce12" table:formula="of:=([.C192]-[.G192]+[.$A$3])/2" office:value-type="float" office:value="188.949335909149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473.407909913849" calcext:value-type="float">
            <text:p>473</text:p>
          </table:table-cell>
          <table:table-cell table:style-name="ce12" table:formula="of:=([.E192]-[.G19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92]+1" office:value-type="float" office:value="191" calcext:value-type="float">
            <text:p>191</text:p>
          </table:table-cell>
          <table:table-cell table:formula="of:=[.$A$3]*SIN(RADIANS([.B193]))" office:value-type="float" office:value="-97.5033966374144" calcext:value-type="float">
            <text:p>-97,5</text:p>
          </table:table-cell>
          <table:table-cell table:formula="of:=[.$A$3]*SIN(RADIANS([.B193]-120))" office:value-type="float" office:value="483.159992131251" calcext:value-type="float">
            <text:p>483,2</text:p>
          </table:table-cell>
          <table:table-cell table:formula="of:=[.$A$3]*SIN(RADIANS([.B193]+120))" office:value-type="float" office:value="-385.656595493837" calcext:value-type="float">
            <text:p>-385,7</text:p>
          </table:table-cell>
          <table:table-cell table:style-name="ce10"/>
          <table:table-cell table:style-name="ce6" table:formula="of:=(MIN([.C193];[.D193];[.E193])+MAX([.C193];[.D193];[.E193]))/2" office:value-type="float" office:value="48.7516983187071" calcext:value-type="float">
            <text:p>48,8</text:p>
          </table:table-cell>
          <table:table-cell table:style-name="ce12" table:formula="of:=([.C193]-[.G193]+[.$A$3])/2" office:value-type="float" office:value="182.372452521939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472.704146906272" calcext:value-type="float">
            <text:p>473</text:p>
          </table:table-cell>
          <table:table-cell table:style-name="ce12" table:formula="of:=([.E193]-[.G193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93]+1" office:value-type="float" office:value="192" calcext:value-type="float">
            <text:p>192</text:p>
          </table:table-cell>
          <table:table-cell table:formula="of:=[.$A$3]*SIN(RADIANS([.B194]))" office:value-type="float" office:value="-106.242874007875" calcext:value-type="float">
            <text:p>-106,2</text:p>
          </table:table-cell>
          <table:table-cell table:formula="of:=[.$A$3]*SIN(RADIANS([.B194]-120))" office:value-type="float" office:value="485.989879826824" calcext:value-type="float">
            <text:p>486,0</text:p>
          </table:table-cell>
          <table:table-cell table:formula="of:=[.$A$3]*SIN(RADIANS([.B194]+120))" office:value-type="float" office:value="-379.747005818949" calcext:value-type="float">
            <text:p>-379,7</text:p>
          </table:table-cell>
          <table:table-cell table:style-name="ce10"/>
          <table:table-cell table:style-name="ce6" table:formula="of:=(MIN([.C194];[.D194];[.E194])+MAX([.C194];[.D194];[.E194]))/2" office:value-type="float" office:value="53.1214370039374" calcext:value-type="float">
            <text:p>53,1</text:p>
          </table:table-cell>
          <table:table-cell table:style-name="ce12" table:formula="of:=([.C194]-[.G194]+[.$A$3])/2" office:value-type="float" office:value="175.817844494094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471.934221411443" calcext:value-type="float">
            <text:p>472</text:p>
          </table:table-cell>
          <table:table-cell table:style-name="ce12" table:formula="of:=([.E194]-[.G194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94]+1" office:value-type="float" office:value="193" calcext:value-type="float">
            <text:p>193</text:p>
          </table:table-cell>
          <table:table-cell table:formula="of:=[.$A$3]*SIN(RADIANS([.B195]))" office:value-type="float" office:value="-114.949988769715" calcext:value-type="float">
            <text:p>-114,9</text:p>
          </table:table-cell>
          <table:table-cell table:formula="of:=[.$A$3]*SIN(RADIANS([.B195]-120))" office:value-type="float" office:value="488.671730297111" calcext:value-type="float">
            <text:p>488,7</text:p>
          </table:table-cell>
          <table:table-cell table:formula="of:=[.$A$3]*SIN(RADIANS([.B195]+120))" office:value-type="float" office:value="-373.721741527396" calcext:value-type="float">
            <text:p>-373,7</text:p>
          </table:table-cell>
          <table:table-cell table:style-name="ce10"/>
          <table:table-cell table:style-name="ce6" table:formula="of:=(MIN([.C195];[.D195];[.E195])+MAX([.C195];[.D195];[.E195]))/2" office:value-type="float" office:value="57.4749943848575" calcext:value-type="float">
            <text:p>57,5</text:p>
          </table:table-cell>
          <table:table-cell table:style-name="ce12" table:formula="of:=([.C195]-[.G195]+[.$A$3])/2" office:value-type="float" office:value="169.287508422714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471.098367956127" calcext:value-type="float">
            <text:p>471</text:p>
          </table:table-cell>
          <table:table-cell table:style-name="ce12" table:formula="of:=([.E195]-[.G195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95]+1" office:value-type="float" office:value="194" calcext:value-type="float">
            <text:p>194</text:p>
          </table:table-cell>
          <table:table-cell table:formula="of:=[.$A$3]*SIN(RADIANS([.B196]))" office:value-type="float" office:value="-123.62208865143" calcext:value-type="float">
            <text:p>-123,6</text:p>
          </table:table-cell>
          <table:table-cell table:formula="of:=[.$A$3]*SIN(RADIANS([.B196]-120))" office:value-type="float" office:value="491.204726624481" calcext:value-type="float">
            <text:p>491,2</text:p>
          </table:table-cell>
          <table:table-cell table:formula="of:=[.$A$3]*SIN(RADIANS([.B196]+120))" office:value-type="float" office:value="-367.582637973051" calcext:value-type="float">
            <text:p>-367,6</text:p>
          </table:table-cell>
          <table:table-cell table:style-name="ce10"/>
          <table:table-cell table:style-name="ce6" table:formula="of:=(MIN([.C196];[.D196];[.E196])+MAX([.C196];[.D196];[.E196]))/2" office:value-type="float" office:value="61.8110443257151" calcext:value-type="float">
            <text:p>61,8</text:p>
          </table:table-cell>
          <table:table-cell table:style-name="ce12" table:formula="of:=([.C196]-[.G196]+[.$A$3])/2" office:value-type="float" office:value="162.783433511427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470.196841149383" calcext:value-type="float">
            <text:p>470</text:p>
          </table:table-cell>
          <table:table-cell table:style-name="ce12" table:formula="of:=([.E196]-[.G196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96]+1" office:value-type="float" office:value="195" calcext:value-type="float">
            <text:p>195</text:p>
          </table:table-cell>
          <table:table-cell table:formula="of:=[.$A$3]*SIN(RADIANS([.B197]))" office:value-type="float" office:value="-132.256532047388" calcext:value-type="float">
            <text:p>-132,3</text:p>
          </table:table-cell>
          <table:table-cell table:formula="of:=[.$A$3]*SIN(RADIANS([.B197]-120))" office:value-type="float" office:value="493.588097233714" calcext:value-type="float">
            <text:p>493,6</text:p>
          </table:table-cell>
          <table:table-cell table:formula="of:=[.$A$3]*SIN(RADIANS([.B197]+120))" office:value-type="float" office:value="-361.331565186326" calcext:value-type="float">
            <text:p>-361,3</text:p>
          </table:table-cell>
          <table:table-cell table:style-name="ce10"/>
          <table:table-cell table:style-name="ce6" table:formula="of:=(MIN([.C197];[.D197];[.E197])+MAX([.C197];[.D197];[.E197]))/2" office:value-type="float" office:value="66.128266023694" calcext:value-type="float">
            <text:p>66,1</text:p>
          </table:table-cell>
          <table:table-cell table:style-name="ce12" table:formula="of:=([.C197]-[.G197]+[.$A$3])/2" office:value-type="float" office:value="156.307600964459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469.22991560501" calcext:value-type="float">
            <text:p>469</text:p>
          </table:table-cell>
          <table:table-cell table:style-name="ce12" table:formula="of:=([.E197]-[.G19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97]+1" office:value-type="float" office:value="196" calcext:value-type="float">
            <text:p>196</text:p>
          </table:table-cell>
          <table:table-cell table:formula="of:=[.$A$3]*SIN(RADIANS([.B198]))" office:value-type="float" office:value="-140.850688822486" calcext:value-type="float">
            <text:p>-140,9</text:p>
          </table:table-cell>
          <table:table-cell table:formula="of:=[.$A$3]*SIN(RADIANS([.B198]-120))" office:value-type="float" office:value="495.821116127034" calcext:value-type="float">
            <text:p>495,8</text:p>
          </table:table-cell>
          <table:table-cell table:formula="of:=[.$A$3]*SIN(RADIANS([.B198]+120))" office:value-type="float" office:value="-354.970427304548" calcext:value-type="float">
            <text:p>-355,0</text:p>
          </table:table-cell>
          <table:table-cell table:style-name="ce10"/>
          <table:table-cell table:style-name="ce6" table:formula="of:=(MIN([.C198];[.D198];[.E198])+MAX([.C198];[.D198];[.E198]))/2" office:value-type="float" office:value="70.4253444112432" calcext:value-type="float">
            <text:p>70,4</text:p>
          </table:table-cell>
          <table:table-cell table:style-name="ce12" table:formula="of:=([.C198]-[.G198]+[.$A$3])/2" office:value-type="float" office:value="149.861983383135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468.197885857895" calcext:value-type="float">
            <text:p>468</text:p>
          </table:table-cell>
          <table:table-cell table:style-name="ce12" table:formula="of:=([.E198]-[.G198]+[.$A$3])/2" office:value-type="float" office:value="42.8021141421045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98]+1" office:value-type="float" office:value="197" calcext:value-type="float">
            <text:p>197</text:p>
          </table:table-cell>
          <table:table-cell table:formula="of:=[.$A$3]*SIN(RADIANS([.B199]))" office:value-type="float" office:value="-149.401941113318" calcext:value-type="float">
            <text:p>-149,4</text:p>
          </table:table-cell>
          <table:table-cell table:formula="of:=[.$A$3]*SIN(RADIANS([.B199]-120))" office:value-type="float" office:value="497.903103105255" calcext:value-type="float">
            <text:p>497,9</text:p>
          </table:table-cell>
          <table:table-cell table:formula="of:=[.$A$3]*SIN(RADIANS([.B199]+120))" office:value-type="float" office:value="-348.501161991937" calcext:value-type="float">
            <text:p>-348,5</text:p>
          </table:table-cell>
          <table:table-cell table:style-name="ce10"/>
          <table:table-cell table:style-name="ce6" table:formula="of:=(MIN([.C199];[.D199];[.E199])+MAX([.C199];[.D199];[.E199]))/2" office:value-type="float" office:value="74.7009705566593" calcext:value-type="float">
            <text:p>74,7</text:p>
          </table:table-cell>
          <table:table-cell table:style-name="ce12" table:formula="of:=([.C199]-[.G199]+[.$A$3])/2" office:value-type="float" office:value="143.448544165011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467.101066274298" calcext:value-type="float">
            <text:p>467</text:p>
          </table:table-cell>
          <table:table-cell table:style-name="ce12" table:formula="of:=([.E199]-[.G199]+[.$A$3])/2" office:value-type="float" office:value="43.8989337257021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99]+1" office:value-type="float" office:value="198" calcext:value-type="float">
            <text:p>198</text:p>
          </table:table-cell>
          <table:table-cell table:formula="of:=[.$A$3]*SIN(RADIANS([.B200]))" office:value-type="float" office:value="-157.907684125598" calcext:value-type="float">
            <text:p>-157,9</text:p>
          </table:table-cell>
          <table:table-cell table:formula="of:=[.$A$3]*SIN(RADIANS([.B200]-120))" office:value-type="float" office:value="499.833423974975" calcext:value-type="float">
            <text:p>499,8</text:p>
          </table:table-cell>
          <table:table-cell table:formula="of:=[.$A$3]*SIN(RADIANS([.B200]+120))" office:value-type="float" office:value="-341.925739849376" calcext:value-type="float">
            <text:p>-341,9</text:p>
          </table:table-cell>
          <table:table-cell table:style-name="ce10"/>
          <table:table-cell table:style-name="ce6" table:formula="of:=(MIN([.C200];[.D200];[.E200])+MAX([.C200];[.D200];[.E200]))/2" office:value-type="float" office:value="78.9538420627991" calcext:value-type="float">
            <text:p>79,0</text:p>
          </table:table-cell>
          <table:table-cell table:style-name="ce12" table:formula="of:=([.C200]-[.G200]+[.$A$3])/2" office:value-type="float" office:value="137.069236905801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465.939790956088" calcext:value-type="float">
            <text:p>466</text:p>
          </table:table-cell>
          <table:table-cell table:style-name="ce12" table:formula="of:=([.E200]-[.G200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200]+1" office:value-type="float" office:value="199" calcext:value-type="float">
            <text:p>199</text:p>
          </table:table-cell>
          <table:table-cell table:formula="of:=[.$A$3]*SIN(RADIANS([.B201]))" office:value-type="float" office:value="-166.365326927607" calcext:value-type="float">
            <text:p>-166,4</text:p>
          </table:table-cell>
          <table:table-cell table:formula="of:=[.$A$3]*SIN(RADIANS([.B201]-120))" office:value-type="float" office:value="501.611490741756" calcext:value-type="float">
            <text:p>501,6</text:p>
          </table:table-cell>
          <table:table-cell table:formula="of:=[.$A$3]*SIN(RADIANS([.B201]+120))" office:value-type="float" office:value="-335.246163814149" calcext:value-type="float">
            <text:p>-335,2</text:p>
          </table:table-cell>
          <table:table-cell table:style-name="ce10"/>
          <table:table-cell table:style-name="ce6" table:formula="of:=(MIN([.C201];[.D201];[.E201])+MAX([.C201];[.D201];[.E201]))/2" office:value-type="float" office:value="83.1826634638035" calcext:value-type="float">
            <text:p>83,2</text:p>
          </table:table-cell>
          <table:table-cell table:style-name="ce12" table:formula="of:=([.C201]-[.G201]+[.$A$3])/2" office:value-type="float" office:value="130.726004804295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464.714413638976" calcext:value-type="float">
            <text:p>465</text:p>
          </table:table-cell>
          <table:table-cell table:style-name="ce12" table:formula="of:=([.E201]-[.G201]+[.$A$3])/2" office:value-type="float" office:value="46.2855863610236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201]+1" office:value-type="float" office:value="200" calcext:value-type="float">
            <text:p>200</text:p>
          </table:table-cell>
          <table:table-cell table:formula="of:=[.$A$3]*SIN(RADIANS([.B202]))" office:value-type="float" office:value="-174.772293239417" calcext:value-type="float">
            <text:p>-174,8</text:p>
          </table:table-cell>
          <table:table-cell table:formula="of:=[.$A$3]*SIN(RADIANS([.B202]-120))" office:value-type="float" office:value="503.236761789238" calcext:value-type="float">
            <text:p>503,2</text:p>
          </table:table-cell>
          <table:table-cell table:formula="of:=[.$A$3]*SIN(RADIANS([.B202]+120))" office:value-type="float" office:value="-328.464468549822" calcext:value-type="float">
            <text:p>-328,5</text:p>
          </table:table-cell>
          <table:table-cell table:style-name="ce10"/>
          <table:table-cell table:style-name="ce6" table:formula="of:=(MIN([.C202];[.D202];[.E202])+MAX([.C202];[.D202];[.E202]))/2" office:value-type="float" office:value="87.3861466197083" calcext:value-type="float">
            <text:p>87,4</text:p>
          </table:table-cell>
          <table:table-cell table:style-name="ce12" table:formula="of:=([.C202]-[.G202]+[.$A$3])/2" office:value-type="float" office:value="124.420780070438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463.425307584765" calcext:value-type="float">
            <text:p>463</text:p>
          </table:table-cell>
          <table:table-cell table:style-name="ce12" table:formula="of:=([.E202]-[.G20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202]+1" office:value-type="float" office:value="201" calcext:value-type="float">
            <text:p>201</text:p>
          </table:table-cell>
          <table:table-cell table:formula="of:=[.$A$3]*SIN(RADIANS([.B203]))" office:value-type="float" office:value="-183.126022217649" calcext:value-type="float">
            <text:p>-183,1</text:p>
          </table:table-cell>
          <table:table-cell table:formula="of:=[.$A$3]*SIN(RADIANS([.B203]-120))" office:value-type="float" office:value="504.708742044115" calcext:value-type="float">
            <text:p>504,7</text:p>
          </table:table-cell>
          <table:table-cell table:formula="of:=[.$A$3]*SIN(RADIANS([.B203]+120))" office:value-type="float" office:value="-321.582719826467" calcext:value-type="float">
            <text:p>-321,6</text:p>
          </table:table-cell>
          <table:table-cell table:style-name="ce10"/>
          <table:table-cell table:style-name="ce6" table:formula="of:=(MIN([.C203];[.D203];[.E203])+MAX([.C203];[.D203];[.E203]))/2" office:value-type="float" office:value="91.5630111088241" calcext:value-type="float">
            <text:p>91,6</text:p>
          </table:table-cell>
          <table:table-cell table:style-name="ce12" table:formula="of:=([.C203]-[.G203]+[.$A$3])/2" office:value-type="float" office:value="118.155483336764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462.072865467646" calcext:value-type="float">
            <text:p>462</text:p>
          </table:table-cell>
          <table:table-cell table:style-name="ce12" table:formula="of:=([.E203]-[.G203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203]+1" office:value-type="float" office:value="202" calcext:value-type="float">
            <text:p>202</text:p>
          </table:table-cell>
          <table:table-cell table:formula="of:=[.$A$3]*SIN(RADIANS([.B204]))" office:value-type="float" office:value="-191.423969235531" calcext:value-type="float">
            <text:p>-191,4</text:p>
          </table:table-cell>
          <table:table-cell table:formula="of:=[.$A$3]*SIN(RADIANS([.B204]-120))" office:value-type="float" office:value="506.026983126943" calcext:value-type="float">
            <text:p>506,0</text:p>
          </table:table-cell>
          <table:table-cell table:formula="of:=[.$A$3]*SIN(RADIANS([.B204]+120))" office:value-type="float" office:value="-314.603013891411" calcext:value-type="float">
            <text:p>-314,6</text:p>
          </table:table-cell>
          <table:table-cell table:style-name="ce10"/>
          <table:table-cell table:style-name="ce6" table:formula="of:=(MIN([.C204];[.D204];[.E204])+MAX([.C204];[.D204];[.E204]))/2" office:value-type="float" office:value="95.7119846177656" calcext:value-type="float">
            <text:p>95,7</text:p>
          </table:table-cell>
          <table:table-cell table:style-name="ce12" table:formula="of:=([.C204]-[.G204]+[.$A$3])/2" office:value-type="float" office:value="111.932023073352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460.657499254589" calcext:value-type="float">
            <text:p>461</text:p>
          </table:table-cell>
          <table:table-cell table:style-name="ce12" table:formula="of:=([.E204]-[.G204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204]+1" office:value-type="float" office:value="203" calcext:value-type="float">
            <text:p>203</text:p>
          </table:table-cell>
          <table:table-cell table:formula="of:=[.$A$3]*SIN(RADIANS([.B205]))" office:value-type="float" office:value="-199.663606658019" calcext:value-type="float">
            <text:p>-199,7</text:p>
          </table:table-cell>
          <table:table-cell table:formula="of:=[.$A$3]*SIN(RADIANS([.B205]-120))" office:value-type="float" office:value="507.191083488716" calcext:value-type="float">
            <text:p>507,2</text:p>
          </table:table-cell>
          <table:table-cell table:formula="of:=[.$A$3]*SIN(RADIANS([.B205]+120))" office:value-type="float" office:value="-307.527476830697" calcext:value-type="float">
            <text:p>-307,5</text:p>
          </table:table-cell>
          <table:table-cell table:style-name="ce10"/>
          <table:table-cell table:style-name="ce6" table:formula="of:=(MIN([.C205];[.D205];[.E205])+MAX([.C205];[.D205];[.E205]))/2" office:value-type="float" office:value="99.8318033290094" calcext:value-type="float">
            <text:p>99,8</text:p>
          </table:table-cell>
          <table:table-cell table:style-name="ce12" table:formula="of:=([.C205]-[.G205]+[.$A$3])/2" office:value-type="float" office:value="105.75229500648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459.179640079853" calcext:value-type="float">
            <text:p>459</text:p>
          </table:table-cell>
          <table:table-cell table:style-name="ce12" table:formula="of:=([.E205]-[.G205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205]+1" office:value-type="float" office:value="204" calcext:value-type="float">
            <text:p>204</text:p>
          </table:table-cell>
          <table:table-cell table:formula="of:=[.$A$3]*SIN(RADIANS([.B206]))" office:value-type="float" office:value="-207.842424611734" calcext:value-type="float">
            <text:p>-207,8</text:p>
          </table:table-cell>
          <table:table-cell table:formula="of:=[.$A$3]*SIN(RADIANS([.B206]-120))" office:value-type="float" office:value="508.200688533188" calcext:value-type="float">
            <text:p>508,2</text:p>
          </table:table-cell>
          <table:table-cell table:formula="of:=[.$A$3]*SIN(RADIANS([.B206]+120))" office:value-type="float" office:value="-300.358263921454" calcext:value-type="float">
            <text:p>-300,4</text:p>
          </table:table-cell>
          <table:table-cell table:style-name="ce10"/>
          <table:table-cell table:style-name="ce6" table:formula="of:=(MIN([.C206];[.D206];[.E206])+MAX([.C206];[.D206];[.E206]))/2" office:value-type="float" office:value="103.921212305867" calcext:value-type="float">
            <text:p>103,9</text:p>
          </table:table-cell>
          <table:table-cell table:style-name="ce12" table:formula="of:=([.C206]-[.G206]+[.$A$3])/2" office:value-type="float" office:value="99.6181815411996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457.63973811366" calcext:value-type="float">
            <text:p>458</text:p>
          </table:table-cell>
          <table:table-cell table:style-name="ce12" table:formula="of:=([.E206]-[.G206]+[.$A$3])/2" office:value-type="float" office:value="53.3602618863396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206]+1" office:value-type="float" office:value="205" calcext:value-type="float">
            <text:p>205</text:p>
          </table:table-cell>
          <table:table-cell table:formula="of:=[.$A$3]*SIN(RADIANS([.B207]))" office:value-type="float" office:value="-215.957931749497" calcext:value-type="float">
            <text:p>-216,0</text:p>
          </table:table-cell>
          <table:table-cell table:formula="of:=[.$A$3]*SIN(RADIANS([.B207]-120))" office:value-type="float" office:value="509.055490724882" calcext:value-type="float">
            <text:p>509,1</text:p>
          </table:table-cell>
          <table:table-cell table:formula="of:=[.$A$3]*SIN(RADIANS([.B207]+120))" office:value-type="float" office:value="-293.097558975385" calcext:value-type="float">
            <text:p>-293,1</text:p>
          </table:table-cell>
          <table:table-cell table:style-name="ce10"/>
          <table:table-cell table:style-name="ce6" table:formula="of:=(MIN([.C207];[.D207];[.E207])+MAX([.C207];[.D207];[.E207]))/2" office:value-type="float" office:value="107.978965874749" calcext:value-type="float">
            <text:p>108,0</text:p>
          </table:table-cell>
          <table:table-cell table:style-name="ce12" table:formula="of:=([.C207]-[.G207]+[.$A$3])/2" office:value-type="float" office:value="93.531551187877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456.038262425067" calcext:value-type="float">
            <text:p>456</text:p>
          </table:table-cell>
          <table:table-cell table:style-name="ce12" table:formula="of:=([.E207]-[.G207]+[.$A$3])/2" office:value-type="float" office:value="54.9617375749333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207]+1" office:value-type="float" office:value="206" calcext:value-type="float">
            <text:p>206</text:p>
          </table:table-cell>
          <table:table-cell table:formula="of:=[.$A$3]*SIN(RADIANS([.B208]))" office:value-type="float" office:value="-224.007656009219" calcext:value-type="float">
            <text:p>-224,0</text:p>
          </table:table-cell>
          <table:table-cell table:formula="of:=[.$A$3]*SIN(RADIANS([.B208]-120))" office:value-type="float" office:value="509.75522968277" calcext:value-type="float">
            <text:p>509,8</text:p>
          </table:table-cell>
          <table:table-cell table:formula="of:=[.$A$3]*SIN(RADIANS([.B208]+120))" office:value-type="float" office:value="-285.747573673551" calcext:value-type="float">
            <text:p>-285,7</text:p>
          </table:table-cell>
          <table:table-cell table:style-name="ce10"/>
          <table:table-cell table:style-name="ce6" table:formula="of:=(MIN([.C208];[.D208];[.E208])+MAX([.C208];[.D208];[.E208]))/2" office:value-type="float" office:value="112.003828004609" calcext:value-type="float">
            <text:p>112,0</text:p>
          </table:table-cell>
          <table:table-cell table:style-name="ce12" table:formula="of:=([.C208]-[.G208]+[.$A$3])/2" office:value-type="float" office:value="87.494257993086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454.37570083908" calcext:value-type="float">
            <text:p>454</text:p>
          </table:table-cell>
          <table:table-cell table:style-name="ce12" table:formula="of:=([.E208]-[.G208]+[.$A$3])/2" office:value-type="float" office:value="56.6242991609196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208]+1" office:value-type="float" office:value="207" calcext:value-type="float">
            <text:p>207</text:p>
          </table:table-cell>
          <table:table-cell table:formula="of:=[.$A$3]*SIN(RADIANS([.B209]))" office:value-type="float" office:value="-231.989145366908" calcext:value-type="float">
            <text:p>-232,0</text:p>
          </table:table-cell>
          <table:table-cell table:formula="of:=[.$A$3]*SIN(RADIANS([.B209]-120))" office:value-type="float" office:value="510.299692259587" calcext:value-type="float">
            <text:p>510,3</text:p>
          </table:table-cell>
          <table:table-cell table:formula="of:=[.$A$3]*SIN(RADIANS([.B209]+120))" office:value-type="float" office:value="-278.310546892679" calcext:value-type="float">
            <text:p>-278,3</text:p>
          </table:table-cell>
          <table:table-cell table:style-name="ce10"/>
          <table:table-cell table:style-name="ce6" table:formula="of:=(MIN([.C209];[.D209];[.E209])+MAX([.C209];[.D209];[.E209]))/2" office:value-type="float" office:value="115.994572683454" calcext:value-type="float">
            <text:p>116,0</text:p>
          </table:table-cell>
          <table:table-cell table:style-name="ce12" table:formula="of:=([.C209]-[.G209]+[.$A$3])/2" office:value-type="float" office:value="81.5081409748187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452.652559788066" calcext:value-type="float">
            <text:p>453</text:p>
          </table:table-cell>
          <table:table-cell table:style-name="ce12" table:formula="of:=([.E209]-[.G209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209]+1" office:value-type="float" office:value="208" calcext:value-type="float">
            <text:p>208</text:p>
          </table:table-cell>
          <table:table-cell table:formula="of:=[.$A$3]*SIN(RADIANS([.B210]))" office:value-type="float" office:value="-239.89996858359" calcext:value-type="float">
            <text:p>-239,9</text:p>
          </table:table-cell>
          <table:table-cell table:formula="of:=[.$A$3]*SIN(RADIANS([.B210]-120))" office:value-type="float" office:value="510.688712606758" calcext:value-type="float">
            <text:p>510,7</text:p>
          </table:table-cell>
          <table:table-cell table:formula="of:=[.$A$3]*SIN(RADIANS([.B210]+120))" office:value-type="float" office:value="-270.788744023168" calcext:value-type="float">
            <text:p>-270,8</text:p>
          </table:table-cell>
          <table:table-cell table:style-name="ce10"/>
          <table:table-cell table:style-name="ce6" table:formula="of:=(MIN([.C210];[.D210];[.E210])+MAX([.C210];[.D210];[.E210]))/2" office:value-type="float" office:value="119.949984291795" calcext:value-type="float">
            <text:p>119,9</text:p>
          </table:table-cell>
          <table:table-cell table:style-name="ce12" table:formula="of:=([.C210]-[.G210]+[.$A$3])/2" office:value-type="float" office:value="75.5750235623073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450.869364157481" calcext:value-type="float">
            <text:p>451</text:p>
          </table:table-cell>
          <table:table-cell table:style-name="ce12" table:formula="of:=([.E210]-[.G210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210]+1" office:value-type="float" office:value="209" calcext:value-type="float">
            <text:p>209</text:p>
          </table:table-cell>
          <table:table-cell table:formula="of:=[.$A$3]*SIN(RADIANS([.B211]))" office:value-type="float" office:value="-247.737715945878" calcext:value-type="float">
            <text:p>-247,7</text:p>
          </table:table-cell>
          <table:table-cell table:formula="of:=[.$A$3]*SIN(RADIANS([.B211]-120))" office:value-type="float" office:value="510.922172224916" calcext:value-type="float">
            <text:p>510,9</text:p>
          </table:table-cell>
          <table:table-cell table:formula="of:=[.$A$3]*SIN(RADIANS([.B211]+120))" office:value-type="float" office:value="-263.184456279038" calcext:value-type="float">
            <text:p>-263,2</text:p>
          </table:table-cell>
          <table:table-cell table:style-name="ce10"/>
          <table:table-cell table:style-name="ce6" table:formula="of:=(MIN([.C211];[.D211];[.E211])+MAX([.C211];[.D211];[.E211]))/2" office:value-type="float" office:value="123.868857972939" calcext:value-type="float">
            <text:p>123,9</text:p>
          </table:table-cell>
          <table:table-cell table:style-name="ce12" table:formula="of:=([.C211]-[.G211]+[.$A$3])/2" office:value-type="float" office:value="69.6967130405914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449.026657125988" calcext:value-type="float">
            <text:p>449</text:p>
          </table:table-cell>
          <table:table-cell table:style-name="ce12" table:formula="of:=([.E211]-[.G211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211]+1" office:value-type="float" office:value="210" calcext:value-type="float">
            <text:p>210</text:p>
          </table:table-cell>
          <table:table-cell table:formula="of:=[.$A$3]*SIN(RADIANS([.B212]))" office:value-type="float" office:value="-255.5" calcext:value-type="float">
            <text:p>-255,5</text:p>
          </table:table-cell>
          <table:table-cell table:formula="of:=[.$A$3]*SIN(RADIANS([.B212]-120))" office:value-type="float" office:value="511" calcext:value-type="float">
            <text:p>511,0</text:p>
          </table:table-cell>
          <table:table-cell table:formula="of:=[.$A$3]*SIN(RADIANS([.B212]+120))" office:value-type="float" office:value="-255.5" calcext:value-type="float">
            <text:p>-255,5</text:p>
          </table:table-cell>
          <table:table-cell table:style-name="ce10"/>
          <table:table-cell table:style-name="ce6" table:formula="of:=(MIN([.C212];[.D212];[.E212])+MAX([.C212];[.D212];[.E212]))/2" office:value-type="float" office:value="127.75" calcext:value-type="float">
            <text:p>127,8</text:p>
          </table:table-cell>
          <table:table-cell table:style-name="ce12" table:formula="of:=([.C212]-[.G212]+[.$A$3])/2" office:value-type="float" office:value="63.875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447.125" calcext:value-type="float">
            <text:p>447</text:p>
          </table:table-cell>
          <table:table-cell table:style-name="ce12" table:formula="of:=([.E212]-[.G212]+[.$A$3])/2" office:value-type="float" office:value="63.8749999999999" calcext:value-type="float">
            <text:p>64</text:p>
          </table:table-cell>
          <table:table-cell table:style-name="ce10"/>
        </table:table-row>
        <table:table-row table:style-name="ro1">
          <table:table-cell/>
          <table:table-cell table:style-name="ce2" table:formula="of:=[.B212]+1" office:value-type="float" office:value="211" calcext:value-type="float">
            <text:p>211</text:p>
          </table:table-cell>
          <table:table-cell table:formula="of:=[.$A$3]*SIN(RADIANS([.B213]))" office:value-type="float" office:value="-263.184456279038" calcext:value-type="float">
            <text:p>-263,2</text:p>
          </table:table-cell>
          <table:table-cell table:formula="of:=[.$A$3]*SIN(RADIANS([.B213]-120))" office:value-type="float" office:value="510.922172224916" calcext:value-type="float">
            <text:p>510,9</text:p>
          </table:table-cell>
          <table:table-cell table:formula="of:=[.$A$3]*SIN(RADIANS([.B213]+120))" office:value-type="float" office:value="-247.737715945878" calcext:value-type="float">
            <text:p>-247,7</text:p>
          </table:table-cell>
          <table:table-cell table:style-name="ce10"/>
          <table:table-cell table:style-name="ce6" table:formula="of:=(MIN([.C213];[.D213];[.E213])+MAX([.C213];[.D213];[.E213]))/2" office:value-type="float" office:value="123.868857972939" calcext:value-type="float">
            <text:p>123,9</text:p>
          </table:table-cell>
          <table:table-cell table:style-name="ce12" table:formula="of:=([.C213]-[.G213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449.026657125988" calcext:value-type="float">
            <text:p>449</text:p>
          </table:table-cell>
          <table:table-cell table:style-name="ce12" table:formula="of:=([.E213]-[.G213]+[.$A$3])/2" office:value-type="float" office:value="69.6967130405914" calcext:value-type="float">
            <text:p>70</text:p>
          </table:table-cell>
          <table:table-cell table:style-name="ce10"/>
        </table:table-row>
        <table:table-row table:style-name="ro1">
          <table:table-cell/>
          <table:table-cell table:style-name="ce2" table:formula="of:=[.B213]+1" office:value-type="float" office:value="212" calcext:value-type="float">
            <text:p>212</text:p>
          </table:table-cell>
          <table:table-cell table:formula="of:=[.$A$3]*SIN(RADIANS([.B214]))" office:value-type="float" office:value="-270.788744023168" calcext:value-type="float">
            <text:p>-270,8</text:p>
          </table:table-cell>
          <table:table-cell table:formula="of:=[.$A$3]*SIN(RADIANS([.B214]-120))" office:value-type="float" office:value="510.688712606758" calcext:value-type="float">
            <text:p>510,7</text:p>
          </table:table-cell>
          <table:table-cell table:formula="of:=[.$A$3]*SIN(RADIANS([.B214]+120))" office:value-type="float" office:value="-239.89996858359" calcext:value-type="float">
            <text:p>-239,9</text:p>
          </table:table-cell>
          <table:table-cell table:style-name="ce10"/>
          <table:table-cell table:style-name="ce6" table:formula="of:=(MIN([.C214];[.D214];[.E214])+MAX([.C214];[.D214];[.E214]))/2" office:value-type="float" office:value="119.949984291795" calcext:value-type="float">
            <text:p>119,9</text:p>
          </table:table-cell>
          <table:table-cell table:style-name="ce12" table:formula="of:=([.C214]-[.G214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450.869364157481" calcext:value-type="float">
            <text:p>451</text:p>
          </table:table-cell>
          <table:table-cell table:style-name="ce12" table:formula="of:=([.E214]-[.G214]+[.$A$3])/2" office:value-type="float" office:value="75.5750235623073" calcext:value-type="float">
            <text:p>76</text:p>
          </table:table-cell>
          <table:table-cell table:style-name="ce10"/>
        </table:table-row>
        <table:table-row table:style-name="ro1">
          <table:table-cell/>
          <table:table-cell table:style-name="ce2" table:formula="of:=[.B214]+1" office:value-type="float" office:value="213" calcext:value-type="float">
            <text:p>213</text:p>
          </table:table-cell>
          <table:table-cell table:formula="of:=[.$A$3]*SIN(RADIANS([.B215]))" office:value-type="float" office:value="-278.310546892679" calcext:value-type="float">
            <text:p>-278,3</text:p>
          </table:table-cell>
          <table:table-cell table:formula="of:=[.$A$3]*SIN(RADIANS([.B215]-120))" office:value-type="float" office:value="510.299692259587" calcext:value-type="float">
            <text:p>510,3</text:p>
          </table:table-cell>
          <table:table-cell table:formula="of:=[.$A$3]*SIN(RADIANS([.B215]+120))" office:value-type="float" office:value="-231.989145366908" calcext:value-type="float">
            <text:p>-232,0</text:p>
          </table:table-cell>
          <table:table-cell table:style-name="ce10"/>
          <table:table-cell table:style-name="ce6" table:formula="of:=(MIN([.C215];[.D215];[.E215])+MAX([.C215];[.D215];[.E215]))/2" office:value-type="float" office:value="115.994572683454" calcext:value-type="float">
            <text:p>116,0</text:p>
          </table:table-cell>
          <table:table-cell table:style-name="ce12" table:formula="of:=([.C215]-[.G215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452.652559788067" calcext:value-type="float">
            <text:p>453</text:p>
          </table:table-cell>
          <table:table-cell table:style-name="ce12" table:formula="of:=([.E215]-[.G215]+[.$A$3])/2" office:value-type="float" office:value="81.5081409748187" calcext:value-type="float">
            <text:p>82</text:p>
          </table:table-cell>
          <table:table-cell table:style-name="ce10"/>
        </table:table-row>
        <table:table-row table:style-name="ro1">
          <table:table-cell/>
          <table:table-cell table:style-name="ce2" table:formula="of:=[.B215]+1" office:value-type="float" office:value="214" calcext:value-type="float">
            <text:p>214</text:p>
          </table:table-cell>
          <table:table-cell table:formula="of:=[.$A$3]*SIN(RADIANS([.B216]))" office:value-type="float" office:value="-285.747573673552" calcext:value-type="float">
            <text:p>-285,7</text:p>
          </table:table-cell>
          <table:table-cell table:formula="of:=[.$A$3]*SIN(RADIANS([.B216]-120))" office:value-type="float" office:value="509.75522968277" calcext:value-type="float">
            <text:p>509,8</text:p>
          </table:table-cell>
          <table:table-cell table:formula="of:=[.$A$3]*SIN(RADIANS([.B216]+120))" office:value-type="float" office:value="-224.007656009219" calcext:value-type="float">
            <text:p>-224,0</text:p>
          </table:table-cell>
          <table:table-cell table:style-name="ce10"/>
          <table:table-cell table:style-name="ce6" table:formula="of:=(MIN([.C216];[.D216];[.E216])+MAX([.C216];[.D216];[.E216]))/2" office:value-type="float" office:value="112.003828004609" calcext:value-type="float">
            <text:p>112,0</text:p>
          </table:table-cell>
          <table:table-cell table:style-name="ce12" table:formula="of:=([.C216]-[.G216]+[.$A$3])/2" office:value-type="float" office:value="56.624299160919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454.37570083908" calcext:value-type="float">
            <text:p>454</text:p>
          </table:table-cell>
          <table:table-cell table:style-name="ce12" table:formula="of:=([.E216]-[.G216]+[.$A$3])/2" office:value-type="float" office:value="87.494257993086" calcext:value-type="float">
            <text:p>87</text:p>
          </table:table-cell>
          <table:table-cell table:style-name="ce10"/>
        </table:table-row>
        <table:table-row table:style-name="ro1">
          <table:table-cell/>
          <table:table-cell table:style-name="ce2" table:formula="of:=[.B216]+1" office:value-type="float" office:value="215" calcext:value-type="float">
            <text:p>215</text:p>
          </table:table-cell>
          <table:table-cell table:formula="of:=[.$A$3]*SIN(RADIANS([.B217]))" office:value-type="float" office:value="-293.097558975385" calcext:value-type="float">
            <text:p>-293,1</text:p>
          </table:table-cell>
          <table:table-cell table:formula="of:=[.$A$3]*SIN(RADIANS([.B217]-120))" office:value-type="float" office:value="509.055490724882" calcext:value-type="float">
            <text:p>509,1</text:p>
          </table:table-cell>
          <table:table-cell table:formula="of:=[.$A$3]*SIN(RADIANS([.B217]+120))" office:value-type="float" office:value="-215.957931749497" calcext:value-type="float">
            <text:p>-216,0</text:p>
          </table:table-cell>
          <table:table-cell table:style-name="ce10"/>
          <table:table-cell table:style-name="ce6" table:formula="of:=(MIN([.C217];[.D217];[.E217])+MAX([.C217];[.D217];[.E217]))/2" office:value-type="float" office:value="107.978965874749" calcext:value-type="float">
            <text:p>108,0</text:p>
          </table:table-cell>
          <table:table-cell table:style-name="ce12" table:formula="of:=([.C217]-[.G217]+[.$A$3])/2" office:value-type="float" office:value="54.961737574933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456.038262425067" calcext:value-type="float">
            <text:p>456</text:p>
          </table:table-cell>
          <table:table-cell table:style-name="ce12" table:formula="of:=([.E217]-[.G217]+[.$A$3])/2" office:value-type="float" office:value="93.531551187877" calcext:value-type="float">
            <text:p>94</text:p>
          </table:table-cell>
          <table:table-cell table:style-name="ce10"/>
        </table:table-row>
        <table:table-row table:style-name="ro1">
          <table:table-cell/>
          <table:table-cell table:style-name="ce2" table:formula="of:=[.B217]+1" office:value-type="float" office:value="216" calcext:value-type="float">
            <text:p>216</text:p>
          </table:table-cell>
          <table:table-cell table:formula="of:=[.$A$3]*SIN(RADIANS([.B218]))" office:value-type="float" office:value="-300.358263921454" calcext:value-type="float">
            <text:p>-300,4</text:p>
          </table:table-cell>
          <table:table-cell table:formula="of:=[.$A$3]*SIN(RADIANS([.B218]-120))" office:value-type="float" office:value="508.200688533188" calcext:value-type="float">
            <text:p>508,2</text:p>
          </table:table-cell>
          <table:table-cell table:formula="of:=[.$A$3]*SIN(RADIANS([.B218]+120))" office:value-type="float" office:value="-207.842424611734" calcext:value-type="float">
            <text:p>-207,8</text:p>
          </table:table-cell>
          <table:table-cell table:style-name="ce10"/>
          <table:table-cell table:style-name="ce6" table:formula="of:=(MIN([.C218];[.D218];[.E218])+MAX([.C218];[.D218];[.E218]))/2" office:value-type="float" office:value="103.921212305867" calcext:value-type="float">
            <text:p>103,9</text:p>
          </table:table-cell>
          <table:table-cell table:style-name="ce12" table:formula="of:=([.C218]-[.G218]+[.$A$3])/2" office:value-type="float" office:value="53.3602618863397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457.63973811366" calcext:value-type="float">
            <text:p>458</text:p>
          </table:table-cell>
          <table:table-cell table:style-name="ce12" table:formula="of:=([.E218]-[.G218]+[.$A$3])/2" office:value-type="float" office:value="99.6181815411996" calcext:value-type="float">
            <text:p>100</text:p>
          </table:table-cell>
          <table:table-cell table:style-name="ce10"/>
        </table:table-row>
        <table:table-row table:style-name="ro1">
          <table:table-cell/>
          <table:table-cell table:style-name="ce2" table:formula="of:=[.B218]+1" office:value-type="float" office:value="217" calcext:value-type="float">
            <text:p>217</text:p>
          </table:table-cell>
          <table:table-cell table:formula="of:=[.$A$3]*SIN(RADIANS([.B219]))" office:value-type="float" office:value="-307.527476830697" calcext:value-type="float">
            <text:p>-307,5</text:p>
          </table:table-cell>
          <table:table-cell table:formula="of:=[.$A$3]*SIN(RADIANS([.B219]-120))" office:value-type="float" office:value="507.191083488716" calcext:value-type="float">
            <text:p>507,2</text:p>
          </table:table-cell>
          <table:table-cell table:formula="of:=[.$A$3]*SIN(RADIANS([.B219]+120))" office:value-type="float" office:value="-199.663606658019" calcext:value-type="float">
            <text:p>-199,7</text:p>
          </table:table-cell>
          <table:table-cell table:style-name="ce10"/>
          <table:table-cell table:style-name="ce6" table:formula="of:=(MIN([.C219];[.D219];[.E219])+MAX([.C219];[.D219];[.E219]))/2" office:value-type="float" office:value="99.8318033290094" calcext:value-type="float">
            <text:p>99,8</text:p>
          </table:table-cell>
          <table:table-cell table:style-name="ce12" table:formula="of:=([.C219]-[.G219]+[.$A$3])/2" office:value-type="float" office:value="51.8203599201469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459.179640079853" calcext:value-type="float">
            <text:p>459</text:p>
          </table:table-cell>
          <table:table-cell table:style-name="ce12" table:formula="of:=([.E219]-[.G219]+[.$A$3])/2" office:value-type="float" office:value="105.752295006486" calcext:value-type="float">
            <text:p>106</text:p>
          </table:table-cell>
          <table:table-cell table:style-name="ce10"/>
        </table:table-row>
        <table:table-row table:style-name="ro1">
          <table:table-cell/>
          <table:table-cell table:style-name="ce2" table:formula="of:=[.B219]+1" office:value-type="float" office:value="218" calcext:value-type="float">
            <text:p>218</text:p>
          </table:table-cell>
          <table:table-cell table:formula="of:=[.$A$3]*SIN(RADIANS([.B220]))" office:value-type="float" office:value="-314.603013891411" calcext:value-type="float">
            <text:p>-314,6</text:p>
          </table:table-cell>
          <table:table-cell table:formula="of:=[.$A$3]*SIN(RADIANS([.B220]-120))" office:value-type="float" office:value="506.026983126943" calcext:value-type="float">
            <text:p>506,0</text:p>
          </table:table-cell>
          <table:table-cell table:formula="of:=[.$A$3]*SIN(RADIANS([.B220]+120))" office:value-type="float" office:value="-191.423969235531" calcext:value-type="float">
            <text:p>-191,4</text:p>
          </table:table-cell>
          <table:table-cell table:style-name="ce10"/>
          <table:table-cell table:style-name="ce6" table:formula="of:=(MIN([.C220];[.D220];[.E220])+MAX([.C220];[.D220];[.E220]))/2" office:value-type="float" office:value="95.7119846177656" calcext:value-type="float">
            <text:p>95,7</text:p>
          </table:table-cell>
          <table:table-cell table:style-name="ce12" table:formula="of:=([.C220]-[.G220]+[.$A$3])/2" office:value-type="float" office:value="50.3425007454115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460.657499254589" calcext:value-type="float">
            <text:p>461</text:p>
          </table:table-cell>
          <table:table-cell table:style-name="ce12" table:formula="of:=([.E220]-[.G220]+[.$A$3])/2" office:value-type="float" office:value="111.932023073352" calcext:value-type="float">
            <text:p>112</text:p>
          </table:table-cell>
          <table:table-cell table:style-name="ce10"/>
        </table:table-row>
        <table:table-row table:style-name="ro1">
          <table:table-cell/>
          <table:table-cell table:style-name="ce2" table:formula="of:=[.B220]+1" office:value-type="float" office:value="219" calcext:value-type="float">
            <text:p>219</text:p>
          </table:table-cell>
          <table:table-cell table:formula="of:=[.$A$3]*SIN(RADIANS([.B221]))" office:value-type="float" office:value="-321.582719826467" calcext:value-type="float">
            <text:p>-321,6</text:p>
          </table:table-cell>
          <table:table-cell table:formula="of:=[.$A$3]*SIN(RADIANS([.B221]-120))" office:value-type="float" office:value="504.708742044115" calcext:value-type="float">
            <text:p>504,7</text:p>
          </table:table-cell>
          <table:table-cell table:formula="of:=[.$A$3]*SIN(RADIANS([.B221]+120))" office:value-type="float" office:value="-183.126022217649" calcext:value-type="float">
            <text:p>-183,1</text:p>
          </table:table-cell>
          <table:table-cell table:style-name="ce10"/>
          <table:table-cell table:style-name="ce6" table:formula="of:=(MIN([.C221];[.D221];[.E221])+MAX([.C221];[.D221];[.E221]))/2" office:value-type="float" office:value="91.5630111088242" calcext:value-type="float">
            <text:p>91,6</text:p>
          </table:table-cell>
          <table:table-cell table:style-name="ce12" table:formula="of:=([.C221]-[.G221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462.072865467646" calcext:value-type="float">
            <text:p>462</text:p>
          </table:table-cell>
          <table:table-cell table:style-name="ce12" table:formula="of:=([.E221]-[.G221]+[.$A$3])/2" office:value-type="float" office:value="118.155483336764" calcext:value-type="float">
            <text:p>118</text:p>
          </table:table-cell>
          <table:table-cell table:style-name="ce10"/>
        </table:table-row>
        <table:table-row table:style-name="ro1">
          <table:table-cell/>
          <table:table-cell table:style-name="ce2" table:formula="of:=[.B221]+1" office:value-type="float" office:value="220" calcext:value-type="float">
            <text:p>220</text:p>
          </table:table-cell>
          <table:table-cell table:formula="of:=[.$A$3]*SIN(RADIANS([.B222]))" office:value-type="float" office:value="-328.464468549822" calcext:value-type="float">
            <text:p>-328,5</text:p>
          </table:table-cell>
          <table:table-cell table:formula="of:=[.$A$3]*SIN(RADIANS([.B222]-120))" office:value-type="float" office:value="503.236761789238" calcext:value-type="float">
            <text:p>503,2</text:p>
          </table:table-cell>
          <table:table-cell table:formula="of:=[.$A$3]*SIN(RADIANS([.B222]+120))" office:value-type="float" office:value="-174.772293239417" calcext:value-type="float">
            <text:p>-174,8</text:p>
          </table:table-cell>
          <table:table-cell table:style-name="ce10"/>
          <table:table-cell table:style-name="ce6" table:formula="of:=(MIN([.C222];[.D222];[.E222])+MAX([.C222];[.D222];[.E222]))/2" office:value-type="float" office:value="87.3861466197084" calcext:value-type="float">
            <text:p>87,4</text:p>
          </table:table-cell>
          <table:table-cell table:style-name="ce12" table:formula="of:=([.C222]-[.G22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463.425307584765" calcext:value-type="float">
            <text:p>463</text:p>
          </table:table-cell>
          <table:table-cell table:style-name="ce12" table:formula="of:=([.E222]-[.G222]+[.$A$3])/2" office:value-type="float" office:value="124.420780070438" calcext:value-type="float">
            <text:p>124</text:p>
          </table:table-cell>
          <table:table-cell table:style-name="ce10"/>
        </table:table-row>
        <table:table-row table:style-name="ro1">
          <table:table-cell/>
          <table:table-cell table:style-name="ce2" table:formula="of:=[.B222]+1" office:value-type="float" office:value="221" calcext:value-type="float">
            <text:p>221</text:p>
          </table:table-cell>
          <table:table-cell table:formula="of:=[.$A$3]*SIN(RADIANS([.B223]))" office:value-type="float" office:value="-335.246163814149" calcext:value-type="float">
            <text:p>-335,2</text:p>
          </table:table-cell>
          <table:table-cell table:formula="of:=[.$A$3]*SIN(RADIANS([.B223]-120))" office:value-type="float" office:value="501.611490741756" calcext:value-type="float">
            <text:p>501,6</text:p>
          </table:table-cell>
          <table:table-cell table:formula="of:=[.$A$3]*SIN(RADIANS([.B223]+120))" office:value-type="float" office:value="-166.365326927607" calcext:value-type="float">
            <text:p>-166,4</text:p>
          </table:table-cell>
          <table:table-cell table:style-name="ce10"/>
          <table:table-cell table:style-name="ce6" table:formula="of:=(MIN([.C223];[.D223];[.E223])+MAX([.C223];[.D223];[.E223]))/2" office:value-type="float" office:value="83.1826634638036" calcext:value-type="float">
            <text:p>83,2</text:p>
          </table:table-cell>
          <table:table-cell table:style-name="ce12" table:formula="of:=([.C223]-[.G223]+[.$A$3])/2" office:value-type="float" office:value="46.285586361023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464.714413638976" calcext:value-type="float">
            <text:p>465</text:p>
          </table:table-cell>
          <table:table-cell table:style-name="ce12" table:formula="of:=([.E223]-[.G223]+[.$A$3])/2" office:value-type="float" office:value="130.726004804295" calcext:value-type="float">
            <text:p>131</text:p>
          </table:table-cell>
          <table:table-cell table:style-name="ce10"/>
        </table:table-row>
        <table:table-row table:style-name="ro1">
          <table:table-cell/>
          <table:table-cell table:style-name="ce2" table:formula="of:=[.B223]+1" office:value-type="float" office:value="222" calcext:value-type="float">
            <text:p>222</text:p>
          </table:table-cell>
          <table:table-cell table:formula="of:=[.$A$3]*SIN(RADIANS([.B224]))" office:value-type="float" office:value="-341.925739849377" calcext:value-type="float">
            <text:p>-341,9</text:p>
          </table:table-cell>
          <table:table-cell table:formula="of:=[.$A$3]*SIN(RADIANS([.B224]-120))" office:value-type="float" office:value="499.833423974975" calcext:value-type="float">
            <text:p>499,8</text:p>
          </table:table-cell>
          <table:table-cell table:formula="of:=[.$A$3]*SIN(RADIANS([.B224]+120))" office:value-type="float" office:value="-157.907684125598" calcext:value-type="float">
            <text:p>-157,9</text:p>
          </table:table-cell>
          <table:table-cell table:style-name="ce10"/>
          <table:table-cell table:style-name="ce6" table:formula="of:=(MIN([.C224];[.D224];[.E224])+MAX([.C224];[.D224];[.E224]))/2" office:value-type="float" office:value="78.9538420627991" calcext:value-type="float">
            <text:p>79,0</text:p>
          </table:table-cell>
          <table:table-cell table:style-name="ce12" table:formula="of:=([.C224]-[.G224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465.939790956088" calcext:value-type="float">
            <text:p>466</text:p>
          </table:table-cell>
          <table:table-cell table:style-name="ce12" table:formula="of:=([.E224]-[.G224]+[.$A$3])/2" office:value-type="float" office:value="137.069236905801" calcext:value-type="float">
            <text:p>137</text:p>
          </table:table-cell>
          <table:table-cell table:style-name="ce10"/>
        </table:table-row>
        <table:table-row table:style-name="ro1">
          <table:table-cell/>
          <table:table-cell table:style-name="ce2" table:formula="of:=[.B224]+1" office:value-type="float" office:value="223" calcext:value-type="float">
            <text:p>223</text:p>
          </table:table-cell>
          <table:table-cell table:formula="of:=[.$A$3]*SIN(RADIANS([.B225]))" office:value-type="float" office:value="-348.501161991937" calcext:value-type="float">
            <text:p>-348,5</text:p>
          </table:table-cell>
          <table:table-cell table:formula="of:=[.$A$3]*SIN(RADIANS([.B225]-120))" office:value-type="float" office:value="497.903103105255" calcext:value-type="float">
            <text:p>497,9</text:p>
          </table:table-cell>
          <table:table-cell table:formula="of:=[.$A$3]*SIN(RADIANS([.B225]+120))" office:value-type="float" office:value="-149.401941113319" calcext:value-type="float">
            <text:p>-149,4</text:p>
          </table:table-cell>
          <table:table-cell table:style-name="ce10"/>
          <table:table-cell table:style-name="ce6" table:formula="of:=(MIN([.C225];[.D225];[.E225])+MAX([.C225];[.D225];[.E225]))/2" office:value-type="float" office:value="74.7009705566593" calcext:value-type="float">
            <text:p>74,7</text:p>
          </table:table-cell>
          <table:table-cell table:style-name="ce12" table:formula="of:=([.C225]-[.G225]+[.$A$3])/2" office:value-type="float" office:value="43.898933725702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467.101066274298" calcext:value-type="float">
            <text:p>467</text:p>
          </table:table-cell>
          <table:table-cell table:style-name="ce12" table:formula="of:=([.E225]-[.G225]+[.$A$3])/2" office:value-type="float" office:value="143.448544165011" calcext:value-type="float">
            <text:p>143</text:p>
          </table:table-cell>
          <table:table-cell table:style-name="ce10"/>
        </table:table-row>
        <table:table-row table:style-name="ro1">
          <table:table-cell/>
          <table:table-cell table:style-name="ce2" table:formula="of:=[.B225]+1" office:value-type="float" office:value="224" calcext:value-type="float">
            <text:p>224</text:p>
          </table:table-cell>
          <table:table-cell table:formula="of:=[.$A$3]*SIN(RADIANS([.B226]))" office:value-type="float" office:value="-354.970427304548" calcext:value-type="float">
            <text:p>-355,0</text:p>
          </table:table-cell>
          <table:table-cell table:formula="of:=[.$A$3]*SIN(RADIANS([.B226]-120))" office:value-type="float" office:value="495.821116127034" calcext:value-type="float">
            <text:p>495,8</text:p>
          </table:table-cell>
          <table:table-cell table:formula="of:=[.$A$3]*SIN(RADIANS([.B226]+120))" office:value-type="float" office:value="-140.850688822486" calcext:value-type="float">
            <text:p>-140,9</text:p>
          </table:table-cell>
          <table:table-cell table:style-name="ce10"/>
          <table:table-cell table:style-name="ce6" table:formula="of:=(MIN([.C226];[.D226];[.E226])+MAX([.C226];[.D226];[.E226]))/2" office:value-type="float" office:value="70.4253444112433" calcext:value-type="float">
            <text:p>70,4</text:p>
          </table:table-cell>
          <table:table-cell table:style-name="ce12" table:formula="of:=([.C226]-[.G226]+[.$A$3])/2" office:value-type="float" office:value="42.8021141421045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468.197885857895" calcext:value-type="float">
            <text:p>468</text:p>
          </table:table-cell>
          <table:table-cell table:style-name="ce12" table:formula="of:=([.E226]-[.G226]+[.$A$3])/2" office:value-type="float" office:value="149.861983383135" calcext:value-type="float">
            <text:p>150</text:p>
          </table:table-cell>
          <table:table-cell table:style-name="ce10"/>
        </table:table-row>
        <table:table-row table:style-name="ro1">
          <table:table-cell/>
          <table:table-cell table:style-name="ce2" table:formula="of:=[.B226]+1" office:value-type="float" office:value="225" calcext:value-type="float">
            <text:p>225</text:p>
          </table:table-cell>
          <table:table-cell table:formula="of:=[.$A$3]*SIN(RADIANS([.B227]))" office:value-type="float" office:value="-361.331565186326" calcext:value-type="float">
            <text:p>-361,3</text:p>
          </table:table-cell>
          <table:table-cell table:formula="of:=[.$A$3]*SIN(RADIANS([.B227]-120))" office:value-type="float" office:value="493.588097233714" calcext:value-type="float">
            <text:p>493,6</text:p>
          </table:table-cell>
          <table:table-cell table:formula="of:=[.$A$3]*SIN(RADIANS([.B227]+120))" office:value-type="float" office:value="-132.256532047388" calcext:value-type="float">
            <text:p>-132,3</text:p>
          </table:table-cell>
          <table:table-cell table:style-name="ce10"/>
          <table:table-cell table:style-name="ce6" table:formula="of:=(MIN([.C227];[.D227];[.E227])+MAX([.C227];[.D227];[.E227]))/2" office:value-type="float" office:value="66.1282660236941" calcext:value-type="float">
            <text:p>66,1</text:p>
          </table:table-cell>
          <table:table-cell table:style-name="ce12" table:formula="of:=([.C227]-[.G22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469.22991560501" calcext:value-type="float">
            <text:p>469</text:p>
          </table:table-cell>
          <table:table-cell table:style-name="ce12" table:formula="of:=([.E227]-[.G227]+[.$A$3])/2" office:value-type="float" office:value="156.307600964459" calcext:value-type="float">
            <text:p>156</text:p>
          </table:table-cell>
          <table:table-cell table:style-name="ce10"/>
        </table:table-row>
        <table:table-row table:style-name="ro1">
          <table:table-cell/>
          <table:table-cell table:style-name="ce2" table:formula="of:=[.B227]+1" office:value-type="float" office:value="226" calcext:value-type="float">
            <text:p>226</text:p>
          </table:table-cell>
          <table:table-cell table:formula="of:=[.$A$3]*SIN(RADIANS([.B228]))" office:value-type="float" office:value="-367.582637973051" calcext:value-type="float">
            <text:p>-367,6</text:p>
          </table:table-cell>
          <table:table-cell table:formula="of:=[.$A$3]*SIN(RADIANS([.B228]-120))" office:value-type="float" office:value="491.204726624481" calcext:value-type="float">
            <text:p>491,2</text:p>
          </table:table-cell>
          <table:table-cell table:formula="of:=[.$A$3]*SIN(RADIANS([.B228]+120))" office:value-type="float" office:value="-123.62208865143" calcext:value-type="float">
            <text:p>-123,6</text:p>
          </table:table-cell>
          <table:table-cell table:style-name="ce10"/>
          <table:table-cell table:style-name="ce6" table:formula="of:=(MIN([.C228];[.D228];[.E228])+MAX([.C228];[.D228];[.E228]))/2" office:value-type="float" office:value="61.8110443257151" calcext:value-type="float">
            <text:p>61,8</text:p>
          </table:table-cell>
          <table:table-cell table:style-name="ce12" table:formula="of:=([.C228]-[.G228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470.196841149383" calcext:value-type="float">
            <text:p>470</text:p>
          </table:table-cell>
          <table:table-cell table:style-name="ce12" table:formula="of:=([.E228]-[.G228]+[.$A$3])/2" office:value-type="float" office:value="162.783433511427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228]+1" office:value-type="float" office:value="227" calcext:value-type="float">
            <text:p>227</text:p>
          </table:table-cell>
          <table:table-cell table:formula="of:=[.$A$3]*SIN(RADIANS([.B229]))" office:value-type="float" office:value="-373.721741527396" calcext:value-type="float">
            <text:p>-373,7</text:p>
          </table:table-cell>
          <table:table-cell table:formula="of:=[.$A$3]*SIN(RADIANS([.B229]-120))" office:value-type="float" office:value="488.671730297111" calcext:value-type="float">
            <text:p>488,7</text:p>
          </table:table-cell>
          <table:table-cell table:formula="of:=[.$A$3]*SIN(RADIANS([.B229]+120))" office:value-type="float" office:value="-114.949988769715" calcext:value-type="float">
            <text:p>-114,9</text:p>
          </table:table-cell>
          <table:table-cell table:style-name="ce10"/>
          <table:table-cell table:style-name="ce6" table:formula="of:=(MIN([.C229];[.D229];[.E229])+MAX([.C229];[.D229];[.E229]))/2" office:value-type="float" office:value="57.4749943848575" calcext:value-type="float">
            <text:p>57,5</text:p>
          </table:table-cell>
          <table:table-cell table:style-name="ce12" table:formula="of:=([.C229]-[.G229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471.098367956127" calcext:value-type="float">
            <text:p>471</text:p>
          </table:table-cell>
          <table:table-cell table:style-name="ce12" table:formula="of:=([.E229]-[.G229]+[.$A$3])/2" office:value-type="float" office:value="169.287508422714" calcext:value-type="float">
            <text:p>169</text:p>
          </table:table-cell>
          <table:table-cell table:style-name="ce10"/>
        </table:table-row>
        <table:table-row table:style-name="ro1">
          <table:table-cell/>
          <table:table-cell table:style-name="ce2" table:formula="of:=[.B229]+1" office:value-type="float" office:value="228" calcext:value-type="float">
            <text:p>228</text:p>
          </table:table-cell>
          <table:table-cell table:formula="of:=[.$A$3]*SIN(RADIANS([.B230]))" office:value-type="float" office:value="-379.747005818949" calcext:value-type="float">
            <text:p>-379,7</text:p>
          </table:table-cell>
          <table:table-cell table:formula="of:=[.$A$3]*SIN(RADIANS([.B230]-120))" office:value-type="float" office:value="485.989879826824" calcext:value-type="float">
            <text:p>486,0</text:p>
          </table:table-cell>
          <table:table-cell table:formula="of:=[.$A$3]*SIN(RADIANS([.B230]+120))" office:value-type="float" office:value="-106.242874007875" calcext:value-type="float">
            <text:p>-106,2</text:p>
          </table:table-cell>
          <table:table-cell table:style-name="ce10"/>
          <table:table-cell table:style-name="ce6" table:formula="of:=(MIN([.C230];[.D230];[.E230])+MAX([.C230];[.D230];[.E230]))/2" office:value-type="float" office:value="53.1214370039375" calcext:value-type="float">
            <text:p>53,1</text:p>
          </table:table-cell>
          <table:table-cell table:style-name="ce12" table:formula="of:=([.C230]-[.G230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471.934221411443" calcext:value-type="float">
            <text:p>472</text:p>
          </table:table-cell>
          <table:table-cell table:style-name="ce12" table:formula="of:=([.E230]-[.G230]+[.$A$3])/2" office:value-type="float" office:value="175.817844494094" calcext:value-type="float">
            <text:p>176</text:p>
          </table:table-cell>
          <table:table-cell table:style-name="ce10"/>
        </table:table-row>
        <table:table-row table:style-name="ro1">
          <table:table-cell/>
          <table:table-cell table:style-name="ce2" table:formula="of:=[.B230]+1" office:value-type="float" office:value="229" calcext:value-type="float">
            <text:p>229</text:p>
          </table:table-cell>
          <table:table-cell table:formula="of:=[.$A$3]*SIN(RADIANS([.B231]))" office:value-type="float" office:value="-385.656595493836" calcext:value-type="float">
            <text:p>-385,7</text:p>
          </table:table-cell>
          <table:table-cell table:formula="of:=[.$A$3]*SIN(RADIANS([.B231]-120))" office:value-type="float" office:value="483.159992131251" calcext:value-type="float">
            <text:p>483,2</text:p>
          </table:table-cell>
          <table:table-cell table:formula="of:=[.$A$3]*SIN(RADIANS([.B231]+120))" office:value-type="float" office:value="-97.5033966374143" calcext:value-type="float">
            <text:p>-97,5</text:p>
          </table:table-cell>
          <table:table-cell table:style-name="ce10"/>
          <table:table-cell table:style-name="ce6" table:formula="of:=(MIN([.C231];[.D231];[.E231])+MAX([.C231];[.D231];[.E231]))/2" office:value-type="float" office:value="48.7516983187072" calcext:value-type="float">
            <text:p>48,8</text:p>
          </table:table-cell>
          <table:table-cell table:style-name="ce12" table:formula="of:=([.C231]-[.G231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472.704146906272" calcext:value-type="float">
            <text:p>473</text:p>
          </table:table-cell>
          <table:table-cell table:style-name="ce12" table:formula="of:=([.E231]-[.G231]+[.$A$3])/2" office:value-type="float" office:value="182.372452521939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231]+1" office:value-type="float" office:value="230" calcext:value-type="float">
            <text:p>230</text:p>
          </table:table-cell>
          <table:table-cell table:formula="of:=[.$A$3]*SIN(RADIANS([.B232]))" office:value-type="float" office:value="-391.448710433798" calcext:value-type="float">
            <text:p>-391,4</text:p>
          </table:table-cell>
          <table:table-cell table:formula="of:=[.$A$3]*SIN(RADIANS([.B232]-120))" office:value-type="float" office:value="480.182929221599" calcext:value-type="float">
            <text:p>480,2</text:p>
          </table:table-cell>
          <table:table-cell table:formula="of:=[.$A$3]*SIN(RADIANS([.B232]+120))" office:value-type="float" office:value="-88.7342187878014" calcext:value-type="float">
            <text:p>-88,7</text:p>
          </table:table-cell>
          <table:table-cell table:style-name="ce10"/>
          <table:table-cell table:style-name="ce6" table:formula="of:=(MIN([.C232];[.D232];[.E232])+MAX([.C232];[.D232];[.E232]))/2" office:value-type="float" office:value="44.3671093939007" calcext:value-type="float">
            <text:p>44,4</text:p>
          </table:table-cell>
          <table:table-cell table:style-name="ce12" table:formula="of:=([.C232]-[.G232]+[.$A$3])/2" office:value-type="float" office:value="37.5920900861508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473.407909913849" calcext:value-type="float">
            <text:p>473</text:p>
          </table:table-cell>
          <table:table-cell table:style-name="ce12" table:formula="of:=([.E232]-[.G232]+[.$A$3])/2" office:value-type="float" office:value="188.949335909149" calcext:value-type="float">
            <text:p>189</text:p>
          </table:table-cell>
          <table:table-cell table:style-name="ce10"/>
        </table:table-row>
        <table:table-row table:style-name="ro1">
          <table:table-cell/>
          <table:table-cell table:style-name="ce2" table:formula="of:=[.B232]+1" office:value-type="float" office:value="231" calcext:value-type="float">
            <text:p>231</text:p>
          </table:table-cell>
          <table:table-cell table:formula="of:=[.$A$3]*SIN(RADIANS([.B233]))" office:value-type="float" office:value="-397.121586304512" calcext:value-type="float">
            <text:p>-397,1</text:p>
          </table:table-cell>
          <table:table-cell table:formula="of:=[.$A$3]*SIN(RADIANS([.B233]-120))" office:value-type="float" office:value="477.05959794007" calcext:value-type="float">
            <text:p>477,1</text:p>
          </table:table-cell>
          <table:table-cell table:formula="of:=[.$A$3]*SIN(RADIANS([.B233]+120))" office:value-type="float" office:value="-79.9380116355581" calcext:value-type="float">
            <text:p>-79,9</text:p>
          </table:table-cell>
          <table:table-cell table:style-name="ce10"/>
          <table:table-cell table:style-name="ce6" table:formula="of:=(MIN([.C233];[.D233];[.E233])+MAX([.C233];[.D233];[.E233]))/2" office:value-type="float" office:value="39.9690058177791" calcext:value-type="float">
            <text:p>40,0</text:p>
          </table:table-cell>
          <table:table-cell table:style-name="ce12" table:formula="of:=([.C233]-[.G233]+[.$A$3])/2" office:value-type="float" office:value="36.9547039388545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74.045296061146" calcext:value-type="float">
            <text:p>474</text:p>
          </table:table-cell>
          <table:table-cell table:style-name="ce12" table:formula="of:=([.E233]-[.G233]+[.$A$3])/2" office:value-type="float" office:value="195.546491273331" calcext:value-type="float">
            <text:p>196</text:p>
          </table:table-cell>
          <table:table-cell table:style-name="ce10"/>
        </table:table-row>
        <table:table-row table:style-name="ro1">
          <table:table-cell/>
          <table:table-cell table:style-name="ce2" table:formula="of:=[.B233]+1" office:value-type="float" office:value="232" calcext:value-type="float">
            <text:p>232</text:p>
          </table:table-cell>
          <table:table-cell table:formula="of:=[.$A$3]*SIN(RADIANS([.B234]))" office:value-type="float" office:value="-402.673495093035" calcext:value-type="float">
            <text:p>-402,7</text:p>
          </table:table-cell>
          <table:table-cell table:formula="of:=[.$A$3]*SIN(RADIANS([.B234]-120))" office:value-type="float" office:value="473.790949683628" calcext:value-type="float">
            <text:p>473,8</text:p>
          </table:table-cell>
          <table:table-cell table:formula="of:=[.$A$3]*SIN(RADIANS([.B234]+120))" office:value-type="float" office:value="-71.1174545905937" calcext:value-type="float">
            <text:p>-71,1</text:p>
          </table:table-cell>
          <table:table-cell table:style-name="ce10"/>
          <table:table-cell table:style-name="ce6" table:formula="of:=(MIN([.C234];[.D234];[.E234])+MAX([.C234];[.D234];[.E234]))/2" office:value-type="float" office:value="35.5587272952967" calcext:value-type="float">
            <text:p>35,6</text:p>
          </table:table-cell>
          <table:table-cell table:style-name="ce12" table:formula="of:=([.C234]-[.G234]+[.$A$3])/2" office:value-type="float" office:value="36.383888805834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74.616111194166" calcext:value-type="float">
            <text:p>475</text:p>
          </table:table-cell>
          <table:table-cell table:style-name="ce12" table:formula="of:=([.E234]-[.G234]+[.$A$3])/2" office:value-type="float" office:value="202.161909057055" calcext:value-type="float">
            <text:p>202</text:p>
          </table:table-cell>
          <table:table-cell table:style-name="ce10"/>
        </table:table-row>
        <table:table-row table:style-name="ro1">
          <table:table-cell/>
          <table:table-cell table:style-name="ce2" table:formula="of:=[.B234]+1" office:value-type="float" office:value="233" calcext:value-type="float">
            <text:p>233</text:p>
          </table:table-cell>
          <table:table-cell table:formula="of:=[.$A$3]*SIN(RADIANS([.B235]))" office:value-type="float" office:value="-408.102745634167" calcext:value-type="float">
            <text:p>-408,1</text:p>
          </table:table-cell>
          <table:table-cell table:formula="of:=[.$A$3]*SIN(RADIANS([.B235]-120))" office:value-type="float" office:value="470.377980114197" calcext:value-type="float">
            <text:p>470,4</text:p>
          </table:table-cell>
          <table:table-cell table:formula="of:=[.$A$3]*SIN(RADIANS([.B235]+120))" office:value-type="float" office:value="-62.2752344800302" calcext:value-type="float">
            <text:p>-62,3</text:p>
          </table:table-cell>
          <table:table-cell table:style-name="ce10"/>
          <table:table-cell table:style-name="ce6" table:formula="of:=(MIN([.C235];[.D235];[.E235])+MAX([.C235];[.D235];[.E235]))/2" office:value-type="float" office:value="31.1376172400152" calcext:value-type="float">
            <text:p>31,1</text:p>
          </table:table-cell>
          <table:table-cell table:style-name="ce12" table:formula="of:=([.C235]-[.G235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475.120181437091" calcext:value-type="float">
            <text:p>475</text:p>
          </table:table-cell>
          <table:table-cell table:style-name="ce12" table:formula="of:=([.E235]-[.G235]+[.$A$3])/2" office:value-type="float" office:value="208.793574139977" calcext:value-type="float">
            <text:p>209</text:p>
          </table:table-cell>
          <table:table-cell table:style-name="ce10"/>
        </table:table-row>
        <table:table-row table:style-name="ro1">
          <table:table-cell/>
          <table:table-cell table:style-name="ce2" table:formula="of:=[.B235]+1" office:value-type="float" office:value="234" calcext:value-type="float">
            <text:p>234</text:p>
          </table:table-cell>
          <table:table-cell table:formula="of:=[.$A$3]*SIN(RADIANS([.B236]))" office:value-type="float" office:value="-413.407684125598" calcext:value-type="float">
            <text:p>-413,4</text:p>
          </table:table-cell>
          <table:table-cell table:formula="of:=[.$A$3]*SIN(RADIANS([.B236]-120))" office:value-type="float" office:value="466.821728855369" calcext:value-type="float">
            <text:p>466,8</text:p>
          </table:table-cell>
          <table:table-cell table:formula="of:=[.$A$3]*SIN(RADIANS([.B236]+120))" office:value-type="float" office:value="-53.4140447297709" calcext:value-type="float">
            <text:p>-53,4</text:p>
          </table:table-cell>
          <table:table-cell table:style-name="ce10"/>
          <table:table-cell table:style-name="ce6" table:formula="of:=(MIN([.C236];[.D236];[.E236])+MAX([.C236];[.D236];[.E236]))/2" office:value-type="float" office:value="26.7070223648855" calcext:value-type="float">
            <text:p>26,7</text:p>
          </table:table-cell>
          <table:table-cell table:style-name="ce12" table:formula="of:=([.C236]-[.G236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475.557353245242" calcext:value-type="float">
            <text:p>476</text:p>
          </table:table-cell>
          <table:table-cell table:style-name="ce12" table:formula="of:=([.E236]-[.G236]+[.$A$3])/2" office:value-type="float" office:value="215.439466452672" calcext:value-type="float">
            <text:p>215</text:p>
          </table:table-cell>
          <table:table-cell table:style-name="ce10"/>
        </table:table-row>
        <table:table-row table:style-name="ro1">
          <table:table-cell/>
          <table:table-cell table:style-name="ce2" table:formula="of:=[.B236]+1" office:value-type="float" office:value="235" calcext:value-type="float">
            <text:p>235</text:p>
          </table:table-cell>
          <table:table-cell table:formula="of:=[.$A$3]*SIN(RADIANS([.B237]))" office:value-type="float" office:value="-418.586694631675" calcext:value-type="float">
            <text:p>-418,6</text:p>
          </table:table-cell>
          <table:table-cell table:formula="of:=[.$A$3]*SIN(RADIANS([.B237]-120))" office:value-type="float" office:value="463.123279175728" calcext:value-type="float">
            <text:p>463,1</text:p>
          </table:table-cell>
          <table:table-cell table:formula="of:=[.$A$3]*SIN(RADIANS([.B237]+120))" office:value-type="float" office:value="-44.5365845440534" calcext:value-type="float">
            <text:p>-44,5</text:p>
          </table:table-cell>
          <table:table-cell table:style-name="ce10"/>
          <table:table-cell table:style-name="ce6" table:formula="of:=(MIN([.C237];[.D237];[.E237])+MAX([.C237];[.D237];[.E237]))/2" office:value-type="float" office:value="22.2682922720267" calcext:value-type="float">
            <text:p>22,3</text:p>
          </table:table-cell>
          <table:table-cell table:style-name="ce12" table:formula="of:=([.C237]-[.G237]+[.$A$3])/2" office:value-type="float" office:value="35.0725065481493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475.927493451851" calcext:value-type="float">
            <text:p>476</text:p>
          </table:table-cell>
          <table:table-cell table:style-name="ce12" table:formula="of:=([.E237]-[.G237]+[.$A$3])/2" office:value-type="float" office:value="222.09756159196" calcext:value-type="float">
            <text:p>222</text:p>
          </table:table-cell>
          <table:table-cell table:style-name="ce10"/>
        </table:table-row>
        <table:table-row table:style-name="ro1">
          <table:table-cell/>
          <table:table-cell table:style-name="ce2" table:formula="of:=[.B237]+1" office:value-type="float" office:value="236" calcext:value-type="float">
            <text:p>236</text:p>
          </table:table-cell>
          <table:table-cell table:formula="of:=[.$A$3]*SIN(RADIANS([.B238]))" office:value-type="float" office:value="-423.638199575626" calcext:value-type="float">
            <text:p>-423,6</text:p>
          </table:table-cell>
          <table:table-cell table:formula="of:=[.$A$3]*SIN(RADIANS([.B238]-120))" office:value-type="float" office:value="459.283757658874" calcext:value-type="float">
            <text:p>459,3</text:p>
          </table:table-cell>
          <table:table-cell table:formula="of:=[.$A$3]*SIN(RADIANS([.B238]+120))" office:value-type="float" office:value="-35.6455580832482" calcext:value-type="float">
            <text:p>-35,6</text:p>
          </table:table-cell>
          <table:table-cell table:style-name="ce10"/>
          <table:table-cell table:style-name="ce6" table:formula="of:=(MIN([.C238];[.D238];[.E238])+MAX([.C238];[.D238];[.E238]))/2" office:value-type="float" office:value="17.822779041624" calcext:value-type="float">
            <text:p>17,8</text:p>
          </table:table-cell>
          <table:table-cell table:style-name="ce12" table:formula="of:=([.C238]-[.G238]+[.$A$3])/2" office:value-type="float" office:value="34.769510691374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476.230489308625" calcext:value-type="float">
            <text:p>476</text:p>
          </table:table-cell>
          <table:table-cell table:style-name="ce12" table:formula="of:=([.E238]-[.G238]+[.$A$3])/2" office:value-type="float" office:value="228.765831437564" calcext:value-type="float">
            <text:p>229</text:p>
          </table:table-cell>
          <table:table-cell table:style-name="ce10"/>
        </table:table-row>
        <table:table-row table:style-name="ro1">
          <table:table-cell/>
          <table:table-cell table:style-name="ce2" table:formula="of:=[.B238]+1" office:value-type="float" office:value="237" calcext:value-type="float">
            <text:p>237</text:p>
          </table:table-cell>
          <table:table-cell table:formula="of:=[.$A$3]*SIN(RADIANS([.B239]))" office:value-type="float" office:value="-428.560660220112" calcext:value-type="float">
            <text:p>-428,6</text:p>
          </table:table-cell>
          <table:table-cell table:formula="of:=[.$A$3]*SIN(RADIANS([.B239]-120))" office:value-type="float" office:value="455.304333860256" calcext:value-type="float">
            <text:p>455,3</text:p>
          </table:table-cell>
          <table:table-cell table:formula="of:=[.$A$3]*SIN(RADIANS([.B239]+120))" office:value-type="float" office:value="-26.7436736401446" calcext:value-type="float">
            <text:p>-26,7</text:p>
          </table:table-cell>
          <table:table-cell table:style-name="ce10"/>
          <table:table-cell table:style-name="ce6" table:formula="of:=(MIN([.C239];[.D239];[.E239])+MAX([.C239];[.D239];[.E239]))/2" office:value-type="float" office:value="13.3718368200722" calcext:value-type="float">
            <text:p>13,4</text:p>
          </table:table-cell>
          <table:table-cell table:style-name="ce12" table:formula="of:=([.C239]-[.G239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476.466248520092" calcext:value-type="float">
            <text:p>476</text:p>
          </table:table-cell>
          <table:table-cell table:style-name="ce12" table:formula="of:=([.E239]-[.G239]+[.$A$3])/2" office:value-type="float" office:value="235.442244769892" calcext:value-type="float">
            <text:p>235</text:p>
          </table:table-cell>
          <table:table-cell table:style-name="ce10"/>
        </table:table-row>
        <table:table-row table:style-name="ro1">
          <table:table-cell/>
          <table:table-cell table:style-name="ce2" table:formula="of:=[.B239]+1" office:value-type="float" office:value="238" calcext:value-type="float">
            <text:p>238</text:p>
          </table:table-cell>
          <table:table-cell table:formula="of:=[.$A$3]*SIN(RADIANS([.B240]))" office:value-type="float" office:value="-433.352577135934" calcext:value-type="float">
            <text:p>-433,4</text:p>
          </table:table-cell>
          <table:table-cell table:formula="of:=[.$A$3]*SIN(RADIANS([.B240]-120))" office:value-type="float" office:value="451.186219950912" calcext:value-type="float">
            <text:p>451,2</text:p>
          </table:table-cell>
          <table:table-cell table:formula="of:=[.$A$3]*SIN(RADIANS([.B240]+120))" office:value-type="float" office:value="-17.8336428149779" calcext:value-type="float">
            <text:p>-17,8</text:p>
          </table:table-cell>
          <table:table-cell table:style-name="ce10"/>
          <table:table-cell table:style-name="ce6" table:formula="of:=(MIN([.C240];[.D240];[.E240])+MAX([.C240];[.D240];[.E240]))/2" office:value-type="float" office:value="8.91682140748898" calcext:value-type="float">
            <text:p>8,9</text:p>
          </table:table-cell>
          <table:table-cell table:style-name="ce12" table:formula="of:=([.C240]-[.G240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476.634699271711" calcext:value-type="float">
            <text:p>477</text:p>
          </table:table-cell>
          <table:table-cell table:style-name="ce12" table:formula="of:=([.E240]-[.G240]+[.$A$3])/2" office:value-type="float" office:value="242.124767888767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240]+1" office:value-type="float" office:value="239" calcext:value-type="float">
            <text:p>239</text:p>
          </table:table-cell>
          <table:table-cell table:formula="of:=[.$A$3]*SIN(RADIANS([.B241]))" office:value-type="float" office:value="-438.012490658779" calcext:value-type="float">
            <text:p>-438,0</text:p>
          </table:table-cell>
          <table:table-cell table:formula="of:=[.$A$3]*SIN(RADIANS([.B241]-120))" office:value-type="float" office:value="446.930670348231" calcext:value-type="float">
            <text:p>446,9</text:p>
          </table:table-cell>
          <table:table-cell table:formula="of:=[.$A$3]*SIN(RADIANS([.B241]+120))" office:value-type="float" office:value="-8.9181796894519" calcext:value-type="float">
            <text:p>-8,9</text:p>
          </table:table-cell>
          <table:table-cell table:style-name="ce10"/>
          <table:table-cell table:style-name="ce6" table:formula="of:=(MIN([.C241];[.D241];[.E241])+MAX([.C241];[.D241];[.E241]))/2" office:value-type="float" office:value="4.45908984472598" calcext:value-type="float">
            <text:p>4,5</text:p>
          </table:table-cell>
          <table:table-cell table:style-name="ce12" table:formula="of:=([.C241]-[.G241]+[.$A$3])/2" office:value-type="float" office:value="34.2642097482474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476.735790251753" calcext:value-type="float">
            <text:p>477</text:p>
          </table:table-cell>
          <table:table-cell table:style-name="ce12" table:formula="of:=([.E241]-[.G241]+[.$A$3])/2" office:value-type="float" office:value="248.811365232911" calcext:value-type="float">
            <text:p>249</text:p>
          </table:table-cell>
          <table:table-cell table:style-name="ce10"/>
        </table:table-row>
        <table:table-row table:style-name="ro1">
          <table:table-cell/>
          <table:table-cell table:style-name="ce2" table:formula="of:=[.B241]+1" office:value-type="float" office:value="240" calcext:value-type="float">
            <text:p>240</text:p>
          </table:table-cell>
          <table:table-cell table:formula="of:=[.$A$3]*SIN(RADIANS([.B242]))" office:value-type="float" office:value="-442.538981333848" calcext:value-type="float">
            <text:p>-442,5</text:p>
          </table:table-cell>
          <table:table-cell table:formula="of:=[.$A$3]*SIN(RADIANS([.B242]-120))" office:value-type="float" office:value="442.538981333848" calcext:value-type="float">
            <text:p>442,5</text:p>
          </table:table-cell>
          <table:table-cell table:formula="of:=[.$A$3]*SIN(RADIANS([.B242]+120))" office:value-type="float" office:value="-0.00000000000012515890287286" calcext:value-type="float">
            <text:p>0,0</text:p>
          </table:table-cell>
          <table:table-cell table:style-name="ce10"/>
          <table:table-cell table:style-name="ce6" table:formula="of:=(MIN([.C242];[.D242];[.E242])+MAX([.C242];[.D242];[.E242]))/2" office:value-type="float" office:value="0" calcext:value-type="float">
            <text:p>0,0</text:p>
          </table:table-cell>
          <table:table-cell table:style-name="ce12" table:formula="of:=([.C242]-[.G242]+[.$A$3])/2" office:value-type="float" office:value="34.23050933307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476.769490666924" calcext:value-type="float">
            <text:p>477</text:p>
          </table:table-cell>
          <table:table-cell table:style-name="ce12" table:formula="of:=([.E242]-[.G242]+[.$A$3])/2" office:value-type="float" office:value="255.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242]+1" office:value-type="float" office:value="241" calcext:value-type="float">
            <text:p>241</text:p>
          </table:table-cell>
          <table:table-cell table:formula="of:=[.$A$3]*SIN(RADIANS([.B243]))" office:value-type="float" office:value="-446.930670348231" calcext:value-type="float">
            <text:p>-446,9</text:p>
          </table:table-cell>
          <table:table-cell table:formula="of:=[.$A$3]*SIN(RADIANS([.B243]-120))" office:value-type="float" office:value="438.012490658779" calcext:value-type="float">
            <text:p>438,0</text:p>
          </table:table-cell>
          <table:table-cell table:formula="of:=[.$A$3]*SIN(RADIANS([.B243]+120))" office:value-type="float" office:value="8.91817968945165" calcext:value-type="float">
            <text:p>8,9</text:p>
          </table:table-cell>
          <table:table-cell table:style-name="ce10"/>
          <table:table-cell table:style-name="ce6" table:formula="of:=(MIN([.C243];[.D243];[.E243])+MAX([.C243];[.D243];[.E243]))/2" office:value-type="float" office:value="-4.45908984472595" calcext:value-type="float">
            <text:p>-4,5</text:p>
          </table:table-cell>
          <table:table-cell table:style-name="ce12" table:formula="of:=([.C243]-[.G243]+[.$A$3])/2" office:value-type="float" office:value="34.2642097482473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476.735790251753" calcext:value-type="float">
            <text:p>477</text:p>
          </table:table-cell>
          <table:table-cell table:style-name="ce12" table:formula="of:=([.E243]-[.G243]+[.$A$3])/2" office:value-type="float" office:value="262.188634767089" calcext:value-type="float">
            <text:p>262</text:p>
          </table:table-cell>
          <table:table-cell table:style-name="ce10"/>
        </table:table-row>
        <table:table-row table:style-name="ro1">
          <table:table-cell/>
          <table:table-cell table:style-name="ce2" table:formula="of:=[.B243]+1" office:value-type="float" office:value="242" calcext:value-type="float">
            <text:p>242</text:p>
          </table:table-cell>
          <table:table-cell table:formula="of:=[.$A$3]*SIN(RADIANS([.B244]))" office:value-type="float" office:value="-451.186219950912" calcext:value-type="float">
            <text:p>-451,2</text:p>
          </table:table-cell>
          <table:table-cell table:formula="of:=[.$A$3]*SIN(RADIANS([.B244]-120))" office:value-type="float" office:value="433.352577135934" calcext:value-type="float">
            <text:p>433,4</text:p>
          </table:table-cell>
          <table:table-cell table:formula="of:=[.$A$3]*SIN(RADIANS([.B244]+120))" office:value-type="float" office:value="17.8336428149781" calcext:value-type="float">
            <text:p>17,8</text:p>
          </table:table-cell>
          <table:table-cell table:style-name="ce10"/>
          <table:table-cell table:style-name="ce6" table:formula="of:=(MIN([.C244];[.D244];[.E244])+MAX([.C244];[.D244];[.E244]))/2" office:value-type="float" office:value="-8.91682140748898" calcext:value-type="float">
            <text:p>-8,9</text:p>
          </table:table-cell>
          <table:table-cell table:style-name="ce12" table:formula="of:=([.C244]-[.G244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476.634699271711" calcext:value-type="float">
            <text:p>477</text:p>
          </table:table-cell>
          <table:table-cell table:style-name="ce12" table:formula="of:=([.E244]-[.G244]+[.$A$3])/2" office:value-type="float" office:value="268.875232111234" calcext:value-type="float">
            <text:p>269</text:p>
          </table:table-cell>
          <table:table-cell table:style-name="ce10"/>
        </table:table-row>
        <table:table-row table:style-name="ro1">
          <table:table-cell/>
          <table:table-cell table:style-name="ce2" table:formula="of:=[.B244]+1" office:value-type="float" office:value="243" calcext:value-type="float">
            <text:p>243</text:p>
          </table:table-cell>
          <table:table-cell table:formula="of:=[.$A$3]*SIN(RADIANS([.B245]))" office:value-type="float" office:value="-455.304333860256" calcext:value-type="float">
            <text:p>-455,3</text:p>
          </table:table-cell>
          <table:table-cell table:formula="of:=[.$A$3]*SIN(RADIANS([.B245]-120))" office:value-type="float" office:value="428.560660220112" calcext:value-type="float">
            <text:p>428,6</text:p>
          </table:table-cell>
          <table:table-cell table:formula="of:=[.$A$3]*SIN(RADIANS([.B245]+120))" office:value-type="float" office:value="26.7436736401443" calcext:value-type="float">
            <text:p>26,7</text:p>
          </table:table-cell>
          <table:table-cell table:style-name="ce10"/>
          <table:table-cell table:style-name="ce6" table:formula="of:=(MIN([.C245];[.D245];[.E245])+MAX([.C245];[.D245];[.E245]))/2" office:value-type="float" office:value="-13.3718368200722" calcext:value-type="float">
            <text:p>-13,4</text:p>
          </table:table-cell>
          <table:table-cell table:style-name="ce12" table:formula="of:=([.C245]-[.G245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476.466248520092" calcext:value-type="float">
            <text:p>476</text:p>
          </table:table-cell>
          <table:table-cell table:style-name="ce12" table:formula="of:=([.E245]-[.G245]+[.$A$3])/2" office:value-type="float" office:value="275.557755230108" calcext:value-type="float">
            <text:p>276</text:p>
          </table:table-cell>
          <table:table-cell table:style-name="ce10"/>
        </table:table-row>
        <table:table-row table:style-name="ro1">
          <table:table-cell/>
          <table:table-cell table:style-name="ce2" table:formula="of:=[.B245]+1" office:value-type="float" office:value="244" calcext:value-type="float">
            <text:p>244</text:p>
          </table:table-cell>
          <table:table-cell table:formula="of:=[.$A$3]*SIN(RADIANS([.B246]))" office:value-type="float" office:value="-459.283757658874" calcext:value-type="float">
            <text:p>-459,3</text:p>
          </table:table-cell>
          <table:table-cell table:formula="of:=[.$A$3]*SIN(RADIANS([.B246]-120))" office:value-type="float" office:value="423.638199575626" calcext:value-type="float">
            <text:p>423,6</text:p>
          </table:table-cell>
          <table:table-cell table:formula="of:=[.$A$3]*SIN(RADIANS([.B246]+120))" office:value-type="float" office:value="35.6455580832479" calcext:value-type="float">
            <text:p>35,6</text:p>
          </table:table-cell>
          <table:table-cell table:style-name="ce10"/>
          <table:table-cell table:style-name="ce6" table:formula="of:=(MIN([.C246];[.D246];[.E246])+MAX([.C246];[.D246];[.E246]))/2" office:value-type="float" office:value="-17.822779041624" calcext:value-type="float">
            <text:p>-17,8</text:p>
          </table:table-cell>
          <table:table-cell table:style-name="ce12" table:formula="of:=([.C246]-[.G246]+[.$A$3])/2" office:value-type="float" office:value="34.769510691374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476.230489308625" calcext:value-type="float">
            <text:p>476</text:p>
          </table:table-cell>
          <table:table-cell table:style-name="ce12" table:formula="of:=([.E246]-[.G246]+[.$A$3])/2" office:value-type="float" office:value="282.234168562436" calcext:value-type="float">
            <text:p>282</text:p>
          </table:table-cell>
          <table:table-cell table:style-name="ce10"/>
        </table:table-row>
        <table:table-row table:style-name="ro1">
          <table:table-cell/>
          <table:table-cell table:style-name="ce2" table:formula="of:=[.B246]+1" office:value-type="float" office:value="245" calcext:value-type="float">
            <text:p>245</text:p>
          </table:table-cell>
          <table:table-cell table:formula="of:=[.$A$3]*SIN(RADIANS([.B247]))" office:value-type="float" office:value="-463.123279175728" calcext:value-type="float">
            <text:p>-463,1</text:p>
          </table:table-cell>
          <table:table-cell table:formula="of:=[.$A$3]*SIN(RADIANS([.B247]-120))" office:value-type="float" office:value="418.586694631675" calcext:value-type="float">
            <text:p>418,6</text:p>
          </table:table-cell>
          <table:table-cell table:formula="of:=[.$A$3]*SIN(RADIANS([.B247]+120))" office:value-type="float" office:value="44.5365845440532" calcext:value-type="float">
            <text:p>44,5</text:p>
          </table:table-cell>
          <table:table-cell table:style-name="ce10"/>
          <table:table-cell table:style-name="ce6" table:formula="of:=(MIN([.C247];[.D247];[.E247])+MAX([.C247];[.D247];[.E247]))/2" office:value-type="float" office:value="-22.2682922720267" calcext:value-type="float">
            <text:p>-22,3</text:p>
          </table:table-cell>
          <table:table-cell table:style-name="ce12" table:formula="of:=([.C247]-[.G247]+[.$A$3])/2" office:value-type="float" office:value="35.0725065481493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475.927493451851" calcext:value-type="float">
            <text:p>476</text:p>
          </table:table-cell>
          <table:table-cell table:style-name="ce12" table:formula="of:=([.E247]-[.G247]+[.$A$3])/2" office:value-type="float" office:value="288.90243840804" calcext:value-type="float">
            <text:p>289</text:p>
          </table:table-cell>
          <table:table-cell table:style-name="ce10"/>
        </table:table-row>
        <table:table-row table:style-name="ro1">
          <table:table-cell/>
          <table:table-cell table:style-name="ce2" table:formula="of:=[.B247]+1" office:value-type="float" office:value="246" calcext:value-type="float">
            <text:p>246</text:p>
          </table:table-cell>
          <table:table-cell table:formula="of:=[.$A$3]*SIN(RADIANS([.B248]))" office:value-type="float" office:value="-466.821728855369" calcext:value-type="float">
            <text:p>-466,8</text:p>
          </table:table-cell>
          <table:table-cell table:formula="of:=[.$A$3]*SIN(RADIANS([.B248]-120))" office:value-type="float" office:value="413.407684125598" calcext:value-type="float">
            <text:p>413,4</text:p>
          </table:table-cell>
          <table:table-cell table:formula="of:=[.$A$3]*SIN(RADIANS([.B248]+120))" office:value-type="float" office:value="53.4140447297706" calcext:value-type="float">
            <text:p>53,4</text:p>
          </table:table-cell>
          <table:table-cell table:style-name="ce10"/>
          <table:table-cell table:style-name="ce6" table:formula="of:=(MIN([.C248];[.D248];[.E248])+MAX([.C248];[.D248];[.E248]))/2" office:value-type="float" office:value="-26.7070223648855" calcext:value-type="float">
            <text:p>-26,7</text:p>
          </table:table-cell>
          <table:table-cell table:style-name="ce12" table:formula="of:=([.C248]-[.G248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475.557353245242" calcext:value-type="float">
            <text:p>476</text:p>
          </table:table-cell>
          <table:table-cell table:style-name="ce12" table:formula="of:=([.E248]-[.G248]+[.$A$3])/2" office:value-type="float" office:value="295.560533547328" calcext:value-type="float">
            <text:p>296</text:p>
          </table:table-cell>
          <table:table-cell table:style-name="ce10"/>
        </table:table-row>
        <table:table-row table:style-name="ro1">
          <table:table-cell/>
          <table:table-cell table:style-name="ce2" table:formula="of:=[.B248]+1" office:value-type="float" office:value="247" calcext:value-type="float">
            <text:p>247</text:p>
          </table:table-cell>
          <table:table-cell table:formula="of:=[.$A$3]*SIN(RADIANS([.B249]))" office:value-type="float" office:value="-470.377980114197" calcext:value-type="float">
            <text:p>-470,4</text:p>
          </table:table-cell>
          <table:table-cell table:formula="of:=[.$A$3]*SIN(RADIANS([.B249]-120))" office:value-type="float" office:value="408.102745634167" calcext:value-type="float">
            <text:p>408,1</text:p>
          </table:table-cell>
          <table:table-cell table:formula="of:=[.$A$3]*SIN(RADIANS([.B249]+120))" office:value-type="float" office:value="62.2752344800304" calcext:value-type="float">
            <text:p>62,3</text:p>
          </table:table-cell>
          <table:table-cell table:style-name="ce10"/>
          <table:table-cell table:style-name="ce6" table:formula="of:=(MIN([.C249];[.D249];[.E249])+MAX([.C249];[.D249];[.E249]))/2" office:value-type="float" office:value="-31.1376172400152" calcext:value-type="float">
            <text:p>-31,1</text:p>
          </table:table-cell>
          <table:table-cell table:style-name="ce12" table:formula="of:=([.C249]-[.G249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475.120181437091" calcext:value-type="float">
            <text:p>475</text:p>
          </table:table-cell>
          <table:table-cell table:style-name="ce12" table:formula="of:=([.E249]-[.G249]+[.$A$3])/2" office:value-type="float" office:value="302.206425860023" calcext:value-type="float">
            <text:p>302</text:p>
          </table:table-cell>
          <table:table-cell table:style-name="ce10"/>
        </table:table-row>
        <table:table-row table:style-name="ro1">
          <table:table-cell/>
          <table:table-cell table:style-name="ce2" table:formula="of:=[.B249]+1" office:value-type="float" office:value="248" calcext:value-type="float">
            <text:p>248</text:p>
          </table:table-cell>
          <table:table-cell table:formula="of:=[.$A$3]*SIN(RADIANS([.B250]))" office:value-type="float" office:value="-473.790949683628" calcext:value-type="float">
            <text:p>-473,8</text:p>
          </table:table-cell>
          <table:table-cell table:formula="of:=[.$A$3]*SIN(RADIANS([.B250]-120))" office:value-type="float" office:value="402.673495093035" calcext:value-type="float">
            <text:p>402,7</text:p>
          </table:table-cell>
          <table:table-cell table:formula="of:=[.$A$3]*SIN(RADIANS([.B250]+120))" office:value-type="float" office:value="71.1174545905934" calcext:value-type="float">
            <text:p>71,1</text:p>
          </table:table-cell>
          <table:table-cell table:style-name="ce10"/>
          <table:table-cell table:style-name="ce6" table:formula="of:=(MIN([.C250];[.D250];[.E250])+MAX([.C250];[.D250];[.E250]))/2" office:value-type="float" office:value="-35.5587272952967" calcext:value-type="float">
            <text:p>-35,6</text:p>
          </table:table-cell>
          <table:table-cell table:style-name="ce12" table:formula="of:=([.C250]-[.G250]+[.$A$3])/2" office:value-type="float" office:value="36.383888805834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474.616111194166" calcext:value-type="float">
            <text:p>475</text:p>
          </table:table-cell>
          <table:table-cell table:style-name="ce12" table:formula="of:=([.E250]-[.G250]+[.$A$3])/2" office:value-type="float" office:value="308.838090942945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250]+1" office:value-type="float" office:value="249" calcext:value-type="float">
            <text:p>249</text:p>
          </table:table-cell>
          <table:table-cell table:formula="of:=[.$A$3]*SIN(RADIANS([.B251]))" office:value-type="float" office:value="-477.05959794007" calcext:value-type="float">
            <text:p>-477,1</text:p>
          </table:table-cell>
          <table:table-cell table:formula="of:=[.$A$3]*SIN(RADIANS([.B251]-120))" office:value-type="float" office:value="397.121586304512" calcext:value-type="float">
            <text:p>397,1</text:p>
          </table:table-cell>
          <table:table-cell table:formula="of:=[.$A$3]*SIN(RADIANS([.B251]+120))" office:value-type="float" office:value="79.9380116355578" calcext:value-type="float">
            <text:p>79,9</text:p>
          </table:table-cell>
          <table:table-cell table:style-name="ce10"/>
          <table:table-cell table:style-name="ce6" table:formula="of:=(MIN([.C251];[.D251];[.E251])+MAX([.C251];[.D251];[.E251]))/2" office:value-type="float" office:value="-39.9690058177789" calcext:value-type="float">
            <text:p>-40,0</text:p>
          </table:table-cell>
          <table:table-cell table:style-name="ce12" table:formula="of:=([.C251]-[.G251]+[.$A$3])/2" office:value-type="float" office:value="36.954703938854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474.045296061146" calcext:value-type="float">
            <text:p>474</text:p>
          </table:table-cell>
          <table:table-cell table:style-name="ce12" table:formula="of:=([.E251]-[.G251]+[.$A$3])/2" office:value-type="float" office:value="315.453508726668" calcext:value-type="float">
            <text:p>315</text:p>
          </table:table-cell>
          <table:table-cell table:style-name="ce10"/>
        </table:table-row>
        <table:table-row table:style-name="ro1">
          <table:table-cell/>
          <table:table-cell table:style-name="ce2" table:formula="of:=[.B251]+1" office:value-type="float" office:value="250" calcext:value-type="float">
            <text:p>250</text:p>
          </table:table-cell>
          <table:table-cell table:formula="of:=[.$A$3]*SIN(RADIANS([.B252]))" office:value-type="float" office:value="-480.182929221599" calcext:value-type="float">
            <text:p>-480,2</text:p>
          </table:table-cell>
          <table:table-cell table:formula="of:=[.$A$3]*SIN(RADIANS([.B252]-120))" office:value-type="float" office:value="391.448710433798" calcext:value-type="float">
            <text:p>391,4</text:p>
          </table:table-cell>
          <table:table-cell table:formula="of:=[.$A$3]*SIN(RADIANS([.B252]+120))" office:value-type="float" office:value="88.7342187878012" calcext:value-type="float">
            <text:p>88,7</text:p>
          </table:table-cell>
          <table:table-cell table:style-name="ce10"/>
          <table:table-cell table:style-name="ce6" table:formula="of:=(MIN([.C252];[.D252];[.E252])+MAX([.C252];[.D252];[.E252]))/2" office:value-type="float" office:value="-44.3671093939007" calcext:value-type="float">
            <text:p>-44,4</text:p>
          </table:table-cell>
          <table:table-cell table:style-name="ce12" table:formula="of:=([.C252]-[.G252]+[.$A$3])/2" office:value-type="float" office:value="37.5920900861508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473.407909913849" calcext:value-type="float">
            <text:p>473</text:p>
          </table:table-cell>
          <table:table-cell table:style-name="ce12" table:formula="of:=([.E252]-[.G252]+[.$A$3])/2" office:value-type="float" office:value="322.050664090851" calcext:value-type="float">
            <text:p>322</text:p>
          </table:table-cell>
          <table:table-cell table:style-name="ce10"/>
        </table:table-row>
        <table:table-row table:style-name="ro1">
          <table:table-cell/>
          <table:table-cell table:style-name="ce2" table:formula="of:=[.B252]+1" office:value-type="float" office:value="251" calcext:value-type="float">
            <text:p>251</text:p>
          </table:table-cell>
          <table:table-cell table:formula="of:=[.$A$3]*SIN(RADIANS([.B253]))" office:value-type="float" office:value="-483.159992131251" calcext:value-type="float">
            <text:p>-483,2</text:p>
          </table:table-cell>
          <table:table-cell table:formula="of:=[.$A$3]*SIN(RADIANS([.B253]-120))" office:value-type="float" office:value="385.656595493837" calcext:value-type="float">
            <text:p>385,7</text:p>
          </table:table-cell>
          <table:table-cell table:formula="of:=[.$A$3]*SIN(RADIANS([.B253]+120))" office:value-type="float" office:value="97.5033966374145" calcext:value-type="float">
            <text:p>97,5</text:p>
          </table:table-cell>
          <table:table-cell table:style-name="ce10"/>
          <table:table-cell table:style-name="ce6" table:formula="of:=(MIN([.C253];[.D253];[.E253])+MAX([.C253];[.D253];[.E253]))/2" office:value-type="float" office:value="-48.7516983187072" calcext:value-type="float">
            <text:p>-48,8</text:p>
          </table:table-cell>
          <table:table-cell table:style-name="ce12" table:formula="of:=([.C253]-[.G253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472.704146906272" calcext:value-type="float">
            <text:p>473</text:p>
          </table:table-cell>
          <table:table-cell table:style-name="ce12" table:formula="of:=([.E253]-[.G253]+[.$A$3])/2" office:value-type="float" office:value="328.627547478061" calcext:value-type="float">
            <text:p>329</text:p>
          </table:table-cell>
          <table:table-cell table:style-name="ce10"/>
        </table:table-row>
        <table:table-row table:style-name="ro1">
          <table:table-cell/>
          <table:table-cell table:style-name="ce2" table:formula="of:=[.B253]+1" office:value-type="float" office:value="252" calcext:value-type="float">
            <text:p>252</text:p>
          </table:table-cell>
          <table:table-cell table:formula="of:=[.$A$3]*SIN(RADIANS([.B254]))" office:value-type="float" office:value="-485.989879826824" calcext:value-type="float">
            <text:p>-486,0</text:p>
          </table:table-cell>
          <table:table-cell table:formula="of:=[.$A$3]*SIN(RADIANS([.B254]-120))" office:value-type="float" office:value="379.747005818948" calcext:value-type="float">
            <text:p>379,7</text:p>
          </table:table-cell>
          <table:table-cell table:formula="of:=[.$A$3]*SIN(RADIANS([.B254]+120))" office:value-type="float" office:value="106.242874007875" calcext:value-type="float">
            <text:p>106,2</text:p>
          </table:table-cell>
          <table:table-cell table:style-name="ce10"/>
          <table:table-cell table:style-name="ce6" table:formula="of:=(MIN([.C254];[.D254];[.E254])+MAX([.C254];[.D254];[.E254]))/2" office:value-type="float" office:value="-53.1214370039375" calcext:value-type="float">
            <text:p>-53,1</text:p>
          </table:table-cell>
          <table:table-cell table:style-name="ce12" table:formula="of:=([.C254]-[.G254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471.934221411443" calcext:value-type="float">
            <text:p>472</text:p>
          </table:table-cell>
          <table:table-cell table:style-name="ce12" table:formula="of:=([.E254]-[.G254]+[.$A$3])/2" office:value-type="float" office:value="335.182155505906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254]+1" office:value-type="float" office:value="253" calcext:value-type="float">
            <text:p>253</text:p>
          </table:table-cell>
          <table:table-cell table:formula="of:=[.$A$3]*SIN(RADIANS([.B255]))" office:value-type="float" office:value="-488.671730297111" calcext:value-type="float">
            <text:p>-488,7</text:p>
          </table:table-cell>
          <table:table-cell table:formula="of:=[.$A$3]*SIN(RADIANS([.B255]-120))" office:value-type="float" office:value="373.721741527396" calcext:value-type="float">
            <text:p>373,7</text:p>
          </table:table-cell>
          <table:table-cell table:formula="of:=[.$A$3]*SIN(RADIANS([.B255]+120))" office:value-type="float" office:value="114.949988769715" calcext:value-type="float">
            <text:p>114,9</text:p>
          </table:table-cell>
          <table:table-cell table:style-name="ce10"/>
          <table:table-cell table:style-name="ce6" table:formula="of:=(MIN([.C255];[.D255];[.E255])+MAX([.C255];[.D255];[.E255]))/2" office:value-type="float" office:value="-57.4749943848574" calcext:value-type="float">
            <text:p>-57,5</text:p>
          </table:table-cell>
          <table:table-cell table:style-name="ce12" table:formula="of:=([.C255]-[.G255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471.098367956127" calcext:value-type="float">
            <text:p>471</text:p>
          </table:table-cell>
          <table:table-cell table:style-name="ce12" table:formula="of:=([.E255]-[.G255]+[.$A$3])/2" office:value-type="float" office:value="341.712491577286" calcext:value-type="float">
            <text:p>342</text:p>
          </table:table-cell>
          <table:table-cell table:style-name="ce10"/>
        </table:table-row>
        <table:table-row table:style-name="ro1">
          <table:table-cell/>
          <table:table-cell table:style-name="ce2" table:formula="of:=[.B255]+1" office:value-type="float" office:value="254" calcext:value-type="float">
            <text:p>254</text:p>
          </table:table-cell>
          <table:table-cell table:formula="of:=[.$A$3]*SIN(RADIANS([.B256]))" office:value-type="float" office:value="-491.204726624481" calcext:value-type="float">
            <text:p>-491,2</text:p>
          </table:table-cell>
          <table:table-cell table:formula="of:=[.$A$3]*SIN(RADIANS([.B256]-120))" office:value-type="float" office:value="367.582637973051" calcext:value-type="float">
            <text:p>367,6</text:p>
          </table:table-cell>
          <table:table-cell table:formula="of:=[.$A$3]*SIN(RADIANS([.B256]+120))" office:value-type="float" office:value="123.62208865143" calcext:value-type="float">
            <text:p>123,6</text:p>
          </table:table-cell>
          <table:table-cell table:style-name="ce10"/>
          <table:table-cell table:style-name="ce6" table:formula="of:=(MIN([.C256];[.D256];[.E256])+MAX([.C256];[.D256];[.E256]))/2" office:value-type="float" office:value="-61.8110443257152" calcext:value-type="float">
            <text:p>-61,8</text:p>
          </table:table-cell>
          <table:table-cell table:style-name="ce12" table:formula="of:=([.C256]-[.G256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470.196841149383" calcext:value-type="float">
            <text:p>470</text:p>
          </table:table-cell>
          <table:table-cell table:style-name="ce12" table:formula="of:=([.E256]-[.G256]+[.$A$3])/2" office:value-type="float" office:value="348.216566488573" calcext:value-type="float">
            <text:p>348</text:p>
          </table:table-cell>
          <table:table-cell table:style-name="ce10"/>
        </table:table-row>
        <table:table-row table:style-name="ro1">
          <table:table-cell/>
          <table:table-cell table:style-name="ce2" table:formula="of:=[.B256]+1" office:value-type="float" office:value="255" calcext:value-type="float">
            <text:p>255</text:p>
          </table:table-cell>
          <table:table-cell table:formula="of:=[.$A$3]*SIN(RADIANS([.B257]))" office:value-type="float" office:value="-493.588097233714" calcext:value-type="float">
            <text:p>-493,6</text:p>
          </table:table-cell>
          <table:table-cell table:formula="of:=[.$A$3]*SIN(RADIANS([.B257]-120))" office:value-type="float" office:value="361.331565186326" calcext:value-type="float">
            <text:p>361,3</text:p>
          </table:table-cell>
          <table:table-cell table:formula="of:=[.$A$3]*SIN(RADIANS([.B257]+120))" office:value-type="float" office:value="132.256532047388" calcext:value-type="float">
            <text:p>132,3</text:p>
          </table:table-cell>
          <table:table-cell table:style-name="ce10"/>
          <table:table-cell table:style-name="ce6" table:formula="of:=(MIN([.C257];[.D257];[.E257])+MAX([.C257];[.D257];[.E257]))/2" office:value-type="float" office:value="-66.128266023694" calcext:value-type="float">
            <text:p>-66,1</text:p>
          </table:table-cell>
          <table:table-cell table:style-name="ce12" table:formula="of:=([.C257]-[.G25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469.22991560501" calcext:value-type="float">
            <text:p>469</text:p>
          </table:table-cell>
          <table:table-cell table:style-name="ce12" table:formula="of:=([.E257]-[.G257]+[.$A$3])/2" office:value-type="float" office:value="354.69239903554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257]+1" office:value-type="float" office:value="256" calcext:value-type="float">
            <text:p>256</text:p>
          </table:table-cell>
          <table:table-cell table:formula="of:=[.$A$3]*SIN(RADIANS([.B258]))" office:value-type="float" office:value="-495.821116127034" calcext:value-type="float">
            <text:p>-495,8</text:p>
          </table:table-cell>
          <table:table-cell table:formula="of:=[.$A$3]*SIN(RADIANS([.B258]-120))" office:value-type="float" office:value="354.970427304548" calcext:value-type="float">
            <text:p>355,0</text:p>
          </table:table-cell>
          <table:table-cell table:formula="of:=[.$A$3]*SIN(RADIANS([.B258]+120))" office:value-type="float" office:value="140.850688822487" calcext:value-type="float">
            <text:p>140,9</text:p>
          </table:table-cell>
          <table:table-cell table:style-name="ce10"/>
          <table:table-cell table:style-name="ce6" table:formula="of:=(MIN([.C258];[.D258];[.E258])+MAX([.C258];[.D258];[.E258]))/2" office:value-type="float" office:value="-70.4253444112433" calcext:value-type="float">
            <text:p>-70,4</text:p>
          </table:table-cell>
          <table:table-cell table:style-name="ce12" table:formula="of:=([.C258]-[.G258]+[.$A$3])/2" office:value-type="float" office:value="42.802114142104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8]-[.G258]+[.$A$3])/2" office:value-type="float" office:value="468.197885857895" calcext:value-type="float">
            <text:p>468</text:p>
          </table:table-cell>
          <table:table-cell table:style-name="ce12" table:formula="of:=([.E258]-[.G258]+[.$A$3])/2" office:value-type="float" office:value="361.138016616865" calcext:value-type="float">
            <text:p>361</text:p>
          </table:table-cell>
          <table:table-cell table:style-name="ce10"/>
        </table:table-row>
        <table:table-row table:style-name="ro1">
          <table:table-cell/>
          <table:table-cell table:style-name="ce2" table:formula="of:=[.B258]+1" office:value-type="float" office:value="257" calcext:value-type="float">
            <text:p>257</text:p>
          </table:table-cell>
          <table:table-cell table:formula="of:=[.$A$3]*SIN(RADIANS([.B259]))" office:value-type="float" office:value="-497.903103105255" calcext:value-type="float">
            <text:p>-497,9</text:p>
          </table:table-cell>
          <table:table-cell table:formula="of:=[.$A$3]*SIN(RADIANS([.B259]-120))" office:value-type="float" office:value="348.501161991937" calcext:value-type="float">
            <text:p>348,5</text:p>
          </table:table-cell>
          <table:table-cell table:formula="of:=[.$A$3]*SIN(RADIANS([.B259]+120))" office:value-type="float" office:value="149.401941113318" calcext:value-type="float">
            <text:p>149,4</text:p>
          </table:table-cell>
          <table:table-cell table:style-name="ce10"/>
          <table:table-cell table:style-name="ce6" table:formula="of:=(MIN([.C259];[.D259];[.E259])+MAX([.C259];[.D259];[.E259]))/2" office:value-type="float" office:value="-74.7009705566592" calcext:value-type="float">
            <text:p>-74,7</text:p>
          </table:table-cell>
          <table:table-cell table:style-name="ce12" table:formula="of:=([.C259]-[.G259]+[.$A$3])/2" office:value-type="float" office:value="43.898933725702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9]-[.G259]+[.$A$3])/2" office:value-type="float" office:value="467.101066274298" calcext:value-type="float">
            <text:p>467</text:p>
          </table:table-cell>
          <table:table-cell table:style-name="ce12" table:formula="of:=([.E259]-[.G259]+[.$A$3])/2" office:value-type="float" office:value="367.551455834989" calcext:value-type="float">
            <text:p>368</text:p>
          </table:table-cell>
          <table:table-cell table:style-name="ce10"/>
        </table:table-row>
        <table:table-row table:style-name="ro1">
          <table:table-cell/>
          <table:table-cell table:style-name="ce2" table:formula="of:=[.B259]+1" office:value-type="float" office:value="258" calcext:value-type="float">
            <text:p>258</text:p>
          </table:table-cell>
          <table:table-cell table:formula="of:=[.$A$3]*SIN(RADIANS([.B260]))" office:value-type="float" office:value="-499.833423974975" calcext:value-type="float">
            <text:p>-499,8</text:p>
          </table:table-cell>
          <table:table-cell table:formula="of:=[.$A$3]*SIN(RADIANS([.B260]-120))" office:value-type="float" office:value="341.925739849377" calcext:value-type="float">
            <text:p>341,9</text:p>
          </table:table-cell>
          <table:table-cell table:formula="of:=[.$A$3]*SIN(RADIANS([.B260]+120))" office:value-type="float" office:value="157.907684125598" calcext:value-type="float">
            <text:p>157,9</text:p>
          </table:table-cell>
          <table:table-cell table:style-name="ce10"/>
          <table:table-cell table:style-name="ce6" table:formula="of:=(MIN([.C260];[.D260];[.E260])+MAX([.C260];[.D260];[.E260]))/2" office:value-type="float" office:value="-78.953842062799" calcext:value-type="float">
            <text:p>-79,0</text:p>
          </table:table-cell>
          <table:table-cell table:style-name="ce12" table:formula="of:=([.C260]-[.G260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0]-[.G260]+[.$A$3])/2" office:value-type="float" office:value="465.939790956088" calcext:value-type="float">
            <text:p>466</text:p>
          </table:table-cell>
          <table:table-cell table:style-name="ce12" table:formula="of:=([.E260]-[.G260]+[.$A$3])/2" office:value-type="float" office:value="373.930763094198" calcext:value-type="float">
            <text:p>374</text:p>
          </table:table-cell>
          <table:table-cell table:style-name="ce10"/>
        </table:table-row>
        <table:table-row table:style-name="ro1">
          <table:table-cell/>
          <table:table-cell table:style-name="ce2" table:formula="of:=[.B260]+1" office:value-type="float" office:value="259" calcext:value-type="float">
            <text:p>259</text:p>
          </table:table-cell>
          <table:table-cell table:formula="of:=[.$A$3]*SIN(RADIANS([.B261]))" office:value-type="float" office:value="-501.611490741756" calcext:value-type="float">
            <text:p>-501,6</text:p>
          </table:table-cell>
          <table:table-cell table:formula="of:=[.$A$3]*SIN(RADIANS([.B261]-120))" office:value-type="float" office:value="335.246163814149" calcext:value-type="float">
            <text:p>335,2</text:p>
          </table:table-cell>
          <table:table-cell table:formula="of:=[.$A$3]*SIN(RADIANS([.B261]+120))" office:value-type="float" office:value="166.365326927607" calcext:value-type="float">
            <text:p>166,4</text:p>
          </table:table-cell>
          <table:table-cell table:style-name="ce10"/>
          <table:table-cell table:style-name="ce6" table:formula="of:=(MIN([.C261];[.D261];[.E261])+MAX([.C261];[.D261];[.E261]))/2" office:value-type="float" office:value="-83.1826634638036" calcext:value-type="float">
            <text:p>-83,2</text:p>
          </table:table-cell>
          <table:table-cell table:style-name="ce12" table:formula="of:=([.C261]-[.G261]+[.$A$3])/2" office:value-type="float" office:value="46.2855863610236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1]-[.G261]+[.$A$3])/2" office:value-type="float" office:value="464.714413638976" calcext:value-type="float">
            <text:p>465</text:p>
          </table:table-cell>
          <table:table-cell table:style-name="ce12" table:formula="of:=([.E261]-[.G261]+[.$A$3])/2" office:value-type="float" office:value="380.273995195705" calcext:value-type="float">
            <text:p>380</text:p>
          </table:table-cell>
          <table:table-cell table:style-name="ce10"/>
        </table:table-row>
        <table:table-row table:style-name="ro1">
          <table:table-cell/>
          <table:table-cell table:style-name="ce2" table:formula="of:=[.B261]+1" office:value-type="float" office:value="260" calcext:value-type="float">
            <text:p>260</text:p>
          </table:table-cell>
          <table:table-cell table:formula="of:=[.$A$3]*SIN(RADIANS([.B262]))" office:value-type="float" office:value="-503.236761789238" calcext:value-type="float">
            <text:p>-503,2</text:p>
          </table:table-cell>
          <table:table-cell table:formula="of:=[.$A$3]*SIN(RADIANS([.B262]-120))" office:value-type="float" office:value="328.464468549822" calcext:value-type="float">
            <text:p>328,5</text:p>
          </table:table-cell>
          <table:table-cell table:formula="of:=[.$A$3]*SIN(RADIANS([.B262]+120))" office:value-type="float" office:value="174.772293239417" calcext:value-type="float">
            <text:p>174,8</text:p>
          </table:table-cell>
          <table:table-cell table:style-name="ce10"/>
          <table:table-cell table:style-name="ce6" table:formula="of:=(MIN([.C262];[.D262];[.E262])+MAX([.C262];[.D262];[.E262]))/2" office:value-type="float" office:value="-87.3861466197083" calcext:value-type="float">
            <text:p>-87,4</text:p>
          </table:table-cell>
          <table:table-cell table:style-name="ce12" table:formula="of:=([.C262]-[.G26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2]-[.G262]+[.$A$3])/2" office:value-type="float" office:value="463.425307584765" calcext:value-type="float">
            <text:p>463</text:p>
          </table:table-cell>
          <table:table-cell table:style-name="ce12" table:formula="of:=([.E262]-[.G262]+[.$A$3])/2" office:value-type="float" office:value="386.579219929563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262]+1" office:value-type="float" office:value="261" calcext:value-type="float">
            <text:p>261</text:p>
          </table:table-cell>
          <table:table-cell table:formula="of:=[.$A$3]*SIN(RADIANS([.B263]))" office:value-type="float" office:value="-504.708742044115" calcext:value-type="float">
            <text:p>-504,7</text:p>
          </table:table-cell>
          <table:table-cell table:formula="of:=[.$A$3]*SIN(RADIANS([.B263]-120))" office:value-type="float" office:value="321.582719826467" calcext:value-type="float">
            <text:p>321,6</text:p>
          </table:table-cell>
          <table:table-cell table:formula="of:=[.$A$3]*SIN(RADIANS([.B263]+120))" office:value-type="float" office:value="183.126022217648" calcext:value-type="float">
            <text:p>183,1</text:p>
          </table:table-cell>
          <table:table-cell table:style-name="ce10"/>
          <table:table-cell table:style-name="ce6" table:formula="of:=(MIN([.C263];[.D263];[.E263])+MAX([.C263];[.D263];[.E263]))/2" office:value-type="float" office:value="-91.5630111088242" calcext:value-type="float">
            <text:p>-91,6</text:p>
          </table:table-cell>
          <table:table-cell table:style-name="ce12" table:formula="of:=([.C263]-[.G263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3]-[.G263]+[.$A$3])/2" office:value-type="float" office:value="462.072865467646" calcext:value-type="float">
            <text:p>462</text:p>
          </table:table-cell>
          <table:table-cell table:style-name="ce12" table:formula="of:=([.E263]-[.G263]+[.$A$3])/2" office:value-type="float" office:value="392.844516663236" calcext:value-type="float">
            <text:p>393</text:p>
          </table:table-cell>
          <table:table-cell table:style-name="ce10"/>
        </table:table-row>
        <table:table-row table:style-name="ro1">
          <table:table-cell/>
          <table:table-cell table:style-name="ce2" table:formula="of:=[.B263]+1" office:value-type="float" office:value="262" calcext:value-type="float">
            <text:p>262</text:p>
          </table:table-cell>
          <table:table-cell table:formula="of:=[.$A$3]*SIN(RADIANS([.B264]))" office:value-type="float" office:value="-506.026983126942" calcext:value-type="float">
            <text:p>-506,0</text:p>
          </table:table-cell>
          <table:table-cell table:formula="of:=[.$A$3]*SIN(RADIANS([.B264]-120))" office:value-type="float" office:value="314.603013891411" calcext:value-type="float">
            <text:p>314,6</text:p>
          </table:table-cell>
          <table:table-cell table:formula="of:=[.$A$3]*SIN(RADIANS([.B264]+120))" office:value-type="float" office:value="191.423969235531" calcext:value-type="float">
            <text:p>191,4</text:p>
          </table:table-cell>
          <table:table-cell table:style-name="ce10"/>
          <table:table-cell table:style-name="ce6" table:formula="of:=(MIN([.C264];[.D264];[.E264])+MAX([.C264];[.D264];[.E264]))/2" office:value-type="float" office:value="-95.7119846177655" calcext:value-type="float">
            <text:p>-95,7</text:p>
          </table:table-cell>
          <table:table-cell table:style-name="ce12" table:formula="of:=([.C264]-[.G264]+[.$A$3])/2" office:value-type="float" office:value="50.3425007454115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4]-[.G264]+[.$A$3])/2" office:value-type="float" office:value="460.657499254589" calcext:value-type="float">
            <text:p>461</text:p>
          </table:table-cell>
          <table:table-cell table:style-name="ce12" table:formula="of:=([.E264]-[.G264]+[.$A$3])/2" office:value-type="float" office:value="399.067976926648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264]+1" office:value-type="float" office:value="263" calcext:value-type="float">
            <text:p>263</text:p>
          </table:table-cell>
          <table:table-cell table:formula="of:=[.$A$3]*SIN(RADIANS([.B265]))" office:value-type="float" office:value="-507.191083488716" calcext:value-type="float">
            <text:p>-507,2</text:p>
          </table:table-cell>
          <table:table-cell table:formula="of:=[.$A$3]*SIN(RADIANS([.B265]-120))" office:value-type="float" office:value="307.527476830697" calcext:value-type="float">
            <text:p>307,5</text:p>
          </table:table-cell>
          <table:table-cell table:formula="of:=[.$A$3]*SIN(RADIANS([.B265]+120))" office:value-type="float" office:value="199.663606658019" calcext:value-type="float">
            <text:p>199,7</text:p>
          </table:table-cell>
          <table:table-cell table:style-name="ce10"/>
          <table:table-cell table:style-name="ce6" table:formula="of:=(MIN([.C265];[.D265];[.E265])+MAX([.C265];[.D265];[.E265]))/2" office:value-type="float" office:value="-99.8318033290095" calcext:value-type="float">
            <text:p>-99,8</text:p>
          </table:table-cell>
          <table:table-cell table:style-name="ce12" table:formula="of:=([.C265]-[.G265]+[.$A$3])/2" office:value-type="float" office:value="51.8203599201469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5]-[.G265]+[.$A$3])/2" office:value-type="float" office:value="459.179640079853" calcext:value-type="float">
            <text:p>459</text:p>
          </table:table-cell>
          <table:table-cell table:style-name="ce12" table:formula="of:=([.E265]-[.G265]+[.$A$3])/2" office:value-type="float" office:value="405.247704993514" calcext:value-type="float">
            <text:p>405</text:p>
          </table:table-cell>
          <table:table-cell table:style-name="ce10"/>
        </table:table-row>
        <table:table-row table:style-name="ro1">
          <table:table-cell/>
          <table:table-cell table:style-name="ce2" table:formula="of:=[.B265]+1" office:value-type="float" office:value="264" calcext:value-type="float">
            <text:p>264</text:p>
          </table:table-cell>
          <table:table-cell table:formula="of:=[.$A$3]*SIN(RADIANS([.B266]))" office:value-type="float" office:value="-508.200688533188" calcext:value-type="float">
            <text:p>-508,2</text:p>
          </table:table-cell>
          <table:table-cell table:formula="of:=[.$A$3]*SIN(RADIANS([.B266]-120))" office:value-type="float" office:value="300.358263921454" calcext:value-type="float">
            <text:p>300,4</text:p>
          </table:table-cell>
          <table:table-cell table:formula="of:=[.$A$3]*SIN(RADIANS([.B266]+120))" office:value-type="float" office:value="207.842424611734" calcext:value-type="float">
            <text:p>207,8</text:p>
          </table:table-cell>
          <table:table-cell table:style-name="ce10"/>
          <table:table-cell table:style-name="ce6" table:formula="of:=(MIN([.C266];[.D266];[.E266])+MAX([.C266];[.D266];[.E266]))/2" office:value-type="float" office:value="-103.921212305867" calcext:value-type="float">
            <text:p>-103,9</text:p>
          </table:table-cell>
          <table:table-cell table:style-name="ce12" table:formula="of:=([.C266]-[.G266]+[.$A$3])/2" office:value-type="float" office:value="53.3602618863396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6]-[.G266]+[.$A$3])/2" office:value-type="float" office:value="457.63973811366" calcext:value-type="float">
            <text:p>458</text:p>
          </table:table-cell>
          <table:table-cell table:style-name="ce12" table:formula="of:=([.E266]-[.G266]+[.$A$3])/2" office:value-type="float" office:value="411.3818184588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266]+1" office:value-type="float" office:value="265" calcext:value-type="float">
            <text:p>265</text:p>
          </table:table-cell>
          <table:table-cell table:formula="of:=[.$A$3]*SIN(RADIANS([.B267]))" office:value-type="float" office:value="-509.055490724882" calcext:value-type="float">
            <text:p>-509,1</text:p>
          </table:table-cell>
          <table:table-cell table:formula="of:=[.$A$3]*SIN(RADIANS([.B267]-120))" office:value-type="float" office:value="293.097558975384" calcext:value-type="float">
            <text:p>293,1</text:p>
          </table:table-cell>
          <table:table-cell table:formula="of:=[.$A$3]*SIN(RADIANS([.B267]+120))" office:value-type="float" office:value="215.957931749497" calcext:value-type="float">
            <text:p>216,0</text:p>
          </table:table-cell>
          <table:table-cell table:style-name="ce10"/>
          <table:table-cell table:style-name="ce6" table:formula="of:=(MIN([.C267];[.D267];[.E267])+MAX([.C267];[.D267];[.E267]))/2" office:value-type="float" office:value="-107.978965874749" calcext:value-type="float">
            <text:p>-108,0</text:p>
          </table:table-cell>
          <table:table-cell table:style-name="ce12" table:formula="of:=([.C267]-[.G267]+[.$A$3])/2" office:value-type="float" office:value="54.961737574933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7]-[.G267]+[.$A$3])/2" office:value-type="float" office:value="456.038262425067" calcext:value-type="float">
            <text:p>456</text:p>
          </table:table-cell>
          <table:table-cell table:style-name="ce12" table:formula="of:=([.E267]-[.G267]+[.$A$3])/2" office:value-type="float" office:value="417.468448812123" calcext:value-type="float">
            <text:p>417</text:p>
          </table:table-cell>
          <table:table-cell table:style-name="ce10"/>
        </table:table-row>
        <table:table-row table:style-name="ro1">
          <table:table-cell/>
          <table:table-cell table:style-name="ce2" table:formula="of:=[.B267]+1" office:value-type="float" office:value="266" calcext:value-type="float">
            <text:p>266</text:p>
          </table:table-cell>
          <table:table-cell table:formula="of:=[.$A$3]*SIN(RADIANS([.B268]))" office:value-type="float" office:value="-509.75522968277" calcext:value-type="float">
            <text:p>-509,8</text:p>
          </table:table-cell>
          <table:table-cell table:formula="of:=[.$A$3]*SIN(RADIANS([.B268]-120))" office:value-type="float" office:value="285.747573673552" calcext:value-type="float">
            <text:p>285,7</text:p>
          </table:table-cell>
          <table:table-cell table:formula="of:=[.$A$3]*SIN(RADIANS([.B268]+120))" office:value-type="float" office:value="224.007656009219" calcext:value-type="float">
            <text:p>224,0</text:p>
          </table:table-cell>
          <table:table-cell table:style-name="ce10"/>
          <table:table-cell table:style-name="ce6" table:formula="of:=(MIN([.C268];[.D268];[.E268])+MAX([.C268];[.D268];[.E268]))/2" office:value-type="float" office:value="-112.003828004609" calcext:value-type="float">
            <text:p>-112,0</text:p>
          </table:table-cell>
          <table:table-cell table:style-name="ce12" table:formula="of:=([.C268]-[.G268]+[.$A$3])/2" office:value-type="float" office:value="56.624299160919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8]-[.G268]+[.$A$3])/2" office:value-type="float" office:value="454.37570083908" calcext:value-type="float">
            <text:p>454</text:p>
          </table:table-cell>
          <table:table-cell table:style-name="ce12" table:formula="of:=([.E268]-[.G268]+[.$A$3])/2" office:value-type="float" office:value="423.505742006914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268]+1" office:value-type="float" office:value="267" calcext:value-type="float">
            <text:p>267</text:p>
          </table:table-cell>
          <table:table-cell table:formula="of:=[.$A$3]*SIN(RADIANS([.B269]))" office:value-type="float" office:value="-510.299692259587" calcext:value-type="float">
            <text:p>-510,3</text:p>
          </table:table-cell>
          <table:table-cell table:formula="of:=[.$A$3]*SIN(RADIANS([.B269]-120))" office:value-type="float" office:value="278.310546892679" calcext:value-type="float">
            <text:p>278,3</text:p>
          </table:table-cell>
          <table:table-cell table:formula="of:=[.$A$3]*SIN(RADIANS([.B269]+120))" office:value-type="float" office:value="231.989145366908" calcext:value-type="float">
            <text:p>232,0</text:p>
          </table:table-cell>
          <table:table-cell table:style-name="ce10"/>
          <table:table-cell table:style-name="ce6" table:formula="of:=(MIN([.C269];[.D269];[.E269])+MAX([.C269];[.D269];[.E269]))/2" office:value-type="float" office:value="-115.994572683454" calcext:value-type="float">
            <text:p>-116,0</text:p>
          </table:table-cell>
          <table:table-cell table:style-name="ce12" table:formula="of:=([.C269]-[.G269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9]-[.G269]+[.$A$3])/2" office:value-type="float" office:value="452.652559788067" calcext:value-type="float">
            <text:p>453</text:p>
          </table:table-cell>
          <table:table-cell table:style-name="ce12" table:formula="of:=([.E269]-[.G269]+[.$A$3])/2" office:value-type="float" office:value="429.491859025181" calcext:value-type="float">
            <text:p>429</text:p>
          </table:table-cell>
          <table:table-cell table:style-name="ce10"/>
        </table:table-row>
        <table:table-row table:style-name="ro1">
          <table:table-cell/>
          <table:table-cell table:style-name="ce2" table:formula="of:=[.B269]+1" office:value-type="float" office:value="268" calcext:value-type="float">
            <text:p>268</text:p>
          </table:table-cell>
          <table:table-cell table:formula="of:=[.$A$3]*SIN(RADIANS([.B270]))" office:value-type="float" office:value="-510.688712606758" calcext:value-type="float">
            <text:p>-510,7</text:p>
          </table:table-cell>
          <table:table-cell table:formula="of:=[.$A$3]*SIN(RADIANS([.B270]-120))" office:value-type="float" office:value="270.788744023168" calcext:value-type="float">
            <text:p>270,8</text:p>
          </table:table-cell>
          <table:table-cell table:formula="of:=[.$A$3]*SIN(RADIANS([.B270]+120))" office:value-type="float" office:value="239.89996858359" calcext:value-type="float">
            <text:p>239,9</text:p>
          </table:table-cell>
          <table:table-cell table:style-name="ce10"/>
          <table:table-cell table:style-name="ce6" table:formula="of:=(MIN([.C270];[.D270];[.E270])+MAX([.C270];[.D270];[.E270]))/2" office:value-type="float" office:value="-119.949984291795" calcext:value-type="float">
            <text:p>-119,9</text:p>
          </table:table-cell>
          <table:table-cell table:style-name="ce12" table:formula="of:=([.C270]-[.G270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0]-[.G270]+[.$A$3])/2" office:value-type="float" office:value="450.869364157481" calcext:value-type="float">
            <text:p>451</text:p>
          </table:table-cell>
          <table:table-cell table:style-name="ce12" table:formula="of:=([.E270]-[.G270]+[.$A$3])/2" office:value-type="float" office:value="435.424976437693" calcext:value-type="float">
            <text:p>435</text:p>
          </table:table-cell>
          <table:table-cell table:style-name="ce10"/>
        </table:table-row>
        <table:table-row table:style-name="ro1">
          <table:table-cell/>
          <table:table-cell table:style-name="ce2" table:formula="of:=[.B270]+1" office:value-type="float" office:value="269" calcext:value-type="float">
            <text:p>269</text:p>
          </table:table-cell>
          <table:table-cell table:formula="of:=[.$A$3]*SIN(RADIANS([.B271]))" office:value-type="float" office:value="-510.922172224916" calcext:value-type="float">
            <text:p>-510,9</text:p>
          </table:table-cell>
          <table:table-cell table:formula="of:=[.$A$3]*SIN(RADIANS([.B271]-120))" office:value-type="float" office:value="263.184456279038" calcext:value-type="float">
            <text:p>263,2</text:p>
          </table:table-cell>
          <table:table-cell table:formula="of:=[.$A$3]*SIN(RADIANS([.B271]+120))" office:value-type="float" office:value="247.737715945878" calcext:value-type="float">
            <text:p>247,7</text:p>
          </table:table-cell>
          <table:table-cell table:style-name="ce10"/>
          <table:table-cell table:style-name="ce6" table:formula="of:=(MIN([.C271];[.D271];[.E271])+MAX([.C271];[.D271];[.E271]))/2" office:value-type="float" office:value="-123.868857972939" calcext:value-type="float">
            <text:p>-123,9</text:p>
          </table:table-cell>
          <table:table-cell table:style-name="ce12" table:formula="of:=([.C271]-[.G271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1]-[.G271]+[.$A$3])/2" office:value-type="float" office:value="449.026657125988" calcext:value-type="float">
            <text:p>449</text:p>
          </table:table-cell>
          <table:table-cell table:style-name="ce12" table:formula="of:=([.E271]-[.G271]+[.$A$3])/2" office:value-type="float" office:value="441.303286959409" calcext:value-type="float">
            <text:p>441</text:p>
          </table:table-cell>
          <table:table-cell table:style-name="ce10"/>
        </table:table-row>
        <table:table-row table:style-name="ro1">
          <table:table-cell/>
          <table:table-cell table:style-name="ce2" table:formula="of:=[.B271]+1" office:value-type="float" office:value="270" calcext:value-type="float">
            <text:p>270</text:p>
          </table:table-cell>
          <table:table-cell table:formula="of:=[.$A$3]*SIN(RADIANS([.B272]))" office:value-type="float" office:value="-511" calcext:value-type="float">
            <text:p>-511,0</text:p>
          </table:table-cell>
          <table:table-cell table:formula="of:=[.$A$3]*SIN(RADIANS([.B272]-120))" office:value-type="float" office:value="255.5" calcext:value-type="float">
            <text:p>255,5</text:p>
          </table:table-cell>
          <table:table-cell table:formula="of:=[.$A$3]*SIN(RADIANS([.B272]+120))" office:value-type="float" office:value="255.5" calcext:value-type="float">
            <text:p>255,5</text:p>
          </table:table-cell>
          <table:table-cell table:style-name="ce10"/>
          <table:table-cell table:style-name="ce6" table:formula="of:=(MIN([.C272];[.D272];[.E272])+MAX([.C272];[.D272];[.E272]))/2" office:value-type="float" office:value="-127.75" calcext:value-type="float">
            <text:p>-127,8</text:p>
          </table:table-cell>
          <table:table-cell table:style-name="ce12" table:formula="of:=([.C272]-[.G272]+[.$A$3])/2" office:value-type="float" office:value="63.875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2]-[.G272]+[.$A$3])/2" office:value-type="float" office:value="447.125" calcext:value-type="float">
            <text:p>447</text:p>
          </table:table-cell>
          <table:table-cell table:style-name="ce12" table:formula="of:=([.E272]-[.G272]+[.$A$3])/2" office:value-type="float" office:value="447.125" calcext:value-type="float">
            <text:p>447</text:p>
          </table:table-cell>
          <table:table-cell table:style-name="ce10"/>
        </table:table-row>
        <table:table-row table:style-name="ro1">
          <table:table-cell/>
          <table:table-cell table:style-name="ce2" table:formula="of:=[.B272]+1" office:value-type="float" office:value="271" calcext:value-type="float">
            <text:p>271</text:p>
          </table:table-cell>
          <table:table-cell table:formula="of:=[.$A$3]*SIN(RADIANS([.B273]))" office:value-type="float" office:value="-510.922172224916" calcext:value-type="float">
            <text:p>-510,9</text:p>
          </table:table-cell>
          <table:table-cell table:formula="of:=[.$A$3]*SIN(RADIANS([.B273]-120))" office:value-type="float" office:value="247.737715945878" calcext:value-type="float">
            <text:p>247,7</text:p>
          </table:table-cell>
          <table:table-cell table:formula="of:=[.$A$3]*SIN(RADIANS([.B273]+120))" office:value-type="float" office:value="263.184456279038" calcext:value-type="float">
            <text:p>263,2</text:p>
          </table:table-cell>
          <table:table-cell table:style-name="ce10"/>
          <table:table-cell table:style-name="ce6" table:formula="of:=(MIN([.C273];[.D273];[.E273])+MAX([.C273];[.D273];[.E273]))/2" office:value-type="float" office:value="-123.868857972939" calcext:value-type="float">
            <text:p>-123,9</text:p>
          </table:table-cell>
          <table:table-cell table:style-name="ce12" table:formula="of:=([.C273]-[.G273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3]-[.G273]+[.$A$3])/2" office:value-type="float" office:value="441.303286959409" calcext:value-type="float">
            <text:p>441</text:p>
          </table:table-cell>
          <table:table-cell table:style-name="ce12" table:formula="of:=([.E273]-[.G273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273]+1" office:value-type="float" office:value="272" calcext:value-type="float">
            <text:p>272</text:p>
          </table:table-cell>
          <table:table-cell table:formula="of:=[.$A$3]*SIN(RADIANS([.B274]))" office:value-type="float" office:value="-510.688712606758" calcext:value-type="float">
            <text:p>-510,7</text:p>
          </table:table-cell>
          <table:table-cell table:formula="of:=[.$A$3]*SIN(RADIANS([.B274]-120))" office:value-type="float" office:value="239.89996858359" calcext:value-type="float">
            <text:p>239,9</text:p>
          </table:table-cell>
          <table:table-cell table:formula="of:=[.$A$3]*SIN(RADIANS([.B274]+120))" office:value-type="float" office:value="270.788744023168" calcext:value-type="float">
            <text:p>270,8</text:p>
          </table:table-cell>
          <table:table-cell table:style-name="ce10"/>
          <table:table-cell table:style-name="ce6" table:formula="of:=(MIN([.C274];[.D274];[.E274])+MAX([.C274];[.D274];[.E274]))/2" office:value-type="float" office:value="-119.949984291795" calcext:value-type="float">
            <text:p>-119,9</text:p>
          </table:table-cell>
          <table:table-cell table:style-name="ce12" table:formula="of:=([.C274]-[.G274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4]-[.G274]+[.$A$3])/2" office:value-type="float" office:value="435.424976437693" calcext:value-type="float">
            <text:p>435</text:p>
          </table:table-cell>
          <table:table-cell table:style-name="ce12" table:formula="of:=([.E274]-[.G274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274]+1" office:value-type="float" office:value="273" calcext:value-type="float">
            <text:p>273</text:p>
          </table:table-cell>
          <table:table-cell table:formula="of:=[.$A$3]*SIN(RADIANS([.B275]))" office:value-type="float" office:value="-510.299692259587" calcext:value-type="float">
            <text:p>-510,3</text:p>
          </table:table-cell>
          <table:table-cell table:formula="of:=[.$A$3]*SIN(RADIANS([.B275]-120))" office:value-type="float" office:value="231.989145366908" calcext:value-type="float">
            <text:p>232,0</text:p>
          </table:table-cell>
          <table:table-cell table:formula="of:=[.$A$3]*SIN(RADIANS([.B275]+120))" office:value-type="float" office:value="278.310546892679" calcext:value-type="float">
            <text:p>278,3</text:p>
          </table:table-cell>
          <table:table-cell table:style-name="ce10"/>
          <table:table-cell table:style-name="ce6" table:formula="of:=(MIN([.C275];[.D275];[.E275])+MAX([.C275];[.D275];[.E275]))/2" office:value-type="float" office:value="-115.994572683454" calcext:value-type="float">
            <text:p>-116,0</text:p>
          </table:table-cell>
          <table:table-cell table:style-name="ce12" table:formula="of:=([.C275]-[.G275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5]-[.G275]+[.$A$3])/2" office:value-type="float" office:value="429.491859025181" calcext:value-type="float">
            <text:p>429</text:p>
          </table:table-cell>
          <table:table-cell table:style-name="ce12" table:formula="of:=([.E275]-[.G275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275]+1" office:value-type="float" office:value="274" calcext:value-type="float">
            <text:p>274</text:p>
          </table:table-cell>
          <table:table-cell table:formula="of:=[.$A$3]*SIN(RADIANS([.B276]))" office:value-type="float" office:value="-509.75522968277" calcext:value-type="float">
            <text:p>-509,8</text:p>
          </table:table-cell>
          <table:table-cell table:formula="of:=[.$A$3]*SIN(RADIANS([.B276]-120))" office:value-type="float" office:value="224.007656009218" calcext:value-type="float">
            <text:p>224,0</text:p>
          </table:table-cell>
          <table:table-cell table:formula="of:=[.$A$3]*SIN(RADIANS([.B276]+120))" office:value-type="float" office:value="285.747573673552" calcext:value-type="float">
            <text:p>285,7</text:p>
          </table:table-cell>
          <table:table-cell table:style-name="ce10"/>
          <table:table-cell table:style-name="ce6" table:formula="of:=(MIN([.C276];[.D276];[.E276])+MAX([.C276];[.D276];[.E276]))/2" office:value-type="float" office:value="-112.003828004609" calcext:value-type="float">
            <text:p>-112,0</text:p>
          </table:table-cell>
          <table:table-cell table:style-name="ce12" table:formula="of:=([.C276]-[.G276]+[.$A$3])/2" office:value-type="float" office:value="56.6242991609195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6]-[.G276]+[.$A$3])/2" office:value-type="float" office:value="423.505742006914" calcext:value-type="float">
            <text:p>424</text:p>
          </table:table-cell>
          <table:table-cell table:style-name="ce12" table:formula="of:=([.E276]-[.G276]+[.$A$3])/2" office:value-type="float" office:value="454.375700839081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276]+1" office:value-type="float" office:value="275" calcext:value-type="float">
            <text:p>275</text:p>
          </table:table-cell>
          <table:table-cell table:formula="of:=[.$A$3]*SIN(RADIANS([.B277]))" office:value-type="float" office:value="-509.055490724882" calcext:value-type="float">
            <text:p>-509,1</text:p>
          </table:table-cell>
          <table:table-cell table:formula="of:=[.$A$3]*SIN(RADIANS([.B277]-120))" office:value-type="float" office:value="215.957931749497" calcext:value-type="float">
            <text:p>216,0</text:p>
          </table:table-cell>
          <table:table-cell table:formula="of:=[.$A$3]*SIN(RADIANS([.B277]+120))" office:value-type="float" office:value="293.097558975384" calcext:value-type="float">
            <text:p>293,1</text:p>
          </table:table-cell>
          <table:table-cell table:style-name="ce10"/>
          <table:table-cell table:style-name="ce6" table:formula="of:=(MIN([.C277];[.D277];[.E277])+MAX([.C277];[.D277];[.E277]))/2" office:value-type="float" office:value="-107.978965874749" calcext:value-type="float">
            <text:p>-108,0</text:p>
          </table:table-cell>
          <table:table-cell table:style-name="ce12" table:formula="of:=([.C277]-[.G277]+[.$A$3])/2" office:value-type="float" office:value="54.961737574933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7]-[.G277]+[.$A$3])/2" office:value-type="float" office:value="417.468448812123" calcext:value-type="float">
            <text:p>417</text:p>
          </table:table-cell>
          <table:table-cell table:style-name="ce12" table:formula="of:=([.E277]-[.G27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277]+1" office:value-type="float" office:value="276" calcext:value-type="float">
            <text:p>276</text:p>
          </table:table-cell>
          <table:table-cell table:formula="of:=[.$A$3]*SIN(RADIANS([.B278]))" office:value-type="float" office:value="-508.200688533188" calcext:value-type="float">
            <text:p>-508,2</text:p>
          </table:table-cell>
          <table:table-cell table:formula="of:=[.$A$3]*SIN(RADIANS([.B278]-120))" office:value-type="float" office:value="207.842424611734" calcext:value-type="float">
            <text:p>207,8</text:p>
          </table:table-cell>
          <table:table-cell table:formula="of:=[.$A$3]*SIN(RADIANS([.B278]+120))" office:value-type="float" office:value="300.358263921454" calcext:value-type="float">
            <text:p>300,4</text:p>
          </table:table-cell>
          <table:table-cell table:style-name="ce10"/>
          <table:table-cell table:style-name="ce6" table:formula="of:=(MIN([.C278];[.D278];[.E278])+MAX([.C278];[.D278];[.E278]))/2" office:value-type="float" office:value="-103.921212305867" calcext:value-type="float">
            <text:p>-103,9</text:p>
          </table:table-cell>
          <table:table-cell table:style-name="ce12" table:formula="of:=([.C278]-[.G278]+[.$A$3])/2" office:value-type="float" office:value="53.3602618863397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8]-[.G278]+[.$A$3])/2" office:value-type="float" office:value="411.381818458801" calcext:value-type="float">
            <text:p>411</text:p>
          </table:table-cell>
          <table:table-cell table:style-name="ce12" table:formula="of:=([.E278]-[.G278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278]+1" office:value-type="float" office:value="277" calcext:value-type="float">
            <text:p>277</text:p>
          </table:table-cell>
          <table:table-cell table:formula="of:=[.$A$3]*SIN(RADIANS([.B279]))" office:value-type="float" office:value="-507.191083488716" calcext:value-type="float">
            <text:p>-507,2</text:p>
          </table:table-cell>
          <table:table-cell table:formula="of:=[.$A$3]*SIN(RADIANS([.B279]-120))" office:value-type="float" office:value="199.663606658019" calcext:value-type="float">
            <text:p>199,7</text:p>
          </table:table-cell>
          <table:table-cell table:formula="of:=[.$A$3]*SIN(RADIANS([.B279]+120))" office:value-type="float" office:value="307.527476830696" calcext:value-type="float">
            <text:p>307,5</text:p>
          </table:table-cell>
          <table:table-cell table:style-name="ce10"/>
          <table:table-cell table:style-name="ce6" table:formula="of:=(MIN([.C279];[.D279];[.E279])+MAX([.C279];[.D279];[.E279]))/2" office:value-type="float" office:value="-99.8318033290095" calcext:value-type="float">
            <text:p>-99,8</text:p>
          </table:table-cell>
          <table:table-cell table:style-name="ce12" table:formula="of:=([.C279]-[.G279]+[.$A$3])/2" office:value-type="float" office:value="51.820359920147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9]-[.G279]+[.$A$3])/2" office:value-type="float" office:value="405.247704993514" calcext:value-type="float">
            <text:p>405</text:p>
          </table:table-cell>
          <table:table-cell table:style-name="ce12" table:formula="of:=([.E279]-[.G279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279]+1" office:value-type="float" office:value="278" calcext:value-type="float">
            <text:p>278</text:p>
          </table:table-cell>
          <table:table-cell table:formula="of:=[.$A$3]*SIN(RADIANS([.B280]))" office:value-type="float" office:value="-506.026983126943" calcext:value-type="float">
            <text:p>-506,0</text:p>
          </table:table-cell>
          <table:table-cell table:formula="of:=[.$A$3]*SIN(RADIANS([.B280]-120))" office:value-type="float" office:value="191.423969235531" calcext:value-type="float">
            <text:p>191,4</text:p>
          </table:table-cell>
          <table:table-cell table:formula="of:=[.$A$3]*SIN(RADIANS([.B280]+120))" office:value-type="float" office:value="314.603013891411" calcext:value-type="float">
            <text:p>314,6</text:p>
          </table:table-cell>
          <table:table-cell table:style-name="ce10"/>
          <table:table-cell table:style-name="ce6" table:formula="of:=(MIN([.C280];[.D280];[.E280])+MAX([.C280];[.D280];[.E280]))/2" office:value-type="float" office:value="-95.7119846177655" calcext:value-type="float">
            <text:p>-95,7</text:p>
          </table:table-cell>
          <table:table-cell table:style-name="ce12" table:formula="of:=([.C280]-[.G280]+[.$A$3])/2" office:value-type="float" office:value="50.3425007454115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0]-[.G280]+[.$A$3])/2" office:value-type="float" office:value="399.067976926648" calcext:value-type="float">
            <text:p>399</text:p>
          </table:table-cell>
          <table:table-cell table:style-name="ce12" table:formula="of:=([.E280]-[.G280]+[.$A$3])/2" office:value-type="float" office:value="460.657499254589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280]+1" office:value-type="float" office:value="279" calcext:value-type="float">
            <text:p>279</text:p>
          </table:table-cell>
          <table:table-cell table:formula="of:=[.$A$3]*SIN(RADIANS([.B281]))" office:value-type="float" office:value="-504.708742044115" calcext:value-type="float">
            <text:p>-504,7</text:p>
          </table:table-cell>
          <table:table-cell table:formula="of:=[.$A$3]*SIN(RADIANS([.B281]-120))" office:value-type="float" office:value="183.126022217648" calcext:value-type="float">
            <text:p>183,1</text:p>
          </table:table-cell>
          <table:table-cell table:formula="of:=[.$A$3]*SIN(RADIANS([.B281]+120))" office:value-type="float" office:value="321.582719826467" calcext:value-type="float">
            <text:p>321,6</text:p>
          </table:table-cell>
          <table:table-cell table:style-name="ce10"/>
          <table:table-cell table:style-name="ce6" table:formula="of:=(MIN([.C281];[.D281];[.E281])+MAX([.C281];[.D281];[.E281]))/2" office:value-type="float" office:value="-91.5630111088242" calcext:value-type="float">
            <text:p>-91,6</text:p>
          </table:table-cell>
          <table:table-cell table:style-name="ce12" table:formula="of:=([.C281]-[.G281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1]-[.G281]+[.$A$3])/2" office:value-type="float" office:value="392.844516663236" calcext:value-type="float">
            <text:p>393</text:p>
          </table:table-cell>
          <table:table-cell table:style-name="ce12" table:formula="of:=([.E281]-[.G281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281]+1" office:value-type="float" office:value="280" calcext:value-type="float">
            <text:p>280</text:p>
          </table:table-cell>
          <table:table-cell table:formula="of:=[.$A$3]*SIN(RADIANS([.B282]))" office:value-type="float" office:value="-503.236761789238" calcext:value-type="float">
            <text:p>-503,2</text:p>
          </table:table-cell>
          <table:table-cell table:formula="of:=[.$A$3]*SIN(RADIANS([.B282]-120))" office:value-type="float" office:value="174.772293239417" calcext:value-type="float">
            <text:p>174,8</text:p>
          </table:table-cell>
          <table:table-cell table:formula="of:=[.$A$3]*SIN(RADIANS([.B282]+120))" office:value-type="float" office:value="328.464468549822" calcext:value-type="float">
            <text:p>328,5</text:p>
          </table:table-cell>
          <table:table-cell table:style-name="ce10"/>
          <table:table-cell table:style-name="ce6" table:formula="of:=(MIN([.C282];[.D282];[.E282])+MAX([.C282];[.D282];[.E282]))/2" office:value-type="float" office:value="-87.3861466197084" calcext:value-type="float">
            <text:p>-87,4</text:p>
          </table:table-cell>
          <table:table-cell table:style-name="ce12" table:formula="of:=([.C282]-[.G28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2]-[.G282]+[.$A$3])/2" office:value-type="float" office:value="386.579219929563" calcext:value-type="float">
            <text:p>387</text:p>
          </table:table-cell>
          <table:table-cell table:style-name="ce12" table:formula="of:=([.E282]-[.G28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282]+1" office:value-type="float" office:value="281" calcext:value-type="float">
            <text:p>281</text:p>
          </table:table-cell>
          <table:table-cell table:formula="of:=[.$A$3]*SIN(RADIANS([.B283]))" office:value-type="float" office:value="-501.611490741756" calcext:value-type="float">
            <text:p>-501,6</text:p>
          </table:table-cell>
          <table:table-cell table:formula="of:=[.$A$3]*SIN(RADIANS([.B283]-120))" office:value-type="float" office:value="166.365326927607" calcext:value-type="float">
            <text:p>166,4</text:p>
          </table:table-cell>
          <table:table-cell table:formula="of:=[.$A$3]*SIN(RADIANS([.B283]+120))" office:value-type="float" office:value="335.246163814149" calcext:value-type="float">
            <text:p>335,2</text:p>
          </table:table-cell>
          <table:table-cell table:style-name="ce10"/>
          <table:table-cell table:style-name="ce6" table:formula="of:=(MIN([.C283];[.D283];[.E283])+MAX([.C283];[.D283];[.E283]))/2" office:value-type="float" office:value="-83.1826634638036" calcext:value-type="float">
            <text:p>-83,2</text:p>
          </table:table-cell>
          <table:table-cell table:style-name="ce12" table:formula="of:=([.C283]-[.G283]+[.$A$3])/2" office:value-type="float" office:value="46.285586361023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3]-[.G283]+[.$A$3])/2" office:value-type="float" office:value="380.273995195705" calcext:value-type="float">
            <text:p>380</text:p>
          </table:table-cell>
          <table:table-cell table:style-name="ce12" table:formula="of:=([.E283]-[.G283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283]+1" office:value-type="float" office:value="282" calcext:value-type="float">
            <text:p>282</text:p>
          </table:table-cell>
          <table:table-cell table:formula="of:=[.$A$3]*SIN(RADIANS([.B284]))" office:value-type="float" office:value="-499.833423974975" calcext:value-type="float">
            <text:p>-499,8</text:p>
          </table:table-cell>
          <table:table-cell table:formula="of:=[.$A$3]*SIN(RADIANS([.B284]-120))" office:value-type="float" office:value="157.907684125598" calcext:value-type="float">
            <text:p>157,9</text:p>
          </table:table-cell>
          <table:table-cell table:formula="of:=[.$A$3]*SIN(RADIANS([.B284]+120))" office:value-type="float" office:value="341.925739849377" calcext:value-type="float">
            <text:p>341,9</text:p>
          </table:table-cell>
          <table:table-cell table:style-name="ce10"/>
          <table:table-cell table:style-name="ce6" table:formula="of:=(MIN([.C284];[.D284];[.E284])+MAX([.C284];[.D284];[.E284]))/2" office:value-type="float" office:value="-78.953842062799" calcext:value-type="float">
            <text:p>-79,0</text:p>
          </table:table-cell>
          <table:table-cell table:style-name="ce12" table:formula="of:=([.C284]-[.G284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4]-[.G284]+[.$A$3])/2" office:value-type="float" office:value="373.930763094199" calcext:value-type="float">
            <text:p>374</text:p>
          </table:table-cell>
          <table:table-cell table:style-name="ce12" table:formula="of:=([.E284]-[.G284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284]+1" office:value-type="float" office:value="283" calcext:value-type="float">
            <text:p>283</text:p>
          </table:table-cell>
          <table:table-cell table:formula="of:=[.$A$3]*SIN(RADIANS([.B285]))" office:value-type="float" office:value="-497.903103105255" calcext:value-type="float">
            <text:p>-497,9</text:p>
          </table:table-cell>
          <table:table-cell table:formula="of:=[.$A$3]*SIN(RADIANS([.B285]-120))" office:value-type="float" office:value="149.401941113318" calcext:value-type="float">
            <text:p>149,4</text:p>
          </table:table-cell>
          <table:table-cell table:formula="of:=[.$A$3]*SIN(RADIANS([.B285]+120))" office:value-type="float" office:value="348.501161991937" calcext:value-type="float">
            <text:p>348,5</text:p>
          </table:table-cell>
          <table:table-cell table:style-name="ce10"/>
          <table:table-cell table:style-name="ce6" table:formula="of:=(MIN([.C285];[.D285];[.E285])+MAX([.C285];[.D285];[.E285]))/2" office:value-type="float" office:value="-74.7009705566592" calcext:value-type="float">
            <text:p>-74,7</text:p>
          </table:table-cell>
          <table:table-cell table:style-name="ce12" table:formula="of:=([.C285]-[.G285]+[.$A$3])/2" office:value-type="float" office:value="43.898933725702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5]-[.G285]+[.$A$3])/2" office:value-type="float" office:value="367.551455834989" calcext:value-type="float">
            <text:p>368</text:p>
          </table:table-cell>
          <table:table-cell table:style-name="ce12" table:formula="of:=([.E285]-[.G285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285]+1" office:value-type="float" office:value="284" calcext:value-type="float">
            <text:p>284</text:p>
          </table:table-cell>
          <table:table-cell table:formula="of:=[.$A$3]*SIN(RADIANS([.B286]))" office:value-type="float" office:value="-495.821116127034" calcext:value-type="float">
            <text:p>-495,8</text:p>
          </table:table-cell>
          <table:table-cell table:formula="of:=[.$A$3]*SIN(RADIANS([.B286]-120))" office:value-type="float" office:value="140.850688822487" calcext:value-type="float">
            <text:p>140,9</text:p>
          </table:table-cell>
          <table:table-cell table:formula="of:=[.$A$3]*SIN(RADIANS([.B286]+120))" office:value-type="float" office:value="354.970427304548" calcext:value-type="float">
            <text:p>355,0</text:p>
          </table:table-cell>
          <table:table-cell table:style-name="ce10"/>
          <table:table-cell table:style-name="ce6" table:formula="of:=(MIN([.C286];[.D286];[.E286])+MAX([.C286];[.D286];[.E286]))/2" office:value-type="float" office:value="-70.4253444112433" calcext:value-type="float">
            <text:p>-70,4</text:p>
          </table:table-cell>
          <table:table-cell table:style-name="ce12" table:formula="of:=([.C286]-[.G286]+[.$A$3])/2" office:value-type="float" office:value="42.8021141421045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6]-[.G286]+[.$A$3])/2" office:value-type="float" office:value="361.138016616865" calcext:value-type="float">
            <text:p>361</text:p>
          </table:table-cell>
          <table:table-cell table:style-name="ce12" table:formula="of:=([.E286]-[.G286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286]+1" office:value-type="float" office:value="285" calcext:value-type="float">
            <text:p>285</text:p>
          </table:table-cell>
          <table:table-cell table:formula="of:=[.$A$3]*SIN(RADIANS([.B287]))" office:value-type="float" office:value="-493.588097233714" calcext:value-type="float">
            <text:p>-493,6</text:p>
          </table:table-cell>
          <table:table-cell table:formula="of:=[.$A$3]*SIN(RADIANS([.B287]-120))" office:value-type="float" office:value="132.256532047388" calcext:value-type="float">
            <text:p>132,3</text:p>
          </table:table-cell>
          <table:table-cell table:formula="of:=[.$A$3]*SIN(RADIANS([.B287]+120))" office:value-type="float" office:value="361.331565186326" calcext:value-type="float">
            <text:p>361,3</text:p>
          </table:table-cell>
          <table:table-cell table:style-name="ce10"/>
          <table:table-cell table:style-name="ce6" table:formula="of:=(MIN([.C287];[.D287];[.E287])+MAX([.C287];[.D287];[.E287]))/2" office:value-type="float" office:value="-66.1282660236941" calcext:value-type="float">
            <text:p>-66,1</text:p>
          </table:table-cell>
          <table:table-cell table:style-name="ce12" table:formula="of:=([.C287]-[.G28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7]-[.G287]+[.$A$3])/2" office:value-type="float" office:value="354.692399035541" calcext:value-type="float">
            <text:p>355</text:p>
          </table:table-cell>
          <table:table-cell table:style-name="ce12" table:formula="of:=([.E287]-[.G28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287]+1" office:value-type="float" office:value="286" calcext:value-type="float">
            <text:p>286</text:p>
          </table:table-cell>
          <table:table-cell table:formula="of:=[.$A$3]*SIN(RADIANS([.B288]))" office:value-type="float" office:value="-491.204726624481" calcext:value-type="float">
            <text:p>-491,2</text:p>
          </table:table-cell>
          <table:table-cell table:formula="of:=[.$A$3]*SIN(RADIANS([.B288]-120))" office:value-type="float" office:value="123.62208865143" calcext:value-type="float">
            <text:p>123,6</text:p>
          </table:table-cell>
          <table:table-cell table:formula="of:=[.$A$3]*SIN(RADIANS([.B288]+120))" office:value-type="float" office:value="367.582637973051" calcext:value-type="float">
            <text:p>367,6</text:p>
          </table:table-cell>
          <table:table-cell table:style-name="ce10"/>
          <table:table-cell table:style-name="ce6" table:formula="of:=(MIN([.C288];[.D288];[.E288])+MAX([.C288];[.D288];[.E288]))/2" office:value-type="float" office:value="-61.8110443257152" calcext:value-type="float">
            <text:p>-61,8</text:p>
          </table:table-cell>
          <table:table-cell table:style-name="ce12" table:formula="of:=([.C288]-[.G288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8]-[.G288]+[.$A$3])/2" office:value-type="float" office:value="348.216566488573" calcext:value-type="float">
            <text:p>348</text:p>
          </table:table-cell>
          <table:table-cell table:style-name="ce12" table:formula="of:=([.E288]-[.G288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288]+1" office:value-type="float" office:value="287" calcext:value-type="float">
            <text:p>287</text:p>
          </table:table-cell>
          <table:table-cell table:formula="of:=[.$A$3]*SIN(RADIANS([.B289]))" office:value-type="float" office:value="-488.671730297111" calcext:value-type="float">
            <text:p>-488,7</text:p>
          </table:table-cell>
          <table:table-cell table:formula="of:=[.$A$3]*SIN(RADIANS([.B289]-120))" office:value-type="float" office:value="114.949988769715" calcext:value-type="float">
            <text:p>114,9</text:p>
          </table:table-cell>
          <table:table-cell table:formula="of:=[.$A$3]*SIN(RADIANS([.B289]+120))" office:value-type="float" office:value="373.721741527396" calcext:value-type="float">
            <text:p>373,7</text:p>
          </table:table-cell>
          <table:table-cell table:style-name="ce10"/>
          <table:table-cell table:style-name="ce6" table:formula="of:=(MIN([.C289];[.D289];[.E289])+MAX([.C289];[.D289];[.E289]))/2" office:value-type="float" office:value="-57.4749943848574" calcext:value-type="float">
            <text:p>-57,5</text:p>
          </table:table-cell>
          <table:table-cell table:style-name="ce12" table:formula="of:=([.C289]-[.G289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9]-[.G289]+[.$A$3])/2" office:value-type="float" office:value="341.712491577286" calcext:value-type="float">
            <text:p>342</text:p>
          </table:table-cell>
          <table:table-cell table:style-name="ce12" table:formula="of:=([.E289]-[.G289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289]+1" office:value-type="float" office:value="288" calcext:value-type="float">
            <text:p>288</text:p>
          </table:table-cell>
          <table:table-cell table:formula="of:=[.$A$3]*SIN(RADIANS([.B290]))" office:value-type="float" office:value="-485.989879826824" calcext:value-type="float">
            <text:p>-486,0</text:p>
          </table:table-cell>
          <table:table-cell table:formula="of:=[.$A$3]*SIN(RADIANS([.B290]-120))" office:value-type="float" office:value="106.242874007875" calcext:value-type="float">
            <text:p>106,2</text:p>
          </table:table-cell>
          <table:table-cell table:formula="of:=[.$A$3]*SIN(RADIANS([.B290]+120))" office:value-type="float" office:value="379.747005818948" calcext:value-type="float">
            <text:p>379,7</text:p>
          </table:table-cell>
          <table:table-cell table:style-name="ce10"/>
          <table:table-cell table:style-name="ce6" table:formula="of:=(MIN([.C290];[.D290];[.E290])+MAX([.C290];[.D290];[.E290]))/2" office:value-type="float" office:value="-53.1214370039375" calcext:value-type="float">
            <text:p>-53,1</text:p>
          </table:table-cell>
          <table:table-cell table:style-name="ce12" table:formula="of:=([.C290]-[.G290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0]-[.G290]+[.$A$3])/2" office:value-type="float" office:value="335.182155505906" calcext:value-type="float">
            <text:p>335</text:p>
          </table:table-cell>
          <table:table-cell table:style-name="ce12" table:formula="of:=([.E290]-[.G290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290]+1" office:value-type="float" office:value="289" calcext:value-type="float">
            <text:p>289</text:p>
          </table:table-cell>
          <table:table-cell table:formula="of:=[.$A$3]*SIN(RADIANS([.B291]))" office:value-type="float" office:value="-483.159992131251" calcext:value-type="float">
            <text:p>-483,2</text:p>
          </table:table-cell>
          <table:table-cell table:formula="of:=[.$A$3]*SIN(RADIANS([.B291]-120))" office:value-type="float" office:value="97.5033966374145" calcext:value-type="float">
            <text:p>97,5</text:p>
          </table:table-cell>
          <table:table-cell table:formula="of:=[.$A$3]*SIN(RADIANS([.B291]+120))" office:value-type="float" office:value="385.656595493836" calcext:value-type="float">
            <text:p>385,7</text:p>
          </table:table-cell>
          <table:table-cell table:style-name="ce10"/>
          <table:table-cell table:style-name="ce6" table:formula="of:=(MIN([.C291];[.D291];[.E291])+MAX([.C291];[.D291];[.E291]))/2" office:value-type="float" office:value="-48.7516983187073" calcext:value-type="float">
            <text:p>-48,8</text:p>
          </table:table-cell>
          <table:table-cell table:style-name="ce12" table:formula="of:=([.C291]-[.G291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1]-[.G291]+[.$A$3])/2" office:value-type="float" office:value="328.627547478061" calcext:value-type="float">
            <text:p>329</text:p>
          </table:table-cell>
          <table:table-cell table:style-name="ce12" table:formula="of:=([.E291]-[.G291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291]+1" office:value-type="float" office:value="290" calcext:value-type="float">
            <text:p>290</text:p>
          </table:table-cell>
          <table:table-cell table:formula="of:=[.$A$3]*SIN(RADIANS([.B292]))" office:value-type="float" office:value="-480.182929221599" calcext:value-type="float">
            <text:p>-480,2</text:p>
          </table:table-cell>
          <table:table-cell table:formula="of:=[.$A$3]*SIN(RADIANS([.B292]-120))" office:value-type="float" office:value="88.7342187878014" calcext:value-type="float">
            <text:p>88,7</text:p>
          </table:table-cell>
          <table:table-cell table:formula="of:=[.$A$3]*SIN(RADIANS([.B292]+120))" office:value-type="float" office:value="391.448710433798" calcext:value-type="float">
            <text:p>391,4</text:p>
          </table:table-cell>
          <table:table-cell table:style-name="ce10"/>
          <table:table-cell table:style-name="ce6" table:formula="of:=(MIN([.C292];[.D292];[.E292])+MAX([.C292];[.D292];[.E292]))/2" office:value-type="float" office:value="-44.3671093939007" calcext:value-type="float">
            <text:p>-44,4</text:p>
          </table:table-cell>
          <table:table-cell table:style-name="ce12" table:formula="of:=([.C292]-[.G292]+[.$A$3])/2" office:value-type="float" office:value="37.5920900861508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2]-[.G292]+[.$A$3])/2" office:value-type="float" office:value="322.050664090851" calcext:value-type="float">
            <text:p>322</text:p>
          </table:table-cell>
          <table:table-cell table:style-name="ce12" table:formula="of:=([.E292]-[.G29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292]+1" office:value-type="float" office:value="291" calcext:value-type="float">
            <text:p>291</text:p>
          </table:table-cell>
          <table:table-cell table:formula="of:=[.$A$3]*SIN(RADIANS([.B293]))" office:value-type="float" office:value="-477.05959794007" calcext:value-type="float">
            <text:p>-477,1</text:p>
          </table:table-cell>
          <table:table-cell table:formula="of:=[.$A$3]*SIN(RADIANS([.B293]-120))" office:value-type="float" office:value="79.938011635558" calcext:value-type="float">
            <text:p>79,9</text:p>
          </table:table-cell>
          <table:table-cell table:formula="of:=[.$A$3]*SIN(RADIANS([.B293]+120))" office:value-type="float" office:value="397.121586304512" calcext:value-type="float">
            <text:p>397,1</text:p>
          </table:table-cell>
          <table:table-cell table:style-name="ce10"/>
          <table:table-cell table:style-name="ce6" table:formula="of:=(MIN([.C293];[.D293];[.E293])+MAX([.C293];[.D293];[.E293]))/2" office:value-type="float" office:value="-39.9690058177789" calcext:value-type="float">
            <text:p>-40,0</text:p>
          </table:table-cell>
          <table:table-cell table:style-name="ce12" table:formula="of:=([.C293]-[.G293]+[.$A$3])/2" office:value-type="float" office:value="36.954703938854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3]-[.G293]+[.$A$3])/2" office:value-type="float" office:value="315.453508726668" calcext:value-type="float">
            <text:p>315</text:p>
          </table:table-cell>
          <table:table-cell table:style-name="ce12" table:formula="of:=([.E293]-[.G293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293]+1" office:value-type="float" office:value="292" calcext:value-type="float">
            <text:p>292</text:p>
          </table:table-cell>
          <table:table-cell table:formula="of:=[.$A$3]*SIN(RADIANS([.B294]))" office:value-type="float" office:value="-473.790949683628" calcext:value-type="float">
            <text:p>-473,8</text:p>
          </table:table-cell>
          <table:table-cell table:formula="of:=[.$A$3]*SIN(RADIANS([.B294]-120))" office:value-type="float" office:value="71.1174545905934" calcext:value-type="float">
            <text:p>71,1</text:p>
          </table:table-cell>
          <table:table-cell table:formula="of:=[.$A$3]*SIN(RADIANS([.B294]+120))" office:value-type="float" office:value="402.673495093035" calcext:value-type="float">
            <text:p>402,7</text:p>
          </table:table-cell>
          <table:table-cell table:style-name="ce10"/>
          <table:table-cell table:style-name="ce6" table:formula="of:=(MIN([.C294];[.D294];[.E294])+MAX([.C294];[.D294];[.E294]))/2" office:value-type="float" office:value="-35.5587272952967" calcext:value-type="float">
            <text:p>-35,6</text:p>
          </table:table-cell>
          <table:table-cell table:style-name="ce12" table:formula="of:=([.C294]-[.G294]+[.$A$3])/2" office:value-type="float" office:value="36.383888805834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4]-[.G294]+[.$A$3])/2" office:value-type="float" office:value="308.838090942945" calcext:value-type="float">
            <text:p>309</text:p>
          </table:table-cell>
          <table:table-cell table:style-name="ce12" table:formula="of:=([.E294]-[.G294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294]+1" office:value-type="float" office:value="293" calcext:value-type="float">
            <text:p>293</text:p>
          </table:table-cell>
          <table:table-cell table:formula="of:=[.$A$3]*SIN(RADIANS([.B295]))" office:value-type="float" office:value="-470.377980114197" calcext:value-type="float">
            <text:p>-470,4</text:p>
          </table:table-cell>
          <table:table-cell table:formula="of:=[.$A$3]*SIN(RADIANS([.B295]-120))" office:value-type="float" office:value="62.2752344800304" calcext:value-type="float">
            <text:p>62,3</text:p>
          </table:table-cell>
          <table:table-cell table:formula="of:=[.$A$3]*SIN(RADIANS([.B295]+120))" office:value-type="float" office:value="408.102745634167" calcext:value-type="float">
            <text:p>408,1</text:p>
          </table:table-cell>
          <table:table-cell table:style-name="ce10"/>
          <table:table-cell table:style-name="ce6" table:formula="of:=(MIN([.C295];[.D295];[.E295])+MAX([.C295];[.D295];[.E295]))/2" office:value-type="float" office:value="-31.1376172400152" calcext:value-type="float">
            <text:p>-31,1</text:p>
          </table:table-cell>
          <table:table-cell table:style-name="ce12" table:formula="of:=([.C295]-[.G295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5]-[.G295]+[.$A$3])/2" office:value-type="float" office:value="302.206425860023" calcext:value-type="float">
            <text:p>302</text:p>
          </table:table-cell>
          <table:table-cell table:style-name="ce12" table:formula="of:=([.E295]-[.G295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295]+1" office:value-type="float" office:value="294" calcext:value-type="float">
            <text:p>294</text:p>
          </table:table-cell>
          <table:table-cell table:formula="of:=[.$A$3]*SIN(RADIANS([.B296]))" office:value-type="float" office:value="-466.821728855369" calcext:value-type="float">
            <text:p>-466,8</text:p>
          </table:table-cell>
          <table:table-cell table:formula="of:=[.$A$3]*SIN(RADIANS([.B296]-120))" office:value-type="float" office:value="53.4140447297711" calcext:value-type="float">
            <text:p>53,4</text:p>
          </table:table-cell>
          <table:table-cell table:formula="of:=[.$A$3]*SIN(RADIANS([.B296]+120))" office:value-type="float" office:value="413.407684125598" calcext:value-type="float">
            <text:p>413,4</text:p>
          </table:table-cell>
          <table:table-cell table:style-name="ce10"/>
          <table:table-cell table:style-name="ce6" table:formula="of:=(MIN([.C296];[.D296];[.E296])+MAX([.C296];[.D296];[.E296]))/2" office:value-type="float" office:value="-26.7070223648855" calcext:value-type="float">
            <text:p>-26,7</text:p>
          </table:table-cell>
          <table:table-cell table:style-name="ce12" table:formula="of:=([.C296]-[.G296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6]-[.G296]+[.$A$3])/2" office:value-type="float" office:value="295.560533547328" calcext:value-type="float">
            <text:p>296</text:p>
          </table:table-cell>
          <table:table-cell table:style-name="ce12" table:formula="of:=([.E296]-[.G296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6]+1" office:value-type="float" office:value="295" calcext:value-type="float">
            <text:p>295</text:p>
          </table:table-cell>
          <table:table-cell table:formula="of:=[.$A$3]*SIN(RADIANS([.B297]))" office:value-type="float" office:value="-463.123279175728" calcext:value-type="float">
            <text:p>-463,1</text:p>
          </table:table-cell>
          <table:table-cell table:formula="of:=[.$A$3]*SIN(RADIANS([.B297]-120))" office:value-type="float" office:value="44.5365845440533" calcext:value-type="float">
            <text:p>44,5</text:p>
          </table:table-cell>
          <table:table-cell table:formula="of:=[.$A$3]*SIN(RADIANS([.B297]+120))" office:value-type="float" office:value="418.586694631675" calcext:value-type="float">
            <text:p>418,6</text:p>
          </table:table-cell>
          <table:table-cell table:style-name="ce10"/>
          <table:table-cell table:style-name="ce6" table:formula="of:=(MIN([.C297];[.D297];[.E297])+MAX([.C297];[.D297];[.E297]))/2" office:value-type="float" office:value="-22.2682922720267" calcext:value-type="float">
            <text:p>-22,3</text:p>
          </table:table-cell>
          <table:table-cell table:style-name="ce12" table:formula="of:=([.C297]-[.G297]+[.$A$3])/2" office:value-type="float" office:value="35.0725065481493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7]-[.G297]+[.$A$3])/2" office:value-type="float" office:value="288.90243840804" calcext:value-type="float">
            <text:p>289</text:p>
          </table:table-cell>
          <table:table-cell table:style-name="ce12" table:formula="of:=([.E297]-[.G29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7]+1" office:value-type="float" office:value="296" calcext:value-type="float">
            <text:p>296</text:p>
          </table:table-cell>
          <table:table-cell table:formula="of:=[.$A$3]*SIN(RADIANS([.B298]))" office:value-type="float" office:value="-459.283757658874" calcext:value-type="float">
            <text:p>-459,3</text:p>
          </table:table-cell>
          <table:table-cell table:formula="of:=[.$A$3]*SIN(RADIANS([.B298]-120))" office:value-type="float" office:value="35.6455580832481" calcext:value-type="float">
            <text:p>35,6</text:p>
          </table:table-cell>
          <table:table-cell table:formula="of:=[.$A$3]*SIN(RADIANS([.B298]+120))" office:value-type="float" office:value="423.638199575626" calcext:value-type="float">
            <text:p>423,6</text:p>
          </table:table-cell>
          <table:table-cell table:style-name="ce10"/>
          <table:table-cell table:style-name="ce6" table:formula="of:=(MIN([.C298];[.D298];[.E298])+MAX([.C298];[.D298];[.E298]))/2" office:value-type="float" office:value="-17.822779041624" calcext:value-type="float">
            <text:p>-17,8</text:p>
          </table:table-cell>
          <table:table-cell table:style-name="ce12" table:formula="of:=([.C298]-[.G298]+[.$A$3])/2" office:value-type="float" office:value="34.769510691374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8]-[.G298]+[.$A$3])/2" office:value-type="float" office:value="282.234168562436" calcext:value-type="float">
            <text:p>282</text:p>
          </table:table-cell>
          <table:table-cell table:style-name="ce12" table:formula="of:=([.E298]-[.G298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8]+1" office:value-type="float" office:value="297" calcext:value-type="float">
            <text:p>297</text:p>
          </table:table-cell>
          <table:table-cell table:formula="of:=[.$A$3]*SIN(RADIANS([.B299]))" office:value-type="float" office:value="-455.304333860256" calcext:value-type="float">
            <text:p>-455,3</text:p>
          </table:table-cell>
          <table:table-cell table:formula="of:=[.$A$3]*SIN(RADIANS([.B299]-120))" office:value-type="float" office:value="26.7436736401443" calcext:value-type="float">
            <text:p>26,7</text:p>
          </table:table-cell>
          <table:table-cell table:formula="of:=[.$A$3]*SIN(RADIANS([.B299]+120))" office:value-type="float" office:value="428.560660220112" calcext:value-type="float">
            <text:p>428,6</text:p>
          </table:table-cell>
          <table:table-cell table:style-name="ce10"/>
          <table:table-cell table:style-name="ce6" table:formula="of:=(MIN([.C299];[.D299];[.E299])+MAX([.C299];[.D299];[.E299]))/2" office:value-type="float" office:value="-13.3718368200722" calcext:value-type="float">
            <text:p>-13,4</text:p>
          </table:table-cell>
          <table:table-cell table:style-name="ce12" table:formula="of:=([.C299]-[.G299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9]-[.G299]+[.$A$3])/2" office:value-type="float" office:value="275.557755230108" calcext:value-type="float">
            <text:p>276</text:p>
          </table:table-cell>
          <table:table-cell table:style-name="ce12" table:formula="of:=([.E299]-[.G299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9]+1" office:value-type="float" office:value="298" calcext:value-type="float">
            <text:p>298</text:p>
          </table:table-cell>
          <table:table-cell table:formula="of:=[.$A$3]*SIN(RADIANS([.B300]))" office:value-type="float" office:value="-451.186219950912" calcext:value-type="float">
            <text:p>-451,2</text:p>
          </table:table-cell>
          <table:table-cell table:formula="of:=[.$A$3]*SIN(RADIANS([.B300]-120))" office:value-type="float" office:value="17.8336428149781" calcext:value-type="float">
            <text:p>17,8</text:p>
          </table:table-cell>
          <table:table-cell table:formula="of:=[.$A$3]*SIN(RADIANS([.B300]+120))" office:value-type="float" office:value="433.352577135934" calcext:value-type="float">
            <text:p>433,4</text:p>
          </table:table-cell>
          <table:table-cell table:style-name="ce10"/>
          <table:table-cell table:style-name="ce6" table:formula="of:=(MIN([.C300];[.D300];[.E300])+MAX([.C300];[.D300];[.E300]))/2" office:value-type="float" office:value="-8.91682140748907" calcext:value-type="float">
            <text:p>-8,9</text:p>
          </table:table-cell>
          <table:table-cell table:style-name="ce12" table:formula="of:=([.C300]-[.G300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0]-[.G300]+[.$A$3])/2" office:value-type="float" office:value="268.875232111234" calcext:value-type="float">
            <text:p>269</text:p>
          </table:table-cell>
          <table:table-cell table:style-name="ce12" table:formula="of:=([.E300]-[.G300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0]+1" office:value-type="float" office:value="299" calcext:value-type="float">
            <text:p>299</text:p>
          </table:table-cell>
          <table:table-cell table:formula="of:=[.$A$3]*SIN(RADIANS([.B301]))" office:value-type="float" office:value="-446.930670348231" calcext:value-type="float">
            <text:p>-446,9</text:p>
          </table:table-cell>
          <table:table-cell table:formula="of:=[.$A$3]*SIN(RADIANS([.B301]-120))" office:value-type="float" office:value="8.91817968945184" calcext:value-type="float">
            <text:p>8,9</text:p>
          </table:table-cell>
          <table:table-cell table:formula="of:=[.$A$3]*SIN(RADIANS([.B301]+120))" office:value-type="float" office:value="438.012490658779" calcext:value-type="float">
            <text:p>438,0</text:p>
          </table:table-cell>
          <table:table-cell table:style-name="ce10"/>
          <table:table-cell table:style-name="ce6" table:formula="of:=(MIN([.C301];[.D301];[.E301])+MAX([.C301];[.D301];[.E301]))/2" office:value-type="float" office:value="-4.45908984472592" calcext:value-type="float">
            <text:p>-4,5</text:p>
          </table:table-cell>
          <table:table-cell table:style-name="ce12" table:formula="of:=([.C301]-[.G301]+[.$A$3])/2" office:value-type="float" office:value="34.2642097482474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1]-[.G301]+[.$A$3])/2" office:value-type="float" office:value="262.188634767089" calcext:value-type="float">
            <text:p>262</text:p>
          </table:table-cell>
          <table:table-cell table:style-name="ce12" table:formula="of:=([.E301]-[.G301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1]+1" office:value-type="float" office:value="300" calcext:value-type="float">
            <text:p>300</text:p>
          </table:table-cell>
          <table:table-cell table:formula="of:=[.$A$3]*SIN(RADIANS([.B302]))" office:value-type="float" office:value="-442.538981333848" calcext:value-type="float">
            <text:p>-442,5</text:p>
          </table:table-cell>
          <table:table-cell table:formula="of:=[.$A$3]*SIN(RADIANS([.B302]-120))" office:value-type="float" office:value="0.0000000000000625794514364298" calcext:value-type="float">
            <text:p>0,0</text:p>
          </table:table-cell>
          <table:table-cell table:formula="of:=[.$A$3]*SIN(RADIANS([.B302]+120))" office:value-type="float" office:value="442.538981333848" calcext:value-type="float">
            <text:p>442,5</text:p>
          </table:table-cell>
          <table:table-cell table:style-name="ce10"/>
          <table:table-cell table:style-name="ce6" table:formula="of:=(MIN([.C302];[.D302];[.E302])+MAX([.C302];[.D302];[.E302]))/2" office:value-type="float" office:value="0" calcext:value-type="float">
            <text:p>0,0</text:p>
          </table:table-cell>
          <table:table-cell table:style-name="ce12" table:formula="of:=([.C302]-[.G302]+[.$A$3])/2" office:value-type="float" office:value="34.2305093330759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2]-[.G302]+[.$A$3])/2" office:value-type="float" office:value="255.5" calcext:value-type="float">
            <text:p>256</text:p>
          </table:table-cell>
          <table:table-cell table:style-name="ce12" table:formula="of:=([.E302]-[.G302]+[.$A$3])/2" office:value-type="float" office:value="476.769490666924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2]+1" office:value-type="float" office:value="301" calcext:value-type="float">
            <text:p>301</text:p>
          </table:table-cell>
          <table:table-cell table:formula="of:=[.$A$3]*SIN(RADIANS([.B303]))" office:value-type="float" office:value="-438.012490658779" calcext:value-type="float">
            <text:p>-438,0</text:p>
          </table:table-cell>
          <table:table-cell table:formula="of:=[.$A$3]*SIN(RADIANS([.B303]-120))" office:value-type="float" office:value="-8.91817968945194" calcext:value-type="float">
            <text:p>-8,9</text:p>
          </table:table-cell>
          <table:table-cell table:formula="of:=[.$A$3]*SIN(RADIANS([.B303]+120))" office:value-type="float" office:value="446.930670348231" calcext:value-type="float">
            <text:p>446,9</text:p>
          </table:table-cell>
          <table:table-cell table:style-name="ce10"/>
          <table:table-cell table:style-name="ce6" table:formula="of:=(MIN([.C303];[.D303];[.E303])+MAX([.C303];[.D303];[.E303]))/2" office:value-type="float" office:value="4.45908984472592" calcext:value-type="float">
            <text:p>4,5</text:p>
          </table:table-cell>
          <table:table-cell table:style-name="ce12" table:formula="of:=([.C303]-[.G303]+[.$A$3])/2" office:value-type="float" office:value="34.2642097482473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3]-[.G303]+[.$A$3])/2" office:value-type="float" office:value="248.811365232911" calcext:value-type="float">
            <text:p>249</text:p>
          </table:table-cell>
          <table:table-cell table:style-name="ce12" table:formula="of:=([.E303]-[.G303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3]+1" office:value-type="float" office:value="302" calcext:value-type="float">
            <text:p>302</text:p>
          </table:table-cell>
          <table:table-cell table:formula="of:=[.$A$3]*SIN(RADIANS([.B304]))" office:value-type="float" office:value="-433.352577135934" calcext:value-type="float">
            <text:p>-433,4</text:p>
          </table:table-cell>
          <table:table-cell table:formula="of:=[.$A$3]*SIN(RADIANS([.B304]-120))" office:value-type="float" office:value="-17.833642814978" calcext:value-type="float">
            <text:p>-17,8</text:p>
          </table:table-cell>
          <table:table-cell table:formula="of:=[.$A$3]*SIN(RADIANS([.B304]+120))" office:value-type="float" office:value="451.186219950912" calcext:value-type="float">
            <text:p>451,2</text:p>
          </table:table-cell>
          <table:table-cell table:style-name="ce10"/>
          <table:table-cell table:style-name="ce6" table:formula="of:=(MIN([.C304];[.D304];[.E304])+MAX([.C304];[.D304];[.E304]))/2" office:value-type="float" office:value="8.91682140748893" calcext:value-type="float">
            <text:p>8,9</text:p>
          </table:table-cell>
          <table:table-cell table:style-name="ce12" table:formula="of:=([.C304]-[.G304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4]-[.G304]+[.$A$3])/2" office:value-type="float" office:value="242.124767888767" calcext:value-type="float">
            <text:p>242</text:p>
          </table:table-cell>
          <table:table-cell table:style-name="ce12" table:formula="of:=([.E304]-[.G304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4]+1" office:value-type="float" office:value="303" calcext:value-type="float">
            <text:p>303</text:p>
          </table:table-cell>
          <table:table-cell table:formula="of:=[.$A$3]*SIN(RADIANS([.B305]))" office:value-type="float" office:value="-428.560660220112" calcext:value-type="float">
            <text:p>-428,6</text:p>
          </table:table-cell>
          <table:table-cell table:formula="of:=[.$A$3]*SIN(RADIANS([.B305]-120))" office:value-type="float" office:value="-26.7436736401442" calcext:value-type="float">
            <text:p>-26,7</text:p>
          </table:table-cell>
          <table:table-cell table:formula="of:=[.$A$3]*SIN(RADIANS([.B305]+120))" office:value-type="float" office:value="455.304333860256" calcext:value-type="float">
            <text:p>455,3</text:p>
          </table:table-cell>
          <table:table-cell table:style-name="ce10"/>
          <table:table-cell table:style-name="ce6" table:formula="of:=(MIN([.C305];[.D305];[.E305])+MAX([.C305];[.D305];[.E305]))/2" office:value-type="float" office:value="13.371836820072" calcext:value-type="float">
            <text:p>13,4</text:p>
          </table:table-cell>
          <table:table-cell table:style-name="ce12" table:formula="of:=([.C305]-[.G305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5]-[.G305]+[.$A$3])/2" office:value-type="float" office:value="235.442244769892" calcext:value-type="float">
            <text:p>235</text:p>
          </table:table-cell>
          <table:table-cell table:style-name="ce12" table:formula="of:=([.E305]-[.G305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5]+1" office:value-type="float" office:value="304" calcext:value-type="float">
            <text:p>304</text:p>
          </table:table-cell>
          <table:table-cell table:formula="of:=[.$A$3]*SIN(RADIANS([.B306]))" office:value-type="float" office:value="-423.638199575626" calcext:value-type="float">
            <text:p>-423,6</text:p>
          </table:table-cell>
          <table:table-cell table:formula="of:=[.$A$3]*SIN(RADIANS([.B306]-120))" office:value-type="float" office:value="-35.645558083248" calcext:value-type="float">
            <text:p>-35,6</text:p>
          </table:table-cell>
          <table:table-cell table:formula="of:=[.$A$3]*SIN(RADIANS([.B306]+120))" office:value-type="float" office:value="459.283757658874" calcext:value-type="float">
            <text:p>459,3</text:p>
          </table:table-cell>
          <table:table-cell table:style-name="ce10"/>
          <table:table-cell table:style-name="ce6" table:formula="of:=(MIN([.C306];[.D306];[.E306])+MAX([.C306];[.D306];[.E306]))/2" office:value-type="float" office:value="17.822779041624" calcext:value-type="float">
            <text:p>17,8</text:p>
          </table:table-cell>
          <table:table-cell table:style-name="ce12" table:formula="of:=([.C306]-[.G306]+[.$A$3])/2" office:value-type="float" office:value="34.7695106913749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6]-[.G306]+[.$A$3])/2" office:value-type="float" office:value="228.765831437564" calcext:value-type="float">
            <text:p>229</text:p>
          </table:table-cell>
          <table:table-cell table:style-name="ce12" table:formula="of:=([.E306]-[.G306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6]+1" office:value-type="float" office:value="305" calcext:value-type="float">
            <text:p>305</text:p>
          </table:table-cell>
          <table:table-cell table:formula="of:=[.$A$3]*SIN(RADIANS([.B307]))" office:value-type="float" office:value="-418.586694631675" calcext:value-type="float">
            <text:p>-418,6</text:p>
          </table:table-cell>
          <table:table-cell table:formula="of:=[.$A$3]*SIN(RADIANS([.B307]-120))" office:value-type="float" office:value="-44.5365845440532" calcext:value-type="float">
            <text:p>-44,5</text:p>
          </table:table-cell>
          <table:table-cell table:formula="of:=[.$A$3]*SIN(RADIANS([.B307]+120))" office:value-type="float" office:value="463.123279175728" calcext:value-type="float">
            <text:p>463,1</text:p>
          </table:table-cell>
          <table:table-cell table:style-name="ce10"/>
          <table:table-cell table:style-name="ce6" table:formula="of:=(MIN([.C307];[.D307];[.E307])+MAX([.C307];[.D307];[.E307]))/2" office:value-type="float" office:value="22.2682922720267" calcext:value-type="float">
            <text:p>22,3</text:p>
          </table:table-cell>
          <table:table-cell table:style-name="ce12" table:formula="of:=([.C307]-[.G307]+[.$A$3])/2" office:value-type="float" office:value="35.072506548149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7]-[.G307]+[.$A$3])/2" office:value-type="float" office:value="222.09756159196" calcext:value-type="float">
            <text:p>222</text:p>
          </table:table-cell>
          <table:table-cell table:style-name="ce12" table:formula="of:=([.E307]-[.G30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7]+1" office:value-type="float" office:value="306" calcext:value-type="float">
            <text:p>306</text:p>
          </table:table-cell>
          <table:table-cell table:formula="of:=[.$A$3]*SIN(RADIANS([.B308]))" office:value-type="float" office:value="-413.407684125598" calcext:value-type="float">
            <text:p>-413,4</text:p>
          </table:table-cell>
          <table:table-cell table:formula="of:=[.$A$3]*SIN(RADIANS([.B308]-120))" office:value-type="float" office:value="-53.4140447297709" calcext:value-type="float">
            <text:p>-53,4</text:p>
          </table:table-cell>
          <table:table-cell table:formula="of:=[.$A$3]*SIN(RADIANS([.B308]+120))" office:value-type="float" office:value="466.821728855369" calcext:value-type="float">
            <text:p>466,8</text:p>
          </table:table-cell>
          <table:table-cell table:style-name="ce10"/>
          <table:table-cell table:style-name="ce6" table:formula="of:=(MIN([.C308];[.D308];[.E308])+MAX([.C308];[.D308];[.E308]))/2" office:value-type="float" office:value="26.7070223648854" calcext:value-type="float">
            <text:p>26,7</text:p>
          </table:table-cell>
          <table:table-cell table:style-name="ce12" table:formula="of:=([.C308]-[.G308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8]-[.G308]+[.$A$3])/2" office:value-type="float" office:value="215.439466452672" calcext:value-type="float">
            <text:p>215</text:p>
          </table:table-cell>
          <table:table-cell table:style-name="ce12" table:formula="of:=([.E308]-[.G308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8]+1" office:value-type="float" office:value="307" calcext:value-type="float">
            <text:p>307</text:p>
          </table:table-cell>
          <table:table-cell table:formula="of:=[.$A$3]*SIN(RADIANS([.B309]))" office:value-type="float" office:value="-408.102745634167" calcext:value-type="float">
            <text:p>-408,1</text:p>
          </table:table-cell>
          <table:table-cell table:formula="of:=[.$A$3]*SIN(RADIANS([.B309]-120))" office:value-type="float" office:value="-62.2752344800303" calcext:value-type="float">
            <text:p>-62,3</text:p>
          </table:table-cell>
          <table:table-cell table:formula="of:=[.$A$3]*SIN(RADIANS([.B309]+120))" office:value-type="float" office:value="470.377980114197" calcext:value-type="float">
            <text:p>470,4</text:p>
          </table:table-cell>
          <table:table-cell table:style-name="ce10"/>
          <table:table-cell table:style-name="ce6" table:formula="of:=(MIN([.C309];[.D309];[.E309])+MAX([.C309];[.D309];[.E309]))/2" office:value-type="float" office:value="31.1376172400151" calcext:value-type="float">
            <text:p>31,1</text:p>
          </table:table-cell>
          <table:table-cell table:style-name="ce12" table:formula="of:=([.C309]-[.G309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9]-[.G309]+[.$A$3])/2" office:value-type="float" office:value="208.793574139977" calcext:value-type="float">
            <text:p>209</text:p>
          </table:table-cell>
          <table:table-cell table:style-name="ce12" table:formula="of:=([.E309]-[.G309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09]+1" office:value-type="float" office:value="308" calcext:value-type="float">
            <text:p>308</text:p>
          </table:table-cell>
          <table:table-cell table:formula="of:=[.$A$3]*SIN(RADIANS([.B310]))" office:value-type="float" office:value="-402.673495093035" calcext:value-type="float">
            <text:p>-402,7</text:p>
          </table:table-cell>
          <table:table-cell table:formula="of:=[.$A$3]*SIN(RADIANS([.B310]-120))" office:value-type="float" office:value="-71.1174545905935" calcext:value-type="float">
            <text:p>-71,1</text:p>
          </table:table-cell>
          <table:table-cell table:formula="of:=[.$A$3]*SIN(RADIANS([.B310]+120))" office:value-type="float" office:value="473.790949683628" calcext:value-type="float">
            <text:p>473,8</text:p>
          </table:table-cell>
          <table:table-cell table:style-name="ce10"/>
          <table:table-cell table:style-name="ce6" table:formula="of:=(MIN([.C310];[.D310];[.E310])+MAX([.C310];[.D310];[.E310]))/2" office:value-type="float" office:value="35.5587272952967" calcext:value-type="float">
            <text:p>35,6</text:p>
          </table:table-cell>
          <table:table-cell table:style-name="ce12" table:formula="of:=([.C310]-[.G310]+[.$A$3])/2" office:value-type="float" office:value="36.383888805834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0]-[.G310]+[.$A$3])/2" office:value-type="float" office:value="202.161909057055" calcext:value-type="float">
            <text:p>202</text:p>
          </table:table-cell>
          <table:table-cell table:style-name="ce12" table:formula="of:=([.E310]-[.G310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10]+1" office:value-type="float" office:value="309" calcext:value-type="float">
            <text:p>309</text:p>
          </table:table-cell>
          <table:table-cell table:formula="of:=[.$A$3]*SIN(RADIANS([.B311]))" office:value-type="float" office:value="-397.121586304512" calcext:value-type="float">
            <text:p>-397,1</text:p>
          </table:table-cell>
          <table:table-cell table:formula="of:=[.$A$3]*SIN(RADIANS([.B311]-120))" office:value-type="float" office:value="-79.9380116355579" calcext:value-type="float">
            <text:p>-79,9</text:p>
          </table:table-cell>
          <table:table-cell table:formula="of:=[.$A$3]*SIN(RADIANS([.B311]+120))" office:value-type="float" office:value="477.05959794007" calcext:value-type="float">
            <text:p>477,1</text:p>
          </table:table-cell>
          <table:table-cell table:style-name="ce10"/>
          <table:table-cell table:style-name="ce6" table:formula="of:=(MIN([.C311];[.D311];[.E311])+MAX([.C311];[.D311];[.E311]))/2" office:value-type="float" office:value="39.969005817779" calcext:value-type="float">
            <text:p>40,0</text:p>
          </table:table-cell>
          <table:table-cell table:style-name="ce12" table:formula="of:=([.C311]-[.G311]+[.$A$3])/2" office:value-type="float" office:value="36.954703938854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1]-[.G311]+[.$A$3])/2" office:value-type="float" office:value="195.546491273332" calcext:value-type="float">
            <text:p>196</text:p>
          </table:table-cell>
          <table:table-cell table:style-name="ce12" table:formula="of:=([.E311]-[.G311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311]+1" office:value-type="float" office:value="310" calcext:value-type="float">
            <text:p>310</text:p>
          </table:table-cell>
          <table:table-cell table:formula="of:=[.$A$3]*SIN(RADIANS([.B312]))" office:value-type="float" office:value="-391.448710433798" calcext:value-type="float">
            <text:p>-391,4</text:p>
          </table:table-cell>
          <table:table-cell table:formula="of:=[.$A$3]*SIN(RADIANS([.B312]-120))" office:value-type="float" office:value="-88.7342187878015" calcext:value-type="float">
            <text:p>-88,7</text:p>
          </table:table-cell>
          <table:table-cell table:formula="of:=[.$A$3]*SIN(RADIANS([.B312]+120))" office:value-type="float" office:value="480.182929221599" calcext:value-type="float">
            <text:p>480,2</text:p>
          </table:table-cell>
          <table:table-cell table:style-name="ce10"/>
          <table:table-cell table:style-name="ce6" table:formula="of:=(MIN([.C312];[.D312];[.E312])+MAX([.C312];[.D312];[.E312]))/2" office:value-type="float" office:value="44.3671093939007" calcext:value-type="float">
            <text:p>44,4</text:p>
          </table:table-cell>
          <table:table-cell table:style-name="ce12" table:formula="of:=([.C312]-[.G312]+[.$A$3])/2" office:value-type="float" office:value="37.5920900861507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2]-[.G312]+[.$A$3])/2" office:value-type="float" office:value="188.949335909149" calcext:value-type="float">
            <text:p>189</text:p>
          </table:table-cell>
          <table:table-cell table:style-name="ce12" table:formula="of:=([.E312]-[.G31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12]+1" office:value-type="float" office:value="311" calcext:value-type="float">
            <text:p>311</text:p>
          </table:table-cell>
          <table:table-cell table:formula="of:=[.$A$3]*SIN(RADIANS([.B313]))" office:value-type="float" office:value="-385.656595493837" calcext:value-type="float">
            <text:p>-385,7</text:p>
          </table:table-cell>
          <table:table-cell table:formula="of:=[.$A$3]*SIN(RADIANS([.B313]-120))" office:value-type="float" office:value="-97.5033966374144" calcext:value-type="float">
            <text:p>-97,5</text:p>
          </table:table-cell>
          <table:table-cell table:formula="of:=[.$A$3]*SIN(RADIANS([.B313]+120))" office:value-type="float" office:value="483.159992131251" calcext:value-type="float">
            <text:p>483,2</text:p>
          </table:table-cell>
          <table:table-cell table:style-name="ce10"/>
          <table:table-cell table:style-name="ce6" table:formula="of:=(MIN([.C313];[.D313];[.E313])+MAX([.C313];[.D313];[.E313]))/2" office:value-type="float" office:value="48.7516983187071" calcext:value-type="float">
            <text:p>48,8</text:p>
          </table:table-cell>
          <table:table-cell table:style-name="ce12" table:formula="of:=([.C313]-[.G313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3]-[.G313]+[.$A$3])/2" office:value-type="float" office:value="182.372452521939" calcext:value-type="float">
            <text:p>182</text:p>
          </table:table-cell>
          <table:table-cell table:style-name="ce12" table:formula="of:=([.E313]-[.G313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13]+1" office:value-type="float" office:value="312" calcext:value-type="float">
            <text:p>312</text:p>
          </table:table-cell>
          <table:table-cell table:formula="of:=[.$A$3]*SIN(RADIANS([.B314]))" office:value-type="float" office:value="-379.747005818949" calcext:value-type="float">
            <text:p>-379,7</text:p>
          </table:table-cell>
          <table:table-cell table:formula="of:=[.$A$3]*SIN(RADIANS([.B314]-120))" office:value-type="float" office:value="-106.242874007875" calcext:value-type="float">
            <text:p>-106,2</text:p>
          </table:table-cell>
          <table:table-cell table:formula="of:=[.$A$3]*SIN(RADIANS([.B314]+120))" office:value-type="float" office:value="485.989879826824" calcext:value-type="float">
            <text:p>486,0</text:p>
          </table:table-cell>
          <table:table-cell table:style-name="ce10"/>
          <table:table-cell table:style-name="ce6" table:formula="of:=(MIN([.C314];[.D314];[.E314])+MAX([.C314];[.D314];[.E314]))/2" office:value-type="float" office:value="53.1214370039374" calcext:value-type="float">
            <text:p>53,1</text:p>
          </table:table-cell>
          <table:table-cell table:style-name="ce12" table:formula="of:=([.C314]-[.G314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4]-[.G314]+[.$A$3])/2" office:value-type="float" office:value="175.817844494094" calcext:value-type="float">
            <text:p>176</text:p>
          </table:table-cell>
          <table:table-cell table:style-name="ce12" table:formula="of:=([.E314]-[.G314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314]+1" office:value-type="float" office:value="313" calcext:value-type="float">
            <text:p>313</text:p>
          </table:table-cell>
          <table:table-cell table:formula="of:=[.$A$3]*SIN(RADIANS([.B315]))" office:value-type="float" office:value="-373.721741527396" calcext:value-type="float">
            <text:p>-373,7</text:p>
          </table:table-cell>
          <table:table-cell table:formula="of:=[.$A$3]*SIN(RADIANS([.B315]-120))" office:value-type="float" office:value="-114.949988769715" calcext:value-type="float">
            <text:p>-114,9</text:p>
          </table:table-cell>
          <table:table-cell table:formula="of:=[.$A$3]*SIN(RADIANS([.B315]+120))" office:value-type="float" office:value="488.671730297111" calcext:value-type="float">
            <text:p>488,7</text:p>
          </table:table-cell>
          <table:table-cell table:style-name="ce10"/>
          <table:table-cell table:style-name="ce6" table:formula="of:=(MIN([.C315];[.D315];[.E315])+MAX([.C315];[.D315];[.E315]))/2" office:value-type="float" office:value="57.4749943848575" calcext:value-type="float">
            <text:p>57,5</text:p>
          </table:table-cell>
          <table:table-cell table:style-name="ce12" table:formula="of:=([.C315]-[.G315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5]-[.G315]+[.$A$3])/2" office:value-type="float" office:value="169.287508422714" calcext:value-type="float">
            <text:p>169</text:p>
          </table:table-cell>
          <table:table-cell table:style-name="ce12" table:formula="of:=([.E315]-[.G315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315]+1" office:value-type="float" office:value="314" calcext:value-type="float">
            <text:p>314</text:p>
          </table:table-cell>
          <table:table-cell table:formula="of:=[.$A$3]*SIN(RADIANS([.B316]))" office:value-type="float" office:value="-367.582637973051" calcext:value-type="float">
            <text:p>-367,6</text:p>
          </table:table-cell>
          <table:table-cell table:formula="of:=[.$A$3]*SIN(RADIANS([.B316]-120))" office:value-type="float" office:value="-123.62208865143" calcext:value-type="float">
            <text:p>-123,6</text:p>
          </table:table-cell>
          <table:table-cell table:formula="of:=[.$A$3]*SIN(RADIANS([.B316]+120))" office:value-type="float" office:value="491.204726624481" calcext:value-type="float">
            <text:p>491,2</text:p>
          </table:table-cell>
          <table:table-cell table:style-name="ce10"/>
          <table:table-cell table:style-name="ce6" table:formula="of:=(MIN([.C316];[.D316];[.E316])+MAX([.C316];[.D316];[.E316]))/2" office:value-type="float" office:value="61.8110443257151" calcext:value-type="float">
            <text:p>61,8</text:p>
          </table:table-cell>
          <table:table-cell table:style-name="ce12" table:formula="of:=([.C316]-[.G316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6]-[.G316]+[.$A$3])/2" office:value-type="float" office:value="162.783433511427" calcext:value-type="float">
            <text:p>163</text:p>
          </table:table-cell>
          <table:table-cell table:style-name="ce12" table:formula="of:=([.E316]-[.G316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316]+1" office:value-type="float" office:value="315" calcext:value-type="float">
            <text:p>315</text:p>
          </table:table-cell>
          <table:table-cell table:formula="of:=[.$A$3]*SIN(RADIANS([.B317]))" office:value-type="float" office:value="-361.331565186326" calcext:value-type="float">
            <text:p>-361,3</text:p>
          </table:table-cell>
          <table:table-cell table:formula="of:=[.$A$3]*SIN(RADIANS([.B317]-120))" office:value-type="float" office:value="-132.256532047388" calcext:value-type="float">
            <text:p>-132,3</text:p>
          </table:table-cell>
          <table:table-cell table:formula="of:=[.$A$3]*SIN(RADIANS([.B317]+120))" office:value-type="float" office:value="493.588097233714" calcext:value-type="float">
            <text:p>493,6</text:p>
          </table:table-cell>
          <table:table-cell table:style-name="ce10"/>
          <table:table-cell table:style-name="ce6" table:formula="of:=(MIN([.C317];[.D317];[.E317])+MAX([.C317];[.D317];[.E317]))/2" office:value-type="float" office:value="66.128266023694" calcext:value-type="float">
            <text:p>66,1</text:p>
          </table:table-cell>
          <table:table-cell table:style-name="ce12" table:formula="of:=([.C317]-[.G31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7]-[.G317]+[.$A$3])/2" office:value-type="float" office:value="156.307600964459" calcext:value-type="float">
            <text:p>156</text:p>
          </table:table-cell>
          <table:table-cell table:style-name="ce12" table:formula="of:=([.E317]-[.G31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317]+1" office:value-type="float" office:value="316" calcext:value-type="float">
            <text:p>316</text:p>
          </table:table-cell>
          <table:table-cell table:formula="of:=[.$A$3]*SIN(RADIANS([.B318]))" office:value-type="float" office:value="-354.970427304548" calcext:value-type="float">
            <text:p>-355,0</text:p>
          </table:table-cell>
          <table:table-cell table:formula="of:=[.$A$3]*SIN(RADIANS([.B318]-120))" office:value-type="float" office:value="-140.850688822486" calcext:value-type="float">
            <text:p>-140,9</text:p>
          </table:table-cell>
          <table:table-cell table:formula="of:=[.$A$3]*SIN(RADIANS([.B318]+120))" office:value-type="float" office:value="495.821116127034" calcext:value-type="float">
            <text:p>495,8</text:p>
          </table:table-cell>
          <table:table-cell table:style-name="ce10"/>
          <table:table-cell table:style-name="ce6" table:formula="of:=(MIN([.C318];[.D318];[.E318])+MAX([.C318];[.D318];[.E318]))/2" office:value-type="float" office:value="70.4253444112432" calcext:value-type="float">
            <text:p>70,4</text:p>
          </table:table-cell>
          <table:table-cell table:style-name="ce12" table:formula="of:=([.C318]-[.G318]+[.$A$3])/2" office:value-type="float" office:value="42.8021141421045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8]-[.G318]+[.$A$3])/2" office:value-type="float" office:value="149.861983383135" calcext:value-type="float">
            <text:p>150</text:p>
          </table:table-cell>
          <table:table-cell table:style-name="ce12" table:formula="of:=([.E318]-[.G318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318]+1" office:value-type="float" office:value="317" calcext:value-type="float">
            <text:p>317</text:p>
          </table:table-cell>
          <table:table-cell table:formula="of:=[.$A$3]*SIN(RADIANS([.B319]))" office:value-type="float" office:value="-348.501161991937" calcext:value-type="float">
            <text:p>-348,5</text:p>
          </table:table-cell>
          <table:table-cell table:formula="of:=[.$A$3]*SIN(RADIANS([.B319]-120))" office:value-type="float" office:value="-149.401941113318" calcext:value-type="float">
            <text:p>-149,4</text:p>
          </table:table-cell>
          <table:table-cell table:formula="of:=[.$A$3]*SIN(RADIANS([.B319]+120))" office:value-type="float" office:value="497.903103105255" calcext:value-type="float">
            <text:p>497,9</text:p>
          </table:table-cell>
          <table:table-cell table:style-name="ce10"/>
          <table:table-cell table:style-name="ce6" table:formula="of:=(MIN([.C319];[.D319];[.E319])+MAX([.C319];[.D319];[.E319]))/2" office:value-type="float" office:value="74.7009705566593" calcext:value-type="float">
            <text:p>74,7</text:p>
          </table:table-cell>
          <table:table-cell table:style-name="ce12" table:formula="of:=([.C319]-[.G319]+[.$A$3])/2" office:value-type="float" office:value="43.8989337257021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9]-[.G319]+[.$A$3])/2" office:value-type="float" office:value="143.448544165011" calcext:value-type="float">
            <text:p>143</text:p>
          </table:table-cell>
          <table:table-cell table:style-name="ce12" table:formula="of:=([.E319]-[.G319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319]+1" office:value-type="float" office:value="318" calcext:value-type="float">
            <text:p>318</text:p>
          </table:table-cell>
          <table:table-cell table:formula="of:=[.$A$3]*SIN(RADIANS([.B320]))" office:value-type="float" office:value="-341.925739849376" calcext:value-type="float">
            <text:p>-341,9</text:p>
          </table:table-cell>
          <table:table-cell table:formula="of:=[.$A$3]*SIN(RADIANS([.B320]-120))" office:value-type="float" office:value="-157.907684125598" calcext:value-type="float">
            <text:p>-157,9</text:p>
          </table:table-cell>
          <table:table-cell table:formula="of:=[.$A$3]*SIN(RADIANS([.B320]+120))" office:value-type="float" office:value="499.833423974975" calcext:value-type="float">
            <text:p>499,8</text:p>
          </table:table-cell>
          <table:table-cell table:style-name="ce10"/>
          <table:table-cell table:style-name="ce6" table:formula="of:=(MIN([.C320];[.D320];[.E320])+MAX([.C320];[.D320];[.E320]))/2" office:value-type="float" office:value="78.9538420627991" calcext:value-type="float">
            <text:p>79,0</text:p>
          </table:table-cell>
          <table:table-cell table:style-name="ce12" table:formula="of:=([.C320]-[.G320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0]-[.G320]+[.$A$3])/2" office:value-type="float" office:value="137.069236905801" calcext:value-type="float">
            <text:p>137</text:p>
          </table:table-cell>
          <table:table-cell table:style-name="ce12" table:formula="of:=([.E320]-[.G320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320]+1" office:value-type="float" office:value="319" calcext:value-type="float">
            <text:p>319</text:p>
          </table:table-cell>
          <table:table-cell table:formula="of:=[.$A$3]*SIN(RADIANS([.B321]))" office:value-type="float" office:value="-335.246163814149" calcext:value-type="float">
            <text:p>-335,2</text:p>
          </table:table-cell>
          <table:table-cell table:formula="of:=[.$A$3]*SIN(RADIANS([.B321]-120))" office:value-type="float" office:value="-166.365326927607" calcext:value-type="float">
            <text:p>-166,4</text:p>
          </table:table-cell>
          <table:table-cell table:formula="of:=[.$A$3]*SIN(RADIANS([.B321]+120))" office:value-type="float" office:value="501.611490741756" calcext:value-type="float">
            <text:p>501,6</text:p>
          </table:table-cell>
          <table:table-cell table:style-name="ce10"/>
          <table:table-cell table:style-name="ce6" table:formula="of:=(MIN([.C321];[.D321];[.E321])+MAX([.C321];[.D321];[.E321]))/2" office:value-type="float" office:value="83.1826634638035" calcext:value-type="float">
            <text:p>83,2</text:p>
          </table:table-cell>
          <table:table-cell table:style-name="ce12" table:formula="of:=([.C321]-[.G321]+[.$A$3])/2" office:value-type="float" office:value="46.2855863610236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1]-[.G321]+[.$A$3])/2" office:value-type="float" office:value="130.726004804295" calcext:value-type="float">
            <text:p>131</text:p>
          </table:table-cell>
          <table:table-cell table:style-name="ce12" table:formula="of:=([.E321]-[.G321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321]+1" office:value-type="float" office:value="320" calcext:value-type="float">
            <text:p>320</text:p>
          </table:table-cell>
          <table:table-cell table:formula="of:=[.$A$3]*SIN(RADIANS([.B322]))" office:value-type="float" office:value="-328.464468549822" calcext:value-type="float">
            <text:p>-328,5</text:p>
          </table:table-cell>
          <table:table-cell table:formula="of:=[.$A$3]*SIN(RADIANS([.B322]-120))" office:value-type="float" office:value="-174.772293239417" calcext:value-type="float">
            <text:p>-174,8</text:p>
          </table:table-cell>
          <table:table-cell table:formula="of:=[.$A$3]*SIN(RADIANS([.B322]+120))" office:value-type="float" office:value="503.236761789238" calcext:value-type="float">
            <text:p>503,2</text:p>
          </table:table-cell>
          <table:table-cell table:style-name="ce10"/>
          <table:table-cell table:style-name="ce6" table:formula="of:=(MIN([.C322];[.D322];[.E322])+MAX([.C322];[.D322];[.E322]))/2" office:value-type="float" office:value="87.3861466197083" calcext:value-type="float">
            <text:p>87,4</text:p>
          </table:table-cell>
          <table:table-cell table:style-name="ce12" table:formula="of:=([.C322]-[.G32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2]-[.G322]+[.$A$3])/2" office:value-type="float" office:value="124.420780070438" calcext:value-type="float">
            <text:p>124</text:p>
          </table:table-cell>
          <table:table-cell table:style-name="ce12" table:formula="of:=([.E322]-[.G32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322]+1" office:value-type="float" office:value="321" calcext:value-type="float">
            <text:p>321</text:p>
          </table:table-cell>
          <table:table-cell table:formula="of:=[.$A$3]*SIN(RADIANS([.B323]))" office:value-type="float" office:value="-321.582719826467" calcext:value-type="float">
            <text:p>-321,6</text:p>
          </table:table-cell>
          <table:table-cell table:formula="of:=[.$A$3]*SIN(RADIANS([.B323]-120))" office:value-type="float" office:value="-183.126022217649" calcext:value-type="float">
            <text:p>-183,1</text:p>
          </table:table-cell>
          <table:table-cell table:formula="of:=[.$A$3]*SIN(RADIANS([.B323]+120))" office:value-type="float" office:value="504.708742044115" calcext:value-type="float">
            <text:p>504,7</text:p>
          </table:table-cell>
          <table:table-cell table:style-name="ce10"/>
          <table:table-cell table:style-name="ce6" table:formula="of:=(MIN([.C323];[.D323];[.E323])+MAX([.C323];[.D323];[.E323]))/2" office:value-type="float" office:value="91.5630111088241" calcext:value-type="float">
            <text:p>91,6</text:p>
          </table:table-cell>
          <table:table-cell table:style-name="ce12" table:formula="of:=([.C323]-[.G323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3]-[.G323]+[.$A$3])/2" office:value-type="float" office:value="118.155483336764" calcext:value-type="float">
            <text:p>118</text:p>
          </table:table-cell>
          <table:table-cell table:style-name="ce12" table:formula="of:=([.E323]-[.G323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323]+1" office:value-type="float" office:value="322" calcext:value-type="float">
            <text:p>322</text:p>
          </table:table-cell>
          <table:table-cell table:formula="of:=[.$A$3]*SIN(RADIANS([.B324]))" office:value-type="float" office:value="-314.603013891411" calcext:value-type="float">
            <text:p>-314,6</text:p>
          </table:table-cell>
          <table:table-cell table:formula="of:=[.$A$3]*SIN(RADIANS([.B324]-120))" office:value-type="float" office:value="-191.423969235531" calcext:value-type="float">
            <text:p>-191,4</text:p>
          </table:table-cell>
          <table:table-cell table:formula="of:=[.$A$3]*SIN(RADIANS([.B324]+120))" office:value-type="float" office:value="506.026983126942" calcext:value-type="float">
            <text:p>506,0</text:p>
          </table:table-cell>
          <table:table-cell table:style-name="ce10"/>
          <table:table-cell table:style-name="ce6" table:formula="of:=(MIN([.C324];[.D324];[.E324])+MAX([.C324];[.D324];[.E324]))/2" office:value-type="float" office:value="95.7119846177656" calcext:value-type="float">
            <text:p>95,7</text:p>
          </table:table-cell>
          <table:table-cell table:style-name="ce12" table:formula="of:=([.C324]-[.G324]+[.$A$3])/2" office:value-type="float" office:value="50.3425007454116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4]-[.G324]+[.$A$3])/2" office:value-type="float" office:value="111.932023073352" calcext:value-type="float">
            <text:p>112</text:p>
          </table:table-cell>
          <table:table-cell table:style-name="ce12" table:formula="of:=([.E324]-[.G324]+[.$A$3])/2" office:value-type="float" office:value="460.657499254588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324]+1" office:value-type="float" office:value="323" calcext:value-type="float">
            <text:p>323</text:p>
          </table:table-cell>
          <table:table-cell table:formula="of:=[.$A$3]*SIN(RADIANS([.B325]))" office:value-type="float" office:value="-307.527476830697" calcext:value-type="float">
            <text:p>-307,5</text:p>
          </table:table-cell>
          <table:table-cell table:formula="of:=[.$A$3]*SIN(RADIANS([.B325]-120))" office:value-type="float" office:value="-199.663606658019" calcext:value-type="float">
            <text:p>-199,7</text:p>
          </table:table-cell>
          <table:table-cell table:formula="of:=[.$A$3]*SIN(RADIANS([.B325]+120))" office:value-type="float" office:value="507.191083488716" calcext:value-type="float">
            <text:p>507,2</text:p>
          </table:table-cell>
          <table:table-cell table:style-name="ce10"/>
          <table:table-cell table:style-name="ce6" table:formula="of:=(MIN([.C325];[.D325];[.E325])+MAX([.C325];[.D325];[.E325]))/2" office:value-type="float" office:value="99.8318033290095" calcext:value-type="float">
            <text:p>99,8</text:p>
          </table:table-cell>
          <table:table-cell table:style-name="ce12" table:formula="of:=([.C325]-[.G325]+[.$A$3])/2" office:value-type="float" office:value="51.8203599201469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5]-[.G325]+[.$A$3])/2" office:value-type="float" office:value="105.752295006486" calcext:value-type="float">
            <text:p>106</text:p>
          </table:table-cell>
          <table:table-cell table:style-name="ce12" table:formula="of:=([.E325]-[.G325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325]+1" office:value-type="float" office:value="324" calcext:value-type="float">
            <text:p>324</text:p>
          </table:table-cell>
          <table:table-cell table:formula="of:=[.$A$3]*SIN(RADIANS([.B326]))" office:value-type="float" office:value="-300.358263921454" calcext:value-type="float">
            <text:p>-300,4</text:p>
          </table:table-cell>
          <table:table-cell table:formula="of:=[.$A$3]*SIN(RADIANS([.B326]-120))" office:value-type="float" office:value="-207.842424611734" calcext:value-type="float">
            <text:p>-207,8</text:p>
          </table:table-cell>
          <table:table-cell table:formula="of:=[.$A$3]*SIN(RADIANS([.B326]+120))" office:value-type="float" office:value="508.200688533188" calcext:value-type="float">
            <text:p>508,2</text:p>
          </table:table-cell>
          <table:table-cell table:style-name="ce10"/>
          <table:table-cell table:style-name="ce6" table:formula="of:=(MIN([.C326];[.D326];[.E326])+MAX([.C326];[.D326];[.E326]))/2" office:value-type="float" office:value="103.921212305867" calcext:value-type="float">
            <text:p>103,9</text:p>
          </table:table-cell>
          <table:table-cell table:style-name="ce12" table:formula="of:=([.C326]-[.G326]+[.$A$3])/2" office:value-type="float" office:value="53.3602618863396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6]-[.G326]+[.$A$3])/2" office:value-type="float" office:value="99.6181815411996" calcext:value-type="float">
            <text:p>100</text:p>
          </table:table-cell>
          <table:table-cell table:style-name="ce12" table:formula="of:=([.E326]-[.G326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326]+1" office:value-type="float" office:value="325" calcext:value-type="float">
            <text:p>325</text:p>
          </table:table-cell>
          <table:table-cell table:formula="of:=[.$A$3]*SIN(RADIANS([.B327]))" office:value-type="float" office:value="-293.097558975385" calcext:value-type="float">
            <text:p>-293,1</text:p>
          </table:table-cell>
          <table:table-cell table:formula="of:=[.$A$3]*SIN(RADIANS([.B327]-120))" office:value-type="float" office:value="-215.957931749497" calcext:value-type="float">
            <text:p>-216,0</text:p>
          </table:table-cell>
          <table:table-cell table:formula="of:=[.$A$3]*SIN(RADIANS([.B327]+120))" office:value-type="float" office:value="509.055490724882" calcext:value-type="float">
            <text:p>509,1</text:p>
          </table:table-cell>
          <table:table-cell table:style-name="ce10"/>
          <table:table-cell table:style-name="ce6" table:formula="of:=(MIN([.C327];[.D327];[.E327])+MAX([.C327];[.D327];[.E327]))/2" office:value-type="float" office:value="107.978965874749" calcext:value-type="float">
            <text:p>108,0</text:p>
          </table:table-cell>
          <table:table-cell table:style-name="ce12" table:formula="of:=([.C327]-[.G327]+[.$A$3])/2" office:value-type="float" office:value="54.9617375749333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7]-[.G327]+[.$A$3])/2" office:value-type="float" office:value="93.531551187877" calcext:value-type="float">
            <text:p>94</text:p>
          </table:table-cell>
          <table:table-cell table:style-name="ce12" table:formula="of:=([.E327]-[.G32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327]+1" office:value-type="float" office:value="326" calcext:value-type="float">
            <text:p>326</text:p>
          </table:table-cell>
          <table:table-cell table:formula="of:=[.$A$3]*SIN(RADIANS([.B328]))" office:value-type="float" office:value="-285.747573673551" calcext:value-type="float">
            <text:p>-285,7</text:p>
          </table:table-cell>
          <table:table-cell table:formula="of:=[.$A$3]*SIN(RADIANS([.B328]-120))" office:value-type="float" office:value="-224.007656009219" calcext:value-type="float">
            <text:p>-224,0</text:p>
          </table:table-cell>
          <table:table-cell table:formula="of:=[.$A$3]*SIN(RADIANS([.B328]+120))" office:value-type="float" office:value="509.75522968277" calcext:value-type="float">
            <text:p>509,8</text:p>
          </table:table-cell>
          <table:table-cell table:style-name="ce10"/>
          <table:table-cell table:style-name="ce6" table:formula="of:=(MIN([.C328];[.D328];[.E328])+MAX([.C328];[.D328];[.E328]))/2" office:value-type="float" office:value="112.003828004609" calcext:value-type="float">
            <text:p>112,0</text:p>
          </table:table-cell>
          <table:table-cell table:style-name="ce12" table:formula="of:=([.C328]-[.G328]+[.$A$3])/2" office:value-type="float" office:value="56.624299160919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8]-[.G328]+[.$A$3])/2" office:value-type="float" office:value="87.494257993086" calcext:value-type="float">
            <text:p>87</text:p>
          </table:table-cell>
          <table:table-cell table:style-name="ce12" table:formula="of:=([.E328]-[.G328]+[.$A$3])/2" office:value-type="float" office:value="454.37570083908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328]+1" office:value-type="float" office:value="327" calcext:value-type="float">
            <text:p>327</text:p>
          </table:table-cell>
          <table:table-cell table:formula="of:=[.$A$3]*SIN(RADIANS([.B329]))" office:value-type="float" office:value="-278.310546892679" calcext:value-type="float">
            <text:p>-278,3</text:p>
          </table:table-cell>
          <table:table-cell table:formula="of:=[.$A$3]*SIN(RADIANS([.B329]-120))" office:value-type="float" office:value="-231.989145366908" calcext:value-type="float">
            <text:p>-232,0</text:p>
          </table:table-cell>
          <table:table-cell table:formula="of:=[.$A$3]*SIN(RADIANS([.B329]+120))" office:value-type="float" office:value="510.299692259587" calcext:value-type="float">
            <text:p>510,3</text:p>
          </table:table-cell>
          <table:table-cell table:style-name="ce10"/>
          <table:table-cell table:style-name="ce6" table:formula="of:=(MIN([.C329];[.D329];[.E329])+MAX([.C329];[.D329];[.E329]))/2" office:value-type="float" office:value="115.994572683454" calcext:value-type="float">
            <text:p>116,0</text:p>
          </table:table-cell>
          <table:table-cell table:style-name="ce12" table:formula="of:=([.C329]-[.G329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9]-[.G329]+[.$A$3])/2" office:value-type="float" office:value="81.5081409748187" calcext:value-type="float">
            <text:p>82</text:p>
          </table:table-cell>
          <table:table-cell table:style-name="ce12" table:formula="of:=([.E329]-[.G329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329]+1" office:value-type="float" office:value="328" calcext:value-type="float">
            <text:p>328</text:p>
          </table:table-cell>
          <table:table-cell table:formula="of:=[.$A$3]*SIN(RADIANS([.B330]))" office:value-type="float" office:value="-270.788744023168" calcext:value-type="float">
            <text:p>-270,8</text:p>
          </table:table-cell>
          <table:table-cell table:formula="of:=[.$A$3]*SIN(RADIANS([.B330]-120))" office:value-type="float" office:value="-239.89996858359" calcext:value-type="float">
            <text:p>-239,9</text:p>
          </table:table-cell>
          <table:table-cell table:formula="of:=[.$A$3]*SIN(RADIANS([.B330]+120))" office:value-type="float" office:value="510.688712606758" calcext:value-type="float">
            <text:p>510,7</text:p>
          </table:table-cell>
          <table:table-cell table:style-name="ce10"/>
          <table:table-cell table:style-name="ce6" table:formula="of:=(MIN([.C330];[.D330];[.E330])+MAX([.C330];[.D330];[.E330]))/2" office:value-type="float" office:value="119.949984291795" calcext:value-type="float">
            <text:p>119,9</text:p>
          </table:table-cell>
          <table:table-cell table:style-name="ce12" table:formula="of:=([.C330]-[.G330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0]-[.G330]+[.$A$3])/2" office:value-type="float" office:value="75.5750235623073" calcext:value-type="float">
            <text:p>76</text:p>
          </table:table-cell>
          <table:table-cell table:style-name="ce12" table:formula="of:=([.E330]-[.G330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330]+1" office:value-type="float" office:value="329" calcext:value-type="float">
            <text:p>329</text:p>
          </table:table-cell>
          <table:table-cell table:formula="of:=[.$A$3]*SIN(RADIANS([.B331]))" office:value-type="float" office:value="-263.184456279038" calcext:value-type="float">
            <text:p>-263,2</text:p>
          </table:table-cell>
          <table:table-cell table:formula="of:=[.$A$3]*SIN(RADIANS([.B331]-120))" office:value-type="float" office:value="-247.737715945878" calcext:value-type="float">
            <text:p>-247,7</text:p>
          </table:table-cell>
          <table:table-cell table:formula="of:=[.$A$3]*SIN(RADIANS([.B331]+120))" office:value-type="float" office:value="510.922172224916" calcext:value-type="float">
            <text:p>510,9</text:p>
          </table:table-cell>
          <table:table-cell table:style-name="ce10"/>
          <table:table-cell table:style-name="ce6" table:formula="of:=(MIN([.C331];[.D331];[.E331])+MAX([.C331];[.D331];[.E331]))/2" office:value-type="float" office:value="123.868857972939" calcext:value-type="float">
            <text:p>123,9</text:p>
          </table:table-cell>
          <table:table-cell table:style-name="ce12" table:formula="of:=([.C331]-[.G331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1]-[.G331]+[.$A$3])/2" office:value-type="float" office:value="69.6967130405914" calcext:value-type="float">
            <text:p>70</text:p>
          </table:table-cell>
          <table:table-cell table:style-name="ce12" table:formula="of:=([.E331]-[.G331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331]+1" office:value-type="float" office:value="330" calcext:value-type="float">
            <text:p>330</text:p>
          </table:table-cell>
          <table:table-cell table:formula="of:=[.$A$3]*SIN(RADIANS([.B332]))" office:value-type="float" office:value="-255.5" calcext:value-type="float">
            <text:p>-255,5</text:p>
          </table:table-cell>
          <table:table-cell table:formula="of:=[.$A$3]*SIN(RADIANS([.B332]-120))" office:value-type="float" office:value="-255.5" calcext:value-type="float">
            <text:p>-255,5</text:p>
          </table:table-cell>
          <table:table-cell table:formula="of:=[.$A$3]*SIN(RADIANS([.B332]+120))" office:value-type="float" office:value="511" calcext:value-type="float">
            <text:p>511,0</text:p>
          </table:table-cell>
          <table:table-cell table:style-name="ce10"/>
          <table:table-cell table:style-name="ce6" table:formula="of:=(MIN([.C332];[.D332];[.E332])+MAX([.C332];[.D332];[.E332]))/2" office:value-type="float" office:value="127.75" calcext:value-type="float">
            <text:p>127,8</text:p>
          </table:table-cell>
          <table:table-cell table:style-name="ce12" table:formula="of:=([.C332]-[.G332]+[.$A$3])/2" office:value-type="float" office:value="63.8749999999999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2]-[.G332]+[.$A$3])/2" office:value-type="float" office:value="63.875" calcext:value-type="float">
            <text:p>64</text:p>
          </table:table-cell>
          <table:table-cell table:style-name="ce12" table:formula="of:=([.E332]-[.G332]+[.$A$3])/2" office:value-type="float" office:value="447.125" calcext:value-type="float">
            <text:p>447</text:p>
          </table:table-cell>
          <table:table-cell table:style-name="ce10"/>
        </table:table-row>
        <table:table-row table:style-name="ro1">
          <table:table-cell/>
          <table:table-cell table:style-name="ce2" table:formula="of:=[.B332]+1" office:value-type="float" office:value="331" calcext:value-type="float">
            <text:p>331</text:p>
          </table:table-cell>
          <table:table-cell table:formula="of:=[.$A$3]*SIN(RADIANS([.B333]))" office:value-type="float" office:value="-247.737715945878" calcext:value-type="float">
            <text:p>-247,7</text:p>
          </table:table-cell>
          <table:table-cell table:formula="of:=[.$A$3]*SIN(RADIANS([.B333]-120))" office:value-type="float" office:value="-263.184456279038" calcext:value-type="float">
            <text:p>-263,2</text:p>
          </table:table-cell>
          <table:table-cell table:formula="of:=[.$A$3]*SIN(RADIANS([.B333]+120))" office:value-type="float" office:value="510.922172224916" calcext:value-type="float">
            <text:p>510,9</text:p>
          </table:table-cell>
          <table:table-cell table:style-name="ce10"/>
          <table:table-cell table:style-name="ce6" table:formula="of:=(MIN([.C333];[.D333];[.E333])+MAX([.C333];[.D333];[.E333]))/2" office:value-type="float" office:value="123.868857972939" calcext:value-type="float">
            <text:p>123,9</text:p>
          </table:table-cell>
          <table:table-cell table:style-name="ce12" table:formula="of:=([.C333]-[.G333]+[.$A$3])/2" office:value-type="float" office:value="69.6967130405914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3]-[.G333]+[.$A$3])/2" office:value-type="float" office:value="61.9733428740116" calcext:value-type="float">
            <text:p>62</text:p>
          </table:table-cell>
          <table:table-cell table:style-name="ce12" table:formula="of:=([.E333]-[.G333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333]+1" office:value-type="float" office:value="332" calcext:value-type="float">
            <text:p>332</text:p>
          </table:table-cell>
          <table:table-cell table:formula="of:=[.$A$3]*SIN(RADIANS([.B334]))" office:value-type="float" office:value="-239.89996858359" calcext:value-type="float">
            <text:p>-239,9</text:p>
          </table:table-cell>
          <table:table-cell table:formula="of:=[.$A$3]*SIN(RADIANS([.B334]-120))" office:value-type="float" office:value="-270.788744023168" calcext:value-type="float">
            <text:p>-270,8</text:p>
          </table:table-cell>
          <table:table-cell table:formula="of:=[.$A$3]*SIN(RADIANS([.B334]+120))" office:value-type="float" office:value="510.688712606758" calcext:value-type="float">
            <text:p>510,7</text:p>
          </table:table-cell>
          <table:table-cell table:style-name="ce10"/>
          <table:table-cell table:style-name="ce6" table:formula="of:=(MIN([.C334];[.D334];[.E334])+MAX([.C334];[.D334];[.E334]))/2" office:value-type="float" office:value="119.949984291795" calcext:value-type="float">
            <text:p>119,9</text:p>
          </table:table-cell>
          <table:table-cell table:style-name="ce12" table:formula="of:=([.C334]-[.G334]+[.$A$3])/2" office:value-type="float" office:value="75.5750235623073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4]-[.G334]+[.$A$3])/2" office:value-type="float" office:value="60.1306358425186" calcext:value-type="float">
            <text:p>60</text:p>
          </table:table-cell>
          <table:table-cell table:style-name="ce12" table:formula="of:=([.E334]-[.G334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334]+1" office:value-type="float" office:value="333" calcext:value-type="float">
            <text:p>333</text:p>
          </table:table-cell>
          <table:table-cell table:formula="of:=[.$A$3]*SIN(RADIANS([.B335]))" office:value-type="float" office:value="-231.989145366908" calcext:value-type="float">
            <text:p>-232,0</text:p>
          </table:table-cell>
          <table:table-cell table:formula="of:=[.$A$3]*SIN(RADIANS([.B335]-120))" office:value-type="float" office:value="-278.310546892679" calcext:value-type="float">
            <text:p>-278,3</text:p>
          </table:table-cell>
          <table:table-cell table:formula="of:=[.$A$3]*SIN(RADIANS([.B335]+120))" office:value-type="float" office:value="510.299692259587" calcext:value-type="float">
            <text:p>510,3</text:p>
          </table:table-cell>
          <table:table-cell table:style-name="ce10"/>
          <table:table-cell table:style-name="ce6" table:formula="of:=(MIN([.C335];[.D335];[.E335])+MAX([.C335];[.D335];[.E335]))/2" office:value-type="float" office:value="115.994572683454" calcext:value-type="float">
            <text:p>116,0</text:p>
          </table:table-cell>
          <table:table-cell table:style-name="ce12" table:formula="of:=([.C335]-[.G335]+[.$A$3])/2" office:value-type="float" office:value="81.5081409748187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5]-[.G335]+[.$A$3])/2" office:value-type="float" office:value="58.3474402119335" calcext:value-type="float">
            <text:p>58</text:p>
          </table:table-cell>
          <table:table-cell table:style-name="ce12" table:formula="of:=([.E335]-[.G335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335]+1" office:value-type="float" office:value="334" calcext:value-type="float">
            <text:p>334</text:p>
          </table:table-cell>
          <table:table-cell table:formula="of:=[.$A$3]*SIN(RADIANS([.B336]))" office:value-type="float" office:value="-224.007656009219" calcext:value-type="float">
            <text:p>-224,0</text:p>
          </table:table-cell>
          <table:table-cell table:formula="of:=[.$A$3]*SIN(RADIANS([.B336]-120))" office:value-type="float" office:value="-285.747573673552" calcext:value-type="float">
            <text:p>-285,7</text:p>
          </table:table-cell>
          <table:table-cell table:formula="of:=[.$A$3]*SIN(RADIANS([.B336]+120))" office:value-type="float" office:value="509.75522968277" calcext:value-type="float">
            <text:p>509,8</text:p>
          </table:table-cell>
          <table:table-cell table:style-name="ce10"/>
          <table:table-cell table:style-name="ce6" table:formula="of:=(MIN([.C336];[.D336];[.E336])+MAX([.C336];[.D336];[.E336]))/2" office:value-type="float" office:value="112.003828004609" calcext:value-type="float">
            <text:p>112,0</text:p>
          </table:table-cell>
          <table:table-cell table:style-name="ce12" table:formula="of:=([.C336]-[.G336]+[.$A$3])/2" office:value-type="float" office:value="87.494257993086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6]-[.G336]+[.$A$3])/2" office:value-type="float" office:value="56.6242991609196" calcext:value-type="float">
            <text:p>57</text:p>
          </table:table-cell>
          <table:table-cell table:style-name="ce12" table:formula="of:=([.E336]-[.G336]+[.$A$3])/2" office:value-type="float" office:value="454.37570083908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336]+1" office:value-type="float" office:value="335" calcext:value-type="float">
            <text:p>335</text:p>
          </table:table-cell>
          <table:table-cell table:formula="of:=[.$A$3]*SIN(RADIANS([.B337]))" office:value-type="float" office:value="-215.957931749497" calcext:value-type="float">
            <text:p>-216,0</text:p>
          </table:table-cell>
          <table:table-cell table:formula="of:=[.$A$3]*SIN(RADIANS([.B337]-120))" office:value-type="float" office:value="-293.097558975385" calcext:value-type="float">
            <text:p>-293,1</text:p>
          </table:table-cell>
          <table:table-cell table:formula="of:=[.$A$3]*SIN(RADIANS([.B337]+120))" office:value-type="float" office:value="509.055490724882" calcext:value-type="float">
            <text:p>509,1</text:p>
          </table:table-cell>
          <table:table-cell table:style-name="ce10"/>
          <table:table-cell table:style-name="ce6" table:formula="of:=(MIN([.C337];[.D337];[.E337])+MAX([.C337];[.D337];[.E337]))/2" office:value-type="float" office:value="107.978965874749" calcext:value-type="float">
            <text:p>108,0</text:p>
          </table:table-cell>
          <table:table-cell table:style-name="ce12" table:formula="of:=([.C337]-[.G337]+[.$A$3])/2" office:value-type="float" office:value="93.531551187877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7]-[.G337]+[.$A$3])/2" office:value-type="float" office:value="54.9617375749334" calcext:value-type="float">
            <text:p>55</text:p>
          </table:table-cell>
          <table:table-cell table:style-name="ce12" table:formula="of:=([.E337]-[.G33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337]+1" office:value-type="float" office:value="336" calcext:value-type="float">
            <text:p>336</text:p>
          </table:table-cell>
          <table:table-cell table:formula="of:=[.$A$3]*SIN(RADIANS([.B338]))" office:value-type="float" office:value="-207.842424611734" calcext:value-type="float">
            <text:p>-207,8</text:p>
          </table:table-cell>
          <table:table-cell table:formula="of:=[.$A$3]*SIN(RADIANS([.B338]-120))" office:value-type="float" office:value="-300.358263921454" calcext:value-type="float">
            <text:p>-300,4</text:p>
          </table:table-cell>
          <table:table-cell table:formula="of:=[.$A$3]*SIN(RADIANS([.B338]+120))" office:value-type="float" office:value="508.200688533188" calcext:value-type="float">
            <text:p>508,2</text:p>
          </table:table-cell>
          <table:table-cell table:style-name="ce10"/>
          <table:table-cell table:style-name="ce6" table:formula="of:=(MIN([.C338];[.D338];[.E338])+MAX([.C338];[.D338];[.E338]))/2" office:value-type="float" office:value="103.921212305867" calcext:value-type="float">
            <text:p>103,9</text:p>
          </table:table-cell>
          <table:table-cell table:style-name="ce12" table:formula="of:=([.C338]-[.G338]+[.$A$3])/2" office:value-type="float" office:value="99.6181815411996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8]-[.G338]+[.$A$3])/2" office:value-type="float" office:value="53.3602618863397" calcext:value-type="float">
            <text:p>53</text:p>
          </table:table-cell>
          <table:table-cell table:style-name="ce12" table:formula="of:=([.E338]-[.G338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338]+1" office:value-type="float" office:value="337" calcext:value-type="float">
            <text:p>337</text:p>
          </table:table-cell>
          <table:table-cell table:formula="of:=[.$A$3]*SIN(RADIANS([.B339]))" office:value-type="float" office:value="-199.663606658019" calcext:value-type="float">
            <text:p>-199,7</text:p>
          </table:table-cell>
          <table:table-cell table:formula="of:=[.$A$3]*SIN(RADIANS([.B339]-120))" office:value-type="float" office:value="-307.527476830697" calcext:value-type="float">
            <text:p>-307,5</text:p>
          </table:table-cell>
          <table:table-cell table:formula="of:=[.$A$3]*SIN(RADIANS([.B339]+120))" office:value-type="float" office:value="507.191083488716" calcext:value-type="float">
            <text:p>507,2</text:p>
          </table:table-cell>
          <table:table-cell table:style-name="ce10"/>
          <table:table-cell table:style-name="ce6" table:formula="of:=(MIN([.C339];[.D339];[.E339])+MAX([.C339];[.D339];[.E339]))/2" office:value-type="float" office:value="99.8318033290094" calcext:value-type="float">
            <text:p>99,8</text:p>
          </table:table-cell>
          <table:table-cell table:style-name="ce12" table:formula="of:=([.C339]-[.G339]+[.$A$3])/2" office:value-type="float" office:value="105.75229500648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9]-[.G339]+[.$A$3])/2" office:value-type="float" office:value="51.8203599201469" calcext:value-type="float">
            <text:p>52</text:p>
          </table:table-cell>
          <table:table-cell table:style-name="ce12" table:formula="of:=([.E339]-[.G339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339]+1" office:value-type="float" office:value="338" calcext:value-type="float">
            <text:p>338</text:p>
          </table:table-cell>
          <table:table-cell table:formula="of:=[.$A$3]*SIN(RADIANS([.B340]))" office:value-type="float" office:value="-191.423969235531" calcext:value-type="float">
            <text:p>-191,4</text:p>
          </table:table-cell>
          <table:table-cell table:formula="of:=[.$A$3]*SIN(RADIANS([.B340]-120))" office:value-type="float" office:value="-314.603013891411" calcext:value-type="float">
            <text:p>-314,6</text:p>
          </table:table-cell>
          <table:table-cell table:formula="of:=[.$A$3]*SIN(RADIANS([.B340]+120))" office:value-type="float" office:value="506.026983126943" calcext:value-type="float">
            <text:p>506,0</text:p>
          </table:table-cell>
          <table:table-cell table:style-name="ce10"/>
          <table:table-cell table:style-name="ce6" table:formula="of:=(MIN([.C340];[.D340];[.E340])+MAX([.C340];[.D340];[.E340]))/2" office:value-type="float" office:value="95.7119846177656" calcext:value-type="float">
            <text:p>95,7</text:p>
          </table:table-cell>
          <table:table-cell table:style-name="ce12" table:formula="of:=([.C340]-[.G340]+[.$A$3])/2" office:value-type="float" office:value="111.932023073352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0]-[.G340]+[.$A$3])/2" office:value-type="float" office:value="50.3425007454115" calcext:value-type="float">
            <text:p>50</text:p>
          </table:table-cell>
          <table:table-cell table:style-name="ce12" table:formula="of:=([.E340]-[.G340]+[.$A$3])/2" office:value-type="float" office:value="460.657499254589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340]+1" office:value-type="float" office:value="339" calcext:value-type="float">
            <text:p>339</text:p>
          </table:table-cell>
          <table:table-cell table:formula="of:=[.$A$3]*SIN(RADIANS([.B341]))" office:value-type="float" office:value="-183.126022217649" calcext:value-type="float">
            <text:p>-183,1</text:p>
          </table:table-cell>
          <table:table-cell table:formula="of:=[.$A$3]*SIN(RADIANS([.B341]-120))" office:value-type="float" office:value="-321.582719826467" calcext:value-type="float">
            <text:p>-321,6</text:p>
          </table:table-cell>
          <table:table-cell table:formula="of:=[.$A$3]*SIN(RADIANS([.B341]+120))" office:value-type="float" office:value="504.708742044115" calcext:value-type="float">
            <text:p>504,7</text:p>
          </table:table-cell>
          <table:table-cell table:style-name="ce10"/>
          <table:table-cell table:style-name="ce6" table:formula="of:=(MIN([.C341];[.D341];[.E341])+MAX([.C341];[.D341];[.E341]))/2" office:value-type="float" office:value="91.5630111088242" calcext:value-type="float">
            <text:p>91,6</text:p>
          </table:table-cell>
          <table:table-cell table:style-name="ce12" table:formula="of:=([.C341]-[.G341]+[.$A$3])/2" office:value-type="float" office:value="118.155483336764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1]-[.G341]+[.$A$3])/2" office:value-type="float" office:value="48.9271345323544" calcext:value-type="float">
            <text:p>49</text:p>
          </table:table-cell>
          <table:table-cell table:style-name="ce12" table:formula="of:=([.E341]-[.G341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341]+1" office:value-type="float" office:value="340" calcext:value-type="float">
            <text:p>340</text:p>
          </table:table-cell>
          <table:table-cell table:formula="of:=[.$A$3]*SIN(RADIANS([.B342]))" office:value-type="float" office:value="-174.772293239417" calcext:value-type="float">
            <text:p>-174,8</text:p>
          </table:table-cell>
          <table:table-cell table:formula="of:=[.$A$3]*SIN(RADIANS([.B342]-120))" office:value-type="float" office:value="-328.464468549822" calcext:value-type="float">
            <text:p>-328,5</text:p>
          </table:table-cell>
          <table:table-cell table:formula="of:=[.$A$3]*SIN(RADIANS([.B342]+120))" office:value-type="float" office:value="503.236761789238" calcext:value-type="float">
            <text:p>503,2</text:p>
          </table:table-cell>
          <table:table-cell table:style-name="ce10"/>
          <table:table-cell table:style-name="ce6" table:formula="of:=(MIN([.C342];[.D342];[.E342])+MAX([.C342];[.D342];[.E342]))/2" office:value-type="float" office:value="87.3861466197084" calcext:value-type="float">
            <text:p>87,4</text:p>
          </table:table-cell>
          <table:table-cell table:style-name="ce12" table:formula="of:=([.C342]-[.G342]+[.$A$3])/2" office:value-type="float" office:value="124.420780070437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2]-[.G342]+[.$A$3])/2" office:value-type="float" office:value="47.574692415235" calcext:value-type="float">
            <text:p>48</text:p>
          </table:table-cell>
          <table:table-cell table:style-name="ce12" table:formula="of:=([.E342]-[.G34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342]+1" office:value-type="float" office:value="341" calcext:value-type="float">
            <text:p>341</text:p>
          </table:table-cell>
          <table:table-cell table:formula="of:=[.$A$3]*SIN(RADIANS([.B343]))" office:value-type="float" office:value="-166.365326927607" calcext:value-type="float">
            <text:p>-166,4</text:p>
          </table:table-cell>
          <table:table-cell table:formula="of:=[.$A$3]*SIN(RADIANS([.B343]-120))" office:value-type="float" office:value="-335.246163814149" calcext:value-type="float">
            <text:p>-335,2</text:p>
          </table:table-cell>
          <table:table-cell table:formula="of:=[.$A$3]*SIN(RADIANS([.B343]+120))" office:value-type="float" office:value="501.611490741756" calcext:value-type="float">
            <text:p>501,6</text:p>
          </table:table-cell>
          <table:table-cell table:style-name="ce10"/>
          <table:table-cell table:style-name="ce6" table:formula="of:=(MIN([.C343];[.D343];[.E343])+MAX([.C343];[.D343];[.E343]))/2" office:value-type="float" office:value="83.1826634638036" calcext:value-type="float">
            <text:p>83,2</text:p>
          </table:table-cell>
          <table:table-cell table:style-name="ce12" table:formula="of:=([.C343]-[.G343]+[.$A$3])/2" office:value-type="float" office:value="130.726004804295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3]-[.G343]+[.$A$3])/2" office:value-type="float" office:value="46.2855863610237" calcext:value-type="float">
            <text:p>46</text:p>
          </table:table-cell>
          <table:table-cell table:style-name="ce12" table:formula="of:=([.E343]-[.G343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343]+1" office:value-type="float" office:value="342" calcext:value-type="float">
            <text:p>342</text:p>
          </table:table-cell>
          <table:table-cell table:formula="of:=[.$A$3]*SIN(RADIANS([.B344]))" office:value-type="float" office:value="-157.907684125598" calcext:value-type="float">
            <text:p>-157,9</text:p>
          </table:table-cell>
          <table:table-cell table:formula="of:=[.$A$3]*SIN(RADIANS([.B344]-120))" office:value-type="float" office:value="-341.925739849377" calcext:value-type="float">
            <text:p>-341,9</text:p>
          </table:table-cell>
          <table:table-cell table:formula="of:=[.$A$3]*SIN(RADIANS([.B344]+120))" office:value-type="float" office:value="499.833423974975" calcext:value-type="float">
            <text:p>499,8</text:p>
          </table:table-cell>
          <table:table-cell table:style-name="ce10"/>
          <table:table-cell table:style-name="ce6" table:formula="of:=(MIN([.C344];[.D344];[.E344])+MAX([.C344];[.D344];[.E344]))/2" office:value-type="float" office:value="78.9538420627991" calcext:value-type="float">
            <text:p>79,0</text:p>
          </table:table-cell>
          <table:table-cell table:style-name="ce12" table:formula="of:=([.C344]-[.G344]+[.$A$3])/2" office:value-type="float" office:value="137.069236905801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4]-[.G344]+[.$A$3])/2" office:value-type="float" office:value="45.0602090439122" calcext:value-type="float">
            <text:p>45</text:p>
          </table:table-cell>
          <table:table-cell table:style-name="ce12" table:formula="of:=([.E344]-[.G344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344]+1" office:value-type="float" office:value="343" calcext:value-type="float">
            <text:p>343</text:p>
          </table:table-cell>
          <table:table-cell table:formula="of:=[.$A$3]*SIN(RADIANS([.B345]))" office:value-type="float" office:value="-149.401941113319" calcext:value-type="float">
            <text:p>-149,4</text:p>
          </table:table-cell>
          <table:table-cell table:formula="of:=[.$A$3]*SIN(RADIANS([.B345]-120))" office:value-type="float" office:value="-348.501161991937" calcext:value-type="float">
            <text:p>-348,5</text:p>
          </table:table-cell>
          <table:table-cell table:formula="of:=[.$A$3]*SIN(RADIANS([.B345]+120))" office:value-type="float" office:value="497.903103105255" calcext:value-type="float">
            <text:p>497,9</text:p>
          </table:table-cell>
          <table:table-cell table:style-name="ce10"/>
          <table:table-cell table:style-name="ce6" table:formula="of:=(MIN([.C345];[.D345];[.E345])+MAX([.C345];[.D345];[.E345]))/2" office:value-type="float" office:value="74.7009705566593" calcext:value-type="float">
            <text:p>74,7</text:p>
          </table:table-cell>
          <table:table-cell table:style-name="ce12" table:formula="of:=([.C345]-[.G345]+[.$A$3])/2" office:value-type="float" office:value="143.448544165011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5]-[.G345]+[.$A$3])/2" office:value-type="float" office:value="43.898933725702" calcext:value-type="float">
            <text:p>44</text:p>
          </table:table-cell>
          <table:table-cell table:style-name="ce12" table:formula="of:=([.E345]-[.G345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345]+1" office:value-type="float" office:value="344" calcext:value-type="float">
            <text:p>344</text:p>
          </table:table-cell>
          <table:table-cell table:formula="of:=[.$A$3]*SIN(RADIANS([.B346]))" office:value-type="float" office:value="-140.850688822486" calcext:value-type="float">
            <text:p>-140,9</text:p>
          </table:table-cell>
          <table:table-cell table:formula="of:=[.$A$3]*SIN(RADIANS([.B346]-120))" office:value-type="float" office:value="-354.970427304548" calcext:value-type="float">
            <text:p>-355,0</text:p>
          </table:table-cell>
          <table:table-cell table:formula="of:=[.$A$3]*SIN(RADIANS([.B346]+120))" office:value-type="float" office:value="495.821116127034" calcext:value-type="float">
            <text:p>495,8</text:p>
          </table:table-cell>
          <table:table-cell table:style-name="ce10"/>
          <table:table-cell table:style-name="ce6" table:formula="of:=(MIN([.C346];[.D346];[.E346])+MAX([.C346];[.D346];[.E346]))/2" office:value-type="float" office:value="70.4253444112433" calcext:value-type="float">
            <text:p>70,4</text:p>
          </table:table-cell>
          <table:table-cell table:style-name="ce12" table:formula="of:=([.C346]-[.G346]+[.$A$3])/2" office:value-type="float" office:value="149.861983383135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6]-[.G346]+[.$A$3])/2" office:value-type="float" office:value="42.8021141421046" calcext:value-type="float">
            <text:p>43</text:p>
          </table:table-cell>
          <table:table-cell table:style-name="ce12" table:formula="of:=([.E346]-[.G346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346]+1" office:value-type="float" office:value="345" calcext:value-type="float">
            <text:p>345</text:p>
          </table:table-cell>
          <table:table-cell table:formula="of:=[.$A$3]*SIN(RADIANS([.B347]))" office:value-type="float" office:value="-132.256532047388" calcext:value-type="float">
            <text:p>-132,3</text:p>
          </table:table-cell>
          <table:table-cell table:formula="of:=[.$A$3]*SIN(RADIANS([.B347]-120))" office:value-type="float" office:value="-361.331565186326" calcext:value-type="float">
            <text:p>-361,3</text:p>
          </table:table-cell>
          <table:table-cell table:formula="of:=[.$A$3]*SIN(RADIANS([.B347]+120))" office:value-type="float" office:value="493.588097233714" calcext:value-type="float">
            <text:p>493,6</text:p>
          </table:table-cell>
          <table:table-cell table:style-name="ce10"/>
          <table:table-cell table:style-name="ce6" table:formula="of:=(MIN([.C347];[.D347];[.E347])+MAX([.C347];[.D347];[.E347]))/2" office:value-type="float" office:value="66.1282660236941" calcext:value-type="float">
            <text:p>66,1</text:p>
          </table:table-cell>
          <table:table-cell table:style-name="ce12" table:formula="of:=([.C347]-[.G347]+[.$A$3])/2" office:value-type="float" office:value="156.307600964459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7]-[.G347]+[.$A$3])/2" office:value-type="float" office:value="41.7700843949901" calcext:value-type="float">
            <text:p>42</text:p>
          </table:table-cell>
          <table:table-cell table:style-name="ce12" table:formula="of:=([.E347]-[.G34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347]+1" office:value-type="float" office:value="346" calcext:value-type="float">
            <text:p>346</text:p>
          </table:table-cell>
          <table:table-cell table:formula="of:=[.$A$3]*SIN(RADIANS([.B348]))" office:value-type="float" office:value="-123.62208865143" calcext:value-type="float">
            <text:p>-123,6</text:p>
          </table:table-cell>
          <table:table-cell table:formula="of:=[.$A$3]*SIN(RADIANS([.B348]-120))" office:value-type="float" office:value="-367.582637973051" calcext:value-type="float">
            <text:p>-367,6</text:p>
          </table:table-cell>
          <table:table-cell table:formula="of:=[.$A$3]*SIN(RADIANS([.B348]+120))" office:value-type="float" office:value="491.204726624481" calcext:value-type="float">
            <text:p>491,2</text:p>
          </table:table-cell>
          <table:table-cell table:style-name="ce10"/>
          <table:table-cell table:style-name="ce6" table:formula="of:=(MIN([.C348];[.D348];[.E348])+MAX([.C348];[.D348];[.E348]))/2" office:value-type="float" office:value="61.8110443257151" calcext:value-type="float">
            <text:p>61,8</text:p>
          </table:table-cell>
          <table:table-cell table:style-name="ce12" table:formula="of:=([.C348]-[.G348]+[.$A$3])/2" office:value-type="float" office:value="162.783433511427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8]-[.G348]+[.$A$3])/2" office:value-type="float" office:value="40.8031588506171" calcext:value-type="float">
            <text:p>41</text:p>
          </table:table-cell>
          <table:table-cell table:style-name="ce12" table:formula="of:=([.E348]-[.G348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348]+1" office:value-type="float" office:value="347" calcext:value-type="float">
            <text:p>347</text:p>
          </table:table-cell>
          <table:table-cell table:formula="of:=[.$A$3]*SIN(RADIANS([.B349]))" office:value-type="float" office:value="-114.949988769715" calcext:value-type="float">
            <text:p>-114,9</text:p>
          </table:table-cell>
          <table:table-cell table:formula="of:=[.$A$3]*SIN(RADIANS([.B349]-120))" office:value-type="float" office:value="-373.721741527396" calcext:value-type="float">
            <text:p>-373,7</text:p>
          </table:table-cell>
          <table:table-cell table:formula="of:=[.$A$3]*SIN(RADIANS([.B349]+120))" office:value-type="float" office:value="488.671730297111" calcext:value-type="float">
            <text:p>488,7</text:p>
          </table:table-cell>
          <table:table-cell table:style-name="ce10"/>
          <table:table-cell table:style-name="ce6" table:formula="of:=(MIN([.C349];[.D349];[.E349])+MAX([.C349];[.D349];[.E349]))/2" office:value-type="float" office:value="57.4749943848576" calcext:value-type="float">
            <text:p>57,5</text:p>
          </table:table-cell>
          <table:table-cell table:style-name="ce12" table:formula="of:=([.C349]-[.G349]+[.$A$3])/2" office:value-type="float" office:value="169.287508422714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9]-[.G349]+[.$A$3])/2" office:value-type="float" office:value="39.9016320438732" calcext:value-type="float">
            <text:p>40</text:p>
          </table:table-cell>
          <table:table-cell table:style-name="ce12" table:formula="of:=([.E349]-[.G349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349]+1" office:value-type="float" office:value="348" calcext:value-type="float">
            <text:p>348</text:p>
          </table:table-cell>
          <table:table-cell table:formula="of:=[.$A$3]*SIN(RADIANS([.B350]))" office:value-type="float" office:value="-106.242874007875" calcext:value-type="float">
            <text:p>-106,2</text:p>
          </table:table-cell>
          <table:table-cell table:formula="of:=[.$A$3]*SIN(RADIANS([.B350]-120))" office:value-type="float" office:value="-379.747005818949" calcext:value-type="float">
            <text:p>-379,7</text:p>
          </table:table-cell>
          <table:table-cell table:formula="of:=[.$A$3]*SIN(RADIANS([.B350]+120))" office:value-type="float" office:value="485.989879826824" calcext:value-type="float">
            <text:p>486,0</text:p>
          </table:table-cell>
          <table:table-cell table:style-name="ce10"/>
          <table:table-cell table:style-name="ce6" table:formula="of:=(MIN([.C350];[.D350];[.E350])+MAX([.C350];[.D350];[.E350]))/2" office:value-type="float" office:value="53.1214370039375" calcext:value-type="float">
            <text:p>53,1</text:p>
          </table:table-cell>
          <table:table-cell table:style-name="ce12" table:formula="of:=([.C350]-[.G350]+[.$A$3])/2" office:value-type="float" office:value="175.817844494094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0]-[.G350]+[.$A$3])/2" office:value-type="float" office:value="39.065778588557" calcext:value-type="float">
            <text:p>39</text:p>
          </table:table-cell>
          <table:table-cell table:style-name="ce12" table:formula="of:=([.E350]-[.G350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350]+1" office:value-type="float" office:value="349" calcext:value-type="float">
            <text:p>349</text:p>
          </table:table-cell>
          <table:table-cell table:formula="of:=[.$A$3]*SIN(RADIANS([.B351]))" office:value-type="float" office:value="-97.5033966374143" calcext:value-type="float">
            <text:p>-97,5</text:p>
          </table:table-cell>
          <table:table-cell table:formula="of:=[.$A$3]*SIN(RADIANS([.B351]-120))" office:value-type="float" office:value="-385.656595493836" calcext:value-type="float">
            <text:p>-385,7</text:p>
          </table:table-cell>
          <table:table-cell table:formula="of:=[.$A$3]*SIN(RADIANS([.B351]+120))" office:value-type="float" office:value="483.159992131251" calcext:value-type="float">
            <text:p>483,2</text:p>
          </table:table-cell>
          <table:table-cell table:style-name="ce10"/>
          <table:table-cell table:style-name="ce6" table:formula="of:=(MIN([.C351];[.D351];[.E351])+MAX([.C351];[.D351];[.E351]))/2" office:value-type="float" office:value="48.7516983187072" calcext:value-type="float">
            <text:p>48,8</text:p>
          </table:table-cell>
          <table:table-cell table:style-name="ce12" table:formula="of:=([.C351]-[.G351]+[.$A$3])/2" office:value-type="float" office:value="182.372452521939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1]-[.G351]+[.$A$3])/2" office:value-type="float" office:value="38.2958530937282" calcext:value-type="float">
            <text:p>38</text:p>
          </table:table-cell>
          <table:table-cell table:style-name="ce12" table:formula="of:=([.E351]-[.G351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51]+1" office:value-type="float" office:value="350" calcext:value-type="float">
            <text:p>350</text:p>
          </table:table-cell>
          <table:table-cell table:formula="of:=[.$A$3]*SIN(RADIANS([.B352]))" office:value-type="float" office:value="-88.7342187878014" calcext:value-type="float">
            <text:p>-88,7</text:p>
          </table:table-cell>
          <table:table-cell table:formula="of:=[.$A$3]*SIN(RADIANS([.B352]-120))" office:value-type="float" office:value="-391.448710433798" calcext:value-type="float">
            <text:p>-391,4</text:p>
          </table:table-cell>
          <table:table-cell table:formula="of:=[.$A$3]*SIN(RADIANS([.B352]+120))" office:value-type="float" office:value="480.182929221599" calcext:value-type="float">
            <text:p>480,2</text:p>
          </table:table-cell>
          <table:table-cell table:style-name="ce10"/>
          <table:table-cell table:style-name="ce6" table:formula="of:=(MIN([.C352];[.D352];[.E352])+MAX([.C352];[.D352];[.E352]))/2" office:value-type="float" office:value="44.3671093939008" calcext:value-type="float">
            <text:p>44,4</text:p>
          </table:table-cell>
          <table:table-cell table:style-name="ce12" table:formula="of:=([.C352]-[.G352]+[.$A$3])/2" office:value-type="float" office:value="188.949335909149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2]-[.G352]+[.$A$3])/2" office:value-type="float" office:value="37.5920900861507" calcext:value-type="float">
            <text:p>38</text:p>
          </table:table-cell>
          <table:table-cell table:style-name="ce12" table:formula="of:=([.E352]-[.G35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52]+1" office:value-type="float" office:value="351" calcext:value-type="float">
            <text:p>351</text:p>
          </table:table-cell>
          <table:table-cell table:formula="of:=[.$A$3]*SIN(RADIANS([.B353]))" office:value-type="float" office:value="-79.9380116355581" calcext:value-type="float">
            <text:p>-79,9</text:p>
          </table:table-cell>
          <table:table-cell table:formula="of:=[.$A$3]*SIN(RADIANS([.B353]-120))" office:value-type="float" office:value="-397.121586304512" calcext:value-type="float">
            <text:p>-397,1</text:p>
          </table:table-cell>
          <table:table-cell table:formula="of:=[.$A$3]*SIN(RADIANS([.B353]+120))" office:value-type="float" office:value="477.05959794007" calcext:value-type="float">
            <text:p>477,1</text:p>
          </table:table-cell>
          <table:table-cell table:style-name="ce10"/>
          <table:table-cell table:style-name="ce6" table:formula="of:=(MIN([.C353];[.D353];[.E353])+MAX([.C353];[.D353];[.E353]))/2" office:value-type="float" office:value="39.9690058177791" calcext:value-type="float">
            <text:p>40,0</text:p>
          </table:table-cell>
          <table:table-cell table:style-name="ce12" table:formula="of:=([.C353]-[.G353]+[.$A$3])/2" office:value-type="float" office:value="195.546491273331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3]-[.G353]+[.$A$3])/2" office:value-type="float" office:value="36.9547039388545" calcext:value-type="float">
            <text:p>37</text:p>
          </table:table-cell>
          <table:table-cell table:style-name="ce12" table:formula="of:=([.E353]-[.G353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353]+1" office:value-type="float" office:value="352" calcext:value-type="float">
            <text:p>352</text:p>
          </table:table-cell>
          <table:table-cell table:formula="of:=[.$A$3]*SIN(RADIANS([.B354]))" office:value-type="float" office:value="-71.1174545905937" calcext:value-type="float">
            <text:p>-71,1</text:p>
          </table:table-cell>
          <table:table-cell table:formula="of:=[.$A$3]*SIN(RADIANS([.B354]-120))" office:value-type="float" office:value="-402.673495093035" calcext:value-type="float">
            <text:p>-402,7</text:p>
          </table:table-cell>
          <table:table-cell table:formula="of:=[.$A$3]*SIN(RADIANS([.B354]+120))" office:value-type="float" office:value="473.790949683628" calcext:value-type="float">
            <text:p>473,8</text:p>
          </table:table-cell>
          <table:table-cell table:style-name="ce10"/>
          <table:table-cell table:style-name="ce6" table:formula="of:=(MIN([.C354];[.D354];[.E354])+MAX([.C354];[.D354];[.E354]))/2" office:value-type="float" office:value="35.5587272952966" calcext:value-type="float">
            <text:p>35,6</text:p>
          </table:table-cell>
          <table:table-cell table:style-name="ce12" table:formula="of:=([.C354]-[.G354]+[.$A$3])/2" office:value-type="float" office:value="202.16190905705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4]-[.G354]+[.$A$3])/2" office:value-type="float" office:value="36.3838888058342" calcext:value-type="float">
            <text:p>36</text:p>
          </table:table-cell>
          <table:table-cell table:style-name="ce12" table:formula="of:=([.E354]-[.G354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54]+1" office:value-type="float" office:value="353" calcext:value-type="float">
            <text:p>353</text:p>
          </table:table-cell>
          <table:table-cell table:formula="of:=[.$A$3]*SIN(RADIANS([.B355]))" office:value-type="float" office:value="-62.2752344800302" calcext:value-type="float">
            <text:p>-62,3</text:p>
          </table:table-cell>
          <table:table-cell table:formula="of:=[.$A$3]*SIN(RADIANS([.B355]-120))" office:value-type="float" office:value="-408.102745634167" calcext:value-type="float">
            <text:p>-408,1</text:p>
          </table:table-cell>
          <table:table-cell table:formula="of:=[.$A$3]*SIN(RADIANS([.B355]+120))" office:value-type="float" office:value="470.377980114197" calcext:value-type="float">
            <text:p>470,4</text:p>
          </table:table-cell>
          <table:table-cell table:style-name="ce10"/>
          <table:table-cell table:style-name="ce6" table:formula="of:=(MIN([.C355];[.D355];[.E355])+MAX([.C355];[.D355];[.E355]))/2" office:value-type="float" office:value="31.1376172400152" calcext:value-type="float">
            <text:p>31,1</text:p>
          </table:table-cell>
          <table:table-cell table:style-name="ce12" table:formula="of:=([.C355]-[.G355]+[.$A$3])/2" office:value-type="float" office:value="208.79357413997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5]-[.G355]+[.$A$3])/2" office:value-type="float" office:value="35.8798185629091" calcext:value-type="float">
            <text:p>36</text:p>
          </table:table-cell>
          <table:table-cell table:style-name="ce12" table:formula="of:=([.E355]-[.G355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55]+1" office:value-type="float" office:value="354" calcext:value-type="float">
            <text:p>354</text:p>
          </table:table-cell>
          <table:table-cell table:formula="of:=[.$A$3]*SIN(RADIANS([.B356]))" office:value-type="float" office:value="-53.4140447297709" calcext:value-type="float">
            <text:p>-53,4</text:p>
          </table:table-cell>
          <table:table-cell table:formula="of:=[.$A$3]*SIN(RADIANS([.B356]-120))" office:value-type="float" office:value="-413.407684125598" calcext:value-type="float">
            <text:p>-413,4</text:p>
          </table:table-cell>
          <table:table-cell table:formula="of:=[.$A$3]*SIN(RADIANS([.B356]+120))" office:value-type="float" office:value="466.821728855369" calcext:value-type="float">
            <text:p>466,8</text:p>
          </table:table-cell>
          <table:table-cell table:style-name="ce10"/>
          <table:table-cell table:style-name="ce6" table:formula="of:=(MIN([.C356];[.D356];[.E356])+MAX([.C356];[.D356];[.E356]))/2" office:value-type="float" office:value="26.7070223648854" calcext:value-type="float">
            <text:p>26,7</text:p>
          </table:table-cell>
          <table:table-cell table:style-name="ce12" table:formula="of:=([.C356]-[.G356]+[.$A$3])/2" office:value-type="float" office:value="215.43946645267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6]-[.G356]+[.$A$3])/2" office:value-type="float" office:value="35.4426467547582" calcext:value-type="float">
            <text:p>35</text:p>
          </table:table-cell>
          <table:table-cell table:style-name="ce12" table:formula="of:=([.E356]-[.G356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6]+1" office:value-type="float" office:value="355" calcext:value-type="float">
            <text:p>355</text:p>
          </table:table-cell>
          <table:table-cell table:formula="of:=[.$A$3]*SIN(RADIANS([.B357]))" office:value-type="float" office:value="-44.5365845440534" calcext:value-type="float">
            <text:p>-44,5</text:p>
          </table:table-cell>
          <table:table-cell table:formula="of:=[.$A$3]*SIN(RADIANS([.B357]-120))" office:value-type="float" office:value="-418.586694631675" calcext:value-type="float">
            <text:p>-418,6</text:p>
          </table:table-cell>
          <table:table-cell table:formula="of:=[.$A$3]*SIN(RADIANS([.B357]+120))" office:value-type="float" office:value="463.123279175728" calcext:value-type="float">
            <text:p>463,1</text:p>
          </table:table-cell>
          <table:table-cell table:style-name="ce10"/>
          <table:table-cell table:style-name="ce6" table:formula="of:=(MIN([.C357];[.D357];[.E357])+MAX([.C357];[.D357];[.E357]))/2" office:value-type="float" office:value="22.2682922720268" calcext:value-type="float">
            <text:p>22,3</text:p>
          </table:table-cell>
          <table:table-cell table:style-name="ce12" table:formula="of:=([.C357]-[.G357]+[.$A$3])/2" office:value-type="float" office:value="222.0975615919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7]-[.G357]+[.$A$3])/2" office:value-type="float" office:value="35.0725065481492" calcext:value-type="float">
            <text:p>35</text:p>
          </table:table-cell>
          <table:table-cell table:style-name="ce12" table:formula="of:=([.E357]-[.G35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7]+1" office:value-type="float" office:value="356" calcext:value-type="float">
            <text:p>356</text:p>
          </table:table-cell>
          <table:table-cell table:formula="of:=[.$A$3]*SIN(RADIANS([.B358]))" office:value-type="float" office:value="-35.6455580832482" calcext:value-type="float">
            <text:p>-35,6</text:p>
          </table:table-cell>
          <table:table-cell table:formula="of:=[.$A$3]*SIN(RADIANS([.B358]-120))" office:value-type="float" office:value="-423.638199575626" calcext:value-type="float">
            <text:p>-423,6</text:p>
          </table:table-cell>
          <table:table-cell table:formula="of:=[.$A$3]*SIN(RADIANS([.B358]+120))" office:value-type="float" office:value="459.283757658874" calcext:value-type="float">
            <text:p>459,3</text:p>
          </table:table-cell>
          <table:table-cell table:style-name="ce10"/>
          <table:table-cell table:style-name="ce6" table:formula="of:=(MIN([.C358];[.D358];[.E358])+MAX([.C358];[.D358];[.E358]))/2" office:value-type="float" office:value="17.822779041624" calcext:value-type="float">
            <text:p>17,8</text:p>
          </table:table-cell>
          <table:table-cell table:style-name="ce12" table:formula="of:=([.C358]-[.G358]+[.$A$3])/2" office:value-type="float" office:value="228.765831437564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8]-[.G358]+[.$A$3])/2" office:value-type="float" office:value="34.7695106913748" calcext:value-type="float">
            <text:p>35</text:p>
          </table:table-cell>
          <table:table-cell table:style-name="ce12" table:formula="of:=([.E358]-[.G358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8]+1" office:value-type="float" office:value="357" calcext:value-type="float">
            <text:p>357</text:p>
          </table:table-cell>
          <table:table-cell table:formula="of:=[.$A$3]*SIN(RADIANS([.B359]))" office:value-type="float" office:value="-26.7436736401446" calcext:value-type="float">
            <text:p>-26,7</text:p>
          </table:table-cell>
          <table:table-cell table:formula="of:=[.$A$3]*SIN(RADIANS([.B359]-120))" office:value-type="float" office:value="-428.560660220112" calcext:value-type="float">
            <text:p>-428,6</text:p>
          </table:table-cell>
          <table:table-cell table:formula="of:=[.$A$3]*SIN(RADIANS([.B359]+120))" office:value-type="float" office:value="455.304333860256" calcext:value-type="float">
            <text:p>455,3</text:p>
          </table:table-cell>
          <table:table-cell table:style-name="ce10"/>
          <table:table-cell table:style-name="ce6" table:formula="of:=(MIN([.C359];[.D359];[.E359])+MAX([.C359];[.D359];[.E359]))/2" office:value-type="float" office:value="13.3718368200721" calcext:value-type="float">
            <text:p>13,4</text:p>
          </table:table-cell>
          <table:table-cell table:style-name="ce12" table:formula="of:=([.C359]-[.G359]+[.$A$3])/2" office:value-type="float" office:value="235.44224476989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9]-[.G359]+[.$A$3])/2" office:value-type="float" office:value="34.5337514799081" calcext:value-type="float">
            <text:p>35</text:p>
          </table:table-cell>
          <table:table-cell table:style-name="ce12" table:formula="of:=([.E359]-[.G359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9]+1" office:value-type="float" office:value="358" calcext:value-type="float">
            <text:p>358</text:p>
          </table:table-cell>
          <table:table-cell table:formula="of:=[.$A$3]*SIN(RADIANS([.B360]))" office:value-type="float" office:value="-17.8336428149779" calcext:value-type="float">
            <text:p>-17,8</text:p>
          </table:table-cell>
          <table:table-cell table:formula="of:=[.$A$3]*SIN(RADIANS([.B360]-120))" office:value-type="float" office:value="-433.352577135934" calcext:value-type="float">
            <text:p>-433,4</text:p>
          </table:table-cell>
          <table:table-cell table:formula="of:=[.$A$3]*SIN(RADIANS([.B360]+120))" office:value-type="float" office:value="451.186219950912" calcext:value-type="float">
            <text:p>451,2</text:p>
          </table:table-cell>
          <table:table-cell table:style-name="ce10"/>
          <table:table-cell table:style-name="ce6" table:formula="of:=(MIN([.C360];[.D360];[.E360])+MAX([.C360];[.D360];[.E360]))/2" office:value-type="float" office:value="8.91682140748907" calcext:value-type="float">
            <text:p>8,9</text:p>
          </table:table-cell>
          <table:table-cell table:style-name="ce12" table:formula="of:=([.C360]-[.G360]+[.$A$3])/2" office:value-type="float" office:value="242.12476788876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0]-[.G360]+[.$A$3])/2" office:value-type="float" office:value="34.3653007282886" calcext:value-type="float">
            <text:p>34</text:p>
          </table:table-cell>
          <table:table-cell table:style-name="ce12" table:formula="of:=([.E360]-[.G360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60]+1" office:value-type="float" office:value="359" calcext:value-type="float">
            <text:p>359</text:p>
          </table:table-cell>
          <table:table-cell table:formula="of:=[.$A$3]*SIN(RADIANS([.B361]))" office:value-type="float" office:value="-8.9181796894519" calcext:value-type="float">
            <text:p>-8,9</text:p>
          </table:table-cell>
          <table:table-cell table:formula="of:=[.$A$3]*SIN(RADIANS([.B361]-120))" office:value-type="float" office:value="-438.012490658779" calcext:value-type="float">
            <text:p>-438,0</text:p>
          </table:table-cell>
          <table:table-cell table:formula="of:=[.$A$3]*SIN(RADIANS([.B361]+120))" office:value-type="float" office:value="446.930670348231" calcext:value-type="float">
            <text:p>446,9</text:p>
          </table:table-cell>
          <table:table-cell table:style-name="ce10"/>
          <table:table-cell table:style-name="ce6" table:formula="of:=(MIN([.C361];[.D361];[.E361])+MAX([.C361];[.D361];[.E361]))/2" office:value-type="float" office:value="4.45908984472595" calcext:value-type="float">
            <text:p>4,5</text:p>
          </table:table-cell>
          <table:table-cell table:style-name="ce12" table:formula="of:=([.C361]-[.G361]+[.$A$3])/2" office:value-type="float" office:value="248.811365232911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1]-[.G361]+[.$A$3])/2" office:value-type="float" office:value="34.2642097482474" calcext:value-type="float">
            <text:p>34</text:p>
          </table:table-cell>
          <table:table-cell table:style-name="ce12" table:formula="of:=([.E361]-[.G361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61]+1" office:value-type="float" office:value="360" calcext:value-type="float">
            <text:p>360</text:p>
          </table:table-cell>
          <table:table-cell table:formula="of:=[.$A$3]*SIN(RADIANS([.B362]))" office:value-type="float" office:value="-0.00000000000012515890287286" calcext:value-type="float">
            <text:p>0,0</text:p>
          </table:table-cell>
          <table:table-cell table:formula="of:=[.$A$3]*SIN(RADIANS([.B362]-120))" office:value-type="float" office:value="-442.538981333848" calcext:value-type="float">
            <text:p>-442,5</text:p>
          </table:table-cell>
          <table:table-cell table:formula="of:=[.$A$3]*SIN(RADIANS([.B362]+120))" office:value-type="float" office:value="442.538981333848" calcext:value-type="float">
            <text:p>442,5</text:p>
          </table:table-cell>
          <table:table-cell table:style-name="ce10"/>
          <table:table-cell table:style-name="ce6" table:formula="of:=(MIN([.C362];[.D362];[.E362])+MAX([.C362];[.D362];[.E362]))/2" office:value-type="float" office:value="0" calcext:value-type="float">
            <text:p>0,0</text:p>
          </table:table-cell>
          <table:table-cell table:style-name="ce12" table:formula="of:=([.C362]-[.G362]+[.$A$3])/2" office:value-type="float" office:value="255.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2]-[.G362]+[.$A$3])/2" office:value-type="float" office:value="34.230509333076" calcext:value-type="float">
            <text:p>34</text:p>
          </table:table-cell>
          <table:table-cell table:style-name="ce12" table:formula="of:=([.E362]-[.G362]+[.$A$3])/2" office:value-type="float" office:value="476.769490666924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</table:table-row>
        <table:table-row table:style-name="ro1" table:number-rows-repeated="10482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 table:formula="of:=[.E10]-10" office:value-type="float" office:value="2" calcext:value-type="float">
            <text:p>2</text:p>
          </table:table-cell>
          <table:table-cell table:formula="of:=[.F10]-10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/>
          <table:table-cell table:formula="of:=[.D18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F18]-6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/>
          <table:table-cell table:formula="of:=[.D19]-6" office:value-type="float" office:value="14" calcext:value-type="float">
            <text:p>14</text:p>
          </table:table-cell>
          <table:table-cell table:formula="of:=[.E19]-6" office:value-type="float" office:value="26" calcext:value-type="float">
            <text:p>26</text:p>
          </table:table-cell>
          <table:table-cell table:formula="of:=[.F19]-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/>
          <table:table-cell table:formula="of:=[.D20]-6" office:value-type="float" office:value="8" calcext:value-type="float">
            <text:p>8</text:p>
          </table:table-cell>
          <table:table-cell table:formula="of:=[.E20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/>
          <table:table-cell table:formula="of:=[.D21]-6" office:value-type="float" office:value="2" calcext:value-type="float">
            <text:p>2</text:p>
          </table:table-cell>
          <table:table-cell table:formula="of:=[.E21]-6" office:value-type="float" office:value="14" calcext:value-type="float">
            <text:p>14</text:p>
          </table:table-cell>
          <table:table-cell table:formula="of:=[.F21]-6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2]-6" office:value-type="float" office:value="8" calcext:value-type="float">
            <text:p>8</text:p>
          </table:table-cell>
          <table:table-cell table:formula="of:=[.F22]-6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-00-0000</text:date>, <text:time style:data-style-name="N2" text:time-value="09:05:32.537447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5-30T09:07:02.659519972</dc:date>
    <meta:editing-duration>P1DT15H8M18S</meta:editing-duration>
    <meta:editing-cycles>22</meta:editing-cycles>
    <meta:generator>LibreOffice/5.2.2.2$Linux_X86_64 LibreOffice_project/20m0$Build-2</meta:generator>
    <meta:document-statistic meta:table-count="2" meta:cell-count="3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style-name="ch1">
        <chart:legend chart:legend-position="end" svg:x="13.336cm" svg:y="3.704cm" style:legend-expansion="high" chart:style-name="ch2"/>
        <chart:plot-area chart:style-name="ch3" table:cell-range-address="Sheet1.B3:Sheet1.E362 Sheet1.C2:Sheet1.E2" chart:data-source-has-labels="both" svg:x="0.32cm" svg:y="0.18cm" svg:width="12.696cm" svg:height="8.642cm">
          <chartooo:coordinate-region svg:x="1.524cm" svg:y="0.379cm" svg:width="11.492cm" svg:height="8.244cm"/>
          <chart:axis chart:dimension="x" chart:name="primary-x" chart:style-name="ch4" chartooo:axis-type="auto">
            <chartooo:date-scale/>
            <chart:categories table:cell-range-address="Sheet1.B3:Sheet1.B3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362" chart:label-cell-address="Sheet1.C2:Sheet1.C2" chart:class="chart:line">
            <chart:data-point chart:repeated="360"/>
          </chart:series>
          <chart:series chart:style-name="ch8" chart:values-cell-range-address="Sheet1.D3:Sheet1.D362" chart:label-cell-address="Sheet1.D2:Sheet1.D2" chart:class="chart:line">
            <chart:data-point chart:repeated="360"/>
          </chart:series>
          <chart:series chart:style-name="ch9" chart:values-cell-range-address="Sheet1.E3:Sheet1.E362" chart:label-cell-address="Sheet1.E2:Sheet1.E2" chart:class="chart:line">
            <chart:data-point chart:repeated="3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362</svg:desc>
                </draw:g>
              </table:table-cell>
              <table:table-cell office:value-type="float" office:value="8.91817968945187">
                <text:p>8.91817968945187</text:p>
                <draw:g>
                  <svg:desc>Sheet1.C3:Sheet1.C362</svg:desc>
                </draw:g>
              </table:table-cell>
              <table:table-cell office:value-type="float" office:value="-446.930670348231">
                <text:p>-446.930670348231</text:p>
                <draw:g>
                  <svg:desc>Sheet1.D3:Sheet1.D362</svg:desc>
                </draw:g>
              </table:table-cell>
              <table:table-cell office:value-type="float" office:value="438.012490658779">
                <text:p>438.012490658779</text:p>
                <draw:g>
                  <svg:desc>Sheet1.E3:Sheet1.E3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833642814978">
                <text:p>17.833642814978</text:p>
              </table:table-cell>
              <table:table-cell office:value-type="float" office:value="-451.186219950912">
                <text:p>-451.186219950912</text:p>
              </table:table-cell>
              <table:table-cell office:value-type="float" office:value="433.352577135934">
                <text:p>433.3525771359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.7436736401443">
                <text:p>26.7436736401443</text:p>
              </table:table-cell>
              <table:table-cell office:value-type="float" office:value="-455.304333860256">
                <text:p>-455.304333860256</text:p>
              </table:table-cell>
              <table:table-cell office:value-type="float" office:value="428.560660220112">
                <text:p>428.5606602201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645558083248">
                <text:p>35.645558083248</text:p>
              </table:table-cell>
              <table:table-cell office:value-type="float" office:value="-459.283757658874">
                <text:p>-459.283757658874</text:p>
              </table:table-cell>
              <table:table-cell office:value-type="float" office:value="423.638199575626">
                <text:p>423.6381995756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.5365845440533">
                <text:p>44.5365845440533</text:p>
              </table:table-cell>
              <table:table-cell office:value-type="float" office:value="-463.123279175728">
                <text:p>-463.123279175728</text:p>
              </table:table-cell>
              <table:table-cell office:value-type="float" office:value="418.586694631675">
                <text:p>418.586694631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.4140447297709">
                <text:p>53.4140447297709</text:p>
              </table:table-cell>
              <table:table-cell office:value-type="float" office:value="-466.821728855369">
                <text:p>-466.821728855369</text:p>
              </table:table-cell>
              <table:table-cell office:value-type="float" office:value="413.407684125598">
                <text:p>413.4076841255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2.2752344800304">
                <text:p>62.2752344800304</text:p>
              </table:table-cell>
              <table:table-cell office:value-type="float" office:value="-470.377980114197">
                <text:p>-470.377980114197</text:p>
              </table:table-cell>
              <table:table-cell office:value-type="float" office:value="408.102745634167">
                <text:p>408.1027456341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.1174545905934">
                <text:p>71.1174545905934</text:p>
              </table:table-cell>
              <table:table-cell office:value-type="float" office:value="-473.790949683628">
                <text:p>-473.790949683628</text:p>
              </table:table-cell>
              <table:table-cell office:value-type="float" office:value="402.673495093035">
                <text:p>402.6734950930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.938011635558">
                <text:p>79.938011635558</text:p>
              </table:table-cell>
              <table:table-cell office:value-type="float" office:value="-477.05959794007">
                <text:p>-477.05959794007</text:p>
              </table:table-cell>
              <table:table-cell office:value-type="float" office:value="397.121586304512">
                <text:p>397.1215863045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.7342187878014">
                <text:p>88.7342187878014</text:p>
              </table:table-cell>
              <table:table-cell office:value-type="float" office:value="-480.182929221599">
                <text:p>-480.182929221599</text:p>
              </table:table-cell>
              <table:table-cell office:value-type="float" office:value="391.448710433798">
                <text:p>391.4487104337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7.5033966374144">
                <text:p>97.5033966374144</text:p>
              </table:table-cell>
              <table:table-cell office:value-type="float" office:value="-483.159992131251">
                <text:p>-483.159992131251</text:p>
              </table:table-cell>
              <table:table-cell office:value-type="float" office:value="385.656595493837">
                <text:p>385.6565954938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6.242874007875">
                <text:p>106.242874007875</text:p>
              </table:table-cell>
              <table:table-cell office:value-type="float" office:value="-485.989879826824">
                <text:p>-485.989879826824</text:p>
              </table:table-cell>
              <table:table-cell office:value-type="float" office:value="379.747005818948">
                <text:p>379.7470058189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4.949988769715">
                <text:p>114.949988769715</text:p>
              </table:table-cell>
              <table:table-cell office:value-type="float" office:value="-488.671730297111">
                <text:p>-488.671730297111</text:p>
              </table:table-cell>
              <table:table-cell office:value-type="float" office:value="373.721741527396">
                <text:p>373.7217415273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3.62208865143">
                <text:p>123.62208865143</text:p>
              </table:table-cell>
              <table:table-cell office:value-type="float" office:value="-491.204726624481">
                <text:p>-491.204726624481</text:p>
              </table:table-cell>
              <table:table-cell office:value-type="float" office:value="367.582637973051">
                <text:p>367.5826379730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2.256532047388">
                <text:p>132.256532047388</text:p>
              </table:table-cell>
              <table:table-cell office:value-type="float" office:value="-493.588097233714">
                <text:p>-493.588097233714</text:p>
              </table:table-cell>
              <table:table-cell office:value-type="float" office:value="361.331565186326">
                <text:p>361.3315651863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0.850688822487">
                <text:p>140.850688822487</text:p>
              </table:table-cell>
              <table:table-cell office:value-type="float" office:value="-495.821116127034">
                <text:p>-495.821116127034</text:p>
              </table:table-cell>
              <table:table-cell office:value-type="float" office:value="354.970427304548">
                <text:p>354.9704273045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9.401941113318">
                <text:p>149.401941113318</text:p>
              </table:table-cell>
              <table:table-cell office:value-type="float" office:value="-497.903103105255">
                <text:p>-497.903103105255</text:p>
              </table:table-cell>
              <table:table-cell office:value-type="float" office:value="348.501161991937">
                <text:p>348.5011619919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7.907684125598">
                <text:p>157.907684125598</text:p>
              </table:table-cell>
              <table:table-cell office:value-type="float" office:value="-499.833423974975">
                <text:p>-499.833423974975</text:p>
              </table:table-cell>
              <table:table-cell office:value-type="float" office:value="341.925739849377">
                <text:p>341.9257398493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6.365326927607">
                <text:p>166.365326927607</text:p>
              </table:table-cell>
              <table:table-cell office:value-type="float" office:value="-501.611490741756">
                <text:p>-501.611490741756</text:p>
              </table:table-cell>
              <table:table-cell office:value-type="float" office:value="335.246163814149">
                <text:p>335.2461638141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4.772293239417">
                <text:p>174.772293239417</text:p>
              </table:table-cell>
              <table:table-cell office:value-type="float" office:value="-503.236761789238">
                <text:p>-503.236761789238</text:p>
              </table:table-cell>
              <table:table-cell office:value-type="float" office:value="328.464468549822">
                <text:p>328.4644685498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3.126022217648">
                <text:p>183.126022217648</text:p>
              </table:table-cell>
              <table:table-cell office:value-type="float" office:value="-504.708742044115">
                <text:p>-504.708742044115</text:p>
              </table:table-cell>
              <table:table-cell office:value-type="float" office:value="321.582719826467">
                <text:p>321.5827198264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1.423969235531">
                <text:p>191.423969235531</text:p>
              </table:table-cell>
              <table:table-cell office:value-type="float" office:value="-506.026983126943">
                <text:p>-506.026983126943</text:p>
              </table:table-cell>
              <table:table-cell office:value-type="float" office:value="314.603013891411">
                <text:p>314.6030138914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99.663606658019">
                <text:p>199.663606658019</text:p>
              </table:table-cell>
              <table:table-cell office:value-type="float" office:value="-507.191083488716">
                <text:p>-507.191083488716</text:p>
              </table:table-cell>
              <table:table-cell office:value-type="float" office:value="307.527476830697">
                <text:p>307.5274768306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7.842424611734">
                <text:p>207.842424611734</text:p>
              </table:table-cell>
              <table:table-cell office:value-type="float" office:value="-508.200688533188">
                <text:p>-508.200688533188</text:p>
              </table:table-cell>
              <table:table-cell office:value-type="float" office:value="300.358263921454">
                <text:p>300.358263921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5.957931749497">
                <text:p>215.957931749497</text:p>
              </table:table-cell>
              <table:table-cell office:value-type="float" office:value="-509.055490724882">
                <text:p>-509.055490724882</text:p>
              </table:table-cell>
              <table:table-cell office:value-type="float" office:value="293.097558975384">
                <text:p>293.0975589753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24.007656009219">
                <text:p>224.007656009219</text:p>
              </table:table-cell>
              <table:table-cell office:value-type="float" office:value="-509.75522968277">
                <text:p>-509.75522968277</text:p>
              </table:table-cell>
              <table:table-cell office:value-type="float" office:value="285.747573673552">
                <text:p>285.7475736735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31.989145366908">
                <text:p>231.989145366908</text:p>
              </table:table-cell>
              <table:table-cell office:value-type="float" office:value="-510.299692259587">
                <text:p>-510.299692259587</text:p>
              </table:table-cell>
              <table:table-cell office:value-type="float" office:value="278.310546892679">
                <text:p>278.3105468926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9.89996858359">
                <text:p>239.89996858359</text:p>
              </table:table-cell>
              <table:table-cell office:value-type="float" office:value="-510.688712606758">
                <text:p>-510.688712606758</text:p>
              </table:table-cell>
              <table:table-cell office:value-type="float" office:value="270.788744023168">
                <text:p>270.7887440231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7.737715945878">
                <text:p>247.737715945878</text:p>
              </table:table-cell>
              <table:table-cell office:value-type="float" office:value="-510.922172224916">
                <text:p>-510.922172224916</text:p>
              </table:table-cell>
              <table:table-cell office:value-type="float" office:value="263.184456279038">
                <text:p>263.1844562790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5.5">
                <text:p>255.5</text:p>
              </table:table-cell>
              <table:table-cell office:value-type="float" office:value="-511">
                <text:p>-511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3.184456279038">
                <text:p>263.184456279038</text:p>
              </table:table-cell>
              <table:table-cell office:value-type="float" office:value="-510.922172224916">
                <text:p>-510.922172224916</text:p>
              </table:table-cell>
              <table:table-cell office:value-type="float" office:value="247.737715945878">
                <text:p>247.7377159458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0.788744023168">
                <text:p>270.788744023168</text:p>
              </table:table-cell>
              <table:table-cell office:value-type="float" office:value="-510.688712606758">
                <text:p>-510.688712606758</text:p>
              </table:table-cell>
              <table:table-cell office:value-type="float" office:value="239.89996858359">
                <text:p>239.899968583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8.310546892679">
                <text:p>278.310546892679</text:p>
              </table:table-cell>
              <table:table-cell office:value-type="float" office:value="-510.299692259587">
                <text:p>-510.299692259587</text:p>
              </table:table-cell>
              <table:table-cell office:value-type="float" office:value="231.989145366908">
                <text:p>231.9891453669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5.747573673552">
                <text:p>285.747573673552</text:p>
              </table:table-cell>
              <table:table-cell office:value-type="float" office:value="-509.75522968277">
                <text:p>-509.75522968277</text:p>
              </table:table-cell>
              <table:table-cell office:value-type="float" office:value="224.007656009218">
                <text:p>224.00765600921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3.097558975384">
                <text:p>293.097558975384</text:p>
              </table:table-cell>
              <table:table-cell office:value-type="float" office:value="-509.055490724882">
                <text:p>-509.055490724882</text:p>
              </table:table-cell>
              <table:table-cell office:value-type="float" office:value="215.957931749497">
                <text:p>215.9579317494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00.358263921454">
                <text:p>300.358263921454</text:p>
              </table:table-cell>
              <table:table-cell office:value-type="float" office:value="-508.200688533188">
                <text:p>-508.200688533188</text:p>
              </table:table-cell>
              <table:table-cell office:value-type="float" office:value="207.842424611734">
                <text:p>207.8424246117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7.527476830697">
                <text:p>307.527476830697</text:p>
              </table:table-cell>
              <table:table-cell office:value-type="float" office:value="-507.191083488716">
                <text:p>-507.191083488716</text:p>
              </table:table-cell>
              <table:table-cell office:value-type="float" office:value="199.663606658019">
                <text:p>199.6636066580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14.603013891411">
                <text:p>314.603013891411</text:p>
              </table:table-cell>
              <table:table-cell office:value-type="float" office:value="-506.026983126943">
                <text:p>-506.026983126943</text:p>
              </table:table-cell>
              <table:table-cell office:value-type="float" office:value="191.423969235531">
                <text:p>191.4239692355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21.582719826467">
                <text:p>321.582719826467</text:p>
              </table:table-cell>
              <table:table-cell office:value-type="float" office:value="-504.708742044115">
                <text:p>-504.708742044115</text:p>
              </table:table-cell>
              <table:table-cell office:value-type="float" office:value="183.126022217648">
                <text:p>183.126022217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8.464468549822">
                <text:p>328.464468549822</text:p>
              </table:table-cell>
              <table:table-cell office:value-type="float" office:value="-503.236761789238">
                <text:p>-503.236761789238</text:p>
              </table:table-cell>
              <table:table-cell office:value-type="float" office:value="174.772293239417">
                <text:p>174.77229323941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35.246163814149">
                <text:p>335.246163814149</text:p>
              </table:table-cell>
              <table:table-cell office:value-type="float" office:value="-501.611490741756">
                <text:p>-501.611490741756</text:p>
              </table:table-cell>
              <table:table-cell office:value-type="float" office:value="166.365326927607">
                <text:p>166.3653269276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41.925739849377">
                <text:p>341.925739849377</text:p>
              </table:table-cell>
              <table:table-cell office:value-type="float" office:value="-499.833423974975">
                <text:p>-499.833423974975</text:p>
              </table:table-cell>
              <table:table-cell office:value-type="float" office:value="157.907684125598">
                <text:p>157.90768412559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8.501161991937">
                <text:p>348.501161991937</text:p>
              </table:table-cell>
              <table:table-cell office:value-type="float" office:value="-497.903103105255">
                <text:p>-497.903103105255</text:p>
              </table:table-cell>
              <table:table-cell office:value-type="float" office:value="149.401941113318">
                <text:p>149.4019411133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54.970427304548">
                <text:p>354.970427304548</text:p>
              </table:table-cell>
              <table:table-cell office:value-type="float" office:value="-495.821116127034">
                <text:p>-495.821116127034</text:p>
              </table:table-cell>
              <table:table-cell office:value-type="float" office:value="140.850688822487">
                <text:p>140.8506888224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61.331565186326">
                <text:p>361.331565186326</text:p>
              </table:table-cell>
              <table:table-cell office:value-type="float" office:value="-493.588097233714">
                <text:p>-493.588097233714</text:p>
              </table:table-cell>
              <table:table-cell office:value-type="float" office:value="132.256532047388">
                <text:p>132.2565320473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67.582637973051">
                <text:p>367.582637973051</text:p>
              </table:table-cell>
              <table:table-cell office:value-type="float" office:value="-491.204726624481">
                <text:p>-491.204726624481</text:p>
              </table:table-cell>
              <table:table-cell office:value-type="float" office:value="123.62208865143">
                <text:p>123.622088651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73.721741527396">
                <text:p>373.721741527396</text:p>
              </table:table-cell>
              <table:table-cell office:value-type="float" office:value="-488.671730297111">
                <text:p>-488.671730297111</text:p>
              </table:table-cell>
              <table:table-cell office:value-type="float" office:value="114.949988769715">
                <text:p>114.9499887697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79.747005818948">
                <text:p>379.747005818948</text:p>
              </table:table-cell>
              <table:table-cell office:value-type="float" office:value="-485.989879826824">
                <text:p>-485.989879826824</text:p>
              </table:table-cell>
              <table:table-cell office:value-type="float" office:value="106.242874007875">
                <text:p>106.2428740078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85.656595493836">
                <text:p>385.656595493836</text:p>
              </table:table-cell>
              <table:table-cell office:value-type="float" office:value="-483.159992131251">
                <text:p>-483.159992131251</text:p>
              </table:table-cell>
              <table:table-cell office:value-type="float" office:value="97.5033966374145">
                <text:p>97.50339663741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1.448710433798">
                <text:p>391.448710433798</text:p>
              </table:table-cell>
              <table:table-cell office:value-type="float" office:value="-480.182929221599">
                <text:p>-480.182929221599</text:p>
              </table:table-cell>
              <table:table-cell office:value-type="float" office:value="88.7342187878014">
                <text:p>88.73421878780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97.121586304512">
                <text:p>397.121586304512</text:p>
              </table:table-cell>
              <table:table-cell office:value-type="float" office:value="-477.05959794007">
                <text:p>-477.05959794007</text:p>
              </table:table-cell>
              <table:table-cell office:value-type="float" office:value="79.938011635558">
                <text:p>79.9380116355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02.673495093035">
                <text:p>402.673495093035</text:p>
              </table:table-cell>
              <table:table-cell office:value-type="float" office:value="-473.790949683628">
                <text:p>-473.790949683628</text:p>
              </table:table-cell>
              <table:table-cell office:value-type="float" office:value="71.1174545905934">
                <text:p>71.11745459059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08.102745634167">
                <text:p>408.102745634167</text:p>
              </table:table-cell>
              <table:table-cell office:value-type="float" office:value="-470.377980114197">
                <text:p>-470.377980114197</text:p>
              </table:table-cell>
              <table:table-cell office:value-type="float" office:value="62.2752344800304">
                <text:p>62.27523448003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13.407684125598">
                <text:p>413.407684125598</text:p>
              </table:table-cell>
              <table:table-cell office:value-type="float" office:value="-466.821728855369">
                <text:p>-466.821728855369</text:p>
              </table:table-cell>
              <table:table-cell office:value-type="float" office:value="53.4140447297711">
                <text:p>53.41404472977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18.586694631675">
                <text:p>418.586694631675</text:p>
              </table:table-cell>
              <table:table-cell office:value-type="float" office:value="-463.123279175728">
                <text:p>-463.123279175728</text:p>
              </table:table-cell>
              <table:table-cell office:value-type="float" office:value="44.5365845440533">
                <text:p>44.53658454405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23.638199575626">
                <text:p>423.638199575626</text:p>
              </table:table-cell>
              <table:table-cell office:value-type="float" office:value="-459.283757658874">
                <text:p>-459.283757658874</text:p>
              </table:table-cell>
              <table:table-cell office:value-type="float" office:value="35.6455580832481">
                <text:p>35.64555808324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28.560660220112">
                <text:p>428.560660220112</text:p>
              </table:table-cell>
              <table:table-cell office:value-type="float" office:value="-455.304333860256">
                <text:p>-455.304333860256</text:p>
              </table:table-cell>
              <table:table-cell office:value-type="float" office:value="26.7436736401443">
                <text:p>26.74367364014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33.352577135934">
                <text:p>433.352577135934</text:p>
              </table:table-cell>
              <table:table-cell office:value-type="float" office:value="-451.186219950912">
                <text:p>-451.186219950912</text:p>
              </table:table-cell>
              <table:table-cell office:value-type="float" office:value="17.8336428149781">
                <text:p>17.83364281497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38.012490658779">
                <text:p>438.012490658779</text:p>
              </table:table-cell>
              <table:table-cell office:value-type="float" office:value="-446.930670348231">
                <text:p>-446.930670348231</text:p>
              </table:table-cell>
              <table:table-cell office:value-type="float" office:value="8.91817968945184">
                <text:p>8.918179689451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42.538981333848">
                <text:p>442.538981333848</text:p>
              </table:table-cell>
              <table:table-cell office:value-type="float" office:value="-442.538981333848">
                <text:p>-442.538981333848</text:p>
              </table:table-cell>
              <table:table-cell office:value-type="float" office:value="0.0000000000000625794514364298">
                <text:p>0.000000000000062579451436429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46.930670348231">
                <text:p>446.930670348231</text:p>
              </table:table-cell>
              <table:table-cell office:value-type="float" office:value="-438.012490658779">
                <text:p>-438.012490658779</text:p>
              </table:table-cell>
              <table:table-cell office:value-type="float" office:value="-8.91817968945194">
                <text:p>-8.9181796894519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51.186219950912">
                <text:p>451.186219950912</text:p>
              </table:table-cell>
              <table:table-cell office:value-type="float" office:value="-433.352577135934">
                <text:p>-433.352577135934</text:p>
              </table:table-cell>
              <table:table-cell office:value-type="float" office:value="-17.833642814978">
                <text:p>-17.83364281497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55.304333860256">
                <text:p>455.304333860256</text:p>
              </table:table-cell>
              <table:table-cell office:value-type="float" office:value="-428.560660220112">
                <text:p>-428.560660220112</text:p>
              </table:table-cell>
              <table:table-cell office:value-type="float" office:value="-26.7436736401442">
                <text:p>-26.74367364014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59.283757658874">
                <text:p>459.283757658874</text:p>
              </table:table-cell>
              <table:table-cell office:value-type="float" office:value="-423.638199575626">
                <text:p>-423.638199575626</text:p>
              </table:table-cell>
              <table:table-cell office:value-type="float" office:value="-35.645558083248">
                <text:p>-35.6455580832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63.123279175728">
                <text:p>463.123279175728</text:p>
              </table:table-cell>
              <table:table-cell office:value-type="float" office:value="-418.586694631675">
                <text:p>-418.586694631675</text:p>
              </table:table-cell>
              <table:table-cell office:value-type="float" office:value="-44.5365845440532">
                <text:p>-44.536584544053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66.821728855369">
                <text:p>466.821728855369</text:p>
              </table:table-cell>
              <table:table-cell office:value-type="float" office:value="-413.407684125598">
                <text:p>-413.407684125598</text:p>
              </table:table-cell>
              <table:table-cell office:value-type="float" office:value="-53.4140447297709">
                <text:p>-53.41404472977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70.377980114197">
                <text:p>470.377980114197</text:p>
              </table:table-cell>
              <table:table-cell office:value-type="float" office:value="-408.102745634167">
                <text:p>-408.102745634167</text:p>
              </table:table-cell>
              <table:table-cell office:value-type="float" office:value="-62.2752344800303">
                <text:p>-62.275234480030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73.790949683628">
                <text:p>473.790949683628</text:p>
              </table:table-cell>
              <table:table-cell office:value-type="float" office:value="-402.673495093035">
                <text:p>-402.673495093035</text:p>
              </table:table-cell>
              <table:table-cell office:value-type="float" office:value="-71.1174545905935">
                <text:p>-71.117454590593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77.05959794007">
                <text:p>477.05959794007</text:p>
              </table:table-cell>
              <table:table-cell office:value-type="float" office:value="-397.121586304512">
                <text:p>-397.121586304512</text:p>
              </table:table-cell>
              <table:table-cell office:value-type="float" office:value="-79.9380116355579">
                <text:p>-79.93801163555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80.182929221599">
                <text:p>480.182929221599</text:p>
              </table:table-cell>
              <table:table-cell office:value-type="float" office:value="-391.448710433798">
                <text:p>-391.448710433798</text:p>
              </table:table-cell>
              <table:table-cell office:value-type="float" office:value="-88.7342187878015">
                <text:p>-88.734218787801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83.159992131251">
                <text:p>483.159992131251</text:p>
              </table:table-cell>
              <table:table-cell office:value-type="float" office:value="-385.656595493836">
                <text:p>-385.656595493836</text:p>
              </table:table-cell>
              <table:table-cell office:value-type="float" office:value="-97.5033966374144">
                <text:p>-97.50339663741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85.989879826824">
                <text:p>485.989879826824</text:p>
              </table:table-cell>
              <table:table-cell office:value-type="float" office:value="-379.747005818948">
                <text:p>-379.747005818948</text:p>
              </table:table-cell>
              <table:table-cell office:value-type="float" office:value="-106.242874007875">
                <text:p>-106.2428740078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88.671730297111">
                <text:p>488.671730297111</text:p>
              </table:table-cell>
              <table:table-cell office:value-type="float" office:value="-373.721741527396">
                <text:p>-373.721741527396</text:p>
              </table:table-cell>
              <table:table-cell office:value-type="float" office:value="-114.949988769715">
                <text:p>-114.94998876971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91.204726624481">
                <text:p>491.204726624481</text:p>
              </table:table-cell>
              <table:table-cell office:value-type="float" office:value="-367.582637973051">
                <text:p>-367.582637973051</text:p>
              </table:table-cell>
              <table:table-cell office:value-type="float" office:value="-123.62208865143">
                <text:p>-123.6220886514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93.588097233714">
                <text:p>493.588097233714</text:p>
              </table:table-cell>
              <table:table-cell office:value-type="float" office:value="-361.331565186326">
                <text:p>-361.331565186326</text:p>
              </table:table-cell>
              <table:table-cell office:value-type="float" office:value="-132.256532047388">
                <text:p>-132.2565320473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95.821116127034">
                <text:p>495.821116127034</text:p>
              </table:table-cell>
              <table:table-cell office:value-type="float" office:value="-354.970427304548">
                <text:p>-354.970427304548</text:p>
              </table:table-cell>
              <table:table-cell office:value-type="float" office:value="-140.850688822486">
                <text:p>-140.85068882248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97.903103105255">
                <text:p>497.903103105255</text:p>
              </table:table-cell>
              <table:table-cell office:value-type="float" office:value="-348.501161991937">
                <text:p>-348.501161991937</text:p>
              </table:table-cell>
              <table:table-cell office:value-type="float" office:value="-149.401941113318">
                <text:p>-149.40194111331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99.833423974975">
                <text:p>499.833423974975</text:p>
              </table:table-cell>
              <table:table-cell office:value-type="float" office:value="-341.925739849377">
                <text:p>-341.925739849377</text:p>
              </table:table-cell>
              <table:table-cell office:value-type="float" office:value="-157.907684125598">
                <text:p>-157.90768412559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01.611490741756">
                <text:p>501.611490741756</text:p>
              </table:table-cell>
              <table:table-cell office:value-type="float" office:value="-335.246163814149">
                <text:p>-335.246163814149</text:p>
              </table:table-cell>
              <table:table-cell office:value-type="float" office:value="-166.365326927607">
                <text:p>-166.3653269276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3.236761789238">
                <text:p>503.236761789238</text:p>
              </table:table-cell>
              <table:table-cell office:value-type="float" office:value="-328.464468549822">
                <text:p>-328.464468549822</text:p>
              </table:table-cell>
              <table:table-cell office:value-type="float" office:value="-174.772293239417">
                <text:p>-174.7722932394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04.708742044115">
                <text:p>504.708742044115</text:p>
              </table:table-cell>
              <table:table-cell office:value-type="float" office:value="-321.582719826467">
                <text:p>-321.582719826467</text:p>
              </table:table-cell>
              <table:table-cell office:value-type="float" office:value="-183.126022217649">
                <text:p>-183.1260222176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06.026983126943">
                <text:p>506.026983126943</text:p>
              </table:table-cell>
              <table:table-cell office:value-type="float" office:value="-314.603013891411">
                <text:p>-314.603013891411</text:p>
              </table:table-cell>
              <table:table-cell office:value-type="float" office:value="-191.423969235531">
                <text:p>-191.42396923553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07.191083488716">
                <text:p>507.191083488716</text:p>
              </table:table-cell>
              <table:table-cell office:value-type="float" office:value="-307.527476830697">
                <text:p>-307.527476830697</text:p>
              </table:table-cell>
              <table:table-cell office:value-type="float" office:value="-199.663606658019">
                <text:p>-199.6636066580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08.200688533188">
                <text:p>508.200688533188</text:p>
              </table:table-cell>
              <table:table-cell office:value-type="float" office:value="-300.358263921454">
                <text:p>-300.358263921454</text:p>
              </table:table-cell>
              <table:table-cell office:value-type="float" office:value="-207.842424611734">
                <text:p>-207.8424246117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09.055490724882">
                <text:p>509.055490724882</text:p>
              </table:table-cell>
              <table:table-cell office:value-type="float" office:value="-293.097558975384">
                <text:p>-293.097558975384</text:p>
              </table:table-cell>
              <table:table-cell office:value-type="float" office:value="-215.957931749497">
                <text:p>-215.95793174949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09.75522968277">
                <text:p>509.75522968277</text:p>
              </table:table-cell>
              <table:table-cell office:value-type="float" office:value="-285.747573673552">
                <text:p>-285.747573673552</text:p>
              </table:table-cell>
              <table:table-cell office:value-type="float" office:value="-224.007656009219">
                <text:p>-224.00765600921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10.299692259587">
                <text:p>510.299692259587</text:p>
              </table:table-cell>
              <table:table-cell office:value-type="float" office:value="-278.310546892679">
                <text:p>-278.310546892679</text:p>
              </table:table-cell>
              <table:table-cell office:value-type="float" office:value="-231.989145366908">
                <text:p>-231.98914536690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10.688712606758">
                <text:p>510.688712606758</text:p>
              </table:table-cell>
              <table:table-cell office:value-type="float" office:value="-270.788744023168">
                <text:p>-270.788744023168</text:p>
              </table:table-cell>
              <table:table-cell office:value-type="float" office:value="-239.89996858359">
                <text:p>-239.8999685835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10.922172224916">
                <text:p>510.922172224916</text:p>
              </table:table-cell>
              <table:table-cell office:value-type="float" office:value="-263.184456279038">
                <text:p>-263.184456279038</text:p>
              </table:table-cell>
              <table:table-cell office:value-type="float" office:value="-247.737715945878">
                <text:p>-247.7377159458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-255.5">
                <text:p>-255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10.922172224916">
                <text:p>510.922172224916</text:p>
              </table:table-cell>
              <table:table-cell office:value-type="float" office:value="-247.737715945878">
                <text:p>-247.737715945878</text:p>
              </table:table-cell>
              <table:table-cell office:value-type="float" office:value="-263.184456279038">
                <text:p>-263.18445627903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10.688712606758">
                <text:p>510.688712606758</text:p>
              </table:table-cell>
              <table:table-cell office:value-type="float" office:value="-239.89996858359">
                <text:p>-239.89996858359</text:p>
              </table:table-cell>
              <table:table-cell office:value-type="float" office:value="-270.788744023168">
                <text:p>-270.78874402316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10.299692259587">
                <text:p>510.299692259587</text:p>
              </table:table-cell>
              <table:table-cell office:value-type="float" office:value="-231.989145366908">
                <text:p>-231.989145366908</text:p>
              </table:table-cell>
              <table:table-cell office:value-type="float" office:value="-278.310546892679">
                <text:p>-278.31054689267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09.75522968277">
                <text:p>509.75522968277</text:p>
              </table:table-cell>
              <table:table-cell office:value-type="float" office:value="-224.007656009219">
                <text:p>-224.007656009219</text:p>
              </table:table-cell>
              <table:table-cell office:value-type="float" office:value="-285.747573673552">
                <text:p>-285.74757367355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09.055490724882">
                <text:p>509.055490724882</text:p>
              </table:table-cell>
              <table:table-cell office:value-type="float" office:value="-215.957931749497">
                <text:p>-215.957931749497</text:p>
              </table:table-cell>
              <table:table-cell office:value-type="float" office:value="-293.097558975385">
                <text:p>-293.09755897538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08.200688533188">
                <text:p>508.200688533188</text:p>
              </table:table-cell>
              <table:table-cell office:value-type="float" office:value="-207.842424611734">
                <text:p>-207.842424611734</text:p>
              </table:table-cell>
              <table:table-cell office:value-type="float" office:value="-300.358263921454">
                <text:p>-300.35826392145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07.191083488716">
                <text:p>507.191083488716</text:p>
              </table:table-cell>
              <table:table-cell office:value-type="float" office:value="-199.663606658019">
                <text:p>-199.663606658019</text:p>
              </table:table-cell>
              <table:table-cell office:value-type="float" office:value="-307.527476830697">
                <text:p>-307.5274768306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06.026983126943">
                <text:p>506.026983126943</text:p>
              </table:table-cell>
              <table:table-cell office:value-type="float" office:value="-191.423969235531">
                <text:p>-191.423969235531</text:p>
              </table:table-cell>
              <table:table-cell office:value-type="float" office:value="-314.603013891411">
                <text:p>-314.60301389141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04.708742044115">
                <text:p>504.708742044115</text:p>
              </table:table-cell>
              <table:table-cell office:value-type="float" office:value="-183.126022217648">
                <text:p>-183.126022217648</text:p>
              </table:table-cell>
              <table:table-cell office:value-type="float" office:value="-321.582719826467">
                <text:p>-321.5827198264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3.236761789238">
                <text:p>503.236761789238</text:p>
              </table:table-cell>
              <table:table-cell office:value-type="float" office:value="-174.772293239417">
                <text:p>-174.772293239417</text:p>
              </table:table-cell>
              <table:table-cell office:value-type="float" office:value="-328.464468549822">
                <text:p>-328.46446854982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01.611490741756">
                <text:p>501.611490741756</text:p>
              </table:table-cell>
              <table:table-cell office:value-type="float" office:value="-166.365326927607">
                <text:p>-166.365326927607</text:p>
              </table:table-cell>
              <table:table-cell office:value-type="float" office:value="-335.246163814149">
                <text:p>-335.2461638141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99.833423974975">
                <text:p>499.833423974975</text:p>
              </table:table-cell>
              <table:table-cell office:value-type="float" office:value="-157.907684125598">
                <text:p>-157.907684125598</text:p>
              </table:table-cell>
              <table:table-cell office:value-type="float" office:value="-341.925739849377">
                <text:p>-341.92573984937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97.903103105255">
                <text:p>497.903103105255</text:p>
              </table:table-cell>
              <table:table-cell office:value-type="float" office:value="-149.401941113318">
                <text:p>-149.401941113318</text:p>
              </table:table-cell>
              <table:table-cell office:value-type="float" office:value="-348.501161991937">
                <text:p>-348.50116199193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95.821116127034">
                <text:p>495.821116127034</text:p>
              </table:table-cell>
              <table:table-cell office:value-type="float" office:value="-140.850688822487">
                <text:p>-140.850688822487</text:p>
              </table:table-cell>
              <table:table-cell office:value-type="float" office:value="-354.970427304548">
                <text:p>-354.97042730454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93.588097233714">
                <text:p>493.588097233714</text:p>
              </table:table-cell>
              <table:table-cell office:value-type="float" office:value="-132.256532047388">
                <text:p>-132.256532047388</text:p>
              </table:table-cell>
              <table:table-cell office:value-type="float" office:value="-361.331565186326">
                <text:p>-361.33156518632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91.204726624481">
                <text:p>491.204726624481</text:p>
              </table:table-cell>
              <table:table-cell office:value-type="float" office:value="-123.62208865143">
                <text:p>-123.62208865143</text:p>
              </table:table-cell>
              <table:table-cell office:value-type="float" office:value="-367.582637973051">
                <text:p>-367.58263797305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88.671730297111">
                <text:p>488.671730297111</text:p>
              </table:table-cell>
              <table:table-cell office:value-type="float" office:value="-114.949988769715">
                <text:p>-114.949988769715</text:p>
              </table:table-cell>
              <table:table-cell office:value-type="float" office:value="-373.721741527396">
                <text:p>-373.72174152739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85.989879826824">
                <text:p>485.989879826824</text:p>
              </table:table-cell>
              <table:table-cell office:value-type="float" office:value="-106.242874007875">
                <text:p>-106.242874007875</text:p>
              </table:table-cell>
              <table:table-cell office:value-type="float" office:value="-379.747005818949">
                <text:p>-379.74700581894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83.159992131251">
                <text:p>483.159992131251</text:p>
              </table:table-cell>
              <table:table-cell office:value-type="float" office:value="-97.5033966374144">
                <text:p>-97.5033966374144</text:p>
              </table:table-cell>
              <table:table-cell office:value-type="float" office:value="-385.656595493836">
                <text:p>-385.6565954938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80.182929221599">
                <text:p>480.182929221599</text:p>
              </table:table-cell>
              <table:table-cell office:value-type="float" office:value="-88.7342187878014">
                <text:p>-88.7342187878014</text:p>
              </table:table-cell>
              <table:table-cell office:value-type="float" office:value="-391.448710433798">
                <text:p>-391.44871043379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77.05959794007">
                <text:p>477.05959794007</text:p>
              </table:table-cell>
              <table:table-cell office:value-type="float" office:value="-79.938011635558">
                <text:p>-79.938011635558</text:p>
              </table:table-cell>
              <table:table-cell office:value-type="float" office:value="-397.121586304512">
                <text:p>-397.1215863045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73.790949683628">
                <text:p>473.790949683628</text:p>
              </table:table-cell>
              <table:table-cell office:value-type="float" office:value="-71.1174545905934">
                <text:p>-71.1174545905934</text:p>
              </table:table-cell>
              <table:table-cell office:value-type="float" office:value="-402.673495093035">
                <text:p>-402.6734950930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70.377980114197">
                <text:p>470.377980114197</text:p>
              </table:table-cell>
              <table:table-cell office:value-type="float" office:value="-62.2752344800304">
                <text:p>-62.2752344800304</text:p>
              </table:table-cell>
              <table:table-cell office:value-type="float" office:value="-408.102745634167">
                <text:p>-408.1027456341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66.821728855369">
                <text:p>466.821728855369</text:p>
              </table:table-cell>
              <table:table-cell office:value-type="float" office:value="-53.4140447297709">
                <text:p>-53.4140447297709</text:p>
              </table:table-cell>
              <table:table-cell office:value-type="float" office:value="-413.407684125598">
                <text:p>-413.4076841255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63.123279175728">
                <text:p>463.123279175728</text:p>
              </table:table-cell>
              <table:table-cell office:value-type="float" office:value="-44.5365845440533">
                <text:p>-44.5365845440533</text:p>
              </table:table-cell>
              <table:table-cell office:value-type="float" office:value="-418.586694631675">
                <text:p>-418.5866946316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59.283757658874">
                <text:p>459.283757658874</text:p>
              </table:table-cell>
              <table:table-cell office:value-type="float" office:value="-35.645558083248">
                <text:p>-35.645558083248</text:p>
              </table:table-cell>
              <table:table-cell office:value-type="float" office:value="-423.638199575626">
                <text:p>-423.63819957562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55.304333860256">
                <text:p>455.304333860256</text:p>
              </table:table-cell>
              <table:table-cell office:value-type="float" office:value="-26.7436736401443">
                <text:p>-26.7436736401443</text:p>
              </table:table-cell>
              <table:table-cell office:value-type="float" office:value="-428.560660220112">
                <text:p>-428.56066022011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51.186219950912">
                <text:p>451.186219950912</text:p>
              </table:table-cell>
              <table:table-cell office:value-type="float" office:value="-17.833642814978">
                <text:p>-17.833642814978</text:p>
              </table:table-cell>
              <table:table-cell office:value-type="float" office:value="-433.352577135934">
                <text:p>-433.3525771359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46.930670348231">
                <text:p>446.930670348231</text:p>
              </table:table-cell>
              <table:table-cell office:value-type="float" office:value="-8.91817968945187">
                <text:p>-8.91817968945187</text:p>
              </table:table-cell>
              <table:table-cell office:value-type="float" office:value="-438.012490658779">
                <text:p>-438.0124906587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42.538981333848">
                <text:p>442.538981333848</text:p>
              </table:table-cell>
              <table:table-cell office:value-type="float" office:value="0">
                <text:p>0</text:p>
              </table:table-cell>
              <table:table-cell office:value-type="float" office:value="-442.538981333848">
                <text:p>-442.53898133384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38.012490658779">
                <text:p>438.012490658779</text:p>
              </table:table-cell>
              <table:table-cell office:value-type="float" office:value="8.91817968945187">
                <text:p>8.91817968945187</text:p>
              </table:table-cell>
              <table:table-cell office:value-type="float" office:value="-446.930670348231">
                <text:p>-446.93067034823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33.352577135934">
                <text:p>433.352577135934</text:p>
              </table:table-cell>
              <table:table-cell office:value-type="float" office:value="17.833642814978">
                <text:p>17.833642814978</text:p>
              </table:table-cell>
              <table:table-cell office:value-type="float" office:value="-451.186219950912">
                <text:p>-451.18621995091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28.560660220112">
                <text:p>428.560660220112</text:p>
              </table:table-cell>
              <table:table-cell office:value-type="float" office:value="26.7436736401443">
                <text:p>26.7436736401443</text:p>
              </table:table-cell>
              <table:table-cell office:value-type="float" office:value="-455.304333860256">
                <text:p>-455.3043338602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23.638199575626">
                <text:p>423.638199575626</text:p>
              </table:table-cell>
              <table:table-cell office:value-type="float" office:value="35.645558083248">
                <text:p>35.645558083248</text:p>
              </table:table-cell>
              <table:table-cell office:value-type="float" office:value="-459.283757658874">
                <text:p>-459.28375765887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18.586694631675">
                <text:p>418.586694631675</text:p>
              </table:table-cell>
              <table:table-cell office:value-type="float" office:value="44.5365845440533">
                <text:p>44.5365845440533</text:p>
              </table:table-cell>
              <table:table-cell office:value-type="float" office:value="-463.123279175728">
                <text:p>-463.12327917572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13.407684125598">
                <text:p>413.407684125598</text:p>
              </table:table-cell>
              <table:table-cell office:value-type="float" office:value="53.4140447297709">
                <text:p>53.4140447297709</text:p>
              </table:table-cell>
              <table:table-cell office:value-type="float" office:value="-466.821728855369">
                <text:p>-466.82172885536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08.102745634167">
                <text:p>408.102745634167</text:p>
              </table:table-cell>
              <table:table-cell office:value-type="float" office:value="62.2752344800304">
                <text:p>62.2752344800304</text:p>
              </table:table-cell>
              <table:table-cell office:value-type="float" office:value="-470.377980114197">
                <text:p>-470.37798011419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02.673495093035">
                <text:p>402.673495093035</text:p>
              </table:table-cell>
              <table:table-cell office:value-type="float" office:value="71.1174545905934">
                <text:p>71.1174545905934</text:p>
              </table:table-cell>
              <table:table-cell office:value-type="float" office:value="-473.790949683628">
                <text:p>-473.79094968362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97.121586304512">
                <text:p>397.121586304512</text:p>
              </table:table-cell>
              <table:table-cell office:value-type="float" office:value="79.938011635558">
                <text:p>79.938011635558</text:p>
              </table:table-cell>
              <table:table-cell office:value-type="float" office:value="-477.05959794007">
                <text:p>-477.0595979400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91.448710433798">
                <text:p>391.448710433798</text:p>
              </table:table-cell>
              <table:table-cell office:value-type="float" office:value="88.7342187878014">
                <text:p>88.7342187878014</text:p>
              </table:table-cell>
              <table:table-cell office:value-type="float" office:value="-480.182929221599">
                <text:p>-480.1829292215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85.656595493837">
                <text:p>385.656595493837</text:p>
              </table:table-cell>
              <table:table-cell office:value-type="float" office:value="97.5033966374144">
                <text:p>97.5033966374144</text:p>
              </table:table-cell>
              <table:table-cell office:value-type="float" office:value="-483.159992131251">
                <text:p>-483.15999213125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79.747005818948">
                <text:p>379.747005818948</text:p>
              </table:table-cell>
              <table:table-cell office:value-type="float" office:value="106.242874007875">
                <text:p>106.242874007875</text:p>
              </table:table-cell>
              <table:table-cell office:value-type="float" office:value="-485.989879826824">
                <text:p>-485.98987982682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73.721741527396">
                <text:p>373.721741527396</text:p>
              </table:table-cell>
              <table:table-cell office:value-type="float" office:value="114.949988769715">
                <text:p>114.949988769715</text:p>
              </table:table-cell>
              <table:table-cell office:value-type="float" office:value="-488.671730297111">
                <text:p>-488.6717302971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67.582637973051">
                <text:p>367.582637973051</text:p>
              </table:table-cell>
              <table:table-cell office:value-type="float" office:value="123.62208865143">
                <text:p>123.62208865143</text:p>
              </table:table-cell>
              <table:table-cell office:value-type="float" office:value="-491.204726624481">
                <text:p>-491.20472662448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61.331565186326">
                <text:p>361.331565186326</text:p>
              </table:table-cell>
              <table:table-cell office:value-type="float" office:value="132.256532047388">
                <text:p>132.256532047388</text:p>
              </table:table-cell>
              <table:table-cell office:value-type="float" office:value="-493.588097233714">
                <text:p>-493.5880972337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54.970427304548">
                <text:p>354.970427304548</text:p>
              </table:table-cell>
              <table:table-cell office:value-type="float" office:value="140.850688822487">
                <text:p>140.850688822487</text:p>
              </table:table-cell>
              <table:table-cell office:value-type="float" office:value="-495.821116127034">
                <text:p>-495.8211161270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48.501161991937">
                <text:p>348.501161991937</text:p>
              </table:table-cell>
              <table:table-cell office:value-type="float" office:value="149.401941113318">
                <text:p>149.401941113318</text:p>
              </table:table-cell>
              <table:table-cell office:value-type="float" office:value="-497.903103105255">
                <text:p>-497.90310310525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41.925739849377">
                <text:p>341.925739849377</text:p>
              </table:table-cell>
              <table:table-cell office:value-type="float" office:value="157.907684125598">
                <text:p>157.907684125598</text:p>
              </table:table-cell>
              <table:table-cell office:value-type="float" office:value="-499.833423974975">
                <text:p>-499.83342397497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35.246163814149">
                <text:p>335.246163814149</text:p>
              </table:table-cell>
              <table:table-cell office:value-type="float" office:value="166.365326927607">
                <text:p>166.365326927607</text:p>
              </table:table-cell>
              <table:table-cell office:value-type="float" office:value="-501.611490741756">
                <text:p>-501.6114907417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28.464468549822">
                <text:p>328.464468549822</text:p>
              </table:table-cell>
              <table:table-cell office:value-type="float" office:value="174.772293239417">
                <text:p>174.772293239417</text:p>
              </table:table-cell>
              <table:table-cell office:value-type="float" office:value="-503.236761789238">
                <text:p>-503.23676178923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21.582719826467">
                <text:p>321.582719826467</text:p>
              </table:table-cell>
              <table:table-cell office:value-type="float" office:value="183.126022217648">
                <text:p>183.126022217648</text:p>
              </table:table-cell>
              <table:table-cell office:value-type="float" office:value="-504.708742044115">
                <text:p>-504.70874204411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14.603013891411">
                <text:p>314.603013891411</text:p>
              </table:table-cell>
              <table:table-cell office:value-type="float" office:value="191.423969235531">
                <text:p>191.423969235531</text:p>
              </table:table-cell>
              <table:table-cell office:value-type="float" office:value="-506.026983126942">
                <text:p>-506.0269831269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07.527476830697">
                <text:p>307.527476830697</text:p>
              </table:table-cell>
              <table:table-cell office:value-type="float" office:value="199.663606658019">
                <text:p>199.663606658019</text:p>
              </table:table-cell>
              <table:table-cell office:value-type="float" office:value="-507.191083488716">
                <text:p>-507.19108348871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00.358263921454">
                <text:p>300.358263921454</text:p>
              </table:table-cell>
              <table:table-cell office:value-type="float" office:value="207.842424611734">
                <text:p>207.842424611734</text:p>
              </table:table-cell>
              <table:table-cell office:value-type="float" office:value="-508.200688533188">
                <text:p>-508.20068853318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93.097558975384">
                <text:p>293.097558975384</text:p>
              </table:table-cell>
              <table:table-cell office:value-type="float" office:value="215.957931749497">
                <text:p>215.957931749497</text:p>
              </table:table-cell>
              <table:table-cell office:value-type="float" office:value="-509.055490724882">
                <text:p>-509.05549072488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85.747573673552">
                <text:p>285.747573673552</text:p>
              </table:table-cell>
              <table:table-cell office:value-type="float" office:value="224.007656009219">
                <text:p>224.007656009219</text:p>
              </table:table-cell>
              <table:table-cell office:value-type="float" office:value="-509.75522968277">
                <text:p>-509.7552296827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78.310546892679">
                <text:p>278.310546892679</text:p>
              </table:table-cell>
              <table:table-cell office:value-type="float" office:value="231.989145366908">
                <text:p>231.989145366908</text:p>
              </table:table-cell>
              <table:table-cell office:value-type="float" office:value="-510.299692259587">
                <text:p>-510.29969225958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70.788744023168">
                <text:p>270.788744023168</text:p>
              </table:table-cell>
              <table:table-cell office:value-type="float" office:value="239.89996858359">
                <text:p>239.89996858359</text:p>
              </table:table-cell>
              <table:table-cell office:value-type="float" office:value="-510.688712606758">
                <text:p>-510.68871260675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63.184456279038">
                <text:p>263.184456279038</text:p>
              </table:table-cell>
              <table:table-cell office:value-type="float" office:value="247.737715945878">
                <text:p>247.737715945878</text:p>
              </table:table-cell>
              <table:table-cell office:value-type="float" office:value="-510.922172224916">
                <text:p>-510.9221722249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55.5">
                <text:p>255.5</text:p>
              </table:table-cell>
              <table:table-cell office:value-type="float" office:value="255.5">
                <text:p>255.5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47.737715945878">
                <text:p>247.737715945878</text:p>
              </table:table-cell>
              <table:table-cell office:value-type="float" office:value="263.184456279038">
                <text:p>263.184456279038</text:p>
              </table:table-cell>
              <table:table-cell office:value-type="float" office:value="-510.922172224916">
                <text:p>-510.92217222491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39.89996858359">
                <text:p>239.89996858359</text:p>
              </table:table-cell>
              <table:table-cell office:value-type="float" office:value="270.788744023168">
                <text:p>270.788744023168</text:p>
              </table:table-cell>
              <table:table-cell office:value-type="float" office:value="-510.688712606758">
                <text:p>-510.68871260675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31.989145366908">
                <text:p>231.989145366908</text:p>
              </table:table-cell>
              <table:table-cell office:value-type="float" office:value="278.310546892679">
                <text:p>278.310546892679</text:p>
              </table:table-cell>
              <table:table-cell office:value-type="float" office:value="-510.299692259587">
                <text:p>-510.29969225958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24.007656009218">
                <text:p>224.007656009218</text:p>
              </table:table-cell>
              <table:table-cell office:value-type="float" office:value="285.747573673552">
                <text:p>285.747573673552</text:p>
              </table:table-cell>
              <table:table-cell office:value-type="float" office:value="-509.75522968277">
                <text:p>-509.7552296827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15.957931749497">
                <text:p>215.957931749497</text:p>
              </table:table-cell>
              <table:table-cell office:value-type="float" office:value="293.097558975384">
                <text:p>293.097558975384</text:p>
              </table:table-cell>
              <table:table-cell office:value-type="float" office:value="-509.055490724882">
                <text:p>-509.0554907248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07.842424611734">
                <text:p>207.842424611734</text:p>
              </table:table-cell>
              <table:table-cell office:value-type="float" office:value="300.358263921454">
                <text:p>300.358263921454</text:p>
              </table:table-cell>
              <table:table-cell office:value-type="float" office:value="-508.200688533188">
                <text:p>-508.20068853318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99.663606658019">
                <text:p>199.663606658019</text:p>
              </table:table-cell>
              <table:table-cell office:value-type="float" office:value="307.527476830697">
                <text:p>307.527476830697</text:p>
              </table:table-cell>
              <table:table-cell office:value-type="float" office:value="-507.191083488716">
                <text:p>-507.19108348871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91.423969235531">
                <text:p>191.423969235531</text:p>
              </table:table-cell>
              <table:table-cell office:value-type="float" office:value="314.603013891411">
                <text:p>314.603013891411</text:p>
              </table:table-cell>
              <table:table-cell office:value-type="float" office:value="-506.026983126943">
                <text:p>-506.02698312694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83.126022217648">
                <text:p>183.126022217648</text:p>
              </table:table-cell>
              <table:table-cell office:value-type="float" office:value="321.582719826467">
                <text:p>321.582719826467</text:p>
              </table:table-cell>
              <table:table-cell office:value-type="float" office:value="-504.708742044115">
                <text:p>-504.7087420441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4.772293239417">
                <text:p>174.772293239417</text:p>
              </table:table-cell>
              <table:table-cell office:value-type="float" office:value="328.464468549822">
                <text:p>328.464468549822</text:p>
              </table:table-cell>
              <table:table-cell office:value-type="float" office:value="-503.236761789238">
                <text:p>-503.23676178923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6.365326927607">
                <text:p>166.365326927607</text:p>
              </table:table-cell>
              <table:table-cell office:value-type="float" office:value="335.246163814149">
                <text:p>335.246163814149</text:p>
              </table:table-cell>
              <table:table-cell office:value-type="float" office:value="-501.611490741756">
                <text:p>-501.6114907417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57.907684125598">
                <text:p>157.907684125598</text:p>
              </table:table-cell>
              <table:table-cell office:value-type="float" office:value="341.925739849377">
                <text:p>341.925739849377</text:p>
              </table:table-cell>
              <table:table-cell office:value-type="float" office:value="-499.833423974975">
                <text:p>-499.83342397497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49.401941113318">
                <text:p>149.401941113318</text:p>
              </table:table-cell>
              <table:table-cell office:value-type="float" office:value="348.501161991937">
                <text:p>348.501161991937</text:p>
              </table:table-cell>
              <table:table-cell office:value-type="float" office:value="-497.903103105255">
                <text:p>-497.90310310525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40.850688822487">
                <text:p>140.850688822487</text:p>
              </table:table-cell>
              <table:table-cell office:value-type="float" office:value="354.970427304548">
                <text:p>354.970427304548</text:p>
              </table:table-cell>
              <table:table-cell office:value-type="float" office:value="-495.821116127034">
                <text:p>-495.8211161270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32.256532047388">
                <text:p>132.256532047388</text:p>
              </table:table-cell>
              <table:table-cell office:value-type="float" office:value="361.331565186326">
                <text:p>361.331565186326</text:p>
              </table:table-cell>
              <table:table-cell office:value-type="float" office:value="-493.588097233714">
                <text:p>-493.58809723371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23.62208865143">
                <text:p>123.62208865143</text:p>
              </table:table-cell>
              <table:table-cell office:value-type="float" office:value="367.582637973051">
                <text:p>367.582637973051</text:p>
              </table:table-cell>
              <table:table-cell office:value-type="float" office:value="-491.204726624481">
                <text:p>-491.20472662448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4.949988769715">
                <text:p>114.949988769715</text:p>
              </table:table-cell>
              <table:table-cell office:value-type="float" office:value="373.721741527396">
                <text:p>373.721741527396</text:p>
              </table:table-cell>
              <table:table-cell office:value-type="float" office:value="-488.671730297111">
                <text:p>-488.6717302971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6.242874007875">
                <text:p>106.242874007875</text:p>
              </table:table-cell>
              <table:table-cell office:value-type="float" office:value="379.747005818948">
                <text:p>379.747005818948</text:p>
              </table:table-cell>
              <table:table-cell office:value-type="float" office:value="-485.989879826824">
                <text:p>-485.9898798268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7.5033966374145">
                <text:p>97.5033966374145</text:p>
              </table:table-cell>
              <table:table-cell office:value-type="float" office:value="385.656595493836">
                <text:p>385.656595493836</text:p>
              </table:table-cell>
              <table:table-cell office:value-type="float" office:value="-483.159992131251">
                <text:p>-483.1599921312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8.7342187878014">
                <text:p>88.7342187878014</text:p>
              </table:table-cell>
              <table:table-cell office:value-type="float" office:value="391.448710433798">
                <text:p>391.448710433798</text:p>
              </table:table-cell>
              <table:table-cell office:value-type="float" office:value="-480.182929221599">
                <text:p>-480.1829292215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79.938011635558">
                <text:p>79.938011635558</text:p>
              </table:table-cell>
              <table:table-cell office:value-type="float" office:value="397.121586304512">
                <text:p>397.121586304512</text:p>
              </table:table-cell>
              <table:table-cell office:value-type="float" office:value="-477.05959794007">
                <text:p>-477.0595979400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1.1174545905934">
                <text:p>71.1174545905934</text:p>
              </table:table-cell>
              <table:table-cell office:value-type="float" office:value="402.673495093035">
                <text:p>402.673495093035</text:p>
              </table:table-cell>
              <table:table-cell office:value-type="float" office:value="-473.790949683628">
                <text:p>-473.79094968362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2.2752344800304">
                <text:p>62.2752344800304</text:p>
              </table:table-cell>
              <table:table-cell office:value-type="float" office:value="408.102745634167">
                <text:p>408.102745634167</text:p>
              </table:table-cell>
              <table:table-cell office:value-type="float" office:value="-470.377980114197">
                <text:p>-470.37798011419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3.4140447297711">
                <text:p>53.4140447297711</text:p>
              </table:table-cell>
              <table:table-cell office:value-type="float" office:value="413.407684125598">
                <text:p>413.407684125598</text:p>
              </table:table-cell>
              <table:table-cell office:value-type="float" office:value="-466.821728855369">
                <text:p>-466.82172885536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5365845440533">
                <text:p>44.5365845440533</text:p>
              </table:table-cell>
              <table:table-cell office:value-type="float" office:value="418.586694631675">
                <text:p>418.586694631675</text:p>
              </table:table-cell>
              <table:table-cell office:value-type="float" office:value="-463.123279175728">
                <text:p>-463.123279175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5.6455580832481">
                <text:p>35.6455580832481</text:p>
              </table:table-cell>
              <table:table-cell office:value-type="float" office:value="423.638199575626">
                <text:p>423.638199575626</text:p>
              </table:table-cell>
              <table:table-cell office:value-type="float" office:value="-459.283757658874">
                <text:p>-459.28375765887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6.7436736401443">
                <text:p>26.7436736401443</text:p>
              </table:table-cell>
              <table:table-cell office:value-type="float" office:value="428.560660220112">
                <text:p>428.560660220112</text:p>
              </table:table-cell>
              <table:table-cell office:value-type="float" office:value="-455.304333860256">
                <text:p>-455.30433386025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.8336428149781">
                <text:p>17.8336428149781</text:p>
              </table:table-cell>
              <table:table-cell office:value-type="float" office:value="433.352577135934">
                <text:p>433.352577135934</text:p>
              </table:table-cell>
              <table:table-cell office:value-type="float" office:value="-451.186219950912">
                <text:p>-451.18621995091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.91817968945184">
                <text:p>8.91817968945184</text:p>
              </table:table-cell>
              <table:table-cell office:value-type="float" office:value="438.012490658779">
                <text:p>438.012490658779</text:p>
              </table:table-cell>
              <table:table-cell office:value-type="float" office:value="-446.930670348231">
                <text:p>-446.93067034823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000625794514364298">
                <text:p>0.0000000000000625794514364298</text:p>
              </table:table-cell>
              <table:table-cell office:value-type="float" office:value="442.538981333848">
                <text:p>442.538981333848</text:p>
              </table:table-cell>
              <table:table-cell office:value-type="float" office:value="-442.538981333848">
                <text:p>-442.53898133384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8.91817968945194">
                <text:p>-8.91817968945194</text:p>
              </table:table-cell>
              <table:table-cell office:value-type="float" office:value="446.930670348231">
                <text:p>446.930670348231</text:p>
              </table:table-cell>
              <table:table-cell office:value-type="float" office:value="-438.012490658779">
                <text:p>-438.01249065877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17.833642814978">
                <text:p>-17.833642814978</text:p>
              </table:table-cell>
              <table:table-cell office:value-type="float" office:value="451.186219950912">
                <text:p>451.186219950912</text:p>
              </table:table-cell>
              <table:table-cell office:value-type="float" office:value="-433.352577135934">
                <text:p>-433.3525771359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26.7436736401442">
                <text:p>-26.7436736401442</text:p>
              </table:table-cell>
              <table:table-cell office:value-type="float" office:value="455.304333860256">
                <text:p>455.304333860256</text:p>
              </table:table-cell>
              <table:table-cell office:value-type="float" office:value="-428.560660220112">
                <text:p>-428.56066022011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35.645558083248">
                <text:p>-35.645558083248</text:p>
              </table:table-cell>
              <table:table-cell office:value-type="float" office:value="459.283757658874">
                <text:p>459.283757658874</text:p>
              </table:table-cell>
              <table:table-cell office:value-type="float" office:value="-423.638199575626">
                <text:p>-423.63819957562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44.5365845440532">
                <text:p>-44.5365845440532</text:p>
              </table:table-cell>
              <table:table-cell office:value-type="float" office:value="463.123279175728">
                <text:p>463.123279175728</text:p>
              </table:table-cell>
              <table:table-cell office:value-type="float" office:value="-418.586694631675">
                <text:p>-418.58669463167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53.4140447297709">
                <text:p>-53.4140447297709</text:p>
              </table:table-cell>
              <table:table-cell office:value-type="float" office:value="466.821728855369">
                <text:p>466.821728855369</text:p>
              </table:table-cell>
              <table:table-cell office:value-type="float" office:value="-413.407684125598">
                <text:p>-413.40768412559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62.2752344800303">
                <text:p>-62.2752344800303</text:p>
              </table:table-cell>
              <table:table-cell office:value-type="float" office:value="470.377980114197">
                <text:p>470.377980114197</text:p>
              </table:table-cell>
              <table:table-cell office:value-type="float" office:value="-408.102745634167">
                <text:p>-408.10274563416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71.1174545905935">
                <text:p>-71.1174545905935</text:p>
              </table:table-cell>
              <table:table-cell office:value-type="float" office:value="473.790949683628">
                <text:p>473.790949683628</text:p>
              </table:table-cell>
              <table:table-cell office:value-type="float" office:value="-402.673495093035">
                <text:p>-402.67349509303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79.9380116355579">
                <text:p>-79.9380116355579</text:p>
              </table:table-cell>
              <table:table-cell office:value-type="float" office:value="477.05959794007">
                <text:p>477.05959794007</text:p>
              </table:table-cell>
              <table:table-cell office:value-type="float" office:value="-397.121586304512">
                <text:p>-397.1215863045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88.7342187878015">
                <text:p>-88.7342187878015</text:p>
              </table:table-cell>
              <table:table-cell office:value-type="float" office:value="480.182929221599">
                <text:p>480.182929221599</text:p>
              </table:table-cell>
              <table:table-cell office:value-type="float" office:value="-391.448710433798">
                <text:p>-391.44871043379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97.5033966374144">
                <text:p>-97.5033966374144</text:p>
              </table:table-cell>
              <table:table-cell office:value-type="float" office:value="483.159992131251">
                <text:p>483.159992131251</text:p>
              </table:table-cell>
              <table:table-cell office:value-type="float" office:value="-385.656595493837">
                <text:p>-385.65659549383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106.242874007875">
                <text:p>-106.242874007875</text:p>
              </table:table-cell>
              <table:table-cell office:value-type="float" office:value="485.989879826824">
                <text:p>485.989879826824</text:p>
              </table:table-cell>
              <table:table-cell office:value-type="float" office:value="-379.747005818949">
                <text:p>-379.74700581894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114.949988769715">
                <text:p>-114.949988769715</text:p>
              </table:table-cell>
              <table:table-cell office:value-type="float" office:value="488.671730297111">
                <text:p>488.671730297111</text:p>
              </table:table-cell>
              <table:table-cell office:value-type="float" office:value="-373.721741527396">
                <text:p>-373.72174152739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123.62208865143">
                <text:p>-123.62208865143</text:p>
              </table:table-cell>
              <table:table-cell office:value-type="float" office:value="491.204726624481">
                <text:p>491.204726624481</text:p>
              </table:table-cell>
              <table:table-cell office:value-type="float" office:value="-367.582637973051">
                <text:p>-367.58263797305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132.256532047388">
                <text:p>-132.256532047388</text:p>
              </table:table-cell>
              <table:table-cell office:value-type="float" office:value="493.588097233714">
                <text:p>493.588097233714</text:p>
              </table:table-cell>
              <table:table-cell office:value-type="float" office:value="-361.331565186326">
                <text:p>-361.33156518632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140.850688822486">
                <text:p>-140.850688822486</text:p>
              </table:table-cell>
              <table:table-cell office:value-type="float" office:value="495.821116127034">
                <text:p>495.821116127034</text:p>
              </table:table-cell>
              <table:table-cell office:value-type="float" office:value="-354.970427304548">
                <text:p>-354.97042730454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149.401941113318">
                <text:p>-149.401941113318</text:p>
              </table:table-cell>
              <table:table-cell office:value-type="float" office:value="497.903103105255">
                <text:p>497.903103105255</text:p>
              </table:table-cell>
              <table:table-cell office:value-type="float" office:value="-348.501161991937">
                <text:p>-348.50116199193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157.907684125598">
                <text:p>-157.907684125598</text:p>
              </table:table-cell>
              <table:table-cell office:value-type="float" office:value="499.833423974975">
                <text:p>499.833423974975</text:p>
              </table:table-cell>
              <table:table-cell office:value-type="float" office:value="-341.925739849376">
                <text:p>-341.92573984937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66.365326927607">
                <text:p>-166.365326927607</text:p>
              </table:table-cell>
              <table:table-cell office:value-type="float" office:value="501.611490741756">
                <text:p>501.611490741756</text:p>
              </table:table-cell>
              <table:table-cell office:value-type="float" office:value="-335.246163814149">
                <text:p>-335.2461638141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174.772293239417">
                <text:p>-174.772293239417</text:p>
              </table:table-cell>
              <table:table-cell office:value-type="float" office:value="503.236761789238">
                <text:p>503.236761789238</text:p>
              </table:table-cell>
              <table:table-cell office:value-type="float" office:value="-328.464468549822">
                <text:p>-328.46446854982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183.126022217649">
                <text:p>-183.126022217649</text:p>
              </table:table-cell>
              <table:table-cell office:value-type="float" office:value="504.708742044115">
                <text:p>504.708742044115</text:p>
              </table:table-cell>
              <table:table-cell office:value-type="float" office:value="-321.582719826467">
                <text:p>-321.58271982646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191.423969235531">
                <text:p>-191.423969235531</text:p>
              </table:table-cell>
              <table:table-cell office:value-type="float" office:value="506.026983126943">
                <text:p>506.026983126943</text:p>
              </table:table-cell>
              <table:table-cell office:value-type="float" office:value="-314.603013891411">
                <text:p>-314.60301389141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199.663606658019">
                <text:p>-199.663606658019</text:p>
              </table:table-cell>
              <table:table-cell office:value-type="float" office:value="507.191083488716">
                <text:p>507.191083488716</text:p>
              </table:table-cell>
              <table:table-cell office:value-type="float" office:value="-307.527476830697">
                <text:p>-307.52747683069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207.842424611734">
                <text:p>-207.842424611734</text:p>
              </table:table-cell>
              <table:table-cell office:value-type="float" office:value="508.200688533188">
                <text:p>508.200688533188</text:p>
              </table:table-cell>
              <table:table-cell office:value-type="float" office:value="-300.358263921454">
                <text:p>-300.35826392145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215.957931749497">
                <text:p>-215.957931749497</text:p>
              </table:table-cell>
              <table:table-cell office:value-type="float" office:value="509.055490724882">
                <text:p>509.055490724882</text:p>
              </table:table-cell>
              <table:table-cell office:value-type="float" office:value="-293.097558975385">
                <text:p>-293.09755897538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224.007656009219">
                <text:p>-224.007656009219</text:p>
              </table:table-cell>
              <table:table-cell office:value-type="float" office:value="509.75522968277">
                <text:p>509.75522968277</text:p>
              </table:table-cell>
              <table:table-cell office:value-type="float" office:value="-285.747573673551">
                <text:p>-285.74757367355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231.989145366908">
                <text:p>-231.989145366908</text:p>
              </table:table-cell>
              <table:table-cell office:value-type="float" office:value="510.299692259587">
                <text:p>510.299692259587</text:p>
              </table:table-cell>
              <table:table-cell office:value-type="float" office:value="-278.310546892679">
                <text:p>-278.31054689267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239.89996858359">
                <text:p>-239.89996858359</text:p>
              </table:table-cell>
              <table:table-cell office:value-type="float" office:value="510.688712606758">
                <text:p>510.688712606758</text:p>
              </table:table-cell>
              <table:table-cell office:value-type="float" office:value="-270.788744023168">
                <text:p>-270.78874402316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247.737715945878">
                <text:p>-247.737715945878</text:p>
              </table:table-cell>
              <table:table-cell office:value-type="float" office:value="510.922172224916">
                <text:p>510.922172224916</text:p>
              </table:table-cell>
              <table:table-cell office:value-type="float" office:value="-263.184456279038">
                <text:p>-263.1844562790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255.5">
                <text:p>-255.5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263.184456279038">
                <text:p>-263.184456279038</text:p>
              </table:table-cell>
              <table:table-cell office:value-type="float" office:value="510.922172224916">
                <text:p>510.922172224916</text:p>
              </table:table-cell>
              <table:table-cell office:value-type="float" office:value="-247.737715945878">
                <text:p>-247.73771594587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270.788744023168">
                <text:p>-270.788744023168</text:p>
              </table:table-cell>
              <table:table-cell office:value-type="float" office:value="510.688712606758">
                <text:p>510.688712606758</text:p>
              </table:table-cell>
              <table:table-cell office:value-type="float" office:value="-239.89996858359">
                <text:p>-239.8999685835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278.310546892679">
                <text:p>-278.310546892679</text:p>
              </table:table-cell>
              <table:table-cell office:value-type="float" office:value="510.299692259587">
                <text:p>510.299692259587</text:p>
              </table:table-cell>
              <table:table-cell office:value-type="float" office:value="-231.989145366908">
                <text:p>-231.98914536690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285.747573673552">
                <text:p>-285.747573673552</text:p>
              </table:table-cell>
              <table:table-cell office:value-type="float" office:value="509.75522968277">
                <text:p>509.75522968277</text:p>
              </table:table-cell>
              <table:table-cell office:value-type="float" office:value="-224.007656009219">
                <text:p>-224.00765600921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293.097558975385">
                <text:p>-293.097558975385</text:p>
              </table:table-cell>
              <table:table-cell office:value-type="float" office:value="509.055490724882">
                <text:p>509.055490724882</text:p>
              </table:table-cell>
              <table:table-cell office:value-type="float" office:value="-215.957931749497">
                <text:p>-215.95793174949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300.358263921454">
                <text:p>-300.358263921454</text:p>
              </table:table-cell>
              <table:table-cell office:value-type="float" office:value="508.200688533188">
                <text:p>508.200688533188</text:p>
              </table:table-cell>
              <table:table-cell office:value-type="float" office:value="-207.842424611734">
                <text:p>-207.84242461173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307.527476830697">
                <text:p>-307.527476830697</text:p>
              </table:table-cell>
              <table:table-cell office:value-type="float" office:value="507.191083488716">
                <text:p>507.191083488716</text:p>
              </table:table-cell>
              <table:table-cell office:value-type="float" office:value="-199.663606658019">
                <text:p>-199.66360665801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314.603013891411">
                <text:p>-314.603013891411</text:p>
              </table:table-cell>
              <table:table-cell office:value-type="float" office:value="506.026983126943">
                <text:p>506.026983126943</text:p>
              </table:table-cell>
              <table:table-cell office:value-type="float" office:value="-191.423969235531">
                <text:p>-191.42396923553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321.582719826467">
                <text:p>-321.582719826467</text:p>
              </table:table-cell>
              <table:table-cell office:value-type="float" office:value="504.708742044115">
                <text:p>504.708742044115</text:p>
              </table:table-cell>
              <table:table-cell office:value-type="float" office:value="-183.126022217649">
                <text:p>-183.12602221764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328.464468549822">
                <text:p>-328.464468549822</text:p>
              </table:table-cell>
              <table:table-cell office:value-type="float" office:value="503.236761789238">
                <text:p>503.236761789238</text:p>
              </table:table-cell>
              <table:table-cell office:value-type="float" office:value="-174.772293239417">
                <text:p>-174.77229323941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335.246163814149">
                <text:p>-335.246163814149</text:p>
              </table:table-cell>
              <table:table-cell office:value-type="float" office:value="501.611490741756">
                <text:p>501.611490741756</text:p>
              </table:table-cell>
              <table:table-cell office:value-type="float" office:value="-166.365326927607">
                <text:p>-166.36532692760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341.925739849377">
                <text:p>-341.925739849377</text:p>
              </table:table-cell>
              <table:table-cell office:value-type="float" office:value="499.833423974975">
                <text:p>499.833423974975</text:p>
              </table:table-cell>
              <table:table-cell office:value-type="float" office:value="-157.907684125598">
                <text:p>-157.90768412559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-348.501161991937">
                <text:p>-348.501161991937</text:p>
              </table:table-cell>
              <table:table-cell office:value-type="float" office:value="497.903103105255">
                <text:p>497.903103105255</text:p>
              </table:table-cell>
              <table:table-cell office:value-type="float" office:value="-149.401941113319">
                <text:p>-149.40194111331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-354.970427304548">
                <text:p>-354.970427304548</text:p>
              </table:table-cell>
              <table:table-cell office:value-type="float" office:value="495.821116127034">
                <text:p>495.821116127034</text:p>
              </table:table-cell>
              <table:table-cell office:value-type="float" office:value="-140.850688822486">
                <text:p>-140.85068882248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361.331565186326">
                <text:p>-361.331565186326</text:p>
              </table:table-cell>
              <table:table-cell office:value-type="float" office:value="493.588097233714">
                <text:p>493.588097233714</text:p>
              </table:table-cell>
              <table:table-cell office:value-type="float" office:value="-132.256532047388">
                <text:p>-132.25653204738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367.582637973051">
                <text:p>-367.582637973051</text:p>
              </table:table-cell>
              <table:table-cell office:value-type="float" office:value="491.204726624481">
                <text:p>491.204726624481</text:p>
              </table:table-cell>
              <table:table-cell office:value-type="float" office:value="-123.62208865143">
                <text:p>-123.62208865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373.721741527396">
                <text:p>-373.721741527396</text:p>
              </table:table-cell>
              <table:table-cell office:value-type="float" office:value="488.671730297111">
                <text:p>488.671730297111</text:p>
              </table:table-cell>
              <table:table-cell office:value-type="float" office:value="-114.949988769715">
                <text:p>-114.94998876971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379.747005818949">
                <text:p>-379.747005818949</text:p>
              </table:table-cell>
              <table:table-cell office:value-type="float" office:value="485.989879826824">
                <text:p>485.989879826824</text:p>
              </table:table-cell>
              <table:table-cell office:value-type="float" office:value="-106.242874007875">
                <text:p>-106.24287400787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385.656595493836">
                <text:p>-385.656595493836</text:p>
              </table:table-cell>
              <table:table-cell office:value-type="float" office:value="483.159992131251">
                <text:p>483.159992131251</text:p>
              </table:table-cell>
              <table:table-cell office:value-type="float" office:value="-97.5033966374143">
                <text:p>-97.503396637414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391.448710433798">
                <text:p>-391.448710433798</text:p>
              </table:table-cell>
              <table:table-cell office:value-type="float" office:value="480.182929221599">
                <text:p>480.182929221599</text:p>
              </table:table-cell>
              <table:table-cell office:value-type="float" office:value="-88.7342187878014">
                <text:p>-88.734218787801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-397.121586304512">
                <text:p>-397.121586304512</text:p>
              </table:table-cell>
              <table:table-cell office:value-type="float" office:value="477.05959794007">
                <text:p>477.05959794007</text:p>
              </table:table-cell>
              <table:table-cell office:value-type="float" office:value="-79.9380116355581">
                <text:p>-79.938011635558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402.673495093035">
                <text:p>-402.673495093035</text:p>
              </table:table-cell>
              <table:table-cell office:value-type="float" office:value="473.790949683628">
                <text:p>473.790949683628</text:p>
              </table:table-cell>
              <table:table-cell office:value-type="float" office:value="-71.1174545905937">
                <text:p>-71.117454590593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408.102745634167">
                <text:p>-408.102745634167</text:p>
              </table:table-cell>
              <table:table-cell office:value-type="float" office:value="470.377980114197">
                <text:p>470.377980114197</text:p>
              </table:table-cell>
              <table:table-cell office:value-type="float" office:value="-62.2752344800302">
                <text:p>-62.275234480030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413.407684125598">
                <text:p>-413.407684125598</text:p>
              </table:table-cell>
              <table:table-cell office:value-type="float" office:value="466.821728855369">
                <text:p>466.821728855369</text:p>
              </table:table-cell>
              <table:table-cell office:value-type="float" office:value="-53.4140447297709">
                <text:p>-53.414044729770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418.586694631675">
                <text:p>-418.586694631675</text:p>
              </table:table-cell>
              <table:table-cell office:value-type="float" office:value="463.123279175728">
                <text:p>463.123279175728</text:p>
              </table:table-cell>
              <table:table-cell office:value-type="float" office:value="-44.5365845440534">
                <text:p>-44.536584544053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423.638199575626">
                <text:p>-423.638199575626</text:p>
              </table:table-cell>
              <table:table-cell office:value-type="float" office:value="459.283757658874">
                <text:p>459.283757658874</text:p>
              </table:table-cell>
              <table:table-cell office:value-type="float" office:value="-35.6455580832482">
                <text:p>-35.645558083248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428.560660220112">
                <text:p>-428.560660220112</text:p>
              </table:table-cell>
              <table:table-cell office:value-type="float" office:value="455.304333860256">
                <text:p>455.304333860256</text:p>
              </table:table-cell>
              <table:table-cell office:value-type="float" office:value="-26.7436736401446">
                <text:p>-26.743673640144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433.352577135934">
                <text:p>-433.352577135934</text:p>
              </table:table-cell>
              <table:table-cell office:value-type="float" office:value="451.186219950912">
                <text:p>451.186219950912</text:p>
              </table:table-cell>
              <table:table-cell office:value-type="float" office:value="-17.8336428149779">
                <text:p>-17.833642814977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438.012490658779">
                <text:p>-438.012490658779</text:p>
              </table:table-cell>
              <table:table-cell office:value-type="float" office:value="446.930670348231">
                <text:p>446.930670348231</text:p>
              </table:table-cell>
              <table:table-cell office:value-type="float" office:value="-8.9181796894519">
                <text:p>-8.91817968945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442.538981333848">
                <text:p>-442.538981333848</text:p>
              </table:table-cell>
              <table:table-cell office:value-type="float" office:value="442.538981333848">
                <text:p>442.538981333848</text:p>
              </table:table-cell>
              <table:table-cell office:value-type="float" office:value="-0.00000000000012515890287286">
                <text:p>-0.0000000000001251589028728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446.930670348231">
                <text:p>-446.930670348231</text:p>
              </table:table-cell>
              <table:table-cell office:value-type="float" office:value="438.012490658779">
                <text:p>438.012490658779</text:p>
              </table:table-cell>
              <table:table-cell office:value-type="float" office:value="8.91817968945165">
                <text:p>8.9181796894516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451.186219950912">
                <text:p>-451.186219950912</text:p>
              </table:table-cell>
              <table:table-cell office:value-type="float" office:value="433.352577135934">
                <text:p>433.352577135934</text:p>
              </table:table-cell>
              <table:table-cell office:value-type="float" office:value="17.8336428149781">
                <text:p>17.833642814978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-455.304333860256">
                <text:p>-455.304333860256</text:p>
              </table:table-cell>
              <table:table-cell office:value-type="float" office:value="428.560660220112">
                <text:p>428.560660220112</text:p>
              </table:table-cell>
              <table:table-cell office:value-type="float" office:value="26.7436736401443">
                <text:p>26.743673640144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-459.283757658874">
                <text:p>-459.283757658874</text:p>
              </table:table-cell>
              <table:table-cell office:value-type="float" office:value="423.638199575626">
                <text:p>423.638199575626</text:p>
              </table:table-cell>
              <table:table-cell office:value-type="float" office:value="35.6455580832479">
                <text:p>35.645558083247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463.123279175728">
                <text:p>-463.123279175728</text:p>
              </table:table-cell>
              <table:table-cell office:value-type="float" office:value="418.586694631675">
                <text:p>418.586694631675</text:p>
              </table:table-cell>
              <table:table-cell office:value-type="float" office:value="44.5365845440532">
                <text:p>44.536584544053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-466.821728855369">
                <text:p>-466.821728855369</text:p>
              </table:table-cell>
              <table:table-cell office:value-type="float" office:value="413.407684125598">
                <text:p>413.407684125598</text:p>
              </table:table-cell>
              <table:table-cell office:value-type="float" office:value="53.4140447297706">
                <text:p>53.414044729770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-470.377980114197">
                <text:p>-470.377980114197</text:p>
              </table:table-cell>
              <table:table-cell office:value-type="float" office:value="408.102745634167">
                <text:p>408.102745634167</text:p>
              </table:table-cell>
              <table:table-cell office:value-type="float" office:value="62.2752344800304">
                <text:p>62.275234480030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-473.790949683628">
                <text:p>-473.790949683628</text:p>
              </table:table-cell>
              <table:table-cell office:value-type="float" office:value="402.673495093035">
                <text:p>402.673495093035</text:p>
              </table:table-cell>
              <table:table-cell office:value-type="float" office:value="71.1174545905934">
                <text:p>71.117454590593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-477.05959794007">
                <text:p>-477.05959794007</text:p>
              </table:table-cell>
              <table:table-cell office:value-type="float" office:value="397.121586304512">
                <text:p>397.121586304512</text:p>
              </table:table-cell>
              <table:table-cell office:value-type="float" office:value="79.9380116355578">
                <text:p>79.93801163555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480.182929221599">
                <text:p>-480.182929221599</text:p>
              </table:table-cell>
              <table:table-cell office:value-type="float" office:value="391.448710433798">
                <text:p>391.448710433798</text:p>
              </table:table-cell>
              <table:table-cell office:value-type="float" office:value="88.7342187878012">
                <text:p>88.734218787801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-483.159992131251">
                <text:p>-483.159992131251</text:p>
              </table:table-cell>
              <table:table-cell office:value-type="float" office:value="385.656595493837">
                <text:p>385.656595493837</text:p>
              </table:table-cell>
              <table:table-cell office:value-type="float" office:value="97.5033966374145">
                <text:p>97.503396637414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-485.989879826824">
                <text:p>-485.989879826824</text:p>
              </table:table-cell>
              <table:table-cell office:value-type="float" office:value="379.747005818948">
                <text:p>379.747005818948</text:p>
              </table:table-cell>
              <table:table-cell office:value-type="float" office:value="106.242874007875">
                <text:p>106.24287400787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-488.671730297111">
                <text:p>-488.671730297111</text:p>
              </table:table-cell>
              <table:table-cell office:value-type="float" office:value="373.721741527396">
                <text:p>373.721741527396</text:p>
              </table:table-cell>
              <table:table-cell office:value-type="float" office:value="114.949988769715">
                <text:p>114.94998876971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-491.204726624481">
                <text:p>-491.204726624481</text:p>
              </table:table-cell>
              <table:table-cell office:value-type="float" office:value="367.582637973051">
                <text:p>367.582637973051</text:p>
              </table:table-cell>
              <table:table-cell office:value-type="float" office:value="123.62208865143">
                <text:p>123.6220886514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493.588097233714">
                <text:p>-493.588097233714</text:p>
              </table:table-cell>
              <table:table-cell office:value-type="float" office:value="361.331565186326">
                <text:p>361.331565186326</text:p>
              </table:table-cell>
              <table:table-cell office:value-type="float" office:value="132.256532047388">
                <text:p>132.2565320473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-495.821116127034">
                <text:p>-495.821116127034</text:p>
              </table:table-cell>
              <table:table-cell office:value-type="float" office:value="354.970427304548">
                <text:p>354.970427304548</text:p>
              </table:table-cell>
              <table:table-cell office:value-type="float" office:value="140.850688822487">
                <text:p>140.85068882248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-497.903103105255">
                <text:p>-497.903103105255</text:p>
              </table:table-cell>
              <table:table-cell office:value-type="float" office:value="348.501161991937">
                <text:p>348.501161991937</text:p>
              </table:table-cell>
              <table:table-cell office:value-type="float" office:value="149.401941113318">
                <text:p>149.40194111331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-499.833423974975">
                <text:p>-499.833423974975</text:p>
              </table:table-cell>
              <table:table-cell office:value-type="float" office:value="341.925739849377">
                <text:p>341.925739849377</text:p>
              </table:table-cell>
              <table:table-cell office:value-type="float" office:value="157.907684125598">
                <text:p>157.90768412559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501.611490741756">
                <text:p>-501.611490741756</text:p>
              </table:table-cell>
              <table:table-cell office:value-type="float" office:value="335.246163814149">
                <text:p>335.246163814149</text:p>
              </table:table-cell>
              <table:table-cell office:value-type="float" office:value="166.365326927607">
                <text:p>166.3653269276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03.236761789238">
                <text:p>-503.236761789238</text:p>
              </table:table-cell>
              <table:table-cell office:value-type="float" office:value="328.464468549822">
                <text:p>328.464468549822</text:p>
              </table:table-cell>
              <table:table-cell office:value-type="float" office:value="174.772293239417">
                <text:p>174.77229323941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504.708742044115">
                <text:p>-504.708742044115</text:p>
              </table:table-cell>
              <table:table-cell office:value-type="float" office:value="321.582719826467">
                <text:p>321.582719826467</text:p>
              </table:table-cell>
              <table:table-cell office:value-type="float" office:value="183.126022217648">
                <text:p>183.12602221764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-506.026983126942">
                <text:p>-506.026983126942</text:p>
              </table:table-cell>
              <table:table-cell office:value-type="float" office:value="314.603013891411">
                <text:p>314.603013891411</text:p>
              </table:table-cell>
              <table:table-cell office:value-type="float" office:value="191.423969235531">
                <text:p>191.42396923553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507.191083488716">
                <text:p>-507.191083488716</text:p>
              </table:table-cell>
              <table:table-cell office:value-type="float" office:value="307.527476830697">
                <text:p>307.527476830697</text:p>
              </table:table-cell>
              <table:table-cell office:value-type="float" office:value="199.663606658019">
                <text:p>199.66360665801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-508.200688533188">
                <text:p>-508.200688533188</text:p>
              </table:table-cell>
              <table:table-cell office:value-type="float" office:value="300.358263921454">
                <text:p>300.358263921454</text:p>
              </table:table-cell>
              <table:table-cell office:value-type="float" office:value="207.842424611734">
                <text:p>207.84242461173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509.055490724882">
                <text:p>-509.055490724882</text:p>
              </table:table-cell>
              <table:table-cell office:value-type="float" office:value="293.097558975384">
                <text:p>293.097558975384</text:p>
              </table:table-cell>
              <table:table-cell office:value-type="float" office:value="215.957931749497">
                <text:p>215.95793174949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-509.75522968277">
                <text:p>-509.75522968277</text:p>
              </table:table-cell>
              <table:table-cell office:value-type="float" office:value="285.747573673552">
                <text:p>285.747573673552</text:p>
              </table:table-cell>
              <table:table-cell office:value-type="float" office:value="224.007656009219">
                <text:p>224.00765600921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-510.299692259587">
                <text:p>-510.299692259587</text:p>
              </table:table-cell>
              <table:table-cell office:value-type="float" office:value="278.310546892679">
                <text:p>278.310546892679</text:p>
              </table:table-cell>
              <table:table-cell office:value-type="float" office:value="231.989145366908">
                <text:p>231.98914536690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-510.688712606758">
                <text:p>-510.688712606758</text:p>
              </table:table-cell>
              <table:table-cell office:value-type="float" office:value="270.788744023168">
                <text:p>270.788744023168</text:p>
              </table:table-cell>
              <table:table-cell office:value-type="float" office:value="239.89996858359">
                <text:p>239.8999685835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-510.922172224916">
                <text:p>-510.922172224916</text:p>
              </table:table-cell>
              <table:table-cell office:value-type="float" office:value="263.184456279038">
                <text:p>263.184456279038</text:p>
              </table:table-cell>
              <table:table-cell office:value-type="float" office:value="247.737715945878">
                <text:p>247.73771594587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511">
                <text:p>-511</text:p>
              </table:table-cell>
              <table:table-cell office:value-type="float" office:value="255.5">
                <text:p>255.5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510.922172224916">
                <text:p>-510.922172224916</text:p>
              </table:table-cell>
              <table:table-cell office:value-type="float" office:value="247.737715945878">
                <text:p>247.737715945878</text:p>
              </table:table-cell>
              <table:table-cell office:value-type="float" office:value="263.184456279038">
                <text:p>263.18445627903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510.688712606758">
                <text:p>-510.688712606758</text:p>
              </table:table-cell>
              <table:table-cell office:value-type="float" office:value="239.89996858359">
                <text:p>239.89996858359</text:p>
              </table:table-cell>
              <table:table-cell office:value-type="float" office:value="270.788744023168">
                <text:p>270.78874402316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510.299692259587">
                <text:p>-510.299692259587</text:p>
              </table:table-cell>
              <table:table-cell office:value-type="float" office:value="231.989145366908">
                <text:p>231.989145366908</text:p>
              </table:table-cell>
              <table:table-cell office:value-type="float" office:value="278.310546892679">
                <text:p>278.31054689267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509.75522968277">
                <text:p>-509.75522968277</text:p>
              </table:table-cell>
              <table:table-cell office:value-type="float" office:value="224.007656009218">
                <text:p>224.007656009218</text:p>
              </table:table-cell>
              <table:table-cell office:value-type="float" office:value="285.747573673552">
                <text:p>285.74757367355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509.055490724882">
                <text:p>-509.055490724882</text:p>
              </table:table-cell>
              <table:table-cell office:value-type="float" office:value="215.957931749497">
                <text:p>215.957931749497</text:p>
              </table:table-cell>
              <table:table-cell office:value-type="float" office:value="293.097558975384">
                <text:p>293.09755897538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508.200688533188">
                <text:p>-508.200688533188</text:p>
              </table:table-cell>
              <table:table-cell office:value-type="float" office:value="207.842424611734">
                <text:p>207.842424611734</text:p>
              </table:table-cell>
              <table:table-cell office:value-type="float" office:value="300.358263921454">
                <text:p>300.35826392145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507.191083488716">
                <text:p>-507.191083488716</text:p>
              </table:table-cell>
              <table:table-cell office:value-type="float" office:value="199.663606658019">
                <text:p>199.663606658019</text:p>
              </table:table-cell>
              <table:table-cell office:value-type="float" office:value="307.527476830696">
                <text:p>307.52747683069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506.026983126943">
                <text:p>-506.026983126943</text:p>
              </table:table-cell>
              <table:table-cell office:value-type="float" office:value="191.423969235531">
                <text:p>191.423969235531</text:p>
              </table:table-cell>
              <table:table-cell office:value-type="float" office:value="314.603013891411">
                <text:p>314.60301389141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504.708742044115">
                <text:p>-504.708742044115</text:p>
              </table:table-cell>
              <table:table-cell office:value-type="float" office:value="183.126022217648">
                <text:p>183.126022217648</text:p>
              </table:table-cell>
              <table:table-cell office:value-type="float" office:value="321.582719826467">
                <text:p>321.5827198264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503.236761789238">
                <text:p>-503.236761789238</text:p>
              </table:table-cell>
              <table:table-cell office:value-type="float" office:value="174.772293239417">
                <text:p>174.772293239417</text:p>
              </table:table-cell>
              <table:table-cell office:value-type="float" office:value="328.464468549822">
                <text:p>328.46446854982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501.611490741756">
                <text:p>-501.611490741756</text:p>
              </table:table-cell>
              <table:table-cell office:value-type="float" office:value="166.365326927607">
                <text:p>166.365326927607</text:p>
              </table:table-cell>
              <table:table-cell office:value-type="float" office:value="335.246163814149">
                <text:p>335.24616381414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499.833423974975">
                <text:p>-499.833423974975</text:p>
              </table:table-cell>
              <table:table-cell office:value-type="float" office:value="157.907684125598">
                <text:p>157.907684125598</text:p>
              </table:table-cell>
              <table:table-cell office:value-type="float" office:value="341.925739849377">
                <text:p>341.92573984937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497.903103105255">
                <text:p>-497.903103105255</text:p>
              </table:table-cell>
              <table:table-cell office:value-type="float" office:value="149.401941113318">
                <text:p>149.401941113318</text:p>
              </table:table-cell>
              <table:table-cell office:value-type="float" office:value="348.501161991937">
                <text:p>348.50116199193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495.821116127034">
                <text:p>-495.821116127034</text:p>
              </table:table-cell>
              <table:table-cell office:value-type="float" office:value="140.850688822487">
                <text:p>140.850688822487</text:p>
              </table:table-cell>
              <table:table-cell office:value-type="float" office:value="354.970427304548">
                <text:p>354.97042730454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493.588097233714">
                <text:p>-493.588097233714</text:p>
              </table:table-cell>
              <table:table-cell office:value-type="float" office:value="132.256532047388">
                <text:p>132.256532047388</text:p>
              </table:table-cell>
              <table:table-cell office:value-type="float" office:value="361.331565186326">
                <text:p>361.33156518632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491.204726624481">
                <text:p>-491.204726624481</text:p>
              </table:table-cell>
              <table:table-cell office:value-type="float" office:value="123.62208865143">
                <text:p>123.62208865143</text:p>
              </table:table-cell>
              <table:table-cell office:value-type="float" office:value="367.582637973051">
                <text:p>367.58263797305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488.671730297111">
                <text:p>-488.671730297111</text:p>
              </table:table-cell>
              <table:table-cell office:value-type="float" office:value="114.949988769715">
                <text:p>114.949988769715</text:p>
              </table:table-cell>
              <table:table-cell office:value-type="float" office:value="373.721741527396">
                <text:p>373.72174152739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485.989879826824">
                <text:p>-485.989879826824</text:p>
              </table:table-cell>
              <table:table-cell office:value-type="float" office:value="106.242874007875">
                <text:p>106.242874007875</text:p>
              </table:table-cell>
              <table:table-cell office:value-type="float" office:value="379.747005818948">
                <text:p>379.74700581894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483.159992131251">
                <text:p>-483.159992131251</text:p>
              </table:table-cell>
              <table:table-cell office:value-type="float" office:value="97.5033966374145">
                <text:p>97.5033966374145</text:p>
              </table:table-cell>
              <table:table-cell office:value-type="float" office:value="385.656595493836">
                <text:p>385.65659549383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480.182929221599">
                <text:p>-480.182929221599</text:p>
              </table:table-cell>
              <table:table-cell office:value-type="float" office:value="88.7342187878014">
                <text:p>88.7342187878014</text:p>
              </table:table-cell>
              <table:table-cell office:value-type="float" office:value="391.448710433798">
                <text:p>391.44871043379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-477.05959794007">
                <text:p>-477.05959794007</text:p>
              </table:table-cell>
              <table:table-cell office:value-type="float" office:value="79.938011635558">
                <text:p>79.938011635558</text:p>
              </table:table-cell>
              <table:table-cell office:value-type="float" office:value="397.121586304512">
                <text:p>397.12158630451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-473.790949683628">
                <text:p>-473.790949683628</text:p>
              </table:table-cell>
              <table:table-cell office:value-type="float" office:value="71.1174545905934">
                <text:p>71.1174545905934</text:p>
              </table:table-cell>
              <table:table-cell office:value-type="float" office:value="402.673495093035">
                <text:p>402.67349509303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-470.377980114197">
                <text:p>-470.377980114197</text:p>
              </table:table-cell>
              <table:table-cell office:value-type="float" office:value="62.2752344800304">
                <text:p>62.2752344800304</text:p>
              </table:table-cell>
              <table:table-cell office:value-type="float" office:value="408.102745634167">
                <text:p>408.10274563416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-466.821728855369">
                <text:p>-466.821728855369</text:p>
              </table:table-cell>
              <table:table-cell office:value-type="float" office:value="53.4140447297711">
                <text:p>53.4140447297711</text:p>
              </table:table-cell>
              <table:table-cell office:value-type="float" office:value="413.407684125598">
                <text:p>413.40768412559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463.123279175728">
                <text:p>-463.123279175728</text:p>
              </table:table-cell>
              <table:table-cell office:value-type="float" office:value="44.5365845440533">
                <text:p>44.5365845440533</text:p>
              </table:table-cell>
              <table:table-cell office:value-type="float" office:value="418.586694631675">
                <text:p>418.5866946316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459.283757658874">
                <text:p>-459.283757658874</text:p>
              </table:table-cell>
              <table:table-cell office:value-type="float" office:value="35.6455580832481">
                <text:p>35.6455580832481</text:p>
              </table:table-cell>
              <table:table-cell office:value-type="float" office:value="423.638199575626">
                <text:p>423.63819957562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455.304333860256">
                <text:p>-455.304333860256</text:p>
              </table:table-cell>
              <table:table-cell office:value-type="float" office:value="26.7436736401443">
                <text:p>26.7436736401443</text:p>
              </table:table-cell>
              <table:table-cell office:value-type="float" office:value="428.560660220112">
                <text:p>428.56066022011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-451.186219950912">
                <text:p>-451.186219950912</text:p>
              </table:table-cell>
              <table:table-cell office:value-type="float" office:value="17.8336428149781">
                <text:p>17.8336428149781</text:p>
              </table:table-cell>
              <table:table-cell office:value-type="float" office:value="433.352577135934">
                <text:p>433.35257713593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446.930670348231">
                <text:p>-446.930670348231</text:p>
              </table:table-cell>
              <table:table-cell office:value-type="float" office:value="8.91817968945184">
                <text:p>8.91817968945184</text:p>
              </table:table-cell>
              <table:table-cell office:value-type="float" office:value="438.012490658779">
                <text:p>438.0124906587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442.538981333848">
                <text:p>-442.538981333848</text:p>
              </table:table-cell>
              <table:table-cell office:value-type="float" office:value="0.0000000000000625794514364298">
                <text:p>0.0000000000000625794514364298</text:p>
              </table:table-cell>
              <table:table-cell office:value-type="float" office:value="442.538981333848">
                <text:p>442.53898133384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438.012490658779">
                <text:p>-438.012490658779</text:p>
              </table:table-cell>
              <table:table-cell office:value-type="float" office:value="-8.91817968945194">
                <text:p>-8.91817968945194</text:p>
              </table:table-cell>
              <table:table-cell office:value-type="float" office:value="446.930670348231">
                <text:p>446.93067034823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-433.352577135934">
                <text:p>-433.352577135934</text:p>
              </table:table-cell>
              <table:table-cell office:value-type="float" office:value="-17.833642814978">
                <text:p>-17.833642814978</text:p>
              </table:table-cell>
              <table:table-cell office:value-type="float" office:value="451.186219950912">
                <text:p>451.18621995091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-428.560660220112">
                <text:p>-428.560660220112</text:p>
              </table:table-cell>
              <table:table-cell office:value-type="float" office:value="-26.7436736401442">
                <text:p>-26.7436736401442</text:p>
              </table:table-cell>
              <table:table-cell office:value-type="float" office:value="455.304333860256">
                <text:p>455.30433386025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-423.638199575626">
                <text:p>-423.638199575626</text:p>
              </table:table-cell>
              <table:table-cell office:value-type="float" office:value="-35.645558083248">
                <text:p>-35.645558083248</text:p>
              </table:table-cell>
              <table:table-cell office:value-type="float" office:value="459.283757658874">
                <text:p>459.28375765887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-418.586694631675">
                <text:p>-418.586694631675</text:p>
              </table:table-cell>
              <table:table-cell office:value-type="float" office:value="-44.5365845440532">
                <text:p>-44.5365845440532</text:p>
              </table:table-cell>
              <table:table-cell office:value-type="float" office:value="463.123279175728">
                <text:p>463.12327917572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-413.407684125598">
                <text:p>-413.407684125598</text:p>
              </table:table-cell>
              <table:table-cell office:value-type="float" office:value="-53.4140447297709">
                <text:p>-53.4140447297709</text:p>
              </table:table-cell>
              <table:table-cell office:value-type="float" office:value="466.821728855369">
                <text:p>466.82172885536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-408.102745634167">
                <text:p>-408.102745634167</text:p>
              </table:table-cell>
              <table:table-cell office:value-type="float" office:value="-62.2752344800303">
                <text:p>-62.2752344800303</text:p>
              </table:table-cell>
              <table:table-cell office:value-type="float" office:value="470.377980114197">
                <text:p>470.37798011419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-402.673495093035">
                <text:p>-402.673495093035</text:p>
              </table:table-cell>
              <table:table-cell office:value-type="float" office:value="-71.1174545905935">
                <text:p>-71.1174545905935</text:p>
              </table:table-cell>
              <table:table-cell office:value-type="float" office:value="473.790949683628">
                <text:p>473.79094968362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-397.121586304512">
                <text:p>-397.121586304512</text:p>
              </table:table-cell>
              <table:table-cell office:value-type="float" office:value="-79.9380116355579">
                <text:p>-79.9380116355579</text:p>
              </table:table-cell>
              <table:table-cell office:value-type="float" office:value="477.05959794007">
                <text:p>477.0595979400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391.448710433798">
                <text:p>-391.448710433798</text:p>
              </table:table-cell>
              <table:table-cell office:value-type="float" office:value="-88.7342187878015">
                <text:p>-88.7342187878015</text:p>
              </table:table-cell>
              <table:table-cell office:value-type="float" office:value="480.182929221599">
                <text:p>480.1829292215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-385.656595493837">
                <text:p>-385.656595493837</text:p>
              </table:table-cell>
              <table:table-cell office:value-type="float" office:value="-97.5033966374144">
                <text:p>-97.5033966374144</text:p>
              </table:table-cell>
              <table:table-cell office:value-type="float" office:value="483.159992131251">
                <text:p>483.15999213125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-379.747005818949">
                <text:p>-379.747005818949</text:p>
              </table:table-cell>
              <table:table-cell office:value-type="float" office:value="-106.242874007875">
                <text:p>-106.242874007875</text:p>
              </table:table-cell>
              <table:table-cell office:value-type="float" office:value="485.989879826824">
                <text:p>485.98987982682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-373.721741527396">
                <text:p>-373.721741527396</text:p>
              </table:table-cell>
              <table:table-cell office:value-type="float" office:value="-114.949988769715">
                <text:p>-114.949988769715</text:p>
              </table:table-cell>
              <table:table-cell office:value-type="float" office:value="488.671730297111">
                <text:p>488.67173029711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-367.582637973051">
                <text:p>-367.582637973051</text:p>
              </table:table-cell>
              <table:table-cell office:value-type="float" office:value="-123.62208865143">
                <text:p>-123.62208865143</text:p>
              </table:table-cell>
              <table:table-cell office:value-type="float" office:value="491.204726624481">
                <text:p>491.20472662448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361.331565186326">
                <text:p>-361.331565186326</text:p>
              </table:table-cell>
              <table:table-cell office:value-type="float" office:value="-132.256532047388">
                <text:p>-132.256532047388</text:p>
              </table:table-cell>
              <table:table-cell office:value-type="float" office:value="493.588097233714">
                <text:p>493.58809723371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354.970427304548">
                <text:p>-354.970427304548</text:p>
              </table:table-cell>
              <table:table-cell office:value-type="float" office:value="-140.850688822486">
                <text:p>-140.850688822486</text:p>
              </table:table-cell>
              <table:table-cell office:value-type="float" office:value="495.821116127034">
                <text:p>495.82111612703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348.501161991937">
                <text:p>-348.501161991937</text:p>
              </table:table-cell>
              <table:table-cell office:value-type="float" office:value="-149.401941113318">
                <text:p>-149.401941113318</text:p>
              </table:table-cell>
              <table:table-cell office:value-type="float" office:value="497.903103105255">
                <text:p>497.90310310525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-341.925739849376">
                <text:p>-341.925739849376</text:p>
              </table:table-cell>
              <table:table-cell office:value-type="float" office:value="-157.907684125598">
                <text:p>-157.907684125598</text:p>
              </table:table-cell>
              <table:table-cell office:value-type="float" office:value="499.833423974975">
                <text:p>499.83342397497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-335.246163814149">
                <text:p>-335.246163814149</text:p>
              </table:table-cell>
              <table:table-cell office:value-type="float" office:value="-166.365326927607">
                <text:p>-166.365326927607</text:p>
              </table:table-cell>
              <table:table-cell office:value-type="float" office:value="501.611490741756">
                <text:p>501.6114907417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328.464468549822">
                <text:p>-328.464468549822</text:p>
              </table:table-cell>
              <table:table-cell office:value-type="float" office:value="-174.772293239417">
                <text:p>-174.772293239417</text:p>
              </table:table-cell>
              <table:table-cell office:value-type="float" office:value="503.236761789238">
                <text:p>503.23676178923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-321.582719826467">
                <text:p>-321.582719826467</text:p>
              </table:table-cell>
              <table:table-cell office:value-type="float" office:value="-183.126022217649">
                <text:p>-183.126022217649</text:p>
              </table:table-cell>
              <table:table-cell office:value-type="float" office:value="504.708742044115">
                <text:p>504.70874204411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-314.603013891411">
                <text:p>-314.603013891411</text:p>
              </table:table-cell>
              <table:table-cell office:value-type="float" office:value="-191.423969235531">
                <text:p>-191.423969235531</text:p>
              </table:table-cell>
              <table:table-cell office:value-type="float" office:value="506.026983126942">
                <text:p>506.02698312694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-307.527476830697">
                <text:p>-307.527476830697</text:p>
              </table:table-cell>
              <table:table-cell office:value-type="float" office:value="-199.663606658019">
                <text:p>-199.663606658019</text:p>
              </table:table-cell>
              <table:table-cell office:value-type="float" office:value="507.191083488716">
                <text:p>507.19108348871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-300.358263921454">
                <text:p>-300.358263921454</text:p>
              </table:table-cell>
              <table:table-cell office:value-type="float" office:value="-207.842424611734">
                <text:p>-207.842424611734</text:p>
              </table:table-cell>
              <table:table-cell office:value-type="float" office:value="508.200688533188">
                <text:p>508.20068853318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293.097558975385">
                <text:p>-293.097558975385</text:p>
              </table:table-cell>
              <table:table-cell office:value-type="float" office:value="-215.957931749497">
                <text:p>-215.957931749497</text:p>
              </table:table-cell>
              <table:table-cell office:value-type="float" office:value="509.055490724882">
                <text:p>509.05549072488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-285.747573673551">
                <text:p>-285.747573673551</text:p>
              </table:table-cell>
              <table:table-cell office:value-type="float" office:value="-224.007656009219">
                <text:p>-224.007656009219</text:p>
              </table:table-cell>
              <table:table-cell office:value-type="float" office:value="509.75522968277">
                <text:p>509.7552296827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-278.310546892679">
                <text:p>-278.310546892679</text:p>
              </table:table-cell>
              <table:table-cell office:value-type="float" office:value="-231.989145366908">
                <text:p>-231.989145366908</text:p>
              </table:table-cell>
              <table:table-cell office:value-type="float" office:value="510.299692259587">
                <text:p>510.29969225958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-270.788744023168">
                <text:p>-270.788744023168</text:p>
              </table:table-cell>
              <table:table-cell office:value-type="float" office:value="-239.89996858359">
                <text:p>-239.89996858359</text:p>
              </table:table-cell>
              <table:table-cell office:value-type="float" office:value="510.688712606758">
                <text:p>510.68871260675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-263.184456279038">
                <text:p>-263.184456279038</text:p>
              </table:table-cell>
              <table:table-cell office:value-type="float" office:value="-247.737715945878">
                <text:p>-247.737715945878</text:p>
              </table:table-cell>
              <table:table-cell office:value-type="float" office:value="510.922172224916">
                <text:p>510.9221722249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255.5">
                <text:p>-255.5</text:p>
              </table:table-cell>
              <table:table-cell office:value-type="float" office:value="-255.5">
                <text:p>-255.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-247.737715945878">
                <text:p>-247.737715945878</text:p>
              </table:table-cell>
              <table:table-cell office:value-type="float" office:value="-263.184456279038">
                <text:p>-263.184456279038</text:p>
              </table:table-cell>
              <table:table-cell office:value-type="float" office:value="510.922172224916">
                <text:p>510.92217222491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-239.89996858359">
                <text:p>-239.89996858359</text:p>
              </table:table-cell>
              <table:table-cell office:value-type="float" office:value="-270.788744023168">
                <text:p>-270.788744023168</text:p>
              </table:table-cell>
              <table:table-cell office:value-type="float" office:value="510.688712606758">
                <text:p>510.68871260675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-231.989145366908">
                <text:p>-231.989145366908</text:p>
              </table:table-cell>
              <table:table-cell office:value-type="float" office:value="-278.310546892679">
                <text:p>-278.310546892679</text:p>
              </table:table-cell>
              <table:table-cell office:value-type="float" office:value="510.299692259587">
                <text:p>510.29969225958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-224.007656009219">
                <text:p>-224.007656009219</text:p>
              </table:table-cell>
              <table:table-cell office:value-type="float" office:value="-285.747573673552">
                <text:p>-285.747573673552</text:p>
              </table:table-cell>
              <table:table-cell office:value-type="float" office:value="509.75522968277">
                <text:p>509.7552296827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215.957931749497">
                <text:p>-215.957931749497</text:p>
              </table:table-cell>
              <table:table-cell office:value-type="float" office:value="-293.097558975385">
                <text:p>-293.097558975385</text:p>
              </table:table-cell>
              <table:table-cell office:value-type="float" office:value="509.055490724882">
                <text:p>509.05549072488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207.842424611734">
                <text:p>-207.842424611734</text:p>
              </table:table-cell>
              <table:table-cell office:value-type="float" office:value="-300.358263921454">
                <text:p>-300.358263921454</text:p>
              </table:table-cell>
              <table:table-cell office:value-type="float" office:value="508.200688533188">
                <text:p>508.20068853318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199.663606658019">
                <text:p>-199.663606658019</text:p>
              </table:table-cell>
              <table:table-cell office:value-type="float" office:value="-307.527476830697">
                <text:p>-307.527476830697</text:p>
              </table:table-cell>
              <table:table-cell office:value-type="float" office:value="507.191083488716">
                <text:p>507.19108348871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-191.423969235531">
                <text:p>-191.423969235531</text:p>
              </table:table-cell>
              <table:table-cell office:value-type="float" office:value="-314.603013891411">
                <text:p>-314.603013891411</text:p>
              </table:table-cell>
              <table:table-cell office:value-type="float" office:value="506.026983126943">
                <text:p>506.02698312694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-183.126022217649">
                <text:p>-183.126022217649</text:p>
              </table:table-cell>
              <table:table-cell office:value-type="float" office:value="-321.582719826467">
                <text:p>-321.582719826467</text:p>
              </table:table-cell>
              <table:table-cell office:value-type="float" office:value="504.708742044115">
                <text:p>504.7087420441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174.772293239417">
                <text:p>-174.772293239417</text:p>
              </table:table-cell>
              <table:table-cell office:value-type="float" office:value="-328.464468549822">
                <text:p>-328.464468549822</text:p>
              </table:table-cell>
              <table:table-cell office:value-type="float" office:value="503.236761789238">
                <text:p>503.23676178923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-166.365326927607">
                <text:p>-166.365326927607</text:p>
              </table:table-cell>
              <table:table-cell office:value-type="float" office:value="-335.246163814149">
                <text:p>-335.246163814149</text:p>
              </table:table-cell>
              <table:table-cell office:value-type="float" office:value="501.611490741756">
                <text:p>501.61149074175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-157.907684125598">
                <text:p>-157.907684125598</text:p>
              </table:table-cell>
              <table:table-cell office:value-type="float" office:value="-341.925739849377">
                <text:p>-341.925739849377</text:p>
              </table:table-cell>
              <table:table-cell office:value-type="float" office:value="499.833423974975">
                <text:p>499.83342397497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149.401941113319">
                <text:p>-149.401941113319</text:p>
              </table:table-cell>
              <table:table-cell office:value-type="float" office:value="-348.501161991937">
                <text:p>-348.501161991937</text:p>
              </table:table-cell>
              <table:table-cell office:value-type="float" office:value="497.903103105255">
                <text:p>497.90310310525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-140.850688822486">
                <text:p>-140.850688822486</text:p>
              </table:table-cell>
              <table:table-cell office:value-type="float" office:value="-354.970427304548">
                <text:p>-354.970427304548</text:p>
              </table:table-cell>
              <table:table-cell office:value-type="float" office:value="495.821116127034">
                <text:p>495.82111612703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132.256532047388">
                <text:p>-132.256532047388</text:p>
              </table:table-cell>
              <table:table-cell office:value-type="float" office:value="-361.331565186326">
                <text:p>-361.331565186326</text:p>
              </table:table-cell>
              <table:table-cell office:value-type="float" office:value="493.588097233714">
                <text:p>493.58809723371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-123.62208865143">
                <text:p>-123.62208865143</text:p>
              </table:table-cell>
              <table:table-cell office:value-type="float" office:value="-367.582637973051">
                <text:p>-367.582637973051</text:p>
              </table:table-cell>
              <table:table-cell office:value-type="float" office:value="491.204726624481">
                <text:p>491.20472662448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-114.949988769715">
                <text:p>-114.949988769715</text:p>
              </table:table-cell>
              <table:table-cell office:value-type="float" office:value="-373.721741527396">
                <text:p>-373.721741527396</text:p>
              </table:table-cell>
              <table:table-cell office:value-type="float" office:value="488.671730297111">
                <text:p>488.67173029711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-106.242874007875">
                <text:p>-106.242874007875</text:p>
              </table:table-cell>
              <table:table-cell office:value-type="float" office:value="-379.747005818949">
                <text:p>-379.747005818949</text:p>
              </table:table-cell>
              <table:table-cell office:value-type="float" office:value="485.989879826824">
                <text:p>485.98987982682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-97.5033966374143">
                <text:p>-97.5033966374143</text:p>
              </table:table-cell>
              <table:table-cell office:value-type="float" office:value="-385.656595493836">
                <text:p>-385.656595493836</text:p>
              </table:table-cell>
              <table:table-cell office:value-type="float" office:value="483.159992131251">
                <text:p>483.15999213125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88.7342187878014">
                <text:p>-88.7342187878014</text:p>
              </table:table-cell>
              <table:table-cell office:value-type="float" office:value="-391.448710433798">
                <text:p>-391.448710433798</text:p>
              </table:table-cell>
              <table:table-cell office:value-type="float" office:value="480.182929221599">
                <text:p>480.1829292215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-79.9380116355581">
                <text:p>-79.9380116355581</text:p>
              </table:table-cell>
              <table:table-cell office:value-type="float" office:value="-397.121586304512">
                <text:p>-397.121586304512</text:p>
              </table:table-cell>
              <table:table-cell office:value-type="float" office:value="477.05959794007">
                <text:p>477.0595979400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-71.1174545905937">
                <text:p>-71.1174545905937</text:p>
              </table:table-cell>
              <table:table-cell office:value-type="float" office:value="-402.673495093035">
                <text:p>-402.673495093035</text:p>
              </table:table-cell>
              <table:table-cell office:value-type="float" office:value="473.790949683628">
                <text:p>473.790949683628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-62.2752344800302">
                <text:p>-62.2752344800302</text:p>
              </table:table-cell>
              <table:table-cell office:value-type="float" office:value="-408.102745634167">
                <text:p>-408.102745634167</text:p>
              </table:table-cell>
              <table:table-cell office:value-type="float" office:value="470.377980114197">
                <text:p>470.37798011419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-53.4140447297709">
                <text:p>-53.4140447297709</text:p>
              </table:table-cell>
              <table:table-cell office:value-type="float" office:value="-413.407684125598">
                <text:p>-413.407684125598</text:p>
              </table:table-cell>
              <table:table-cell office:value-type="float" office:value="466.821728855369">
                <text:p>466.82172885536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-44.5365845440534">
                <text:p>-44.5365845440534</text:p>
              </table:table-cell>
              <table:table-cell office:value-type="float" office:value="-418.586694631675">
                <text:p>-418.586694631675</text:p>
              </table:table-cell>
              <table:table-cell office:value-type="float" office:value="463.123279175728">
                <text:p>463.12327917572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-35.6455580832482">
                <text:p>-35.6455580832482</text:p>
              </table:table-cell>
              <table:table-cell office:value-type="float" office:value="-423.638199575626">
                <text:p>-423.638199575626</text:p>
              </table:table-cell>
              <table:table-cell office:value-type="float" office:value="459.283757658874">
                <text:p>459.28375765887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-26.7436736401446">
                <text:p>-26.7436736401446</text:p>
              </table:table-cell>
              <table:table-cell office:value-type="float" office:value="-428.560660220112">
                <text:p>-428.560660220112</text:p>
              </table:table-cell>
              <table:table-cell office:value-type="float" office:value="455.304333860256">
                <text:p>455.30433386025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17.8336428149779">
                <text:p>-17.8336428149779</text:p>
              </table:table-cell>
              <table:table-cell office:value-type="float" office:value="-433.352577135934">
                <text:p>-433.352577135934</text:p>
              </table:table-cell>
              <table:table-cell office:value-type="float" office:value="451.186219950912">
                <text:p>451.18621995091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8.9181796894519">
                <text:p>-8.9181796894519</text:p>
              </table:table-cell>
              <table:table-cell office:value-type="float" office:value="-438.012490658779">
                <text:p>-438.012490658779</text:p>
              </table:table-cell>
              <table:table-cell office:value-type="float" office:value="446.930670348231">
                <text:p>446.93067034823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0000000000012515890287286">
                <text:p>-0.00000000000012515890287286</text:p>
              </table:table-cell>
              <table:table-cell office:value-type="float" office:value="-442.538981333848">
                <text:p>-442.538981333848</text:p>
              </table:table-cell>
              <table:table-cell office:value-type="float" office:value="442.538981333848">
                <text:p>442.538981333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column-mapping="0 1" chart:style-name="ch1">
        <chart:legend chart:legend-position="end" svg:x="12.966cm" svg:y="3.704cm" style:legend-expansion="high" chart:style-name="ch2"/>
        <chart:plot-area chart:style-name="ch3" table:cell-range-address="Sheet1.J2:Sheet1.K362 Sheet1.H2:Sheet1.H362" chart:data-source-has-labels="both" svg:x="0.32cm" svg:y="0.18cm" svg:width="12.326cm" svg:height="8.642cm">
          <chartooo:coordinate-region svg:x="1.127cm" svg:y="0.301cm" svg:width="11.519cm" svg:height="7.518cm"/>
          <chart:axis chart:dimension="x" chart:name="primary-x" chart:style-name="ch4" chartooo:axis-type="auto">
            <chartooo:date-scale/>
            <chart:categories table:cell-range-address="Sheet1.K3:Sheet1.K3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362" chart:label-cell-address="Sheet1.H2:Sheet1.H2" chart:class="chart:line">
            <chart:data-point chart:repeated="360"/>
          </chart:series>
          <chart:series chart:style-name="ch7" chart:values-cell-range-address="Sheet1.J3:Sheet1.J362" chart:label-cell-address="Sheet1.J2:Sheet1.J2" chart:class="chart:line">
            <chart:data-point chart:repeated="360"/>
          </chart:series>
          <chart:series chart:style-name="ch8" chart:values-cell-range-address="Sheet1.K3:Sheet1.K362" chart:label-cell-address="Sheet1.K2:Sheet1.K2" chart:class="chart:line"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J2:Sheet1.J2</svg:desc>
                </draw:g>
              </table:table-cell>
              <table:table-cell office:value-type="string">
                <text:p>Phase Csv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476.735790251753">
                <text:p>476.735790251753</text:p>
                <draw:g>
                  <svg:desc>Sheet1.K3:Sheet1.K362</svg:desc>
                </draw:g>
              </table:table-cell>
              <table:table-cell office:value-type="float" office:value="262.188634767089">
                <text:p>262.188634767089</text:p>
                <draw:g>
                  <svg:desc>Sheet1.H3:Sheet1.H362</svg:desc>
                </draw:g>
              </table:table-cell>
              <table:table-cell office:value-type="float" office:value="34.2642097482473">
                <text:p>34.2642097482473</text:p>
                <draw:g>
                  <svg:desc>Sheet1.J3:Sheet1.J362</svg:desc>
                </draw:g>
              </table:table-cell>
              <table:table-cell office:value-type="float" office:value="476.735790251753">
                <text:p>476.735790251753</text:p>
                <draw:g>
                  <svg:desc>Sheet1.K3:Sheet1.K362</svg:desc>
                </draw:g>
              </table:table-cell>
            </table:table-row>
            <table:table-row>
              <table:table-cell office:value-type="float" office:value="476.634699271711">
                <text:p>476.634699271711</text:p>
              </table:table-cell>
              <table:table-cell office:value-type="float" office:value="268.875232111233">
                <text:p>268.875232111233</text:p>
              </table:table-cell>
              <table:table-cell office:value-type="float" office:value="34.3653007282887">
                <text:p>34.3653007282887</text:p>
              </table:table-cell>
              <table:table-cell office:value-type="float" office:value="476.634699271711">
                <text:p>476.634699271711</text:p>
              </table:table-cell>
            </table:table-row>
            <table:table-row>
              <table:table-cell office:value-type="float" office:value="476.466248520092">
                <text:p>476.466248520092</text:p>
              </table:table-cell>
              <table:table-cell office:value-type="float" office:value="275.557755230108">
                <text:p>275.557755230108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476.466248520092">
                <text:p>476.466248520092</text:p>
              </table:table-cell>
            </table:table-row>
            <table:table-row>
              <table:table-cell office:value-type="float" office:value="476.230489308625">
                <text:p>476.230489308625</text:p>
              </table:table-cell>
              <table:table-cell office:value-type="float" office:value="282.234168562436">
                <text:p>282.234168562436</text:p>
              </table:table-cell>
              <table:table-cell office:value-type="float" office:value="34.7695106913748">
                <text:p>34.7695106913748</text:p>
              </table:table-cell>
              <table:table-cell office:value-type="float" office:value="476.230489308625">
                <text:p>476.230489308625</text:p>
              </table:table-cell>
            </table:table-row>
            <table:table-row>
              <table:table-cell office:value-type="float" office:value="475.927493451851">
                <text:p>475.927493451851</text:p>
              </table:table-cell>
              <table:table-cell office:value-type="float" office:value="288.90243840804">
                <text:p>288.90243840804</text:p>
              </table:table-cell>
              <table:table-cell office:value-type="float" office:value="35.0725065481493">
                <text:p>35.0725065481493</text:p>
              </table:table-cell>
              <table:table-cell office:value-type="float" office:value="475.927493451851">
                <text:p>475.927493451851</text:p>
              </table:table-cell>
            </table:table-row>
            <table:table-row>
              <table:table-cell office:value-type="float" office:value="475.557353245242">
                <text:p>475.557353245242</text:p>
              </table:table-cell>
              <table:table-cell office:value-type="float" office:value="295.560533547328">
                <text:p>295.560533547328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475.557353245242">
                <text:p>475.557353245242</text:p>
              </table:table-cell>
            </table:table-row>
            <table:table-row>
              <table:table-cell office:value-type="float" office:value="475.120181437091">
                <text:p>475.120181437091</text:p>
              </table:table-cell>
              <table:table-cell office:value-type="float" office:value="302.206425860023">
                <text:p>302.206425860023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475.120181437091">
                <text:p>475.120181437091</text:p>
              </table:table-cell>
            </table:table-row>
            <table:table-row>
              <table:table-cell office:value-type="float" office:value="474.616111194166">
                <text:p>474.616111194166</text:p>
              </table:table-cell>
              <table:table-cell office:value-type="float" office:value="308.838090942945">
                <text:p>308.838090942945</text:p>
              </table:table-cell>
              <table:table-cell office:value-type="float" office:value="36.3838888058342">
                <text:p>36.3838888058342</text:p>
              </table:table-cell>
              <table:table-cell office:value-type="float" office:value="474.616111194166">
                <text:p>474.616111194166</text:p>
              </table:table-cell>
            </table:table-row>
            <table:table-row>
              <table:table-cell office:value-type="float" office:value="474.045296061146">
                <text:p>474.045296061146</text:p>
              </table:table-cell>
              <table:table-cell office:value-type="float" office:value="315.453508726668">
                <text:p>315.453508726668</text:p>
              </table:table-cell>
              <table:table-cell office:value-type="float" office:value="36.9547039388544">
                <text:p>36.9547039388544</text:p>
              </table:table-cell>
              <table:table-cell office:value-type="float" office:value="474.045296061146">
                <text:p>474.045296061146</text:p>
              </table:table-cell>
            </table:table-row>
            <table:table-row>
              <table:table-cell office:value-type="float" office:value="473.407909913849">
                <text:p>473.407909913849</text:p>
              </table:table-cell>
              <table:table-cell office:value-type="float" office:value="322.050664090851">
                <text:p>322.050664090851</text:p>
              </table:table-cell>
              <table:table-cell office:value-type="float" office:value="37.5920900861508">
                <text:p>37.5920900861508</text:p>
              </table:table-cell>
              <table:table-cell office:value-type="float" office:value="473.407909913849">
                <text:p>473.407909913849</text:p>
              </table:table-cell>
            </table:table-row>
            <table:table-row>
              <table:table-cell office:value-type="float" office:value="472.704146906272">
                <text:p>472.704146906272</text:p>
              </table:table-cell>
              <table:table-cell office:value-type="float" office:value="328.627547478061">
                <text:p>328.627547478061</text:p>
              </table:table-cell>
              <table:table-cell office:value-type="float" office:value="38.2958530937281">
                <text:p>38.2958530937281</text:p>
              </table:table-cell>
              <table:table-cell office:value-type="float" office:value="472.704146906272">
                <text:p>472.704146906272</text:p>
              </table:table-cell>
            </table:table-row>
            <table:table-row>
              <table:table-cell office:value-type="float" office:value="471.934221411443">
                <text:p>471.934221411443</text:p>
              </table:table-cell>
              <table:table-cell office:value-type="float" office:value="335.182155505906">
                <text:p>335.182155505906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471.934221411443">
                <text:p>471.934221411443</text:p>
              </table:table-cell>
            </table:table-row>
            <table:table-row>
              <table:table-cell office:value-type="float" office:value="471.098367956127">
                <text:p>471.098367956127</text:p>
              </table:table-cell>
              <table:table-cell office:value-type="float" office:value="341.712491577286">
                <text:p>341.712491577286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471.098367956127">
                <text:p>471.098367956127</text:p>
              </table:table-cell>
            </table:table-row>
            <table:table-row>
              <table:table-cell office:value-type="float" office:value="470.196841149383">
                <text:p>470.196841149383</text:p>
              </table:table-cell>
              <table:table-cell office:value-type="float" office:value="348.216566488573">
                <text:p>348.216566488573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470.196841149383">
                <text:p>470.196841149383</text:p>
              </table:table-cell>
            </table:table-row>
            <table:table-row>
              <table:table-cell office:value-type="float" office:value="469.22991560501">
                <text:p>469.22991560501</text:p>
              </table:table-cell>
              <table:table-cell office:value-type="float" office:value="354.692399035541">
                <text:p>354.692399035541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469.22991560501">
                <text:p>469.22991560501</text:p>
              </table:table-cell>
            </table:table-row>
            <table:table-row>
              <table:table-cell office:value-type="float" office:value="468.197885857895">
                <text:p>468.197885857895</text:p>
              </table:table-cell>
              <table:table-cell office:value-type="float" office:value="361.138016616865">
                <text:p>361.138016616865</text:p>
              </table:table-cell>
              <table:table-cell office:value-type="float" office:value="42.8021141421046">
                <text:p>42.8021141421046</text:p>
              </table:table-cell>
              <table:table-cell office:value-type="float" office:value="468.197885857895">
                <text:p>468.197885857895</text:p>
              </table:table-cell>
            </table:table-row>
            <table:table-row>
              <table:table-cell office:value-type="float" office:value="467.101066274298">
                <text:p>467.101066274298</text:p>
              </table:table-cell>
              <table:table-cell office:value-type="float" office:value="367.551455834989">
                <text:p>367.551455834989</text:p>
              </table:table-cell>
              <table:table-cell office:value-type="float" office:value="43.898933725702">
                <text:p>43.898933725702</text:p>
              </table:table-cell>
              <table:table-cell office:value-type="float" office:value="467.101066274298">
                <text:p>467.101066274298</text:p>
              </table:table-cell>
            </table:table-row>
            <table:table-row>
              <table:table-cell office:value-type="float" office:value="465.939790956088">
                <text:p>465.939790956088</text:p>
              </table:table-cell>
              <table:table-cell office:value-type="float" office:value="373.930763094199">
                <text:p>373.930763094199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465.939790956088">
                <text:p>465.939790956088</text:p>
              </table:table-cell>
            </table:table-row>
            <table:table-row>
              <table:table-cell office:value-type="float" office:value="464.714413638976">
                <text:p>464.714413638976</text:p>
              </table:table-cell>
              <table:table-cell office:value-type="float" office:value="380.273995195705">
                <text:p>380.273995195705</text:p>
              </table:table-cell>
              <table:table-cell office:value-type="float" office:value="46.2855863610236">
                <text:p>46.2855863610236</text:p>
              </table:table-cell>
              <table:table-cell office:value-type="float" office:value="464.714413638976">
                <text:p>464.714413638976</text:p>
              </table:table-cell>
            </table:table-row>
            <table:table-row>
              <table:table-cell office:value-type="float" office:value="463.425307584765">
                <text:p>463.425307584765</text:p>
              </table:table-cell>
              <table:table-cell office:value-type="float" office:value="386.579219929562">
                <text:p>386.579219929562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463.425307584765">
                <text:p>463.425307584765</text:p>
              </table:table-cell>
            </table:table-row>
            <table:table-row>
              <table:table-cell office:value-type="float" office:value="462.072865467646">
                <text:p>462.072865467646</text:p>
              </table:table-cell>
              <table:table-cell office:value-type="float" office:value="392.844516663236">
                <text:p>392.844516663236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462.072865467646">
                <text:p>462.072865467646</text:p>
              </table:table-cell>
            </table:table-row>
            <table:table-row>
              <table:table-cell office:value-type="float" office:value="460.657499254589">
                <text:p>460.657499254589</text:p>
              </table:table-cell>
              <table:table-cell office:value-type="float" office:value="399.067976926648">
                <text:p>399.067976926648</text:p>
              </table:table-cell>
              <table:table-cell office:value-type="float" office:value="50.3425007454115">
                <text:p>50.3425007454115</text:p>
              </table:table-cell>
              <table:table-cell office:value-type="float" office:value="460.657499254589">
                <text:p>460.657499254589</text:p>
              </table:table-cell>
            </table:table-row>
            <table:table-row>
              <table:table-cell office:value-type="float" office:value="459.179640079853">
                <text:p>459.179640079853</text:p>
              </table:table-cell>
              <table:table-cell office:value-type="float" office:value="405.247704993514">
                <text:p>405.247704993514</text:p>
              </table:table-cell>
              <table:table-cell office:value-type="float" office:value="51.8203599201469">
                <text:p>51.8203599201469</text:p>
              </table:table-cell>
              <table:table-cell office:value-type="float" office:value="459.179640079853">
                <text:p>459.179640079853</text:p>
              </table:table-cell>
            </table:table-row>
            <table:table-row>
              <table:table-cell office:value-type="float" office:value="457.63973811366">
                <text:p>457.63973811366</text:p>
              </table:table-cell>
              <table:table-cell office:value-type="float" office:value="411.3818184588">
                <text:p>411.3818184588</text:p>
              </table:table-cell>
              <table:table-cell office:value-type="float" office:value="53.3602618863396">
                <text:p>53.3602618863396</text:p>
              </table:table-cell>
              <table:table-cell office:value-type="float" office:value="457.63973811366">
                <text:p>457.63973811366</text:p>
              </table:table-cell>
            </table:table-row>
            <table:table-row>
              <table:table-cell office:value-type="float" office:value="456.038262425067">
                <text:p>456.038262425067</text:p>
              </table:table-cell>
              <table:table-cell office:value-type="float" office:value="417.468448812123">
                <text:p>417.468448812123</text:p>
              </table:table-cell>
              <table:table-cell office:value-type="float" office:value="54.9617375749334">
                <text:p>54.9617375749334</text:p>
              </table:table-cell>
              <table:table-cell office:value-type="float" office:value="456.038262425067">
                <text:p>456.038262425067</text:p>
              </table:table-cell>
            </table:table-row>
            <table:table-row>
              <table:table-cell office:value-type="float" office:value="454.37570083908">
                <text:p>454.37570083908</text:p>
              </table:table-cell>
              <table:table-cell office:value-type="float" office:value="423.505742006914">
                <text:p>423.505742006914</text:p>
              </table:table-cell>
              <table:table-cell office:value-type="float" office:value="56.6242991609196">
                <text:p>56.6242991609196</text:p>
              </table:table-cell>
              <table:table-cell office:value-type="float" office:value="454.37570083908">
                <text:p>454.37570083908</text:p>
              </table:table-cell>
            </table:table-row>
            <table:table-row>
              <table:table-cell office:value-type="float" office:value="452.652559788067">
                <text:p>452.652559788067</text:p>
              </table:table-cell>
              <table:table-cell office:value-type="float" office:value="429.491859025181">
                <text:p>429.491859025181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452.652559788067">
                <text:p>452.652559788067</text:p>
              </table:table-cell>
            </table:table-row>
            <table:table-row>
              <table:table-cell office:value-type="float" office:value="450.869364157481">
                <text:p>450.869364157481</text:p>
              </table:table-cell>
              <table:table-cell office:value-type="float" office:value="435.424976437693">
                <text:p>435.424976437693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450.869364157481">
                <text:p>450.869364157481</text:p>
              </table:table-cell>
            </table:table-row>
            <table:table-row>
              <table:table-cell office:value-type="float" office:value="449.026657125988">
                <text:p>449.026657125988</text:p>
              </table:table-cell>
              <table:table-cell office:value-type="float" office:value="441.303286959409">
                <text:p>441.303286959409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449.026657125988">
                <text:p>449.026657125988</text:p>
              </table:table-cell>
            </table:table-row>
            <table:table-row>
              <table:table-cell office:value-type="float" office:value="447.125">
                <text:p>447.125</text:p>
              </table:table-cell>
              <table:table-cell office:value-type="float" office:value="447.125">
                <text:p>447.125</text:p>
              </table:table-cell>
              <table:table-cell office:value-type="float" office:value="63.875">
                <text:p>63.875</text:p>
              </table:table-cell>
              <table:table-cell office:value-type="float" office:value="447.125">
                <text:p>447.125</text:p>
              </table:table-cell>
            </table:table-row>
            <table:table-row>
              <table:table-cell office:value-type="float" office:value="441.303286959409">
                <text:p>441.303286959409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441.303286959409">
                <text:p>441.303286959409</text:p>
              </table:table-cell>
            </table:table-row>
            <table:table-row>
              <table:table-cell office:value-type="float" office:value="435.424976437693">
                <text:p>435.424976437693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435.424976437693">
                <text:p>435.424976437693</text:p>
              </table:table-cell>
            </table:table-row>
            <table:table-row>
              <table:table-cell office:value-type="float" office:value="429.491859025181">
                <text:p>429.491859025181</text:p>
              </table:table-cell>
              <table:table-cell office:value-type="float" office:value="452.652559788067">
                <text:p>452.652559788067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429.491859025181">
                <text:p>429.491859025181</text:p>
              </table:table-cell>
            </table:table-row>
            <table:table-row>
              <table:table-cell office:value-type="float" office:value="423.505742006914">
                <text:p>423.505742006914</text:p>
              </table:table-cell>
              <table:table-cell office:value-type="float" office:value="454.37570083908">
                <text:p>454.37570083908</text:p>
              </table:table-cell>
              <table:table-cell office:value-type="float" office:value="56.6242991609196">
                <text:p>56.6242991609196</text:p>
              </table:table-cell>
              <table:table-cell office:value-type="float" office:value="423.505742006914">
                <text:p>423.505742006914</text:p>
              </table:table-cell>
            </table:table-row>
            <table:table-row>
              <table:table-cell office:value-type="float" office:value="417.468448812123">
                <text:p>417.468448812123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54.9617375749334">
                <text:p>54.9617375749334</text:p>
              </table:table-cell>
              <table:table-cell office:value-type="float" office:value="417.468448812123">
                <text:p>417.468448812123</text:p>
              </table:table-cell>
            </table:table-row>
            <table:table-row>
              <table:table-cell office:value-type="float" office:value="411.3818184588">
                <text:p>411.3818184588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53.3602618863396">
                <text:p>53.3602618863396</text:p>
              </table:table-cell>
              <table:table-cell office:value-type="float" office:value="411.3818184588">
                <text:p>411.3818184588</text:p>
              </table:table-cell>
            </table:table-row>
            <table:table-row>
              <table:table-cell office:value-type="float" office:value="405.247704993514">
                <text:p>405.247704993514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51.8203599201469">
                <text:p>51.8203599201469</text:p>
              </table:table-cell>
              <table:table-cell office:value-type="float" office:value="405.247704993514">
                <text:p>405.247704993514</text:p>
              </table:table-cell>
            </table:table-row>
            <table:table-row>
              <table:table-cell office:value-type="float" office:value="399.067976926648">
                <text:p>399.067976926648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50.3425007454115">
                <text:p>50.3425007454115</text:p>
              </table:table-cell>
              <table:table-cell office:value-type="float" office:value="399.067976926648">
                <text:p>399.067976926648</text:p>
              </table:table-cell>
            </table:table-row>
            <table:table-row>
              <table:table-cell office:value-type="float" office:value="392.844516663236">
                <text:p>392.844516663236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392.844516663236">
                <text:p>392.844516663236</text:p>
              </table:table-cell>
            </table:table-row>
            <table:table-row>
              <table:table-cell office:value-type="float" office:value="386.579219929563">
                <text:p>386.579219929563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386.579219929563">
                <text:p>386.579219929563</text:p>
              </table:table-cell>
            </table:table-row>
            <table:table-row>
              <table:table-cell office:value-type="float" office:value="380.273995195705">
                <text:p>380.273995195705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46.2855863610236">
                <text:p>46.2855863610236</text:p>
              </table:table-cell>
              <table:table-cell office:value-type="float" office:value="380.273995195705">
                <text:p>380.273995195705</text:p>
              </table:table-cell>
            </table:table-row>
            <table:table-row>
              <table:table-cell office:value-type="float" office:value="373.930763094199">
                <text:p>373.930763094199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373.930763094199">
                <text:p>373.930763094199</text:p>
              </table:table-cell>
            </table:table-row>
            <table:table-row>
              <table:table-cell office:value-type="float" office:value="367.551455834989">
                <text:p>367.551455834989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43.898933725702">
                <text:p>43.898933725702</text:p>
              </table:table-cell>
              <table:table-cell office:value-type="float" office:value="367.551455834989">
                <text:p>367.551455834989</text:p>
              </table:table-cell>
            </table:table-row>
            <table:table-row>
              <table:table-cell office:value-type="float" office:value="361.138016616865">
                <text:p>361.138016616865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42.8021141421046">
                <text:p>42.8021141421046</text:p>
              </table:table-cell>
              <table:table-cell office:value-type="float" office:value="361.138016616865">
                <text:p>361.138016616865</text:p>
              </table:table-cell>
            </table:table-row>
            <table:table-row>
              <table:table-cell office:value-type="float" office:value="354.692399035541">
                <text:p>354.692399035541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354.692399035541">
                <text:p>354.692399035541</text:p>
              </table:table-cell>
            </table:table-row>
            <table:table-row>
              <table:table-cell office:value-type="float" office:value="348.216566488573">
                <text:p>348.216566488573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348.216566488573">
                <text:p>348.216566488573</text:p>
              </table:table-cell>
            </table:table-row>
            <table:table-row>
              <table:table-cell office:value-type="float" office:value="341.712491577286">
                <text:p>341.712491577286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341.712491577286">
                <text:p>341.712491577286</text:p>
              </table:table-cell>
            </table:table-row>
            <table:table-row>
              <table:table-cell office:value-type="float" office:value="335.182155505906">
                <text:p>335.182155505906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335.182155505906">
                <text:p>335.182155505906</text:p>
              </table:table-cell>
            </table:table-row>
            <table:table-row>
              <table:table-cell office:value-type="float" office:value="328.627547478061">
                <text:p>328.627547478061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38.2958530937282">
                <text:p>38.2958530937282</text:p>
              </table:table-cell>
              <table:table-cell office:value-type="float" office:value="328.627547478061">
                <text:p>328.627547478061</text:p>
              </table:table-cell>
            </table:table-row>
            <table:table-row>
              <table:table-cell office:value-type="float" office:value="322.050664090851">
                <text:p>322.050664090851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37.5920900861508">
                <text:p>37.5920900861508</text:p>
              </table:table-cell>
              <table:table-cell office:value-type="float" office:value="322.050664090851">
                <text:p>322.050664090851</text:p>
              </table:table-cell>
            </table:table-row>
            <table:table-row>
              <table:table-cell office:value-type="float" office:value="315.453508726669">
                <text:p>315.453508726669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36.9547039388544">
                <text:p>36.9547039388544</text:p>
              </table:table-cell>
              <table:table-cell office:value-type="float" office:value="315.453508726669">
                <text:p>315.453508726669</text:p>
              </table:table-cell>
            </table:table-row>
            <table:table-row>
              <table:table-cell office:value-type="float" office:value="308.838090942945">
                <text:p>308.838090942945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36.3838888058342">
                <text:p>36.3838888058342</text:p>
              </table:table-cell>
              <table:table-cell office:value-type="float" office:value="308.838090942945">
                <text:p>308.838090942945</text:p>
              </table:table-cell>
            </table:table-row>
            <table:table-row>
              <table:table-cell office:value-type="float" office:value="302.206425860023">
                <text:p>302.206425860023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302.206425860023">
                <text:p>302.206425860023</text:p>
              </table:table-cell>
            </table:table-row>
            <table:table-row>
              <table:table-cell office:value-type="float" office:value="295.560533547328">
                <text:p>295.560533547328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295.560533547328">
                <text:p>295.560533547328</text:p>
              </table:table-cell>
            </table:table-row>
            <table:table-row>
              <table:table-cell office:value-type="float" office:value="288.90243840804">
                <text:p>288.90243840804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35.0725065481493">
                <text:p>35.0725065481493</text:p>
              </table:table-cell>
              <table:table-cell office:value-type="float" office:value="288.90243840804">
                <text:p>288.90243840804</text:p>
              </table:table-cell>
            </table:table-row>
            <table:table-row>
              <table:table-cell office:value-type="float" office:value="282.234168562436">
                <text:p>282.234168562436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34.7695106913748">
                <text:p>34.7695106913748</text:p>
              </table:table-cell>
              <table:table-cell office:value-type="float" office:value="282.234168562436">
                <text:p>282.234168562436</text:p>
              </table:table-cell>
            </table:table-row>
            <table:table-row>
              <table:table-cell office:value-type="float" office:value="275.557755230108">
                <text:p>275.557755230108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275.557755230108">
                <text:p>275.557755230108</text:p>
              </table:table-cell>
            </table:table-row>
            <table:table-row>
              <table:table-cell office:value-type="float" office:value="268.875232111233">
                <text:p>268.875232111233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34.3653007282887">
                <text:p>34.3653007282887</text:p>
              </table:table-cell>
              <table:table-cell office:value-type="float" office:value="268.875232111233">
                <text:p>268.875232111233</text:p>
              </table:table-cell>
            </table:table-row>
            <table:table-row>
              <table:table-cell office:value-type="float" office:value="262.188634767089">
                <text:p>262.188634767089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34.2642097482473">
                <text:p>34.2642097482473</text:p>
              </table:table-cell>
              <table:table-cell office:value-type="float" office:value="262.188634767089">
                <text:p>262.188634767089</text:p>
              </table:table-cell>
            </table:table-row>
            <table:table-row>
              <table:table-cell office:value-type="float" office:value="255.5">
                <text:p>255.5</text:p>
              </table:table-cell>
              <table:table-cell office:value-type="float" office:value="476.769490666924">
                <text:p>476.769490666924</text:p>
              </table:table-cell>
              <table:table-cell office:value-type="float" office:value="34.2305093330759">
                <text:p>34.2305093330759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float" office:value="248.811365232911">
                <text:p>248.811365232911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34.2642097482473">
                <text:p>34.2642097482473</text:p>
              </table:table-cell>
              <table:table-cell office:value-type="float" office:value="248.811365232911">
                <text:p>248.811365232911</text:p>
              </table:table-cell>
            </table:table-row>
            <table:table-row>
              <table:table-cell office:value-type="float" office:value="242.124767888767">
                <text:p>242.124767888767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34.3653007282887">
                <text:p>34.3653007282887</text:p>
              </table:table-cell>
              <table:table-cell office:value-type="float" office:value="242.124767888767">
                <text:p>242.124767888767</text:p>
              </table:table-cell>
            </table:table-row>
            <table:table-row>
              <table:table-cell office:value-type="float" office:value="235.442244769892">
                <text:p>235.442244769892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235.442244769892">
                <text:p>235.442244769892</text:p>
              </table:table-cell>
            </table:table-row>
            <table:table-row>
              <table:table-cell office:value-type="float" office:value="228.765831437564">
                <text:p>228.765831437564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34.7695106913748">
                <text:p>34.7695106913748</text:p>
              </table:table-cell>
              <table:table-cell office:value-type="float" office:value="228.765831437564">
                <text:p>228.765831437564</text:p>
              </table:table-cell>
            </table:table-row>
            <table:table-row>
              <table:table-cell office:value-type="float" office:value="222.09756159196">
                <text:p>222.09756159196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35.0725065481493">
                <text:p>35.0725065481493</text:p>
              </table:table-cell>
              <table:table-cell office:value-type="float" office:value="222.09756159196">
                <text:p>222.09756159196</text:p>
              </table:table-cell>
            </table:table-row>
            <table:table-row>
              <table:table-cell office:value-type="float" office:value="215.439466452672">
                <text:p>215.439466452672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215.439466452672">
                <text:p>215.439466452672</text:p>
              </table:table-cell>
            </table:table-row>
            <table:table-row>
              <table:table-cell office:value-type="float" office:value="208.793574139977">
                <text:p>208.793574139977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208.793574139977">
                <text:p>208.793574139977</text:p>
              </table:table-cell>
            </table:table-row>
            <table:table-row>
              <table:table-cell office:value-type="float" office:value="202.161909057055">
                <text:p>202.161909057055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36.3838888058342">
                <text:p>36.3838888058342</text:p>
              </table:table-cell>
              <table:table-cell office:value-type="float" office:value="202.161909057055">
                <text:p>202.161909057055</text:p>
              </table:table-cell>
            </table:table-row>
            <table:table-row>
              <table:table-cell office:value-type="float" office:value="195.546491273332">
                <text:p>195.546491273332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36.9547039388544">
                <text:p>36.9547039388544</text:p>
              </table:table-cell>
              <table:table-cell office:value-type="float" office:value="195.546491273332">
                <text:p>195.546491273332</text:p>
              </table:table-cell>
            </table:table-row>
            <table:table-row>
              <table:table-cell office:value-type="float" office:value="188.949335909149">
                <text:p>188.949335909149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37.5920900861508">
                <text:p>37.5920900861508</text:p>
              </table:table-cell>
              <table:table-cell office:value-type="float" office:value="188.949335909149">
                <text:p>188.949335909149</text:p>
              </table:table-cell>
            </table:table-row>
            <table:table-row>
              <table:table-cell office:value-type="float" office:value="182.372452521939">
                <text:p>182.372452521939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38.2958530937282">
                <text:p>38.2958530937282</text:p>
              </table:table-cell>
              <table:table-cell office:value-type="float" office:value="182.372452521939">
                <text:p>182.372452521939</text:p>
              </table:table-cell>
            </table:table-row>
            <table:table-row>
              <table:table-cell office:value-type="float" office:value="175.817844494094">
                <text:p>175.817844494094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175.817844494094">
                <text:p>175.817844494094</text:p>
              </table:table-cell>
            </table:table-row>
            <table:table-row>
              <table:table-cell office:value-type="float" office:value="169.287508422714">
                <text:p>169.287508422714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169.287508422714">
                <text:p>169.287508422714</text:p>
              </table:table-cell>
            </table:table-row>
            <table:table-row>
              <table:table-cell office:value-type="float" office:value="162.783433511427">
                <text:p>162.783433511427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162.783433511427">
                <text:p>162.783433511427</text:p>
              </table:table-cell>
            </table:table-row>
            <table:table-row>
              <table:table-cell office:value-type="float" office:value="156.307600964459">
                <text:p>156.307600964459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156.307600964459">
                <text:p>156.307600964459</text:p>
              </table:table-cell>
            </table:table-row>
            <table:table-row>
              <table:table-cell office:value-type="float" office:value="149.861983383135">
                <text:p>149.861983383135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42.8021141421046">
                <text:p>42.8021141421046</text:p>
              </table:table-cell>
              <table:table-cell office:value-type="float" office:value="149.861983383135">
                <text:p>149.861983383135</text:p>
              </table:table-cell>
            </table:table-row>
            <table:table-row>
              <table:table-cell office:value-type="float" office:value="143.448544165011">
                <text:p>143.448544165011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43.898933725702">
                <text:p>43.898933725702</text:p>
              </table:table-cell>
              <table:table-cell office:value-type="float" office:value="143.448544165011">
                <text:p>143.448544165011</text:p>
              </table:table-cell>
            </table:table-row>
            <table:table-row>
              <table:table-cell office:value-type="float" office:value="137.069236905801">
                <text:p>137.069236905801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137.069236905801">
                <text:p>137.069236905801</text:p>
              </table:table-cell>
            </table:table-row>
            <table:table-row>
              <table:table-cell office:value-type="float" office:value="130.726004804295">
                <text:p>130.726004804295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46.2855863610236">
                <text:p>46.2855863610236</text:p>
              </table:table-cell>
              <table:table-cell office:value-type="float" office:value="130.726004804295">
                <text:p>130.726004804295</text:p>
              </table:table-cell>
            </table:table-row>
            <table:table-row>
              <table:table-cell office:value-type="float" office:value="124.420780070437">
                <text:p>124.420780070437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124.420780070437">
                <text:p>124.420780070437</text:p>
              </table:table-cell>
            </table:table-row>
            <table:table-row>
              <table:table-cell office:value-type="float" office:value="118.155483336764">
                <text:p>118.155483336764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118.155483336764">
                <text:p>118.155483336764</text:p>
              </table:table-cell>
            </table:table-row>
            <table:table-row>
              <table:table-cell office:value-type="float" office:value="111.932023073352">
                <text:p>111.932023073352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50.3425007454115">
                <text:p>50.3425007454115</text:p>
              </table:table-cell>
              <table:table-cell office:value-type="float" office:value="111.932023073352">
                <text:p>111.932023073352</text:p>
              </table:table-cell>
            </table:table-row>
            <table:table-row>
              <table:table-cell office:value-type="float" office:value="105.752295006486">
                <text:p>105.752295006486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51.8203599201469">
                <text:p>51.8203599201469</text:p>
              </table:table-cell>
              <table:table-cell office:value-type="float" office:value="105.752295006486">
                <text:p>105.752295006486</text:p>
              </table:table-cell>
            </table:table-row>
            <table:table-row>
              <table:table-cell office:value-type="float" office:value="99.6181815411996">
                <text:p>99.6181815411996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53.3602618863396">
                <text:p>53.3602618863396</text:p>
              </table:table-cell>
              <table:table-cell office:value-type="float" office:value="99.6181815411996">
                <text:p>99.6181815411996</text:p>
              </table:table-cell>
            </table:table-row>
            <table:table-row>
              <table:table-cell office:value-type="float" office:value="93.531551187877">
                <text:p>93.531551187877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54.9617375749334">
                <text:p>54.9617375749334</text:p>
              </table:table-cell>
              <table:table-cell office:value-type="float" office:value="93.531551187877">
                <text:p>93.531551187877</text:p>
              </table:table-cell>
            </table:table-row>
            <table:table-row>
              <table:table-cell office:value-type="float" office:value="87.4942579930861">
                <text:p>87.4942579930861</text:p>
              </table:table-cell>
              <table:table-cell office:value-type="float" office:value="454.37570083908">
                <text:p>454.37570083908</text:p>
              </table:table-cell>
              <table:table-cell office:value-type="float" office:value="56.6242991609196">
                <text:p>56.6242991609196</text:p>
              </table:table-cell>
              <table:table-cell office:value-type="float" office:value="87.4942579930861">
                <text:p>87.4942579930861</text:p>
              </table:table-cell>
            </table:table-row>
            <table:table-row>
              <table:table-cell office:value-type="float" office:value="81.5081409748187">
                <text:p>81.5081409748187</text:p>
              </table:table-cell>
              <table:table-cell office:value-type="float" office:value="452.652559788067">
                <text:p>452.652559788067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81.5081409748187">
                <text:p>81.5081409748187</text:p>
              </table:table-cell>
            </table:table-row>
            <table:table-row>
              <table:table-cell office:value-type="float" office:value="75.5750235623073">
                <text:p>75.5750235623073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75.5750235623073">
                <text:p>75.5750235623073</text:p>
              </table:table-cell>
            </table:table-row>
            <table:table-row>
              <table:table-cell office:value-type="float" office:value="69.6967130405913">
                <text:p>69.6967130405913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69.6967130405913">
                <text:p>69.6967130405913</text:p>
              </table:table-cell>
            </table:table-row>
            <table:table-row>
              <table:table-cell office:value-type="float" office:value="63.875">
                <text:p>63.875</text:p>
              </table:table-cell>
              <table:table-cell office:value-type="float" office:value="447.125">
                <text:p>447.125</text:p>
              </table:table-cell>
              <table:table-cell office:value-type="float" office:value="63.875">
                <text:p>63.875</text:p>
              </table:table-cell>
              <table:table-cell office:value-type="float" office:value="63.875">
                <text:p>63.875</text:p>
              </table:table-cell>
            </table:table-row>
            <table:table-row>
              <table:table-cell office:value-type="float" office:value="61.9733428740116">
                <text:p>61.9733428740116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69.6967130405913">
                <text:p>69.6967130405913</text:p>
              </table:table-cell>
              <table:table-cell office:value-type="float" office:value="61.9733428740116">
                <text:p>61.9733428740116</text:p>
              </table:table-cell>
            </table:table-row>
            <table:table-row>
              <table:table-cell office:value-type="float" office:value="60.1306358425186">
                <text:p>60.1306358425186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75.5750235623073">
                <text:p>75.5750235623073</text:p>
              </table:table-cell>
              <table:table-cell office:value-type="float" office:value="60.1306358425186">
                <text:p>60.1306358425186</text:p>
              </table:table-cell>
            </table:table-row>
            <table:table-row>
              <table:table-cell office:value-type="float" office:value="58.3474402119335">
                <text:p>58.3474402119335</text:p>
              </table:table-cell>
              <table:table-cell office:value-type="float" office:value="452.652559788067">
                <text:p>452.652559788067</text:p>
              </table:table-cell>
              <table:table-cell office:value-type="float" office:value="81.5081409748187">
                <text:p>81.5081409748187</text:p>
              </table:table-cell>
              <table:table-cell office:value-type="float" office:value="58.3474402119335">
                <text:p>58.3474402119335</text:p>
              </table:table-cell>
            </table:table-row>
            <table:table-row>
              <table:table-cell office:value-type="float" office:value="56.6242991609196">
                <text:p>56.6242991609196</text:p>
              </table:table-cell>
              <table:table-cell office:value-type="float" office:value="454.37570083908">
                <text:p>454.37570083908</text:p>
              </table:table-cell>
              <table:table-cell office:value-type="float" office:value="87.4942579930861">
                <text:p>87.4942579930861</text:p>
              </table:table-cell>
              <table:table-cell office:value-type="float" office:value="56.6242991609196">
                <text:p>56.6242991609196</text:p>
              </table:table-cell>
            </table:table-row>
            <table:table-row>
              <table:table-cell office:value-type="float" office:value="54.9617375749334">
                <text:p>54.9617375749334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93.5315511878769">
                <text:p>93.5315511878769</text:p>
              </table:table-cell>
              <table:table-cell office:value-type="float" office:value="54.9617375749334">
                <text:p>54.9617375749334</text:p>
              </table:table-cell>
            </table:table-row>
            <table:table-row>
              <table:table-cell office:value-type="float" office:value="53.3602618863397">
                <text:p>53.3602618863397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99.6181815411996">
                <text:p>99.6181815411996</text:p>
              </table:table-cell>
              <table:table-cell office:value-type="float" office:value="53.3602618863397">
                <text:p>53.3602618863397</text:p>
              </table:table-cell>
            </table:table-row>
            <table:table-row>
              <table:table-cell office:value-type="float" office:value="51.8203599201469">
                <text:p>51.8203599201469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105.752295006486">
                <text:p>105.752295006486</text:p>
              </table:table-cell>
              <table:table-cell office:value-type="float" office:value="51.8203599201469">
                <text:p>51.8203599201469</text:p>
              </table:table-cell>
            </table:table-row>
            <table:table-row>
              <table:table-cell office:value-type="float" office:value="50.3425007454115">
                <text:p>50.3425007454115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111.932023073352">
                <text:p>111.932023073352</text:p>
              </table:table-cell>
              <table:table-cell office:value-type="float" office:value="50.3425007454115">
                <text:p>50.3425007454115</text:p>
              </table:table-cell>
            </table:table-row>
            <table:table-row>
              <table:table-cell office:value-type="float" office:value="48.9271345323544">
                <text:p>48.9271345323544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118.155483336764">
                <text:p>118.155483336764</text:p>
              </table:table-cell>
              <table:table-cell office:value-type="float" office:value="48.9271345323544">
                <text:p>48.9271345323544</text:p>
              </table:table-cell>
            </table:table-row>
            <table:table-row>
              <table:table-cell office:value-type="float" office:value="47.574692415235">
                <text:p>47.574692415235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124.420780070437">
                <text:p>124.420780070437</text:p>
              </table:table-cell>
              <table:table-cell office:value-type="float" office:value="47.574692415235">
                <text:p>47.574692415235</text:p>
              </table:table-cell>
            </table:table-row>
            <table:table-row>
              <table:table-cell office:value-type="float" office:value="46.2855863610237">
                <text:p>46.2855863610237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130.726004804295">
                <text:p>130.726004804295</text:p>
              </table:table-cell>
              <table:table-cell office:value-type="float" office:value="46.2855863610237">
                <text:p>46.2855863610237</text:p>
              </table:table-cell>
            </table:table-row>
            <table:table-row>
              <table:table-cell office:value-type="float" office:value="45.0602090439122">
                <text:p>45.0602090439122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137.069236905801">
                <text:p>137.069236905801</text:p>
              </table:table-cell>
              <table:table-cell office:value-type="float" office:value="45.0602090439122">
                <text:p>45.0602090439122</text:p>
              </table:table-cell>
            </table:table-row>
            <table:table-row>
              <table:table-cell office:value-type="float" office:value="43.898933725702">
                <text:p>43.898933725702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143.448544165011">
                <text:p>143.448544165011</text:p>
              </table:table-cell>
              <table:table-cell office:value-type="float" office:value="43.898933725702">
                <text:p>43.898933725702</text:p>
              </table:table-cell>
            </table:table-row>
            <table:table-row>
              <table:table-cell office:value-type="float" office:value="42.8021141421045">
                <text:p>42.8021141421045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149.861983383135">
                <text:p>149.861983383135</text:p>
              </table:table-cell>
              <table:table-cell office:value-type="float" office:value="42.8021141421045">
                <text:p>42.8021141421045</text:p>
              </table:table-cell>
            </table:table-row>
            <table:table-row>
              <table:table-cell office:value-type="float" office:value="41.7700843949901">
                <text:p>41.7700843949901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156.307600964459">
                <text:p>156.307600964459</text:p>
              </table:table-cell>
              <table:table-cell office:value-type="float" office:value="41.7700843949901">
                <text:p>41.7700843949901</text:p>
              </table:table-cell>
            </table:table-row>
            <table:table-row>
              <table:table-cell office:value-type="float" office:value="40.8031588506171">
                <text:p>40.8031588506171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162.783433511427">
                <text:p>162.783433511427</text:p>
              </table:table-cell>
              <table:table-cell office:value-type="float" office:value="40.8031588506171">
                <text:p>40.8031588506171</text:p>
              </table:table-cell>
            </table:table-row>
            <table:table-row>
              <table:table-cell office:value-type="float" office:value="39.9016320438732">
                <text:p>39.9016320438732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169.287508422714">
                <text:p>169.287508422714</text:p>
              </table:table-cell>
              <table:table-cell office:value-type="float" office:value="39.9016320438732">
                <text:p>39.9016320438732</text:p>
              </table:table-cell>
            </table:table-row>
            <table:table-row>
              <table:table-cell office:value-type="float" office:value="39.065778588557">
                <text:p>39.065778588557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175.817844494094">
                <text:p>175.817844494094</text:p>
              </table:table-cell>
              <table:table-cell office:value-type="float" office:value="39.065778588557">
                <text:p>39.065778588557</text:p>
              </table:table-cell>
            </table:table-row>
            <table:table-row>
              <table:table-cell office:value-type="float" office:value="38.2958530937281">
                <text:p>38.2958530937281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182.372452521939">
                <text:p>182.372452521939</text:p>
              </table:table-cell>
              <table:table-cell office:value-type="float" office:value="38.2958530937281">
                <text:p>38.2958530937281</text:p>
              </table:table-cell>
            </table:table-row>
            <table:table-row>
              <table:table-cell office:value-type="float" office:value="37.5920900861508">
                <text:p>37.5920900861508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188.949335909149">
                <text:p>188.949335909149</text:p>
              </table:table-cell>
              <table:table-cell office:value-type="float" office:value="37.5920900861508">
                <text:p>37.5920900861508</text:p>
              </table:table-cell>
            </table:table-row>
            <table:table-row>
              <table:table-cell office:value-type="float" office:value="36.9547039388545">
                <text:p>36.9547039388545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195.546491273331">
                <text:p>195.546491273331</text:p>
              </table:table-cell>
              <table:table-cell office:value-type="float" office:value="36.9547039388545">
                <text:p>36.9547039388545</text:p>
              </table:table-cell>
            </table:table-row>
            <table:table-row>
              <table:table-cell office:value-type="float" office:value="36.3838888058341">
                <text:p>36.3838888058341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202.161909057055">
                <text:p>202.161909057055</text:p>
              </table:table-cell>
              <table:table-cell office:value-type="float" office:value="36.3838888058341">
                <text:p>36.3838888058341</text:p>
              </table:table-cell>
            </table:table-row>
            <table:table-row>
              <table:table-cell office:value-type="float" office:value="35.8798185629091">
                <text:p>35.8798185629091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208.793574139977">
                <text:p>208.793574139977</text:p>
              </table:table-cell>
              <table:table-cell office:value-type="float" office:value="35.8798185629091">
                <text:p>35.8798185629091</text:p>
              </table:table-cell>
            </table:table-row>
            <table:table-row>
              <table:table-cell office:value-type="float" office:value="35.4426467547582">
                <text:p>35.4426467547582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215.439466452672">
                <text:p>215.439466452672</text:p>
              </table:table-cell>
              <table:table-cell office:value-type="float" office:value="35.4426467547582">
                <text:p>35.4426467547582</text:p>
              </table:table-cell>
            </table:table-row>
            <table:table-row>
              <table:table-cell office:value-type="float" office:value="35.0725065481493">
                <text:p>35.0725065481493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222.09756159196">
                <text:p>222.09756159196</text:p>
              </table:table-cell>
              <table:table-cell office:value-type="float" office:value="35.0725065481493">
                <text:p>35.0725065481493</text:p>
              </table:table-cell>
            </table:table-row>
            <table:table-row>
              <table:table-cell office:value-type="float" office:value="34.7695106913748">
                <text:p>34.7695106913748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228.765831437564">
                <text:p>228.765831437564</text:p>
              </table:table-cell>
              <table:table-cell office:value-type="float" office:value="34.7695106913748">
                <text:p>34.7695106913748</text:p>
              </table:table-cell>
            </table:table-row>
            <table:table-row>
              <table:table-cell office:value-type="float" office:value="34.5337514799081">
                <text:p>34.5337514799081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235.442244769892">
                <text:p>235.442244769892</text:p>
              </table:table-cell>
              <table:table-cell office:value-type="float" office:value="34.5337514799081">
                <text:p>34.5337514799081</text:p>
              </table:table-cell>
            </table:table-row>
            <table:table-row>
              <table:table-cell office:value-type="float" office:value="34.3653007282887">
                <text:p>34.3653007282887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242.124767888767">
                <text:p>242.124767888767</text:p>
              </table:table-cell>
              <table:table-cell office:value-type="float" office:value="34.3653007282887">
                <text:p>34.3653007282887</text:p>
              </table:table-cell>
            </table:table-row>
            <table:table-row>
              <table:table-cell office:value-type="float" office:value="34.2642097482474">
                <text:p>34.2642097482474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248.811365232911">
                <text:p>248.811365232911</text:p>
              </table:table-cell>
              <table:table-cell office:value-type="float" office:value="34.2642097482474">
                <text:p>34.2642097482474</text:p>
              </table:table-cell>
            </table:table-row>
            <table:table-row>
              <table:table-cell office:value-type="float" office:value="34.230509333076">
                <text:p>34.230509333076</text:p>
              </table:table-cell>
              <table:table-cell office:value-type="float" office:value="476.769490666924">
                <text:p>476.769490666924</text:p>
              </table:table-cell>
              <table:table-cell office:value-type="float" office:value="255.5">
                <text:p>255.5</text:p>
              </table:table-cell>
              <table:table-cell office:value-type="float" office:value="34.230509333076">
                <text:p>34.230509333076</text:p>
              </table:table-cell>
            </table:table-row>
            <table:table-row>
              <table:table-cell office:value-type="float" office:value="34.2642097482473">
                <text:p>34.2642097482473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262.188634767089">
                <text:p>262.188634767089</text:p>
              </table:table-cell>
              <table:table-cell office:value-type="float" office:value="34.2642097482473">
                <text:p>34.2642097482473</text:p>
              </table:table-cell>
            </table:table-row>
            <table:table-row>
              <table:table-cell office:value-type="float" office:value="34.3653007282887">
                <text:p>34.3653007282887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268.875232111233">
                <text:p>268.875232111233</text:p>
              </table:table-cell>
              <table:table-cell office:value-type="float" office:value="34.3653007282887">
                <text:p>34.3653007282887</text:p>
              </table:table-cell>
            </table:table-row>
            <table:table-row>
              <table:table-cell office:value-type="float" office:value="34.5337514799081">
                <text:p>34.5337514799081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275.557755230108">
                <text:p>275.557755230108</text:p>
              </table:table-cell>
              <table:table-cell office:value-type="float" office:value="34.5337514799081">
                <text:p>34.5337514799081</text:p>
              </table:table-cell>
            </table:table-row>
            <table:table-row>
              <table:table-cell office:value-type="float" office:value="34.7695106913748">
                <text:p>34.7695106913748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282.234168562436">
                <text:p>282.234168562436</text:p>
              </table:table-cell>
              <table:table-cell office:value-type="float" office:value="34.7695106913748">
                <text:p>34.7695106913748</text:p>
              </table:table-cell>
            </table:table-row>
            <table:table-row>
              <table:table-cell office:value-type="float" office:value="35.0725065481493">
                <text:p>35.0725065481493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288.90243840804">
                <text:p>288.90243840804</text:p>
              </table:table-cell>
              <table:table-cell office:value-type="float" office:value="35.0725065481493">
                <text:p>35.0725065481493</text:p>
              </table:table-cell>
            </table:table-row>
            <table:table-row>
              <table:table-cell office:value-type="float" office:value="35.4426467547582">
                <text:p>35.4426467547582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295.560533547328">
                <text:p>295.560533547328</text:p>
              </table:table-cell>
              <table:table-cell office:value-type="float" office:value="35.4426467547582">
                <text:p>35.4426467547582</text:p>
              </table:table-cell>
            </table:table-row>
            <table:table-row>
              <table:table-cell office:value-type="float" office:value="35.8798185629091">
                <text:p>35.8798185629091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302.206425860023">
                <text:p>302.206425860023</text:p>
              </table:table-cell>
              <table:table-cell office:value-type="float" office:value="35.8798185629091">
                <text:p>35.8798185629091</text:p>
              </table:table-cell>
            </table:table-row>
            <table:table-row>
              <table:table-cell office:value-type="float" office:value="36.3838888058342">
                <text:p>36.3838888058342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308.838090942945">
                <text:p>308.838090942945</text:p>
              </table:table-cell>
              <table:table-cell office:value-type="float" office:value="36.3838888058342">
                <text:p>36.3838888058342</text:p>
              </table:table-cell>
            </table:table-row>
            <table:table-row>
              <table:table-cell office:value-type="float" office:value="36.9547039388544">
                <text:p>36.9547039388544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315.453508726668">
                <text:p>315.453508726668</text:p>
              </table:table-cell>
              <table:table-cell office:value-type="float" office:value="36.9547039388544">
                <text:p>36.9547039388544</text:p>
              </table:table-cell>
            </table:table-row>
            <table:table-row>
              <table:table-cell office:value-type="float" office:value="37.5920900861508">
                <text:p>37.5920900861508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322.050664090851">
                <text:p>322.050664090851</text:p>
              </table:table-cell>
              <table:table-cell office:value-type="float" office:value="37.5920900861508">
                <text:p>37.5920900861508</text:p>
              </table:table-cell>
            </table:table-row>
            <table:table-row>
              <table:table-cell office:value-type="float" office:value="38.2958530937281">
                <text:p>38.2958530937281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328.627547478061">
                <text:p>328.627547478061</text:p>
              </table:table-cell>
              <table:table-cell office:value-type="float" office:value="38.2958530937281">
                <text:p>38.2958530937281</text:p>
              </table:table-cell>
            </table:table-row>
            <table:table-row>
              <table:table-cell office:value-type="float" office:value="39.065778588557">
                <text:p>39.065778588557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335.182155505906">
                <text:p>335.182155505906</text:p>
              </table:table-cell>
              <table:table-cell office:value-type="float" office:value="39.065778588557">
                <text:p>39.065778588557</text:p>
              </table:table-cell>
            </table:table-row>
            <table:table-row>
              <table:table-cell office:value-type="float" office:value="39.9016320438732">
                <text:p>39.9016320438732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341.712491577286">
                <text:p>341.712491577286</text:p>
              </table:table-cell>
              <table:table-cell office:value-type="float" office:value="39.9016320438732">
                <text:p>39.9016320438732</text:p>
              </table:table-cell>
            </table:table-row>
            <table:table-row>
              <table:table-cell office:value-type="float" office:value="40.8031588506171">
                <text:p>40.8031588506171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348.216566488573">
                <text:p>348.216566488573</text:p>
              </table:table-cell>
              <table:table-cell office:value-type="float" office:value="40.8031588506171">
                <text:p>40.8031588506171</text:p>
              </table:table-cell>
            </table:table-row>
            <table:table-row>
              <table:table-cell office:value-type="float" office:value="41.7700843949901">
                <text:p>41.7700843949901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354.692399035541">
                <text:p>354.692399035541</text:p>
              </table:table-cell>
              <table:table-cell office:value-type="float" office:value="41.7700843949901">
                <text:p>41.7700843949901</text:p>
              </table:table-cell>
            </table:table-row>
            <table:table-row>
              <table:table-cell office:value-type="float" office:value="42.8021141421046">
                <text:p>42.8021141421046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361.138016616865">
                <text:p>361.138016616865</text:p>
              </table:table-cell>
              <table:table-cell office:value-type="float" office:value="42.8021141421046">
                <text:p>42.8021141421046</text:p>
              </table:table-cell>
            </table:table-row>
            <table:table-row>
              <table:table-cell office:value-type="float" office:value="43.898933725702">
                <text:p>43.898933725702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367.551455834989">
                <text:p>367.551455834989</text:p>
              </table:table-cell>
              <table:table-cell office:value-type="float" office:value="43.898933725702">
                <text:p>43.898933725702</text:p>
              </table:table-cell>
            </table:table-row>
            <table:table-row>
              <table:table-cell office:value-type="float" office:value="45.0602090439122">
                <text:p>45.0602090439122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373.930763094199">
                <text:p>373.930763094199</text:p>
              </table:table-cell>
              <table:table-cell office:value-type="float" office:value="45.0602090439122">
                <text:p>45.0602090439122</text:p>
              </table:table-cell>
            </table:table-row>
            <table:table-row>
              <table:table-cell office:value-type="float" office:value="46.2855863610236">
                <text:p>46.2855863610236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380.273995195705">
                <text:p>380.273995195705</text:p>
              </table:table-cell>
              <table:table-cell office:value-type="float" office:value="46.2855863610236">
                <text:p>46.2855863610236</text:p>
              </table:table-cell>
            </table:table-row>
            <table:table-row>
              <table:table-cell office:value-type="float" office:value="47.574692415235">
                <text:p>47.574692415235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386.579219929562">
                <text:p>386.579219929562</text:p>
              </table:table-cell>
              <table:table-cell office:value-type="float" office:value="47.574692415235">
                <text:p>47.574692415235</text:p>
              </table:table-cell>
            </table:table-row>
            <table:table-row>
              <table:table-cell office:value-type="float" office:value="48.9271345323544">
                <text:p>48.9271345323544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392.844516663236">
                <text:p>392.844516663236</text:p>
              </table:table-cell>
              <table:table-cell office:value-type="float" office:value="48.9271345323544">
                <text:p>48.9271345323544</text:p>
              </table:table-cell>
            </table:table-row>
            <table:table-row>
              <table:table-cell office:value-type="float" office:value="50.3425007454115">
                <text:p>50.3425007454115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399.067976926648">
                <text:p>399.067976926648</text:p>
              </table:table-cell>
              <table:table-cell office:value-type="float" office:value="50.3425007454115">
                <text:p>50.3425007454115</text:p>
              </table:table-cell>
            </table:table-row>
            <table:table-row>
              <table:table-cell office:value-type="float" office:value="51.8203599201469">
                <text:p>51.8203599201469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405.247704993514">
                <text:p>405.247704993514</text:p>
              </table:table-cell>
              <table:table-cell office:value-type="float" office:value="51.8203599201469">
                <text:p>51.8203599201469</text:p>
              </table:table-cell>
            </table:table-row>
            <table:table-row>
              <table:table-cell office:value-type="float" office:value="53.3602618863396">
                <text:p>53.3602618863396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411.3818184588">
                <text:p>411.3818184588</text:p>
              </table:table-cell>
              <table:table-cell office:value-type="float" office:value="53.3602618863396">
                <text:p>53.3602618863396</text:p>
              </table:table-cell>
            </table:table-row>
            <table:table-row>
              <table:table-cell office:value-type="float" office:value="54.9617375749334">
                <text:p>54.9617375749334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417.468448812123">
                <text:p>417.468448812123</text:p>
              </table:table-cell>
              <table:table-cell office:value-type="float" office:value="54.9617375749334">
                <text:p>54.9617375749334</text:p>
              </table:table-cell>
            </table:table-row>
            <table:table-row>
              <table:table-cell office:value-type="float" office:value="56.6242991609196">
                <text:p>56.6242991609196</text:p>
              </table:table-cell>
              <table:table-cell office:value-type="float" office:value="454.37570083908">
                <text:p>454.37570083908</text:p>
              </table:table-cell>
              <table:table-cell office:value-type="float" office:value="423.505742006914">
                <text:p>423.505742006914</text:p>
              </table:table-cell>
              <table:table-cell office:value-type="float" office:value="56.6242991609196">
                <text:p>56.6242991609196</text:p>
              </table:table-cell>
            </table:table-row>
            <table:table-row>
              <table:table-cell office:value-type="float" office:value="58.3474402119335">
                <text:p>58.3474402119335</text:p>
              </table:table-cell>
              <table:table-cell office:value-type="float" office:value="452.652559788067">
                <text:p>452.652559788067</text:p>
              </table:table-cell>
              <table:table-cell office:value-type="float" office:value="429.491859025181">
                <text:p>429.491859025181</text:p>
              </table:table-cell>
              <table:table-cell office:value-type="float" office:value="58.3474402119335">
                <text:p>58.3474402119335</text:p>
              </table:table-cell>
            </table:table-row>
            <table:table-row>
              <table:table-cell office:value-type="float" office:value="60.1306358425186">
                <text:p>60.1306358425186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435.424976437693">
                <text:p>435.424976437693</text:p>
              </table:table-cell>
              <table:table-cell office:value-type="float" office:value="60.1306358425186">
                <text:p>60.1306358425186</text:p>
              </table:table-cell>
            </table:table-row>
            <table:table-row>
              <table:table-cell office:value-type="float" office:value="61.9733428740116">
                <text:p>61.9733428740116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441.303286959409">
                <text:p>441.303286959409</text:p>
              </table:table-cell>
              <table:table-cell office:value-type="float" office:value="61.9733428740116">
                <text:p>61.9733428740116</text:p>
              </table:table-cell>
            </table:table-row>
            <table:table-row>
              <table:table-cell office:value-type="float" office:value="63.875">
                <text:p>63.875</text:p>
              </table:table-cell>
              <table:table-cell office:value-type="float" office:value="447.125">
                <text:p>447.125</text:p>
              </table:table-cell>
              <table:table-cell office:value-type="float" office:value="447.125">
                <text:p>447.125</text:p>
              </table:table-cell>
              <table:table-cell office:value-type="float" office:value="63.875">
                <text:p>63.875</text:p>
              </table:table-cell>
            </table:table-row>
            <table:table-row>
              <table:table-cell office:value-type="float" office:value="61.9733428740116">
                <text:p>61.9733428740116</text:p>
              </table:table-cell>
              <table:table-cell office:value-type="float" office:value="441.303286959409">
                <text:p>441.303286959409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61.9733428740116">
                <text:p>61.9733428740116</text:p>
              </table:table-cell>
            </table:table-row>
            <table:table-row>
              <table:table-cell office:value-type="float" office:value="60.1306358425186">
                <text:p>60.1306358425186</text:p>
              </table:table-cell>
              <table:table-cell office:value-type="float" office:value="435.424976437693">
                <text:p>435.424976437693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60.1306358425186">
                <text:p>60.1306358425186</text:p>
              </table:table-cell>
            </table:table-row>
            <table:table-row>
              <table:table-cell office:value-type="float" office:value="58.3474402119335">
                <text:p>58.3474402119335</text:p>
              </table:table-cell>
              <table:table-cell office:value-type="float" office:value="429.491859025181">
                <text:p>429.491859025181</text:p>
              </table:table-cell>
              <table:table-cell office:value-type="float" office:value="452.652559788067">
                <text:p>452.652559788067</text:p>
              </table:table-cell>
              <table:table-cell office:value-type="float" office:value="58.3474402119335">
                <text:p>58.3474402119335</text:p>
              </table:table-cell>
            </table:table-row>
            <table:table-row>
              <table:table-cell office:value-type="float" office:value="56.6242991609195">
                <text:p>56.6242991609195</text:p>
              </table:table-cell>
              <table:table-cell office:value-type="float" office:value="423.505742006914">
                <text:p>423.505742006914</text:p>
              </table:table-cell>
              <table:table-cell office:value-type="float" office:value="454.375700839081">
                <text:p>454.375700839081</text:p>
              </table:table-cell>
              <table:table-cell office:value-type="float" office:value="56.6242991609195">
                <text:p>56.6242991609195</text:p>
              </table:table-cell>
            </table:table-row>
            <table:table-row>
              <table:table-cell office:value-type="float" office:value="54.9617375749334">
                <text:p>54.9617375749334</text:p>
              </table:table-cell>
              <table:table-cell office:value-type="float" office:value="417.468448812123">
                <text:p>417.468448812123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54.9617375749334">
                <text:p>54.9617375749334</text:p>
              </table:table-cell>
            </table:table-row>
            <table:table-row>
              <table:table-cell office:value-type="float" office:value="53.3602618863396">
                <text:p>53.3602618863396</text:p>
              </table:table-cell>
              <table:table-cell office:value-type="float" office:value="411.3818184588">
                <text:p>411.3818184588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53.3602618863396">
                <text:p>53.3602618863396</text:p>
              </table:table-cell>
            </table:table-row>
            <table:table-row>
              <table:table-cell office:value-type="float" office:value="51.8203599201469">
                <text:p>51.8203599201469</text:p>
              </table:table-cell>
              <table:table-cell office:value-type="float" office:value="405.247704993514">
                <text:p>405.247704993514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51.8203599201469">
                <text:p>51.8203599201469</text:p>
              </table:table-cell>
            </table:table-row>
            <table:table-row>
              <table:table-cell office:value-type="float" office:value="50.3425007454115">
                <text:p>50.3425007454115</text:p>
              </table:table-cell>
              <table:table-cell office:value-type="float" office:value="399.067976926648">
                <text:p>399.067976926648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50.3425007454115">
                <text:p>50.3425007454115</text:p>
              </table:table-cell>
            </table:table-row>
            <table:table-row>
              <table:table-cell office:value-type="float" office:value="48.9271345323544">
                <text:p>48.9271345323544</text:p>
              </table:table-cell>
              <table:table-cell office:value-type="float" office:value="392.844516663236">
                <text:p>392.844516663236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48.9271345323544">
                <text:p>48.9271345323544</text:p>
              </table:table-cell>
            </table:table-row>
            <table:table-row>
              <table:table-cell office:value-type="float" office:value="47.574692415235">
                <text:p>47.574692415235</text:p>
              </table:table-cell>
              <table:table-cell office:value-type="float" office:value="386.579219929563">
                <text:p>386.579219929563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47.574692415235">
                <text:p>47.574692415235</text:p>
              </table:table-cell>
            </table:table-row>
            <table:table-row>
              <table:table-cell office:value-type="float" office:value="46.2855863610236">
                <text:p>46.2855863610236</text:p>
              </table:table-cell>
              <table:table-cell office:value-type="float" office:value="380.273995195705">
                <text:p>380.273995195705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46.2855863610236">
                <text:p>46.2855863610236</text:p>
              </table:table-cell>
            </table:table-row>
            <table:table-row>
              <table:table-cell office:value-type="float" office:value="45.0602090439122">
                <text:p>45.0602090439122</text:p>
              </table:table-cell>
              <table:table-cell office:value-type="float" office:value="373.930763094199">
                <text:p>373.930763094199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45.0602090439122">
                <text:p>45.0602090439122</text:p>
              </table:table-cell>
            </table:table-row>
            <table:table-row>
              <table:table-cell office:value-type="float" office:value="43.898933725702">
                <text:p>43.898933725702</text:p>
              </table:table-cell>
              <table:table-cell office:value-type="float" office:value="367.551455834989">
                <text:p>367.551455834989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43.898933725702">
                <text:p>43.898933725702</text:p>
              </table:table-cell>
            </table:table-row>
            <table:table-row>
              <table:table-cell office:value-type="float" office:value="42.8021141421045">
                <text:p>42.8021141421045</text:p>
              </table:table-cell>
              <table:table-cell office:value-type="float" office:value="361.138016616865">
                <text:p>361.138016616865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42.8021141421045">
                <text:p>42.8021141421045</text:p>
              </table:table-cell>
            </table:table-row>
            <table:table-row>
              <table:table-cell office:value-type="float" office:value="41.7700843949901">
                <text:p>41.7700843949901</text:p>
              </table:table-cell>
              <table:table-cell office:value-type="float" office:value="354.692399035541">
                <text:p>354.692399035541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41.7700843949901">
                <text:p>41.7700843949901</text:p>
              </table:table-cell>
            </table:table-row>
            <table:table-row>
              <table:table-cell office:value-type="float" office:value="40.8031588506171">
                <text:p>40.8031588506171</text:p>
              </table:table-cell>
              <table:table-cell office:value-type="float" office:value="348.216566488573">
                <text:p>348.216566488573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40.8031588506171">
                <text:p>40.8031588506171</text:p>
              </table:table-cell>
            </table:table-row>
            <table:table-row>
              <table:table-cell office:value-type="float" office:value="39.9016320438732">
                <text:p>39.9016320438732</text:p>
              </table:table-cell>
              <table:table-cell office:value-type="float" office:value="341.712491577286">
                <text:p>341.712491577286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39.9016320438732">
                <text:p>39.9016320438732</text:p>
              </table:table-cell>
            </table:table-row>
            <table:table-row>
              <table:table-cell office:value-type="float" office:value="39.065778588557">
                <text:p>39.065778588557</text:p>
              </table:table-cell>
              <table:table-cell office:value-type="float" office:value="335.182155505906">
                <text:p>335.182155505906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39.065778588557">
                <text:p>39.065778588557</text:p>
              </table:table-cell>
            </table:table-row>
            <table:table-row>
              <table:table-cell office:value-type="float" office:value="38.2958530937281">
                <text:p>38.2958530937281</text:p>
              </table:table-cell>
              <table:table-cell office:value-type="float" office:value="328.627547478061">
                <text:p>328.627547478061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38.2958530937281">
                <text:p>38.2958530937281</text:p>
              </table:table-cell>
            </table:table-row>
            <table:table-row>
              <table:table-cell office:value-type="float" office:value="37.5920900861508">
                <text:p>37.5920900861508</text:p>
              </table:table-cell>
              <table:table-cell office:value-type="float" office:value="322.050664090851">
                <text:p>322.050664090851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37.5920900861508">
                <text:p>37.5920900861508</text:p>
              </table:table-cell>
            </table:table-row>
            <table:table-row>
              <table:table-cell office:value-type="float" office:value="36.9547039388544">
                <text:p>36.9547039388544</text:p>
              </table:table-cell>
              <table:table-cell office:value-type="float" office:value="315.453508726669">
                <text:p>315.453508726669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36.9547039388544">
                <text:p>36.9547039388544</text:p>
              </table:table-cell>
            </table:table-row>
            <table:table-row>
              <table:table-cell office:value-type="float" office:value="36.3838888058342">
                <text:p>36.3838888058342</text:p>
              </table:table-cell>
              <table:table-cell office:value-type="float" office:value="308.838090942945">
                <text:p>308.838090942945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36.3838888058342">
                <text:p>36.3838888058342</text:p>
              </table:table-cell>
            </table:table-row>
            <table:table-row>
              <table:table-cell office:value-type="float" office:value="35.8798185629091">
                <text:p>35.8798185629091</text:p>
              </table:table-cell>
              <table:table-cell office:value-type="float" office:value="302.206425860023">
                <text:p>302.206425860023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35.8798185629091">
                <text:p>35.8798185629091</text:p>
              </table:table-cell>
            </table:table-row>
            <table:table-row>
              <table:table-cell office:value-type="float" office:value="35.4426467547582">
                <text:p>35.4426467547582</text:p>
              </table:table-cell>
              <table:table-cell office:value-type="float" office:value="295.560533547328">
                <text:p>295.560533547328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35.4426467547582">
                <text:p>35.4426467547582</text:p>
              </table:table-cell>
            </table:table-row>
            <table:table-row>
              <table:table-cell office:value-type="float" office:value="35.0725065481493">
                <text:p>35.0725065481493</text:p>
              </table:table-cell>
              <table:table-cell office:value-type="float" office:value="288.90243840804">
                <text:p>288.90243840804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35.0725065481493">
                <text:p>35.0725065481493</text:p>
              </table:table-cell>
            </table:table-row>
            <table:table-row>
              <table:table-cell office:value-type="float" office:value="34.7695106913748">
                <text:p>34.7695106913748</text:p>
              </table:table-cell>
              <table:table-cell office:value-type="float" office:value="282.234168562436">
                <text:p>282.234168562436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34.7695106913748">
                <text:p>34.7695106913748</text:p>
              </table:table-cell>
            </table:table-row>
            <table:table-row>
              <table:table-cell office:value-type="float" office:value="34.5337514799081">
                <text:p>34.5337514799081</text:p>
              </table:table-cell>
              <table:table-cell office:value-type="float" office:value="275.557755230108">
                <text:p>275.557755230108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34.5337514799081">
                <text:p>34.5337514799081</text:p>
              </table:table-cell>
            </table:table-row>
            <table:table-row>
              <table:table-cell office:value-type="float" office:value="34.3653007282887">
                <text:p>34.3653007282887</text:p>
              </table:table-cell>
              <table:table-cell office:value-type="float" office:value="268.875232111234">
                <text:p>268.875232111234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34.3653007282887">
                <text:p>34.3653007282887</text:p>
              </table:table-cell>
            </table:table-row>
            <table:table-row>
              <table:table-cell office:value-type="float" office:value="34.2642097482474">
                <text:p>34.2642097482474</text:p>
              </table:table-cell>
              <table:table-cell office:value-type="float" office:value="262.188634767089">
                <text:p>262.188634767089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34.2642097482474">
                <text:p>34.2642097482474</text:p>
              </table:table-cell>
            </table:table-row>
            <table:table-row>
              <table:table-cell office:value-type="float" office:value="34.2305093330759">
                <text:p>34.2305093330759</text:p>
              </table:table-cell>
              <table:table-cell office:value-type="float" office:value="255.5">
                <text:p>255.5</text:p>
              </table:table-cell>
              <table:table-cell office:value-type="float" office:value="476.769490666924">
                <text:p>476.769490666924</text:p>
              </table:table-cell>
              <table:table-cell office:value-type="float" office:value="34.2305093330759">
                <text:p>34.2305093330759</text:p>
              </table:table-cell>
            </table:table-row>
            <table:table-row>
              <table:table-cell office:value-type="float" office:value="34.2642097482473">
                <text:p>34.2642097482473</text:p>
              </table:table-cell>
              <table:table-cell office:value-type="float" office:value="248.811365232911">
                <text:p>248.811365232911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34.2642097482473">
                <text:p>34.2642097482473</text:p>
              </table:table-cell>
            </table:table-row>
            <table:table-row>
              <table:table-cell office:value-type="float" office:value="34.3653007282887">
                <text:p>34.3653007282887</text:p>
              </table:table-cell>
              <table:table-cell office:value-type="float" office:value="242.124767888767">
                <text:p>242.124767888767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34.3653007282887">
                <text:p>34.3653007282887</text:p>
              </table:table-cell>
            </table:table-row>
            <table:table-row>
              <table:table-cell office:value-type="float" office:value="34.5337514799081">
                <text:p>34.5337514799081</text:p>
              </table:table-cell>
              <table:table-cell office:value-type="float" office:value="235.442244769892">
                <text:p>235.442244769892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34.5337514799081">
                <text:p>34.5337514799081</text:p>
              </table:table-cell>
            </table:table-row>
            <table:table-row>
              <table:table-cell office:value-type="float" office:value="34.7695106913748">
                <text:p>34.7695106913748</text:p>
              </table:table-cell>
              <table:table-cell office:value-type="float" office:value="228.765831437564">
                <text:p>228.765831437564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34.7695106913748">
                <text:p>34.7695106913748</text:p>
              </table:table-cell>
            </table:table-row>
            <table:table-row>
              <table:table-cell office:value-type="float" office:value="35.0725065481493">
                <text:p>35.0725065481493</text:p>
              </table:table-cell>
              <table:table-cell office:value-type="float" office:value="222.09756159196">
                <text:p>222.09756159196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35.0725065481493">
                <text:p>35.0725065481493</text:p>
              </table:table-cell>
            </table:table-row>
            <table:table-row>
              <table:table-cell office:value-type="float" office:value="35.4426467547582">
                <text:p>35.4426467547582</text:p>
              </table:table-cell>
              <table:table-cell office:value-type="float" office:value="215.439466452672">
                <text:p>215.439466452672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35.4426467547582">
                <text:p>35.4426467547582</text:p>
              </table:table-cell>
            </table:table-row>
            <table:table-row>
              <table:table-cell office:value-type="float" office:value="35.8798185629091">
                <text:p>35.8798185629091</text:p>
              </table:table-cell>
              <table:table-cell office:value-type="float" office:value="208.793574139977">
                <text:p>208.793574139977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35.8798185629091">
                <text:p>35.8798185629091</text:p>
              </table:table-cell>
            </table:table-row>
            <table:table-row>
              <table:table-cell office:value-type="float" office:value="36.3838888058342">
                <text:p>36.3838888058342</text:p>
              </table:table-cell>
              <table:table-cell office:value-type="float" office:value="202.161909057055">
                <text:p>202.161909057055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36.3838888058342">
                <text:p>36.3838888058342</text:p>
              </table:table-cell>
            </table:table-row>
            <table:table-row>
              <table:table-cell office:value-type="float" office:value="36.9547039388545">
                <text:p>36.9547039388545</text:p>
              </table:table-cell>
              <table:table-cell office:value-type="float" office:value="195.546491273332">
                <text:p>195.546491273332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36.9547039388545">
                <text:p>36.9547039388545</text:p>
              </table:table-cell>
            </table:table-row>
            <table:table-row>
              <table:table-cell office:value-type="float" office:value="37.5920900861508">
                <text:p>37.5920900861508</text:p>
              </table:table-cell>
              <table:table-cell office:value-type="float" office:value="188.949335909149">
                <text:p>188.949335909149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37.5920900861508">
                <text:p>37.5920900861508</text:p>
              </table:table-cell>
            </table:table-row>
            <table:table-row>
              <table:table-cell office:value-type="float" office:value="38.2958530937281">
                <text:p>38.2958530937281</text:p>
              </table:table-cell>
              <table:table-cell office:value-type="float" office:value="182.372452521939">
                <text:p>182.372452521939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38.2958530937281">
                <text:p>38.2958530937281</text:p>
              </table:table-cell>
            </table:table-row>
            <table:table-row>
              <table:table-cell office:value-type="float" office:value="39.065778588557">
                <text:p>39.065778588557</text:p>
              </table:table-cell>
              <table:table-cell office:value-type="float" office:value="175.817844494094">
                <text:p>175.817844494094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39.065778588557">
                <text:p>39.065778588557</text:p>
              </table:table-cell>
            </table:table-row>
            <table:table-row>
              <table:table-cell office:value-type="float" office:value="39.9016320438732">
                <text:p>39.9016320438732</text:p>
              </table:table-cell>
              <table:table-cell office:value-type="float" office:value="169.287508422714">
                <text:p>169.287508422714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39.9016320438732">
                <text:p>39.9016320438732</text:p>
              </table:table-cell>
            </table:table-row>
            <table:table-row>
              <table:table-cell office:value-type="float" office:value="40.8031588506171">
                <text:p>40.8031588506171</text:p>
              </table:table-cell>
              <table:table-cell office:value-type="float" office:value="162.783433511427">
                <text:p>162.783433511427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40.8031588506171">
                <text:p>40.8031588506171</text:p>
              </table:table-cell>
            </table:table-row>
            <table:table-row>
              <table:table-cell office:value-type="float" office:value="41.7700843949901">
                <text:p>41.7700843949901</text:p>
              </table:table-cell>
              <table:table-cell office:value-type="float" office:value="156.307600964459">
                <text:p>156.307600964459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41.7700843949901">
                <text:p>41.7700843949901</text:p>
              </table:table-cell>
            </table:table-row>
            <table:table-row>
              <table:table-cell office:value-type="float" office:value="42.8021141421045">
                <text:p>42.8021141421045</text:p>
              </table:table-cell>
              <table:table-cell office:value-type="float" office:value="149.861983383135">
                <text:p>149.861983383135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42.8021141421045">
                <text:p>42.8021141421045</text:p>
              </table:table-cell>
            </table:table-row>
            <table:table-row>
              <table:table-cell office:value-type="float" office:value="43.8989337257021">
                <text:p>43.8989337257021</text:p>
              </table:table-cell>
              <table:table-cell office:value-type="float" office:value="143.448544165011">
                <text:p>143.448544165011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43.8989337257021">
                <text:p>43.8989337257021</text:p>
              </table:table-cell>
            </table:table-row>
            <table:table-row>
              <table:table-cell office:value-type="float" office:value="45.0602090439122">
                <text:p>45.0602090439122</text:p>
              </table:table-cell>
              <table:table-cell office:value-type="float" office:value="137.069236905801">
                <text:p>137.069236905801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45.0602090439122">
                <text:p>45.0602090439122</text:p>
              </table:table-cell>
            </table:table-row>
            <table:table-row>
              <table:table-cell office:value-type="float" office:value="46.2855863610236">
                <text:p>46.2855863610236</text:p>
              </table:table-cell>
              <table:table-cell office:value-type="float" office:value="130.726004804295">
                <text:p>130.726004804295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46.2855863610236">
                <text:p>46.2855863610236</text:p>
              </table:table-cell>
            </table:table-row>
            <table:table-row>
              <table:table-cell office:value-type="float" office:value="47.574692415235">
                <text:p>47.574692415235</text:p>
              </table:table-cell>
              <table:table-cell office:value-type="float" office:value="124.420780070438">
                <text:p>124.420780070438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47.574692415235">
                <text:p>47.574692415235</text:p>
              </table:table-cell>
            </table:table-row>
            <table:table-row>
              <table:table-cell office:value-type="float" office:value="48.9271345323544">
                <text:p>48.9271345323544</text:p>
              </table:table-cell>
              <table:table-cell office:value-type="float" office:value="118.155483336764">
                <text:p>118.155483336764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48.9271345323544">
                <text:p>48.9271345323544</text:p>
              </table:table-cell>
            </table:table-row>
            <table:table-row>
              <table:table-cell office:value-type="float" office:value="50.3425007454115">
                <text:p>50.3425007454115</text:p>
              </table:table-cell>
              <table:table-cell office:value-type="float" office:value="111.932023073352">
                <text:p>111.932023073352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50.3425007454115">
                <text:p>50.3425007454115</text:p>
              </table:table-cell>
            </table:table-row>
            <table:table-row>
              <table:table-cell office:value-type="float" office:value="51.8203599201469">
                <text:p>51.8203599201469</text:p>
              </table:table-cell>
              <table:table-cell office:value-type="float" office:value="105.752295006486">
                <text:p>105.752295006486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51.8203599201469">
                <text:p>51.8203599201469</text:p>
              </table:table-cell>
            </table:table-row>
            <table:table-row>
              <table:table-cell office:value-type="float" office:value="53.3602618863396">
                <text:p>53.3602618863396</text:p>
              </table:table-cell>
              <table:table-cell office:value-type="float" office:value="99.6181815411996">
                <text:p>99.6181815411996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53.3602618863396">
                <text:p>53.3602618863396</text:p>
              </table:table-cell>
            </table:table-row>
            <table:table-row>
              <table:table-cell office:value-type="float" office:value="54.9617375749333">
                <text:p>54.9617375749333</text:p>
              </table:table-cell>
              <table:table-cell office:value-type="float" office:value="93.531551187877">
                <text:p>93.531551187877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54.9617375749333">
                <text:p>54.9617375749333</text:p>
              </table:table-cell>
            </table:table-row>
            <table:table-row>
              <table:table-cell office:value-type="float" office:value="56.6242991609196">
                <text:p>56.6242991609196</text:p>
              </table:table-cell>
              <table:table-cell office:value-type="float" office:value="87.494257993086">
                <text:p>87.494257993086</text:p>
              </table:table-cell>
              <table:table-cell office:value-type="float" office:value="454.37570083908">
                <text:p>454.37570083908</text:p>
              </table:table-cell>
              <table:table-cell office:value-type="float" office:value="56.6242991609196">
                <text:p>56.6242991609196</text:p>
              </table:table-cell>
            </table:table-row>
            <table:table-row>
              <table:table-cell office:value-type="float" office:value="58.3474402119335">
                <text:p>58.3474402119335</text:p>
              </table:table-cell>
              <table:table-cell office:value-type="float" office:value="81.5081409748187">
                <text:p>81.5081409748187</text:p>
              </table:table-cell>
              <table:table-cell office:value-type="float" office:value="452.652559788066">
                <text:p>452.652559788066</text:p>
              </table:table-cell>
              <table:table-cell office:value-type="float" office:value="58.3474402119335">
                <text:p>58.3474402119335</text:p>
              </table:table-cell>
            </table:table-row>
            <table:table-row>
              <table:table-cell office:value-type="float" office:value="60.1306358425186">
                <text:p>60.1306358425186</text:p>
              </table:table-cell>
              <table:table-cell office:value-type="float" office:value="75.5750235623073">
                <text:p>75.5750235623073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60.1306358425186">
                <text:p>60.1306358425186</text:p>
              </table:table-cell>
            </table:table-row>
            <table:table-row>
              <table:table-cell office:value-type="float" office:value="61.9733428740116">
                <text:p>61.9733428740116</text:p>
              </table:table-cell>
              <table:table-cell office:value-type="float" office:value="69.6967130405914">
                <text:p>69.6967130405914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61.9733428740116">
                <text:p>61.9733428740116</text:p>
              </table:table-cell>
            </table:table-row>
            <table:table-row>
              <table:table-cell office:value-type="float" office:value="63.8749999999999">
                <text:p>63.8749999999999</text:p>
              </table:table-cell>
              <table:table-cell office:value-type="float" office:value="63.875">
                <text:p>63.875</text:p>
              </table:table-cell>
              <table:table-cell office:value-type="float" office:value="447.125">
                <text:p>447.125</text:p>
              </table:table-cell>
              <table:table-cell office:value-type="float" office:value="63.8749999999999">
                <text:p>63.8749999999999</text:p>
              </table:table-cell>
            </table:table-row>
            <table:table-row>
              <table:table-cell office:value-type="float" office:value="69.6967130405914">
                <text:p>69.6967130405914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69.6967130405914">
                <text:p>69.6967130405914</text:p>
              </table:table-cell>
            </table:table-row>
            <table:table-row>
              <table:table-cell office:value-type="float" office:value="75.5750235623073">
                <text:p>75.5750235623073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75.5750235623073">
                <text:p>75.5750235623073</text:p>
              </table:table-cell>
            </table:table-row>
            <table:table-row>
              <table:table-cell office:value-type="float" office:value="81.5081409748187">
                <text:p>81.5081409748187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452.652559788067">
                <text:p>452.652559788067</text:p>
              </table:table-cell>
              <table:table-cell office:value-type="float" office:value="81.5081409748187">
                <text:p>81.5081409748187</text:p>
              </table:table-cell>
            </table:table-row>
            <table:table-row>
              <table:table-cell office:value-type="float" office:value="87.494257993086">
                <text:p>87.494257993086</text:p>
              </table:table-cell>
              <table:table-cell office:value-type="float" office:value="56.6242991609196">
                <text:p>56.6242991609196</text:p>
              </table:table-cell>
              <table:table-cell office:value-type="float" office:value="454.37570083908">
                <text:p>454.37570083908</text:p>
              </table:table-cell>
              <table:table-cell office:value-type="float" office:value="87.494257993086">
                <text:p>87.494257993086</text:p>
              </table:table-cell>
            </table:table-row>
            <table:table-row>
              <table:table-cell office:value-type="float" office:value="93.531551187877">
                <text:p>93.531551187877</text:p>
              </table:table-cell>
              <table:table-cell office:value-type="float" office:value="54.9617375749334">
                <text:p>54.9617375749334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93.531551187877">
                <text:p>93.531551187877</text:p>
              </table:table-cell>
            </table:table-row>
            <table:table-row>
              <table:table-cell office:value-type="float" office:value="99.6181815411996">
                <text:p>99.6181815411996</text:p>
              </table:table-cell>
              <table:table-cell office:value-type="float" office:value="53.3602618863397">
                <text:p>53.3602618863397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99.6181815411996">
                <text:p>99.6181815411996</text:p>
              </table:table-cell>
            </table:table-row>
            <table:table-row>
              <table:table-cell office:value-type="float" office:value="105.752295006486">
                <text:p>105.752295006486</text:p>
              </table:table-cell>
              <table:table-cell office:value-type="float" office:value="51.8203599201469">
                <text:p>51.8203599201469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105.752295006486">
                <text:p>105.752295006486</text:p>
              </table:table-cell>
            </table:table-row>
            <table:table-row>
              <table:table-cell office:value-type="float" office:value="111.932023073352">
                <text:p>111.932023073352</text:p>
              </table:table-cell>
              <table:table-cell office:value-type="float" office:value="50.3425007454115">
                <text:p>50.3425007454115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111.932023073352">
                <text:p>111.932023073352</text:p>
              </table:table-cell>
            </table:table-row>
            <table:table-row>
              <table:table-cell office:value-type="float" office:value="118.155483336764">
                <text:p>118.155483336764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118.155483336764">
                <text:p>118.155483336764</text:p>
              </table:table-cell>
            </table:table-row>
            <table:table-row>
              <table:table-cell office:value-type="float" office:value="124.420780070438">
                <text:p>124.420780070438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124.420780070438">
                <text:p>124.420780070438</text:p>
              </table:table-cell>
            </table:table-row>
            <table:table-row>
              <table:table-cell office:value-type="float" office:value="130.726004804295">
                <text:p>130.726004804295</text:p>
              </table:table-cell>
              <table:table-cell office:value-type="float" office:value="46.2855863610237">
                <text:p>46.2855863610237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130.726004804295">
                <text:p>130.726004804295</text:p>
              </table:table-cell>
            </table:table-row>
            <table:table-row>
              <table:table-cell office:value-type="float" office:value="137.069236905801">
                <text:p>137.069236905801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137.069236905801">
                <text:p>137.069236905801</text:p>
              </table:table-cell>
            </table:table-row>
            <table:table-row>
              <table:table-cell office:value-type="float" office:value="143.448544165011">
                <text:p>143.448544165011</text:p>
              </table:table-cell>
              <table:table-cell office:value-type="float" office:value="43.898933725702">
                <text:p>43.898933725702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143.448544165011">
                <text:p>143.448544165011</text:p>
              </table:table-cell>
            </table:table-row>
            <table:table-row>
              <table:table-cell office:value-type="float" office:value="149.861983383135">
                <text:p>149.861983383135</text:p>
              </table:table-cell>
              <table:table-cell office:value-type="float" office:value="42.8021141421045">
                <text:p>42.8021141421045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149.861983383135">
                <text:p>149.861983383135</text:p>
              </table:table-cell>
            </table:table-row>
            <table:table-row>
              <table:table-cell office:value-type="float" office:value="156.307600964459">
                <text:p>156.307600964459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156.307600964459">
                <text:p>156.307600964459</text:p>
              </table:table-cell>
            </table:table-row>
            <table:table-row>
              <table:table-cell office:value-type="float" office:value="162.783433511427">
                <text:p>162.783433511427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162.783433511427">
                <text:p>162.783433511427</text:p>
              </table:table-cell>
            </table:table-row>
            <table:table-row>
              <table:table-cell office:value-type="float" office:value="169.287508422714">
                <text:p>169.287508422714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169.287508422714">
                <text:p>169.287508422714</text:p>
              </table:table-cell>
            </table:table-row>
            <table:table-row>
              <table:table-cell office:value-type="float" office:value="175.817844494094">
                <text:p>175.817844494094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175.817844494094">
                <text:p>175.817844494094</text:p>
              </table:table-cell>
            </table:table-row>
            <table:table-row>
              <table:table-cell office:value-type="float" office:value="182.372452521939">
                <text:p>182.372452521939</text:p>
              </table:table-cell>
              <table:table-cell office:value-type="float" office:value="38.2958530937281">
                <text:p>38.2958530937281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182.372452521939">
                <text:p>182.372452521939</text:p>
              </table:table-cell>
            </table:table-row>
            <table:table-row>
              <table:table-cell office:value-type="float" office:value="188.949335909149">
                <text:p>188.949335909149</text:p>
              </table:table-cell>
              <table:table-cell office:value-type="float" office:value="37.5920900861508">
                <text:p>37.5920900861508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188.949335909149">
                <text:p>188.949335909149</text:p>
              </table:table-cell>
            </table:table-row>
            <table:table-row>
              <table:table-cell office:value-type="float" office:value="195.546491273331">
                <text:p>195.546491273331</text:p>
              </table:table-cell>
              <table:table-cell office:value-type="float" office:value="36.9547039388545">
                <text:p>36.9547039388545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195.546491273331">
                <text:p>195.546491273331</text:p>
              </table:table-cell>
            </table:table-row>
            <table:table-row>
              <table:table-cell office:value-type="float" office:value="202.161909057055">
                <text:p>202.161909057055</text:p>
              </table:table-cell>
              <table:table-cell office:value-type="float" office:value="36.3838888058341">
                <text:p>36.3838888058341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202.161909057055">
                <text:p>202.161909057055</text:p>
              </table:table-cell>
            </table:table-row>
            <table:table-row>
              <table:table-cell office:value-type="float" office:value="208.793574139977">
                <text:p>208.793574139977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208.793574139977">
                <text:p>208.793574139977</text:p>
              </table:table-cell>
            </table:table-row>
            <table:table-row>
              <table:table-cell office:value-type="float" office:value="215.439466452672">
                <text:p>215.439466452672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215.439466452672">
                <text:p>215.439466452672</text:p>
              </table:table-cell>
            </table:table-row>
            <table:table-row>
              <table:table-cell office:value-type="float" office:value="222.09756159196">
                <text:p>222.09756159196</text:p>
              </table:table-cell>
              <table:table-cell office:value-type="float" office:value="35.0725065481493">
                <text:p>35.0725065481493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222.09756159196">
                <text:p>222.09756159196</text:p>
              </table:table-cell>
            </table:table-row>
            <table:table-row>
              <table:table-cell office:value-type="float" office:value="228.765831437564">
                <text:p>228.765831437564</text:p>
              </table:table-cell>
              <table:table-cell office:value-type="float" office:value="34.7695106913748">
                <text:p>34.7695106913748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228.765831437564">
                <text:p>228.765831437564</text:p>
              </table:table-cell>
            </table:table-row>
            <table:table-row>
              <table:table-cell office:value-type="float" office:value="235.442244769892">
                <text:p>235.442244769892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235.442244769892">
                <text:p>235.442244769892</text:p>
              </table:table-cell>
            </table:table-row>
            <table:table-row>
              <table:table-cell office:value-type="float" office:value="242.124767888767">
                <text:p>242.124767888767</text:p>
              </table:table-cell>
              <table:table-cell office:value-type="float" office:value="34.3653007282887">
                <text:p>34.3653007282887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242.124767888767">
                <text:p>242.124767888767</text:p>
              </table:table-cell>
            </table:table-row>
            <table:table-row>
              <table:table-cell office:value-type="float" office:value="248.811365232911">
                <text:p>248.811365232911</text:p>
              </table:table-cell>
              <table:table-cell office:value-type="float" office:value="34.2642097482474">
                <text:p>34.2642097482474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248.811365232911">
                <text:p>248.811365232911</text:p>
              </table:table-cell>
            </table:table-row>
            <table:table-row>
              <table:table-cell office:value-type="float" office:value="255.5">
                <text:p>255.5</text:p>
              </table:table-cell>
              <table:table-cell office:value-type="float" office:value="34.230509333076">
                <text:p>34.230509333076</text:p>
              </table:table-cell>
              <table:table-cell office:value-type="float" office:value="476.769490666924">
                <text:p>476.769490666924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float" office:value="262.188634767089">
                <text:p>262.188634767089</text:p>
              </table:table-cell>
              <table:table-cell office:value-type="float" office:value="34.2642097482473">
                <text:p>34.2642097482473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262.188634767089">
                <text:p>262.188634767089</text:p>
              </table:table-cell>
            </table:table-row>
            <table:table-row>
              <table:table-cell office:value-type="float" office:value="268.875232111234">
                <text:p>268.875232111234</text:p>
              </table:table-cell>
              <table:table-cell office:value-type="float" office:value="34.3653007282887">
                <text:p>34.3653007282887</text:p>
              </table:table-cell>
              <table:table-cell office:value-type="float" office:value="476.634699271711">
                <text:p>476.634699271711</text:p>
              </table:table-cell>
              <table:table-cell office:value-type="float" office:value="268.875232111234">
                <text:p>268.875232111234</text:p>
              </table:table-cell>
            </table:table-row>
            <table:table-row>
              <table:table-cell office:value-type="float" office:value="275.557755230108">
                <text:p>275.557755230108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476.466248520092">
                <text:p>476.466248520092</text:p>
              </table:table-cell>
              <table:table-cell office:value-type="float" office:value="275.557755230108">
                <text:p>275.557755230108</text:p>
              </table:table-cell>
            </table:table-row>
            <table:table-row>
              <table:table-cell office:value-type="float" office:value="282.234168562436">
                <text:p>282.234168562436</text:p>
              </table:table-cell>
              <table:table-cell office:value-type="float" office:value="34.7695106913748">
                <text:p>34.7695106913748</text:p>
              </table:table-cell>
              <table:table-cell office:value-type="float" office:value="476.230489308625">
                <text:p>476.230489308625</text:p>
              </table:table-cell>
              <table:table-cell office:value-type="float" office:value="282.234168562436">
                <text:p>282.234168562436</text:p>
              </table:table-cell>
            </table:table-row>
            <table:table-row>
              <table:table-cell office:value-type="float" office:value="288.90243840804">
                <text:p>288.90243840804</text:p>
              </table:table-cell>
              <table:table-cell office:value-type="float" office:value="35.0725065481493">
                <text:p>35.0725065481493</text:p>
              </table:table-cell>
              <table:table-cell office:value-type="float" office:value="475.927493451851">
                <text:p>475.927493451851</text:p>
              </table:table-cell>
              <table:table-cell office:value-type="float" office:value="288.90243840804">
                <text:p>288.90243840804</text:p>
              </table:table-cell>
            </table:table-row>
            <table:table-row>
              <table:table-cell office:value-type="float" office:value="295.560533547328">
                <text:p>295.560533547328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475.557353245242">
                <text:p>475.557353245242</text:p>
              </table:table-cell>
              <table:table-cell office:value-type="float" office:value="295.560533547328">
                <text:p>295.560533547328</text:p>
              </table:table-cell>
            </table:table-row>
            <table:table-row>
              <table:table-cell office:value-type="float" office:value="302.206425860023">
                <text:p>302.206425860023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475.120181437091">
                <text:p>475.120181437091</text:p>
              </table:table-cell>
              <table:table-cell office:value-type="float" office:value="302.206425860023">
                <text:p>302.206425860023</text:p>
              </table:table-cell>
            </table:table-row>
            <table:table-row>
              <table:table-cell office:value-type="float" office:value="308.838090942945">
                <text:p>308.838090942945</text:p>
              </table:table-cell>
              <table:table-cell office:value-type="float" office:value="36.3838888058342">
                <text:p>36.3838888058342</text:p>
              </table:table-cell>
              <table:table-cell office:value-type="float" office:value="474.616111194166">
                <text:p>474.616111194166</text:p>
              </table:table-cell>
              <table:table-cell office:value-type="float" office:value="308.838090942945">
                <text:p>308.838090942945</text:p>
              </table:table-cell>
            </table:table-row>
            <table:table-row>
              <table:table-cell office:value-type="float" office:value="315.453508726668">
                <text:p>315.453508726668</text:p>
              </table:table-cell>
              <table:table-cell office:value-type="float" office:value="36.9547039388544">
                <text:p>36.9547039388544</text:p>
              </table:table-cell>
              <table:table-cell office:value-type="float" office:value="474.045296061146">
                <text:p>474.045296061146</text:p>
              </table:table-cell>
              <table:table-cell office:value-type="float" office:value="315.453508726668">
                <text:p>315.453508726668</text:p>
              </table:table-cell>
            </table:table-row>
            <table:table-row>
              <table:table-cell office:value-type="float" office:value="322.050664090851">
                <text:p>322.050664090851</text:p>
              </table:table-cell>
              <table:table-cell office:value-type="float" office:value="37.5920900861508">
                <text:p>37.5920900861508</text:p>
              </table:table-cell>
              <table:table-cell office:value-type="float" office:value="473.407909913849">
                <text:p>473.407909913849</text:p>
              </table:table-cell>
              <table:table-cell office:value-type="float" office:value="322.050664090851">
                <text:p>322.050664090851</text:p>
              </table:table-cell>
            </table:table-row>
            <table:table-row>
              <table:table-cell office:value-type="float" office:value="328.627547478061">
                <text:p>328.627547478061</text:p>
              </table:table-cell>
              <table:table-cell office:value-type="float" office:value="38.2958530937281">
                <text:p>38.2958530937281</text:p>
              </table:table-cell>
              <table:table-cell office:value-type="float" office:value="472.704146906272">
                <text:p>472.704146906272</text:p>
              </table:table-cell>
              <table:table-cell office:value-type="float" office:value="328.627547478061">
                <text:p>328.627547478061</text:p>
              </table:table-cell>
            </table:table-row>
            <table:table-row>
              <table:table-cell office:value-type="float" office:value="335.182155505906">
                <text:p>335.182155505906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471.934221411443">
                <text:p>471.934221411443</text:p>
              </table:table-cell>
              <table:table-cell office:value-type="float" office:value="335.182155505906">
                <text:p>335.182155505906</text:p>
              </table:table-cell>
            </table:table-row>
            <table:table-row>
              <table:table-cell office:value-type="float" office:value="341.712491577286">
                <text:p>341.712491577286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471.098367956127">
                <text:p>471.098367956127</text:p>
              </table:table-cell>
              <table:table-cell office:value-type="float" office:value="341.712491577286">
                <text:p>341.712491577286</text:p>
              </table:table-cell>
            </table:table-row>
            <table:table-row>
              <table:table-cell office:value-type="float" office:value="348.216566488573">
                <text:p>348.216566488573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348.216566488573">
                <text:p>348.216566488573</text:p>
              </table:table-cell>
            </table:table-row>
            <table:table-row>
              <table:table-cell office:value-type="float" office:value="354.692399035541">
                <text:p>354.692399035541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469.22991560501">
                <text:p>469.22991560501</text:p>
              </table:table-cell>
              <table:table-cell office:value-type="float" office:value="354.692399035541">
                <text:p>354.692399035541</text:p>
              </table:table-cell>
            </table:table-row>
            <table:table-row>
              <table:table-cell office:value-type="float" office:value="361.138016616865">
                <text:p>361.138016616865</text:p>
              </table:table-cell>
              <table:table-cell office:value-type="float" office:value="42.8021141421046">
                <text:p>42.8021141421046</text:p>
              </table:table-cell>
              <table:table-cell office:value-type="float" office:value="468.197885857895">
                <text:p>468.197885857895</text:p>
              </table:table-cell>
              <table:table-cell office:value-type="float" office:value="361.138016616865">
                <text:p>361.138016616865</text:p>
              </table:table-cell>
            </table:table-row>
            <table:table-row>
              <table:table-cell office:value-type="float" office:value="367.551455834989">
                <text:p>367.551455834989</text:p>
              </table:table-cell>
              <table:table-cell office:value-type="float" office:value="43.898933725702">
                <text:p>43.898933725702</text:p>
              </table:table-cell>
              <table:table-cell office:value-type="float" office:value="467.101066274298">
                <text:p>467.101066274298</text:p>
              </table:table-cell>
              <table:table-cell office:value-type="float" office:value="367.551455834989">
                <text:p>367.551455834989</text:p>
              </table:table-cell>
            </table:table-row>
            <table:table-row>
              <table:table-cell office:value-type="float" office:value="373.930763094198">
                <text:p>373.930763094198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465.939790956088">
                <text:p>465.939790956088</text:p>
              </table:table-cell>
              <table:table-cell office:value-type="float" office:value="373.930763094198">
                <text:p>373.930763094198</text:p>
              </table:table-cell>
            </table:table-row>
            <table:table-row>
              <table:table-cell office:value-type="float" office:value="380.273995195705">
                <text:p>380.273995195705</text:p>
              </table:table-cell>
              <table:table-cell office:value-type="float" office:value="46.2855863610236">
                <text:p>46.2855863610236</text:p>
              </table:table-cell>
              <table:table-cell office:value-type="float" office:value="464.714413638976">
                <text:p>464.714413638976</text:p>
              </table:table-cell>
              <table:table-cell office:value-type="float" office:value="380.273995195705">
                <text:p>380.273995195705</text:p>
              </table:table-cell>
            </table:table-row>
            <table:table-row>
              <table:table-cell office:value-type="float" office:value="386.579219929563">
                <text:p>386.579219929563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463.425307584765">
                <text:p>463.425307584765</text:p>
              </table:table-cell>
              <table:table-cell office:value-type="float" office:value="386.579219929563">
                <text:p>386.579219929563</text:p>
              </table:table-cell>
            </table:table-row>
            <table:table-row>
              <table:table-cell office:value-type="float" office:value="392.844516663236">
                <text:p>392.844516663236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462.072865467646">
                <text:p>462.072865467646</text:p>
              </table:table-cell>
              <table:table-cell office:value-type="float" office:value="392.844516663236">
                <text:p>392.844516663236</text:p>
              </table:table-cell>
            </table:table-row>
            <table:table-row>
              <table:table-cell office:value-type="float" office:value="399.067976926648">
                <text:p>399.067976926648</text:p>
              </table:table-cell>
              <table:table-cell office:value-type="float" office:value="50.3425007454115">
                <text:p>50.3425007454115</text:p>
              </table:table-cell>
              <table:table-cell office:value-type="float" office:value="460.657499254589">
                <text:p>460.657499254589</text:p>
              </table:table-cell>
              <table:table-cell office:value-type="float" office:value="399.067976926648">
                <text:p>399.067976926648</text:p>
              </table:table-cell>
            </table:table-row>
            <table:table-row>
              <table:table-cell office:value-type="float" office:value="405.247704993514">
                <text:p>405.247704993514</text:p>
              </table:table-cell>
              <table:table-cell office:value-type="float" office:value="51.8203599201469">
                <text:p>51.8203599201469</text:p>
              </table:table-cell>
              <table:table-cell office:value-type="float" office:value="459.179640079853">
                <text:p>459.179640079853</text:p>
              </table:table-cell>
              <table:table-cell office:value-type="float" office:value="405.247704993514">
                <text:p>405.247704993514</text:p>
              </table:table-cell>
            </table:table-row>
            <table:table-row>
              <table:table-cell office:value-type="float" office:value="411.3818184588">
                <text:p>411.3818184588</text:p>
              </table:table-cell>
              <table:table-cell office:value-type="float" office:value="53.3602618863396">
                <text:p>53.3602618863396</text:p>
              </table:table-cell>
              <table:table-cell office:value-type="float" office:value="457.63973811366">
                <text:p>457.63973811366</text:p>
              </table:table-cell>
              <table:table-cell office:value-type="float" office:value="411.3818184588">
                <text:p>411.3818184588</text:p>
              </table:table-cell>
            </table:table-row>
            <table:table-row>
              <table:table-cell office:value-type="float" office:value="417.468448812123">
                <text:p>417.468448812123</text:p>
              </table:table-cell>
              <table:table-cell office:value-type="float" office:value="54.9617375749334">
                <text:p>54.9617375749334</text:p>
              </table:table-cell>
              <table:table-cell office:value-type="float" office:value="456.038262425067">
                <text:p>456.038262425067</text:p>
              </table:table-cell>
              <table:table-cell office:value-type="float" office:value="417.468448812123">
                <text:p>417.468448812123</text:p>
              </table:table-cell>
            </table:table-row>
            <table:table-row>
              <table:table-cell office:value-type="float" office:value="423.505742006914">
                <text:p>423.505742006914</text:p>
              </table:table-cell>
              <table:table-cell office:value-type="float" office:value="56.6242991609196">
                <text:p>56.6242991609196</text:p>
              </table:table-cell>
              <table:table-cell office:value-type="float" office:value="454.37570083908">
                <text:p>454.37570083908</text:p>
              </table:table-cell>
              <table:table-cell office:value-type="float" office:value="423.505742006914">
                <text:p>423.505742006914</text:p>
              </table:table-cell>
            </table:table-row>
            <table:table-row>
              <table:table-cell office:value-type="float" office:value="429.491859025181">
                <text:p>429.491859025181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452.652559788067">
                <text:p>452.652559788067</text:p>
              </table:table-cell>
              <table:table-cell office:value-type="float" office:value="429.491859025181">
                <text:p>429.491859025181</text:p>
              </table:table-cell>
            </table:table-row>
            <table:table-row>
              <table:table-cell office:value-type="float" office:value="435.424976437693">
                <text:p>435.424976437693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450.869364157481">
                <text:p>450.869364157481</text:p>
              </table:table-cell>
              <table:table-cell office:value-type="float" office:value="435.424976437693">
                <text:p>435.424976437693</text:p>
              </table:table-cell>
            </table:table-row>
            <table:table-row>
              <table:table-cell office:value-type="float" office:value="441.303286959409">
                <text:p>441.303286959409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449.026657125988">
                <text:p>449.026657125988</text:p>
              </table:table-cell>
              <table:table-cell office:value-type="float" office:value="441.303286959409">
                <text:p>441.303286959409</text:p>
              </table:table-cell>
            </table:table-row>
            <table:table-row>
              <table:table-cell office:value-type="float" office:value="447.125">
                <text:p>447.125</text:p>
              </table:table-cell>
              <table:table-cell office:value-type="float" office:value="63.875">
                <text:p>63.875</text:p>
              </table:table-cell>
              <table:table-cell office:value-type="float" office:value="447.125">
                <text:p>447.125</text:p>
              </table:table-cell>
              <table:table-cell office:value-type="float" office:value="447.125">
                <text:p>447.125</text:p>
              </table:table-cell>
            </table:table-row>
            <table:table-row>
              <table:table-cell office:value-type="float" office:value="449.026657125988">
                <text:p>449.026657125988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441.303286959409">
                <text:p>441.303286959409</text:p>
              </table:table-cell>
              <table:table-cell office:value-type="float" office:value="449.026657125988">
                <text:p>449.026657125988</text:p>
              </table:table-cell>
            </table:table-row>
            <table:table-row>
              <table:table-cell office:value-type="float" office:value="450.869364157481">
                <text:p>450.869364157481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435.424976437693">
                <text:p>435.424976437693</text:p>
              </table:table-cell>
              <table:table-cell office:value-type="float" office:value="450.869364157481">
                <text:p>450.869364157481</text:p>
              </table:table-cell>
            </table:table-row>
            <table:table-row>
              <table:table-cell office:value-type="float" office:value="452.652559788067">
                <text:p>452.652559788067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429.491859025181">
                <text:p>429.491859025181</text:p>
              </table:table-cell>
              <table:table-cell office:value-type="float" office:value="452.652559788067">
                <text:p>452.652559788067</text:p>
              </table:table-cell>
            </table:table-row>
            <table:table-row>
              <table:table-cell office:value-type="float" office:value="454.375700839081">
                <text:p>454.375700839081</text:p>
              </table:table-cell>
              <table:table-cell office:value-type="float" office:value="56.6242991609195">
                <text:p>56.6242991609195</text:p>
              </table:table-cell>
              <table:table-cell office:value-type="float" office:value="423.505742006914">
                <text:p>423.505742006914</text:p>
              </table:table-cell>
              <table:table-cell office:value-type="float" office:value="454.375700839081">
                <text:p>454.375700839081</text:p>
              </table:table-cell>
            </table:table-row>
            <table:table-row>
              <table:table-cell office:value-type="float" office:value="456.038262425067">
                <text:p>456.038262425067</text:p>
              </table:table-cell>
              <table:table-cell office:value-type="float" office:value="54.9617375749334">
                <text:p>54.9617375749334</text:p>
              </table:table-cell>
              <table:table-cell office:value-type="float" office:value="417.468448812123">
                <text:p>417.468448812123</text:p>
              </table:table-cell>
              <table:table-cell office:value-type="float" office:value="456.038262425067">
                <text:p>456.038262425067</text:p>
              </table:table-cell>
            </table:table-row>
            <table:table-row>
              <table:table-cell office:value-type="float" office:value="457.63973811366">
                <text:p>457.63973811366</text:p>
              </table:table-cell>
              <table:table-cell office:value-type="float" office:value="53.3602618863397">
                <text:p>53.3602618863397</text:p>
              </table:table-cell>
              <table:table-cell office:value-type="float" office:value="411.381818458801">
                <text:p>411.381818458801</text:p>
              </table:table-cell>
              <table:table-cell office:value-type="float" office:value="457.63973811366">
                <text:p>457.63973811366</text:p>
              </table:table-cell>
            </table:table-row>
            <table:table-row>
              <table:table-cell office:value-type="float" office:value="459.179640079853">
                <text:p>459.179640079853</text:p>
              </table:table-cell>
              <table:table-cell office:value-type="float" office:value="51.820359920147">
                <text:p>51.820359920147</text:p>
              </table:table-cell>
              <table:table-cell office:value-type="float" office:value="405.247704993514">
                <text:p>405.247704993514</text:p>
              </table:table-cell>
              <table:table-cell office:value-type="float" office:value="459.179640079853">
                <text:p>459.179640079853</text:p>
              </table:table-cell>
            </table:table-row>
            <table:table-row>
              <table:table-cell office:value-type="float" office:value="460.657499254589">
                <text:p>460.657499254589</text:p>
              </table:table-cell>
              <table:table-cell office:value-type="float" office:value="50.3425007454115">
                <text:p>50.3425007454115</text:p>
              </table:table-cell>
              <table:table-cell office:value-type="float" office:value="399.067976926648">
                <text:p>399.067976926648</text:p>
              </table:table-cell>
              <table:table-cell office:value-type="float" office:value="460.657499254589">
                <text:p>460.657499254589</text:p>
              </table:table-cell>
            </table:table-row>
            <table:table-row>
              <table:table-cell office:value-type="float" office:value="462.072865467646">
                <text:p>462.072865467646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392.844516663236">
                <text:p>392.844516663236</text:p>
              </table:table-cell>
              <table:table-cell office:value-type="float" office:value="462.072865467646">
                <text:p>462.072865467646</text:p>
              </table:table-cell>
            </table:table-row>
            <table:table-row>
              <table:table-cell office:value-type="float" office:value="463.425307584765">
                <text:p>463.425307584765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386.579219929563">
                <text:p>386.579219929563</text:p>
              </table:table-cell>
              <table:table-cell office:value-type="float" office:value="463.425307584765">
                <text:p>463.425307584765</text:p>
              </table:table-cell>
            </table:table-row>
            <table:table-row>
              <table:table-cell office:value-type="float" office:value="464.714413638976">
                <text:p>464.714413638976</text:p>
              </table:table-cell>
              <table:table-cell office:value-type="float" office:value="46.2855863610237">
                <text:p>46.2855863610237</text:p>
              </table:table-cell>
              <table:table-cell office:value-type="float" office:value="380.273995195705">
                <text:p>380.273995195705</text:p>
              </table:table-cell>
              <table:table-cell office:value-type="float" office:value="464.714413638976">
                <text:p>464.714413638976</text:p>
              </table:table-cell>
            </table:table-row>
            <table:table-row>
              <table:table-cell office:value-type="float" office:value="465.939790956088">
                <text:p>465.939790956088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373.930763094199">
                <text:p>373.930763094199</text:p>
              </table:table-cell>
              <table:table-cell office:value-type="float" office:value="465.939790956088">
                <text:p>465.939790956088</text:p>
              </table:table-cell>
            </table:table-row>
            <table:table-row>
              <table:table-cell office:value-type="float" office:value="467.101066274298">
                <text:p>467.101066274298</text:p>
              </table:table-cell>
              <table:table-cell office:value-type="float" office:value="43.898933725702">
                <text:p>43.898933725702</text:p>
              </table:table-cell>
              <table:table-cell office:value-type="float" office:value="367.551455834989">
                <text:p>367.551455834989</text:p>
              </table:table-cell>
              <table:table-cell office:value-type="float" office:value="467.101066274298">
                <text:p>467.101066274298</text:p>
              </table:table-cell>
            </table:table-row>
            <table:table-row>
              <table:table-cell office:value-type="float" office:value="468.197885857895">
                <text:p>468.197885857895</text:p>
              </table:table-cell>
              <table:table-cell office:value-type="float" office:value="42.8021141421045">
                <text:p>42.8021141421045</text:p>
              </table:table-cell>
              <table:table-cell office:value-type="float" office:value="361.138016616865">
                <text:p>361.138016616865</text:p>
              </table:table-cell>
              <table:table-cell office:value-type="float" office:value="468.197885857895">
                <text:p>468.197885857895</text:p>
              </table:table-cell>
            </table:table-row>
            <table:table-row>
              <table:table-cell office:value-type="float" office:value="469.22991560501">
                <text:p>469.22991560501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354.692399035541">
                <text:p>354.692399035541</text:p>
              </table:table-cell>
              <table:table-cell office:value-type="float" office:value="469.22991560501">
                <text:p>469.22991560501</text:p>
              </table:table-cell>
            </table:table-row>
            <table:table-row>
              <table:table-cell office:value-type="float" office:value="470.196841149383">
                <text:p>470.196841149383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348.216566488573">
                <text:p>348.216566488573</text:p>
              </table:table-cell>
              <table:table-cell office:value-type="float" office:value="470.196841149383">
                <text:p>470.196841149383</text:p>
              </table:table-cell>
            </table:table-row>
            <table:table-row>
              <table:table-cell office:value-type="float" office:value="471.098367956127">
                <text:p>471.098367956127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341.712491577286">
                <text:p>341.712491577286</text:p>
              </table:table-cell>
              <table:table-cell office:value-type="float" office:value="471.098367956127">
                <text:p>471.098367956127</text:p>
              </table:table-cell>
            </table:table-row>
            <table:table-row>
              <table:table-cell office:value-type="float" office:value="471.934221411443">
                <text:p>471.934221411443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335.182155505906">
                <text:p>335.182155505906</text:p>
              </table:table-cell>
              <table:table-cell office:value-type="float" office:value="471.934221411443">
                <text:p>471.934221411443</text:p>
              </table:table-cell>
            </table:table-row>
            <table:table-row>
              <table:table-cell office:value-type="float" office:value="472.704146906272">
                <text:p>472.704146906272</text:p>
              </table:table-cell>
              <table:table-cell office:value-type="float" office:value="38.2958530937281">
                <text:p>38.2958530937281</text:p>
              </table:table-cell>
              <table:table-cell office:value-type="float" office:value="328.627547478061">
                <text:p>328.627547478061</text:p>
              </table:table-cell>
              <table:table-cell office:value-type="float" office:value="472.704146906272">
                <text:p>472.704146906272</text:p>
              </table:table-cell>
            </table:table-row>
            <table:table-row>
              <table:table-cell office:value-type="float" office:value="473.407909913849">
                <text:p>473.407909913849</text:p>
              </table:table-cell>
              <table:table-cell office:value-type="float" office:value="37.5920900861508">
                <text:p>37.5920900861508</text:p>
              </table:table-cell>
              <table:table-cell office:value-type="float" office:value="322.050664090851">
                <text:p>322.050664090851</text:p>
              </table:table-cell>
              <table:table-cell office:value-type="float" office:value="473.407909913849">
                <text:p>473.407909913849</text:p>
              </table:table-cell>
            </table:table-row>
            <table:table-row>
              <table:table-cell office:value-type="float" office:value="474.045296061146">
                <text:p>474.045296061146</text:p>
              </table:table-cell>
              <table:table-cell office:value-type="float" office:value="36.9547039388544">
                <text:p>36.9547039388544</text:p>
              </table:table-cell>
              <table:table-cell office:value-type="float" office:value="315.453508726668">
                <text:p>315.453508726668</text:p>
              </table:table-cell>
              <table:table-cell office:value-type="float" office:value="474.045296061146">
                <text:p>474.045296061146</text:p>
              </table:table-cell>
            </table:table-row>
            <table:table-row>
              <table:table-cell office:value-type="float" office:value="474.616111194166">
                <text:p>474.616111194166</text:p>
              </table:table-cell>
              <table:table-cell office:value-type="float" office:value="36.3838888058342">
                <text:p>36.3838888058342</text:p>
              </table:table-cell>
              <table:table-cell office:value-type="float" office:value="308.838090942945">
                <text:p>308.838090942945</text:p>
              </table:table-cell>
              <table:table-cell office:value-type="float" office:value="474.616111194166">
                <text:p>474.616111194166</text:p>
              </table:table-cell>
            </table:table-row>
            <table:table-row>
              <table:table-cell office:value-type="float" office:value="475.120181437091">
                <text:p>475.120181437091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302.206425860023">
                <text:p>302.206425860023</text:p>
              </table:table-cell>
              <table:table-cell office:value-type="float" office:value="475.120181437091">
                <text:p>475.120181437091</text:p>
              </table:table-cell>
            </table:table-row>
            <table:table-row>
              <table:table-cell office:value-type="float" office:value="475.557353245242">
                <text:p>475.557353245242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295.560533547328">
                <text:p>295.560533547328</text:p>
              </table:table-cell>
              <table:table-cell office:value-type="float" office:value="475.557353245242">
                <text:p>475.557353245242</text:p>
              </table:table-cell>
            </table:table-row>
            <table:table-row>
              <table:table-cell office:value-type="float" office:value="475.927493451851">
                <text:p>475.927493451851</text:p>
              </table:table-cell>
              <table:table-cell office:value-type="float" office:value="35.0725065481493">
                <text:p>35.0725065481493</text:p>
              </table:table-cell>
              <table:table-cell office:value-type="float" office:value="288.90243840804">
                <text:p>288.90243840804</text:p>
              </table:table-cell>
              <table:table-cell office:value-type="float" office:value="475.927493451851">
                <text:p>475.927493451851</text:p>
              </table:table-cell>
            </table:table-row>
            <table:table-row>
              <table:table-cell office:value-type="float" office:value="476.230489308625">
                <text:p>476.230489308625</text:p>
              </table:table-cell>
              <table:table-cell office:value-type="float" office:value="34.7695106913748">
                <text:p>34.7695106913748</text:p>
              </table:table-cell>
              <table:table-cell office:value-type="float" office:value="282.234168562436">
                <text:p>282.234168562436</text:p>
              </table:table-cell>
              <table:table-cell office:value-type="float" office:value="476.230489308625">
                <text:p>476.230489308625</text:p>
              </table:table-cell>
            </table:table-row>
            <table:table-row>
              <table:table-cell office:value-type="float" office:value="476.466248520092">
                <text:p>476.466248520092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275.557755230108">
                <text:p>275.557755230108</text:p>
              </table:table-cell>
              <table:table-cell office:value-type="float" office:value="476.466248520092">
                <text:p>476.466248520092</text:p>
              </table:table-cell>
            </table:table-row>
            <table:table-row>
              <table:table-cell office:value-type="float" office:value="476.634699271711">
                <text:p>476.634699271711</text:p>
              </table:table-cell>
              <table:table-cell office:value-type="float" office:value="34.3653007282887">
                <text:p>34.3653007282887</text:p>
              </table:table-cell>
              <table:table-cell office:value-type="float" office:value="268.875232111234">
                <text:p>268.875232111234</text:p>
              </table:table-cell>
              <table:table-cell office:value-type="float" office:value="476.634699271711">
                <text:p>476.634699271711</text:p>
              </table:table-cell>
            </table:table-row>
            <table:table-row>
              <table:table-cell office:value-type="float" office:value="476.735790251753">
                <text:p>476.735790251753</text:p>
              </table:table-cell>
              <table:table-cell office:value-type="float" office:value="34.2642097482474">
                <text:p>34.2642097482474</text:p>
              </table:table-cell>
              <table:table-cell office:value-type="float" office:value="262.188634767089">
                <text:p>262.188634767089</text:p>
              </table:table-cell>
              <table:table-cell office:value-type="float" office:value="476.735790251753">
                <text:p>476.735790251753</text:p>
              </table:table-cell>
            </table:table-row>
            <table:table-row>
              <table:table-cell office:value-type="float" office:value="476.769490666924">
                <text:p>476.769490666924</text:p>
              </table:table-cell>
              <table:table-cell office:value-type="float" office:value="34.2305093330759">
                <text:p>34.2305093330759</text:p>
              </table:table-cell>
              <table:table-cell office:value-type="float" office:value="255.5">
                <text:p>255.5</text:p>
              </table:table-cell>
              <table:table-cell office:value-type="float" office:value="476.769490666924">
                <text:p>476.769490666924</text:p>
              </table:table-cell>
            </table:table-row>
            <table:table-row>
              <table:table-cell office:value-type="float" office:value="476.735790251753">
                <text:p>476.735790251753</text:p>
              </table:table-cell>
              <table:table-cell office:value-type="float" office:value="34.2642097482473">
                <text:p>34.2642097482473</text:p>
              </table:table-cell>
              <table:table-cell office:value-type="float" office:value="248.811365232911">
                <text:p>248.811365232911</text:p>
              </table:table-cell>
              <table:table-cell office:value-type="float" office:value="476.735790251753">
                <text:p>476.735790251753</text:p>
              </table:table-cell>
            </table:table-row>
            <table:table-row>
              <table:table-cell office:value-type="float" office:value="476.634699271711">
                <text:p>476.634699271711</text:p>
              </table:table-cell>
              <table:table-cell office:value-type="float" office:value="34.3653007282887">
                <text:p>34.3653007282887</text:p>
              </table:table-cell>
              <table:table-cell office:value-type="float" office:value="242.124767888767">
                <text:p>242.124767888767</text:p>
              </table:table-cell>
              <table:table-cell office:value-type="float" office:value="476.634699271711">
                <text:p>476.634699271711</text:p>
              </table:table-cell>
            </table:table-row>
            <table:table-row>
              <table:table-cell office:value-type="float" office:value="476.466248520092">
                <text:p>476.466248520092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235.442244769892">
                <text:p>235.442244769892</text:p>
              </table:table-cell>
              <table:table-cell office:value-type="float" office:value="476.466248520092">
                <text:p>476.466248520092</text:p>
              </table:table-cell>
            </table:table-row>
            <table:table-row>
              <table:table-cell office:value-type="float" office:value="476.230489308625">
                <text:p>476.230489308625</text:p>
              </table:table-cell>
              <table:table-cell office:value-type="float" office:value="34.7695106913749">
                <text:p>34.7695106913749</text:p>
              </table:table-cell>
              <table:table-cell office:value-type="float" office:value="228.765831437564">
                <text:p>228.765831437564</text:p>
              </table:table-cell>
              <table:table-cell office:value-type="float" office:value="476.230489308625">
                <text:p>476.230489308625</text:p>
              </table:table-cell>
            </table:table-row>
            <table:table-row>
              <table:table-cell office:value-type="float" office:value="475.927493451851">
                <text:p>475.927493451851</text:p>
              </table:table-cell>
              <table:table-cell office:value-type="float" office:value="35.0725065481492">
                <text:p>35.0725065481492</text:p>
              </table:table-cell>
              <table:table-cell office:value-type="float" office:value="222.09756159196">
                <text:p>222.09756159196</text:p>
              </table:table-cell>
              <table:table-cell office:value-type="float" office:value="475.927493451851">
                <text:p>475.927493451851</text:p>
              </table:table-cell>
            </table:table-row>
            <table:table-row>
              <table:table-cell office:value-type="float" office:value="475.557353245242">
                <text:p>475.557353245242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215.439466452672">
                <text:p>215.439466452672</text:p>
              </table:table-cell>
              <table:table-cell office:value-type="float" office:value="475.557353245242">
                <text:p>475.557353245242</text:p>
              </table:table-cell>
            </table:table-row>
            <table:table-row>
              <table:table-cell office:value-type="float" office:value="475.120181437091">
                <text:p>475.120181437091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208.793574139977">
                <text:p>208.793574139977</text:p>
              </table:table-cell>
              <table:table-cell office:value-type="float" office:value="475.120181437091">
                <text:p>475.120181437091</text:p>
              </table:table-cell>
            </table:table-row>
            <table:table-row>
              <table:table-cell office:value-type="float" office:value="474.616111194166">
                <text:p>474.616111194166</text:p>
              </table:table-cell>
              <table:table-cell office:value-type="float" office:value="36.3838888058342">
                <text:p>36.3838888058342</text:p>
              </table:table-cell>
              <table:table-cell office:value-type="float" office:value="202.161909057055">
                <text:p>202.161909057055</text:p>
              </table:table-cell>
              <table:table-cell office:value-type="float" office:value="474.616111194166">
                <text:p>474.616111194166</text:p>
              </table:table-cell>
            </table:table-row>
            <table:table-row>
              <table:table-cell office:value-type="float" office:value="474.045296061146">
                <text:p>474.045296061146</text:p>
              </table:table-cell>
              <table:table-cell office:value-type="float" office:value="36.9547039388544">
                <text:p>36.9547039388544</text:p>
              </table:table-cell>
              <table:table-cell office:value-type="float" office:value="195.546491273332">
                <text:p>195.546491273332</text:p>
              </table:table-cell>
              <table:table-cell office:value-type="float" office:value="474.045296061146">
                <text:p>474.045296061146</text:p>
              </table:table-cell>
            </table:table-row>
            <table:table-row>
              <table:table-cell office:value-type="float" office:value="473.407909913849">
                <text:p>473.407909913849</text:p>
              </table:table-cell>
              <table:table-cell office:value-type="float" office:value="37.5920900861507">
                <text:p>37.5920900861507</text:p>
              </table:table-cell>
              <table:table-cell office:value-type="float" office:value="188.949335909149">
                <text:p>188.949335909149</text:p>
              </table:table-cell>
              <table:table-cell office:value-type="float" office:value="473.407909913849">
                <text:p>473.407909913849</text:p>
              </table:table-cell>
            </table:table-row>
            <table:table-row>
              <table:table-cell office:value-type="float" office:value="472.704146906272">
                <text:p>472.704146906272</text:p>
              </table:table-cell>
              <table:table-cell office:value-type="float" office:value="38.2958530937281">
                <text:p>38.2958530937281</text:p>
              </table:table-cell>
              <table:table-cell office:value-type="float" office:value="182.372452521939">
                <text:p>182.372452521939</text:p>
              </table:table-cell>
              <table:table-cell office:value-type="float" office:value="472.704146906272">
                <text:p>472.704146906272</text:p>
              </table:table-cell>
            </table:table-row>
            <table:table-row>
              <table:table-cell office:value-type="float" office:value="471.934221411443">
                <text:p>471.934221411443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175.817844494094">
                <text:p>175.817844494094</text:p>
              </table:table-cell>
              <table:table-cell office:value-type="float" office:value="471.934221411443">
                <text:p>471.934221411443</text:p>
              </table:table-cell>
            </table:table-row>
            <table:table-row>
              <table:table-cell office:value-type="float" office:value="471.098367956127">
                <text:p>471.098367956127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169.287508422714">
                <text:p>169.287508422714</text:p>
              </table:table-cell>
              <table:table-cell office:value-type="float" office:value="471.098367956127">
                <text:p>471.098367956127</text:p>
              </table:table-cell>
            </table:table-row>
            <table:table-row>
              <table:table-cell office:value-type="float" office:value="470.196841149383">
                <text:p>470.196841149383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162.783433511427">
                <text:p>162.783433511427</text:p>
              </table:table-cell>
              <table:table-cell office:value-type="float" office:value="470.196841149383">
                <text:p>470.196841149383</text:p>
              </table:table-cell>
            </table:table-row>
            <table:table-row>
              <table:table-cell office:value-type="float" office:value="469.22991560501">
                <text:p>469.22991560501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156.307600964459">
                <text:p>156.307600964459</text:p>
              </table:table-cell>
              <table:table-cell office:value-type="float" office:value="469.22991560501">
                <text:p>469.22991560501</text:p>
              </table:table-cell>
            </table:table-row>
            <table:table-row>
              <table:table-cell office:value-type="float" office:value="468.197885857895">
                <text:p>468.197885857895</text:p>
              </table:table-cell>
              <table:table-cell office:value-type="float" office:value="42.8021141421045">
                <text:p>42.8021141421045</text:p>
              </table:table-cell>
              <table:table-cell office:value-type="float" office:value="149.861983383135">
                <text:p>149.861983383135</text:p>
              </table:table-cell>
              <table:table-cell office:value-type="float" office:value="468.197885857895">
                <text:p>468.197885857895</text:p>
              </table:table-cell>
            </table:table-row>
            <table:table-row>
              <table:table-cell office:value-type="float" office:value="467.101066274298">
                <text:p>467.101066274298</text:p>
              </table:table-cell>
              <table:table-cell office:value-type="float" office:value="43.8989337257021">
                <text:p>43.8989337257021</text:p>
              </table:table-cell>
              <table:table-cell office:value-type="float" office:value="143.448544165011">
                <text:p>143.448544165011</text:p>
              </table:table-cell>
              <table:table-cell office:value-type="float" office:value="467.101066274298">
                <text:p>467.101066274298</text:p>
              </table:table-cell>
            </table:table-row>
            <table:table-row>
              <table:table-cell office:value-type="float" office:value="465.939790956088">
                <text:p>465.939790956088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137.069236905801">
                <text:p>137.069236905801</text:p>
              </table:table-cell>
              <table:table-cell office:value-type="float" office:value="465.939790956088">
                <text:p>465.939790956088</text:p>
              </table:table-cell>
            </table:table-row>
            <table:table-row>
              <table:table-cell office:value-type="float" office:value="464.714413638976">
                <text:p>464.714413638976</text:p>
              </table:table-cell>
              <table:table-cell office:value-type="float" office:value="46.2855863610236">
                <text:p>46.2855863610236</text:p>
              </table:table-cell>
              <table:table-cell office:value-type="float" office:value="130.726004804295">
                <text:p>130.726004804295</text:p>
              </table:table-cell>
              <table:table-cell office:value-type="float" office:value="464.714413638976">
                <text:p>464.714413638976</text:p>
              </table:table-cell>
            </table:table-row>
            <table:table-row>
              <table:table-cell office:value-type="float" office:value="463.425307584765">
                <text:p>463.425307584765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124.420780070438">
                <text:p>124.420780070438</text:p>
              </table:table-cell>
              <table:table-cell office:value-type="float" office:value="463.425307584765">
                <text:p>463.425307584765</text:p>
              </table:table-cell>
            </table:table-row>
            <table:table-row>
              <table:table-cell office:value-type="float" office:value="462.072865467646">
                <text:p>462.072865467646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118.155483336764">
                <text:p>118.155483336764</text:p>
              </table:table-cell>
              <table:table-cell office:value-type="float" office:value="462.072865467646">
                <text:p>462.072865467646</text:p>
              </table:table-cell>
            </table:table-row>
            <table:table-row>
              <table:table-cell office:value-type="float" office:value="460.657499254588">
                <text:p>460.657499254588</text:p>
              </table:table-cell>
              <table:table-cell office:value-type="float" office:value="50.3425007454116">
                <text:p>50.3425007454116</text:p>
              </table:table-cell>
              <table:table-cell office:value-type="float" office:value="111.932023073352">
                <text:p>111.932023073352</text:p>
              </table:table-cell>
              <table:table-cell office:value-type="float" office:value="460.657499254588">
                <text:p>460.657499254588</text:p>
              </table:table-cell>
            </table:table-row>
            <table:table-row>
              <table:table-cell office:value-type="float" office:value="459.179640079853">
                <text:p>459.179640079853</text:p>
              </table:table-cell>
              <table:table-cell office:value-type="float" office:value="51.8203599201469">
                <text:p>51.8203599201469</text:p>
              </table:table-cell>
              <table:table-cell office:value-type="float" office:value="105.752295006486">
                <text:p>105.752295006486</text:p>
              </table:table-cell>
              <table:table-cell office:value-type="float" office:value="459.179640079853">
                <text:p>459.179640079853</text:p>
              </table:table-cell>
            </table:table-row>
            <table:table-row>
              <table:table-cell office:value-type="float" office:value="457.63973811366">
                <text:p>457.63973811366</text:p>
              </table:table-cell>
              <table:table-cell office:value-type="float" office:value="53.3602618863396">
                <text:p>53.3602618863396</text:p>
              </table:table-cell>
              <table:table-cell office:value-type="float" office:value="99.6181815411996">
                <text:p>99.6181815411996</text:p>
              </table:table-cell>
              <table:table-cell office:value-type="float" office:value="457.63973811366">
                <text:p>457.63973811366</text:p>
              </table:table-cell>
            </table:table-row>
            <table:table-row>
              <table:table-cell office:value-type="float" office:value="456.038262425067">
                <text:p>456.038262425067</text:p>
              </table:table-cell>
              <table:table-cell office:value-type="float" office:value="54.9617375749333">
                <text:p>54.9617375749333</text:p>
              </table:table-cell>
              <table:table-cell office:value-type="float" office:value="93.531551187877">
                <text:p>93.531551187877</text:p>
              </table:table-cell>
              <table:table-cell office:value-type="float" office:value="456.038262425067">
                <text:p>456.038262425067</text:p>
              </table:table-cell>
            </table:table-row>
            <table:table-row>
              <table:table-cell office:value-type="float" office:value="454.37570083908">
                <text:p>454.37570083908</text:p>
              </table:table-cell>
              <table:table-cell office:value-type="float" office:value="56.6242991609196">
                <text:p>56.6242991609196</text:p>
              </table:table-cell>
              <table:table-cell office:value-type="float" office:value="87.494257993086">
                <text:p>87.494257993086</text:p>
              </table:table-cell>
              <table:table-cell office:value-type="float" office:value="454.37570083908">
                <text:p>454.37570083908</text:p>
              </table:table-cell>
            </table:table-row>
            <table:table-row>
              <table:table-cell office:value-type="float" office:value="452.652559788067">
                <text:p>452.652559788067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81.5081409748187">
                <text:p>81.5081409748187</text:p>
              </table:table-cell>
              <table:table-cell office:value-type="float" office:value="452.652559788067">
                <text:p>452.652559788067</text:p>
              </table:table-cell>
            </table:table-row>
            <table:table-row>
              <table:table-cell office:value-type="float" office:value="450.869364157481">
                <text:p>450.869364157481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75.5750235623073">
                <text:p>75.5750235623073</text:p>
              </table:table-cell>
              <table:table-cell office:value-type="float" office:value="450.869364157481">
                <text:p>450.869364157481</text:p>
              </table:table-cell>
            </table:table-row>
            <table:table-row>
              <table:table-cell office:value-type="float" office:value="449.026657125988">
                <text:p>449.026657125988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69.6967130405914">
                <text:p>69.6967130405914</text:p>
              </table:table-cell>
              <table:table-cell office:value-type="float" office:value="449.026657125988">
                <text:p>449.026657125988</text:p>
              </table:table-cell>
            </table:table-row>
            <table:table-row>
              <table:table-cell office:value-type="float" office:value="447.125">
                <text:p>447.125</text:p>
              </table:table-cell>
              <table:table-cell office:value-type="float" office:value="63.8749999999999">
                <text:p>63.8749999999999</text:p>
              </table:table-cell>
              <table:table-cell office:value-type="float" office:value="63.875">
                <text:p>63.875</text:p>
              </table:table-cell>
              <table:table-cell office:value-type="float" office:value="447.125">
                <text:p>447.125</text:p>
              </table:table-cell>
            </table:table-row>
            <table:table-row>
              <table:table-cell office:value-type="float" office:value="449.026657125988">
                <text:p>449.026657125988</text:p>
              </table:table-cell>
              <table:table-cell office:value-type="float" office:value="69.6967130405914">
                <text:p>69.6967130405914</text:p>
              </table:table-cell>
              <table:table-cell office:value-type="float" office:value="61.9733428740116">
                <text:p>61.9733428740116</text:p>
              </table:table-cell>
              <table:table-cell office:value-type="float" office:value="449.026657125988">
                <text:p>449.026657125988</text:p>
              </table:table-cell>
            </table:table-row>
            <table:table-row>
              <table:table-cell office:value-type="float" office:value="450.869364157481">
                <text:p>450.869364157481</text:p>
              </table:table-cell>
              <table:table-cell office:value-type="float" office:value="75.5750235623073">
                <text:p>75.5750235623073</text:p>
              </table:table-cell>
              <table:table-cell office:value-type="float" office:value="60.1306358425186">
                <text:p>60.1306358425186</text:p>
              </table:table-cell>
              <table:table-cell office:value-type="float" office:value="450.869364157481">
                <text:p>450.869364157481</text:p>
              </table:table-cell>
            </table:table-row>
            <table:table-row>
              <table:table-cell office:value-type="float" office:value="452.652559788067">
                <text:p>452.652559788067</text:p>
              </table:table-cell>
              <table:table-cell office:value-type="float" office:value="81.5081409748187">
                <text:p>81.5081409748187</text:p>
              </table:table-cell>
              <table:table-cell office:value-type="float" office:value="58.3474402119335">
                <text:p>58.3474402119335</text:p>
              </table:table-cell>
              <table:table-cell office:value-type="float" office:value="452.652559788067">
                <text:p>452.652559788067</text:p>
              </table:table-cell>
            </table:table-row>
            <table:table-row>
              <table:table-cell office:value-type="float" office:value="454.37570083908">
                <text:p>454.37570083908</text:p>
              </table:table-cell>
              <table:table-cell office:value-type="float" office:value="87.494257993086">
                <text:p>87.494257993086</text:p>
              </table:table-cell>
              <table:table-cell office:value-type="float" office:value="56.6242991609196">
                <text:p>56.6242991609196</text:p>
              </table:table-cell>
              <table:table-cell office:value-type="float" office:value="454.37570083908">
                <text:p>454.37570083908</text:p>
              </table:table-cell>
            </table:table-row>
            <table:table-row>
              <table:table-cell office:value-type="float" office:value="456.038262425067">
                <text:p>456.038262425067</text:p>
              </table:table-cell>
              <table:table-cell office:value-type="float" office:value="93.531551187877">
                <text:p>93.531551187877</text:p>
              </table:table-cell>
              <table:table-cell office:value-type="float" office:value="54.9617375749334">
                <text:p>54.9617375749334</text:p>
              </table:table-cell>
              <table:table-cell office:value-type="float" office:value="456.038262425067">
                <text:p>456.038262425067</text:p>
              </table:table-cell>
            </table:table-row>
            <table:table-row>
              <table:table-cell office:value-type="float" office:value="457.63973811366">
                <text:p>457.63973811366</text:p>
              </table:table-cell>
              <table:table-cell office:value-type="float" office:value="99.6181815411996">
                <text:p>99.6181815411996</text:p>
              </table:table-cell>
              <table:table-cell office:value-type="float" office:value="53.3602618863397">
                <text:p>53.3602618863397</text:p>
              </table:table-cell>
              <table:table-cell office:value-type="float" office:value="457.63973811366">
                <text:p>457.63973811366</text:p>
              </table:table-cell>
            </table:table-row>
            <table:table-row>
              <table:table-cell office:value-type="float" office:value="459.179640079853">
                <text:p>459.179640079853</text:p>
              </table:table-cell>
              <table:table-cell office:value-type="float" office:value="105.752295006486">
                <text:p>105.752295006486</text:p>
              </table:table-cell>
              <table:table-cell office:value-type="float" office:value="51.8203599201469">
                <text:p>51.8203599201469</text:p>
              </table:table-cell>
              <table:table-cell office:value-type="float" office:value="459.179640079853">
                <text:p>459.179640079853</text:p>
              </table:table-cell>
            </table:table-row>
            <table:table-row>
              <table:table-cell office:value-type="float" office:value="460.657499254589">
                <text:p>460.657499254589</text:p>
              </table:table-cell>
              <table:table-cell office:value-type="float" office:value="111.932023073352">
                <text:p>111.932023073352</text:p>
              </table:table-cell>
              <table:table-cell office:value-type="float" office:value="50.3425007454115">
                <text:p>50.3425007454115</text:p>
              </table:table-cell>
              <table:table-cell office:value-type="float" office:value="460.657499254589">
                <text:p>460.657499254589</text:p>
              </table:table-cell>
            </table:table-row>
            <table:table-row>
              <table:table-cell office:value-type="float" office:value="462.072865467646">
                <text:p>462.072865467646</text:p>
              </table:table-cell>
              <table:table-cell office:value-type="float" office:value="118.155483336764">
                <text:p>118.155483336764</text:p>
              </table:table-cell>
              <table:table-cell office:value-type="float" office:value="48.9271345323544">
                <text:p>48.9271345323544</text:p>
              </table:table-cell>
              <table:table-cell office:value-type="float" office:value="462.072865467646">
                <text:p>462.072865467646</text:p>
              </table:table-cell>
            </table:table-row>
            <table:table-row>
              <table:table-cell office:value-type="float" office:value="463.425307584765">
                <text:p>463.425307584765</text:p>
              </table:table-cell>
              <table:table-cell office:value-type="float" office:value="124.420780070437">
                <text:p>124.420780070437</text:p>
              </table:table-cell>
              <table:table-cell office:value-type="float" office:value="47.574692415235">
                <text:p>47.574692415235</text:p>
              </table:table-cell>
              <table:table-cell office:value-type="float" office:value="463.425307584765">
                <text:p>463.425307584765</text:p>
              </table:table-cell>
            </table:table-row>
            <table:table-row>
              <table:table-cell office:value-type="float" office:value="464.714413638976">
                <text:p>464.714413638976</text:p>
              </table:table-cell>
              <table:table-cell office:value-type="float" office:value="130.726004804295">
                <text:p>130.726004804295</text:p>
              </table:table-cell>
              <table:table-cell office:value-type="float" office:value="46.2855863610237">
                <text:p>46.2855863610237</text:p>
              </table:table-cell>
              <table:table-cell office:value-type="float" office:value="464.714413638976">
                <text:p>464.714413638976</text:p>
              </table:table-cell>
            </table:table-row>
            <table:table-row>
              <table:table-cell office:value-type="float" office:value="465.939790956088">
                <text:p>465.939790956088</text:p>
              </table:table-cell>
              <table:table-cell office:value-type="float" office:value="137.069236905801">
                <text:p>137.069236905801</text:p>
              </table:table-cell>
              <table:table-cell office:value-type="float" office:value="45.0602090439122">
                <text:p>45.0602090439122</text:p>
              </table:table-cell>
              <table:table-cell office:value-type="float" office:value="465.939790956088">
                <text:p>465.939790956088</text:p>
              </table:table-cell>
            </table:table-row>
            <table:table-row>
              <table:table-cell office:value-type="float" office:value="467.101066274298">
                <text:p>467.101066274298</text:p>
              </table:table-cell>
              <table:table-cell office:value-type="float" office:value="143.448544165011">
                <text:p>143.448544165011</text:p>
              </table:table-cell>
              <table:table-cell office:value-type="float" office:value="43.898933725702">
                <text:p>43.898933725702</text:p>
              </table:table-cell>
              <table:table-cell office:value-type="float" office:value="467.101066274298">
                <text:p>467.101066274298</text:p>
              </table:table-cell>
            </table:table-row>
            <table:table-row>
              <table:table-cell office:value-type="float" office:value="468.197885857895">
                <text:p>468.197885857895</text:p>
              </table:table-cell>
              <table:table-cell office:value-type="float" office:value="149.861983383135">
                <text:p>149.861983383135</text:p>
              </table:table-cell>
              <table:table-cell office:value-type="float" office:value="42.8021141421046">
                <text:p>42.8021141421046</text:p>
              </table:table-cell>
              <table:table-cell office:value-type="float" office:value="468.197885857895">
                <text:p>468.197885857895</text:p>
              </table:table-cell>
            </table:table-row>
            <table:table-row>
              <table:table-cell office:value-type="float" office:value="469.22991560501">
                <text:p>469.22991560501</text:p>
              </table:table-cell>
              <table:table-cell office:value-type="float" office:value="156.307600964459">
                <text:p>156.307600964459</text:p>
              </table:table-cell>
              <table:table-cell office:value-type="float" office:value="41.7700843949901">
                <text:p>41.7700843949901</text:p>
              </table:table-cell>
              <table:table-cell office:value-type="float" office:value="469.22991560501">
                <text:p>469.22991560501</text:p>
              </table:table-cell>
            </table:table-row>
            <table:table-row>
              <table:table-cell office:value-type="float" office:value="470.196841149383">
                <text:p>470.196841149383</text:p>
              </table:table-cell>
              <table:table-cell office:value-type="float" office:value="162.783433511427">
                <text:p>162.783433511427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470.196841149383">
                <text:p>470.196841149383</text:p>
              </table:table-cell>
            </table:table-row>
            <table:table-row>
              <table:table-cell office:value-type="float" office:value="471.098367956127">
                <text:p>471.098367956127</text:p>
              </table:table-cell>
              <table:table-cell office:value-type="float" office:value="169.287508422714">
                <text:p>169.287508422714</text:p>
              </table:table-cell>
              <table:table-cell office:value-type="float" office:value="39.9016320438732">
                <text:p>39.9016320438732</text:p>
              </table:table-cell>
              <table:table-cell office:value-type="float" office:value="471.098367956127">
                <text:p>471.098367956127</text:p>
              </table:table-cell>
            </table:table-row>
            <table:table-row>
              <table:table-cell office:value-type="float" office:value="471.934221411443">
                <text:p>471.934221411443</text:p>
              </table:table-cell>
              <table:table-cell office:value-type="float" office:value="175.817844494094">
                <text:p>175.817844494094</text:p>
              </table:table-cell>
              <table:table-cell office:value-type="float" office:value="39.065778588557">
                <text:p>39.065778588557</text:p>
              </table:table-cell>
              <table:table-cell office:value-type="float" office:value="471.934221411443">
                <text:p>471.934221411443</text:p>
              </table:table-cell>
            </table:table-row>
            <table:table-row>
              <table:table-cell office:value-type="float" office:value="472.704146906272">
                <text:p>472.704146906272</text:p>
              </table:table-cell>
              <table:table-cell office:value-type="float" office:value="182.372452521939">
                <text:p>182.372452521939</text:p>
              </table:table-cell>
              <table:table-cell office:value-type="float" office:value="38.2958530937282">
                <text:p>38.2958530937282</text:p>
              </table:table-cell>
              <table:table-cell office:value-type="float" office:value="472.704146906272">
                <text:p>472.704146906272</text:p>
              </table:table-cell>
            </table:table-row>
            <table:table-row>
              <table:table-cell office:value-type="float" office:value="473.407909913849">
                <text:p>473.407909913849</text:p>
              </table:table-cell>
              <table:table-cell office:value-type="float" office:value="188.949335909149">
                <text:p>188.949335909149</text:p>
              </table:table-cell>
              <table:table-cell office:value-type="float" office:value="37.5920900861507">
                <text:p>37.5920900861507</text:p>
              </table:table-cell>
              <table:table-cell office:value-type="float" office:value="473.407909913849">
                <text:p>473.407909913849</text:p>
              </table:table-cell>
            </table:table-row>
            <table:table-row>
              <table:table-cell office:value-type="float" office:value="474.045296061146">
                <text:p>474.045296061146</text:p>
              </table:table-cell>
              <table:table-cell office:value-type="float" office:value="195.546491273331">
                <text:p>195.546491273331</text:p>
              </table:table-cell>
              <table:table-cell office:value-type="float" office:value="36.9547039388545">
                <text:p>36.9547039388545</text:p>
              </table:table-cell>
              <table:table-cell office:value-type="float" office:value="474.045296061146">
                <text:p>474.045296061146</text:p>
              </table:table-cell>
            </table:table-row>
            <table:table-row>
              <table:table-cell office:value-type="float" office:value="474.616111194166">
                <text:p>474.616111194166</text:p>
              </table:table-cell>
              <table:table-cell office:value-type="float" office:value="202.161909057055">
                <text:p>202.161909057055</text:p>
              </table:table-cell>
              <table:table-cell office:value-type="float" office:value="36.3838888058342">
                <text:p>36.3838888058342</text:p>
              </table:table-cell>
              <table:table-cell office:value-type="float" office:value="474.616111194166">
                <text:p>474.616111194166</text:p>
              </table:table-cell>
            </table:table-row>
            <table:table-row>
              <table:table-cell office:value-type="float" office:value="475.120181437091">
                <text:p>475.120181437091</text:p>
              </table:table-cell>
              <table:table-cell office:value-type="float" office:value="208.793574139977">
                <text:p>208.793574139977</text:p>
              </table:table-cell>
              <table:table-cell office:value-type="float" office:value="35.8798185629091">
                <text:p>35.8798185629091</text:p>
              </table:table-cell>
              <table:table-cell office:value-type="float" office:value="475.120181437091">
                <text:p>475.120181437091</text:p>
              </table:table-cell>
            </table:table-row>
            <table:table-row>
              <table:table-cell office:value-type="float" office:value="475.557353245242">
                <text:p>475.557353245242</text:p>
              </table:table-cell>
              <table:table-cell office:value-type="float" office:value="215.439466452672">
                <text:p>215.439466452672</text:p>
              </table:table-cell>
              <table:table-cell office:value-type="float" office:value="35.4426467547582">
                <text:p>35.4426467547582</text:p>
              </table:table-cell>
              <table:table-cell office:value-type="float" office:value="475.557353245242">
                <text:p>475.557353245242</text:p>
              </table:table-cell>
            </table:table-row>
            <table:table-row>
              <table:table-cell office:value-type="float" office:value="475.927493451851">
                <text:p>475.927493451851</text:p>
              </table:table-cell>
              <table:table-cell office:value-type="float" office:value="222.09756159196">
                <text:p>222.09756159196</text:p>
              </table:table-cell>
              <table:table-cell office:value-type="float" office:value="35.0725065481492">
                <text:p>35.0725065481492</text:p>
              </table:table-cell>
              <table:table-cell office:value-type="float" office:value="475.927493451851">
                <text:p>475.927493451851</text:p>
              </table:table-cell>
            </table:table-row>
            <table:table-row>
              <table:table-cell office:value-type="float" office:value="476.230489308625">
                <text:p>476.230489308625</text:p>
              </table:table-cell>
              <table:table-cell office:value-type="float" office:value="228.765831437564">
                <text:p>228.765831437564</text:p>
              </table:table-cell>
              <table:table-cell office:value-type="float" office:value="34.7695106913748">
                <text:p>34.7695106913748</text:p>
              </table:table-cell>
              <table:table-cell office:value-type="float" office:value="476.230489308625">
                <text:p>476.230489308625</text:p>
              </table:table-cell>
            </table:table-row>
            <table:table-row>
              <table:table-cell office:value-type="float" office:value="476.466248520092">
                <text:p>476.466248520092</text:p>
              </table:table-cell>
              <table:table-cell office:value-type="float" office:value="235.442244769892">
                <text:p>235.442244769892</text:p>
              </table:table-cell>
              <table:table-cell office:value-type="float" office:value="34.5337514799081">
                <text:p>34.5337514799081</text:p>
              </table:table-cell>
              <table:table-cell office:value-type="float" office:value="476.466248520092">
                <text:p>476.466248520092</text:p>
              </table:table-cell>
            </table:table-row>
            <table:table-row>
              <table:table-cell office:value-type="float" office:value="476.634699271711">
                <text:p>476.634699271711</text:p>
              </table:table-cell>
              <table:table-cell office:value-type="float" office:value="242.124767888767">
                <text:p>242.124767888767</text:p>
              </table:table-cell>
              <table:table-cell office:value-type="float" office:value="34.3653007282886">
                <text:p>34.3653007282886</text:p>
              </table:table-cell>
              <table:table-cell office:value-type="float" office:value="476.634699271711">
                <text:p>476.634699271711</text:p>
              </table:table-cell>
            </table:table-row>
            <table:table-row>
              <table:table-cell office:value-type="float" office:value="476.735790251753">
                <text:p>476.735790251753</text:p>
              </table:table-cell>
              <table:table-cell office:value-type="float" office:value="248.811365232911">
                <text:p>248.811365232911</text:p>
              </table:table-cell>
              <table:table-cell office:value-type="float" office:value="34.2642097482474">
                <text:p>34.2642097482474</text:p>
              </table:table-cell>
              <table:table-cell office:value-type="float" office:value="476.735790251753">
                <text:p>476.735790251753</text:p>
              </table:table-cell>
            </table:table-row>
            <table:table-row>
              <table:table-cell office:value-type="float" office:value="476.769490666924">
                <text:p>476.769490666924</text:p>
              </table:table-cell>
              <table:table-cell office:value-type="float" office:value="255.5">
                <text:p>255.5</text:p>
              </table:table-cell>
              <table:table-cell office:value-type="float" office:value="34.230509333076">
                <text:p>34.230509333076</text:p>
              </table:table-cell>
              <table:table-cell office:value-type="float" office:value="476.769490666924">
                <text:p>476.769490666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